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163.9pt"/>
    </style:style>
    <style:style style:name="co7" style:family="table-column">
      <style:table-column-properties fo:break-before="auto" style:column-width="173.91pt"/>
    </style:style>
    <style:style style:name="co8" style:family="table-column">
      <style:table-column-properties fo:break-before="auto" style:column-width="150.75pt"/>
    </style:style>
    <style:style style:name="co9" style:family="table-column">
      <style:table-column-properties fo:break-before="auto" style:column-width="183.9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9.04pt"/>
    </style:style>
    <style:style style:name="co12" style:family="table-column">
      <style:table-column-properties fo:break-before="auto" style:column-width="118.35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iquitos-tr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dvi_ne</text:p>
          </table:table-cell>
          <table:table-cell office:value-type="string" calcext:value-type="string">
            <text:p>ndvi_nw</text:p>
          </table:table-cell>
          <table:table-cell office:value-type="string" calcext:value-type="string">
            <text:p>ndvi_se</text:p>
          </table:table-cell>
          <table:table-cell office:value-type="string" calcext:value-type="string">
            <text:p>ndvi_sw</text:p>
          </table:table-cell>
          <table:table-cell office:value-type="string" calcext:value-type="string">
            <text:p>reanalysis_air_temp_k</text:p>
          </table:table-cell>
          <table:table-cell office:value-type="string" calcext:value-type="string">
            <text:p>reanalysis_avg_temp_k</text:p>
          </table:table-cell>
          <table:table-cell office:value-type="string" calcext:value-type="string">
            <text:p>reanalysis_dew_point_temp_k</text:p>
          </table:table-cell>
          <table:table-cell office:value-type="string" calcext:value-type="string">
            <text:p>reanalysis_precip_amt_kg_per_m2</text:p>
          </table:table-cell>
          <table:table-cell office:value-type="string" calcext:value-type="string">
            <text:p>reanalysis_relative_humidity_percent</text:p>
          </table:table-cell>
          <table:table-cell office:value-type="string" calcext:value-type="string">
            <text:p>reanalysis_sat_precip_amt_mm</text:p>
          </table:table-cell>
          <table:table-cell office:value-type="string" calcext:value-type="string">
            <text:p>reanalysis_specific_humidity_g_per_kg</text:p>
          </table:table-cell>
          <table:table-cell office:value-type="string" calcext:value-type="string">
            <text:p>reanalysis_tdtr_k</text:p>
          </table:table-cell>
          <table:table-cell office:value-type="string" calcext:value-type="string">
            <text:p>station_avg_temp_c</text:p>
          </table:table-cell>
          <table:table-cell office:value-type="string" calcext:value-type="string">
            <text:p>station_diur_temp_rng_c</text:p>
          </table:table-cell>
          <table:table-cell office:value-type="string" calcext:value-type="string">
            <text:p>station_precip_mm</text:p>
          </table:table-cell>
        </table:table-row>
        <table:table-row table:style-name="ro1">
          <table:table-cell office:value-type="float" office:value="0.2025714" calcext:value-type="float">
            <text:p>0.2025714</text:p>
          </table:table-cell>
          <table:table-cell office:value-type="float" office:value="0.1989667" calcext:value-type="float">
            <text:p>0.1989667</text:p>
          </table:table-cell>
          <table:table-cell office:value-type="float" office:value="0.2445571" calcext:value-type="float">
            <text:p>0.2445571</text:p>
          </table:table-cell>
          <table:table-cell office:value-type="float" office:value="0.1879571" calcext:value-type="float">
            <text:p>0.1879571</text:p>
          </table:table-cell>
          <table:table-cell office:value-type="float" office:value="298.27" calcext:value-type="float">
            <text:p>298.27</text:p>
          </table:table-cell>
          <table:table-cell office:value-type="float" office:value="299.5095238097" calcext:value-type="float">
            <text:p>299.5095238097</text:p>
          </table:table-cell>
          <table:table-cell office:value-type="float" office:value="296.5157142857" calcext:value-type="float">
            <text:p>296.5157142857</text:p>
          </table:table-cell>
          <table:table-cell office:value-type="float" office:value="45.7333333333" calcext:value-type="float">
            <text:p>45.7333333333</text:p>
          </table:table-cell>
          <table:table-cell office:value-type="float" office:value="91.4633333333" calcext:value-type="float">
            <text:p>91.4633333333</text:p>
          </table:table-cell>
          <table:table-cell office:value-type="float" office:value="57.0766666667" calcext:value-type="float">
            <text:p>57.0766666667</text:p>
          </table:table-cell>
          <table:table-cell office:value-type="float" office:value="18.1533333333" calcext:value-type="float">
            <text:p>18.1533333333</text:p>
          </table:table-cell>
          <table:table-cell office:value-type="float" office:value="8.0857142857" calcext:value-type="float">
            <text:p>8.0857142857</text:p>
          </table:table-cell>
          <table:table-cell office:value-type="float" office:value="28.2888888889" calcext:value-type="float">
            <text:p>28.2888888889</text:p>
          </table:table-cell>
          <table:table-cell office:value-type="float" office:value="9.9888888889" calcext:value-type="float">
            <text:p>9.9888888889</text:p>
          </table:table-cell>
          <table:table-cell office:value-type="float" office:value="75.1333333333" calcext:value-type="float">
            <text:p>75.1333333333</text:p>
          </table:table-cell>
        </table:table-row>
        <table:table-row table:style-name="ro1">
          <table:table-cell office:value-type="float" office:value="0.24942" calcext:value-type="float">
            <text:p>0.24942</text:p>
          </table:table-cell>
          <table:table-cell office:value-type="float" office:value="0.30885" calcext:value-type="float">
            <text:p>0.30885</text:p>
          </table:table-cell>
          <table:table-cell office:value-type="float" office:value="0.2086286" calcext:value-type="float">
            <text:p>0.2086286</text:p>
          </table:table-cell>
          <table:table-cell office:value-type="float" office:value="0.2590143" calcext:value-type="float">
            <text:p>0.2590143</text:p>
          </table:table-cell>
          <table:table-cell office:value-type="float" office:value="297.437142857" calcext:value-type="float">
            <text:p>297.437142857</text:p>
          </table:table-cell>
          <table:table-cell office:value-type="float" office:value="298.742857143" calcext:value-type="float">
            <text:p>298.742857143</text:p>
          </table:table-cell>
          <table:table-cell office:value-type="float" office:value="296.637142857" calcext:value-type="float">
            <text:p>296.637142857</text:p>
          </table:table-cell>
          <table:table-cell office:value-type="float" office:value="55.3" calcext:value-type="float">
            <text:p>55.3</text:p>
          </table:table-cell>
          <table:table-cell office:value-type="float" office:value="95.7942857143" calcext:value-type="float">
            <text:p>95.7942857143</text:p>
          </table:table-cell>
          <table:table-cell office:value-type="float" office:value="78.53" calcext:value-type="float">
            <text:p>78.53</text:p>
          </table:table-cell>
          <table:table-cell office:value-type="float" office:value="18.2557142857" calcext:value-type="float">
            <text:p>18.2557142857</text:p>
          </table:table-cell>
          <table:table-cell office:value-type="float" office:value="6.2" calcext:value-type="float">
            <text:p>6.2</text:p>
          </table:table-cell>
          <table:table-cell office:value-type="float" office:value="27.4333333333" calcext:value-type="float">
            <text:p>27.4333333333</text:p>
          </table:table-cell>
          <table:table-cell office:value-type="float" office:value="8.6666666667" calcext:value-type="float">
            <text:p>8.6666666667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0.32786" calcext:value-type="float">
            <text:p>0.32786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34024" calcext:value-type="float">
            <text:p>0.34024</text:p>
          </table:table-cell>
          <table:table-cell office:value-type="float" office:value="297.752857143" calcext:value-type="float">
            <text:p>297.752857143</text:p>
          </table:table-cell>
          <table:table-cell office:value-type="float" office:value="298.957142857" calcext:value-type="float">
            <text:p>298.957142857</text:p>
          </table:table-cell>
          <table:table-cell office:value-type="float" office:value="297.02" calcext:value-type="float">
            <text:p>297.02</text:p>
          </table:table-cell>
          <table:table-cell office:value-type="float" office:value="62.5" calcext:value-type="float">
            <text:p>62.5</text:p>
          </table:table-cell>
          <table:table-cell office:value-type="float" office:value="96.1285714286" calcext:value-type="float">
            <text:p>96.1285714286</text:p>
          </table:table-cell>
          <table:table-cell office:value-type="float" office:value="63.47" calcext:value-type="float">
            <text:p>63.47</text:p>
          </table:table-cell>
          <table:table-cell office:value-type="float" office:value="18.7128571429" calcext:value-type="float">
            <text:p>18.7128571429</text:p>
          </table:table-cell>
          <table:table-cell office:value-type="float" office:value="6.8285714286" calcext:value-type="float">
            <text:p>6.8285714286</text:p>
          </table:table-cell>
          <table:table-cell office:value-type="float" office:value="28.7" calcext:value-type="float">
            <text:p>28.7</text:p>
          </table:table-cell>
          <table:table-cell office:value-type="float" office:value="9.9" calcext:value-type="float">
            <text:p>9.9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0.3205857" calcext:value-type="float">
            <text:p>0.3205857</text:p>
          </table:table-cell>
          <table:table-cell office:value-type="float" office:value="0.3365286" calcext:value-type="float">
            <text:p>0.3365286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3441143" calcext:value-type="float">
            <text:p>0.3441143</text:p>
          </table:table-cell>
          <table:table-cell office:value-type="float" office:value="299.62" calcext:value-type="float">
            <text:p>299.62</text:p>
          </table:table-cell>
          <table:table-cell office:value-type="float" office:value="300.828571429" calcext:value-type="float">
            <text:p>300.828571429</text:p>
          </table:table-cell>
          <table:table-cell office:value-type="float" office:value="295.89" calcext:value-type="float">
            <text:p>295.89</text:p>
          </table:table-cell>
          <table:table-cell office:value-type="float" office:value="19.4" calcext:value-type="float">
            <text:p>19.4</text:p>
          </table:table-cell>
          <table:table-cell office:value-type="float" office:value="82.4671428571" calcext:value-type="float">
            <text:p>82.4671428571</text:p>
          </table:table-cell>
          <table:table-cell office:value-type="float" office:value="29.23" calcext:value-type="float">
            <text:p>29.23</text:p>
          </table:table-cell>
          <table:table-cell office:value-type="float" office:value="17.4914285714" calcext:value-type="float">
            <text:p>17.4914285714</text:p>
          </table:table-cell>
          <table:table-cell office:value-type="float" office:value="11.2285714286" calcext:value-type="float">
            <text:p>11.2285714286</text:p>
          </table:table-cell>
          <table:table-cell office:value-type="float" office:value="28.7333333333" calcext:value-type="float">
            <text:p>28.7333333333</text:p>
          </table:table-cell>
          <table:table-cell office:value-type="float" office:value="11.4" calcext:value-type="float">
            <text:p>11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2330143" calcext:value-type="float">
            <text:p>0.2330143</text:p>
          </table:table-cell>
          <table:table-cell office:value-type="float" office:value="0.2351857" calcext:value-type="float">
            <text:p>0.2351857</text:p>
          </table:table-cell>
          <table:table-cell office:value-type="float" office:value="0.1964857" calcext:value-type="float">
            <text:p>0.1964857</text:p>
          </table:table-cell>
          <table:table-cell office:value-type="float" office:value="0.2055429" calcext:value-type="float">
            <text:p>0.2055429</text:p>
          </table:table-cell>
          <table:table-cell office:value-type="float" office:value="300.9" calcext:value-type="float">
            <text:p>300.9</text:p>
          </table:table-cell>
          <table:table-cell office:value-type="float" office:value="302.15" calcext:value-type="float">
            <text:p>302.15</text:p>
          </table:table-cell>
          <table:table-cell office:value-type="float" office:value="292.832857143" calcext:value-type="float">
            <text:p>292.832857143</text:p>
          </table:table-cell>
          <table:table-cell office:value-type="float" office:value="1.6" calcext:value-type="float">
            <text:p>1.6</text:p>
          </table:table-cell>
          <table:table-cell office:value-type="float" office:value="65.2842857143" calcext:value-type="float">
            <text:p>65.2842857143</text:p>
          </table:table-cell>
          <table:table-cell office:value-type="float" office:value="4.65" calcext:value-type="float">
            <text:p>4.65</text:p>
          </table:table-cell>
          <table:table-cell office:value-type="float" office:value="14.5485714286" calcext:value-type="float">
            <text:p>14.5485714286</text:p>
          </table:table-cell>
          <table:table-cell office:value-type="float" office:value="13.6428571429" calcext:value-type="float">
            <text:p>13.6428571429</text:p>
          </table:table-cell>
          <table:table-cell office:value-type="float" office:value="28.925" calcext:value-type="float">
            <text:p>28.925</text:p>
          </table:table-cell>
          <table:table-cell office:value-type="float" office:value="12125" calcext:value-type="float">
            <text:p>12125</text:p>
          </table:table-cell>
          <table:table-cell table:formula="of:=AVERAGE([.O3:.O5];[.O7:.O9])" office:value-type="float" office:value="45.25" calcext:value-type="float">
            <text:p>45.25</text:p>
          </table:table-cell>
        </table:table-row>
        <table:table-row table:style-name="ro1">
          <table:table-cell office:value-type="float" office:value="0.1235429" calcext:value-type="float">
            <text:p>0.1235429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128571" calcext:value-type="float">
            <text:p>0.1128571</text:p>
          </table:table-cell>
          <table:table-cell office:value-type="float" office:value="0.1172" calcext:value-type="float">
            <text:p>0.1172</text:p>
          </table:table-cell>
          <table:table-cell office:value-type="float" office:value="299.902857143" calcext:value-type="float">
            <text:p>299.902857143</text:p>
          </table:table-cell>
          <table:table-cell office:value-type="float" office:value="301.371428571" calcext:value-type="float">
            <text:p>301.371428571</text:p>
          </table:table-cell>
          <table:table-cell office:value-type="float" office:value="293.988571429" calcext:value-type="float">
            <text:p>293.988571429</text:p>
          </table:table-cell>
          <table:table-cell office:value-type="float" office:value="9" calcext:value-type="float">
            <text:p>9</text:p>
          </table:table-cell>
          <table:table-cell office:value-type="float" office:value="72.9271428571" calcext:value-type="float">
            <text:p>72.9271428571</text:p>
          </table:table-cell>
          <table:table-cell office:value-type="float" office:value="13.2" calcext:value-type="float">
            <text:p>13.2</text:p>
          </table:table-cell>
          <table:table-cell office:value-type="float" office:value="15.5671428571" calcext:value-type="float">
            <text:p>15.5671428571</text:p>
          </table:table-cell>
          <table:table-cell office:value-type="float" office:value="14.0857142857" calcext:value-type="float">
            <text:p>14.0857142857</text:p>
          </table:table-cell>
          <table:table-cell office:value-type="float" office:value="29.2" calcext:value-type="float">
            <text:p>29.2</text:p>
          </table:table-cell>
          <table:table-cell office:value-type="float" office:value="13525" calcext:value-type="float">
            <text:p>1352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2787429" calcext:value-type="float">
            <text:p>0.2787429</text:p>
          </table:table-cell>
          <table:table-cell office:value-type="float" office:value="0.2987571" calcext:value-type="float">
            <text:p>0.2987571</text:p>
          </table:table-cell>
          <table:table-cell office:value-type="float" office:value="0.3127143" calcext:value-type="float">
            <text:p>0.3127143</text:p>
          </table:table-cell>
          <table:table-cell office:value-type="float" office:value="0.3048286" calcext:value-type="float">
            <text:p>0.3048286</text:p>
          </table:table-cell>
          <table:table-cell office:value-type="float" office:value="298.27" calcext:value-type="float">
            <text:p>298.27</text:p>
          </table:table-cell>
          <table:table-cell office:value-type="float" office:value="299.55" calcext:value-type="float">
            <text:p>299.55</text:p>
          </table:table-cell>
          <table:table-cell office:value-type="float" office:value="295.64" calcext:value-type="float">
            <text:p>295.64</text:p>
          </table:table-cell>
          <table:table-cell office:value-type="float" office:value="33.46" calcext:value-type="float">
            <text:p>33.46</text:p>
          </table:table-cell>
          <table:table-cell office:value-type="float" office:value="86.7657142857" calcext:value-type="float">
            <text:p>86.7657142857</text:p>
          </table:table-cell>
          <table:table-cell office:value-type="float" office:value="24.83" calcext:value-type="float">
            <text:p>24.83</text:p>
          </table:table-cell>
          <table:table-cell office:value-type="float" office:value="17.1742857143" calcext:value-type="float">
            <text:p>17.1742857143</text:p>
          </table:table-cell>
          <table:table-cell office:value-type="float" office:value="8.5" calcext:value-type="float">
            <text:p>8.5</text:p>
          </table:table-cell>
          <table:table-cell office:value-type="float" office:value="27.925" calcext:value-type="float">
            <text:p>27.925</text:p>
          </table:table-cell>
          <table:table-cell office:value-type="float" office:value="9.5" calcext:value-type="float">
            <text:p>9.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2366286" calcext:value-type="float">
            <text:p>0.2366286</text:p>
          </table:table-cell>
          <table:table-cell office:value-type="float" office:value="0.1670429" calcext:value-type="float">
            <text:p>0.1670429</text:p>
          </table:table-cell>
          <table:table-cell office:value-type="float" office:value="0.1970286" calcext:value-type="float">
            <text:p>0.1970286</text:p>
          </table:table-cell>
          <table:table-cell office:value-type="float" office:value="0.2225143" calcext:value-type="float">
            <text:p>0.2225143</text:p>
          </table:table-cell>
          <table:table-cell office:value-type="float" office:value="298.081428571" calcext:value-type="float">
            <text:p>298.081428571</text:p>
          </table:table-cell>
          <table:table-cell office:value-type="float" office:value="299.75" calcext:value-type="float">
            <text:p>299.75</text:p>
          </table:table-cell>
          <table:table-cell office:value-type="float" office:value="295.642857143" calcext:value-type="float">
            <text:p>295.642857143</text:p>
          </table:table-cell>
          <table:table-cell office:value-type="float" office:value="34.5" calcext:value-type="float">
            <text:p>34.5</text:p>
          </table:table-cell>
          <table:table-cell office:value-type="float" office:value="87.7185714286" calcext:value-type="float">
            <text:p>87.7185714286</text:p>
          </table:table-cell>
          <table:table-cell office:value-type="float" office:value="39.06" calcext:value-type="float">
            <text:p>39.06</text:p>
          </table:table-cell>
          <table:table-cell office:value-type="float" office:value="17.2085714286" calcext:value-type="float">
            <text:p>17.2085714286</text:p>
          </table:table-cell>
          <table:table-cell office:value-type="float" office:value="9.7285714286" calcext:value-type="float">
            <text:p>9.7285714286</text:p>
          </table:table-cell>
          <table:table-cell office:value-type="float" office:value="26.6" calcext:value-type="float">
            <text:p>26.6</text:p>
          </table:table-cell>
          <table:table-cell office:value-type="float" office:value="8.1" calcext:value-type="float">
            <text:p>8.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0.3190571" calcext:value-type="float">
            <text:p>0.3190571</text:p>
          </table:table-cell>
          <table:table-cell office:value-type="float" office:value="0.3352333" calcext:value-type="float">
            <text:p>0.3352333</text:p>
          </table:table-cell>
          <table:table-cell office:value-type="float" office:value="0.2176286" calcext:value-type="float">
            <text:p>0.2176286</text:p>
          </table:table-cell>
          <table:table-cell office:value-type="float" office:value="0.3000286" calcext:value-type="float">
            <text:p>0.3000286</text:p>
          </table:table-cell>
          <table:table-cell office:value-type="float" office:value="297.882857143" calcext:value-type="float">
            <text:p>297.882857143</text:p>
          </table:table-cell>
          <table:table-cell office:value-type="float" office:value="299.435714286" calcext:value-type="float">
            <text:p>299.435714286</text:p>
          </table:table-cell>
          <table:table-cell office:value-type="float" office:value="296.348571429" calcext:value-type="float">
            <text:p>296.348571429</text:p>
          </table:table-cell>
          <table:table-cell office:value-type="float" office:value="83.27" calcext:value-type="float">
            <text:p>83.27</text:p>
          </table:table-cell>
          <table:table-cell office:value-type="float" office:value="93.0128571429" calcext:value-type="float">
            <text:p>93.0128571429</text:p>
          </table:table-cell>
          <table:table-cell office:value-type="float" office:value="125.04" calcext:value-type="float">
            <text:p>125.04</text:p>
          </table:table-cell>
          <table:table-cell office:value-type="float" office:value="17.95" calcext:value-type="float">
            <text:p>17.95</text:p>
          </table:table-cell>
          <table:table-cell office:value-type="float" office:value="7.8142857143" calcext:value-type="float">
            <text:p>7.8142857143</text:p>
          </table:table-cell>
          <table:table-cell office:value-type="float" office:value="27.4666666667" calcext:value-type="float">
            <text:p>27.4666666667</text:p>
          </table:table-cell>
          <table:table-cell office:value-type="float" office:value="10.1333333333" calcext:value-type="float">
            <text:p>10.1333333333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2094714" calcext:value-type="float">
            <text:p>0.2094714</text:p>
          </table:table-cell>
          <table:table-cell office:value-type="float" office:value="0.2086571" calcext:value-type="float">
            <text:p>0.2086571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1935714" calcext:value-type="float">
            <text:p>0.1935714</text:p>
          </table:table-cell>
          <table:table-cell office:value-type="float" office:value="297.981428571" calcext:value-type="float">
            <text:p>297.981428571</text:p>
          </table:table-cell>
          <table:table-cell office:value-type="float" office:value="299.428571429" calcext:value-type="float">
            <text:p>299.428571429</text:p>
          </table:table-cell>
          <table:table-cell office:value-type="float" office:value="296.455714286" calcext:value-type="float">
            <text:p>296.455714286</text:p>
          </table:table-cell>
          <table:table-cell office:value-type="float" office:value="49.36" calcext:value-type="float">
            <text:p>49.36</text:p>
          </table:table-cell>
          <table:table-cell office:value-type="float" office:value="92.5614285714" calcext:value-type="float">
            <text:p>92.5614285714</text:p>
          </table:table-cell>
          <table:table-cell office:value-type="float" office:value="52.08" calcext:value-type="float">
            <text:p>52.08</text:p>
          </table:table-cell>
          <table:table-cell office:value-type="float" office:value="18.0942857143" calcext:value-type="float">
            <text:p>18.0942857143</text:p>
          </table:table-cell>
          <table:table-cell office:value-type="float" office:value="9.0857142857" calcext:value-type="float">
            <text:p>9.0857142857</text:p>
          </table:table-cell>
          <table:table-cell office:value-type="float" office:value="28.4" calcext:value-type="float">
            <text:p>28.4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3076833" calcext:value-type="float">
            <text:p>0.3076833</text:p>
          </table:table-cell>
          <table:table-cell office:value-type="float" office:value="0.2140167" calcext:value-type="float">
            <text:p>0.2140167</text:p>
          </table:table-cell>
          <table:table-cell office:value-type="float" office:value="0.33865" calcext:value-type="float">
            <text:p>0.33865</text:p>
          </table:table-cell>
          <table:table-cell office:value-type="float" office:value="0.3110429" calcext:value-type="float">
            <text:p>0.3110429</text:p>
          </table:table-cell>
          <table:table-cell office:value-type="float" office:value="296.777142857" calcext:value-type="float">
            <text:p>296.777142857</text:p>
          </table:table-cell>
          <table:table-cell office:value-type="float" office:value="297.521428571" calcext:value-type="float">
            <text:p>297.521428571</text:p>
          </table:table-cell>
          <table:table-cell office:value-type="float" office:value="296.068571429" calcext:value-type="float">
            <text:p>296.068571429</text:p>
          </table:table-cell>
          <table:table-cell office:value-type="float" office:value="76.75" calcext:value-type="float">
            <text:p>76.75</text:p>
          </table:table-cell>
          <table:table-cell office:value-type="float" office:value="96.2885714286" calcext:value-type="float">
            <text:p>96.2885714286</text:p>
          </table:table-cell>
          <table:table-cell office:value-type="float" office:value="80.33" calcext:value-type="float">
            <text:p>80.33</text:p>
          </table:table-cell>
          <table:table-cell office:value-type="float" office:value="17.61" calcext:value-type="float">
            <text:p>17.61</text:p>
          </table:table-cell>
          <table:table-cell office:value-type="float" office:value="5.2428571429" calcext:value-type="float">
            <text:p>5.24285714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3859857" calcext:value-type="float">
            <text:p>0.3859857</text:p>
          </table:table-cell>
          <table:table-cell office:value-type="float" office:value="0.4247833" calcext:value-type="float">
            <text:p>0.4247833</text:p>
          </table:table-cell>
          <table:table-cell office:value-type="float" office:value="0.3514143" calcext:value-type="float">
            <text:p>0.3514143</text:p>
          </table:table-cell>
          <table:table-cell office:value-type="float" office:value="0.3465286" calcext:value-type="float">
            <text:p>0.3465286</text:p>
          </table:table-cell>
          <table:table-cell office:value-type="float" office:value="297.887142857" calcext:value-type="float">
            <text:p>297.887142857</text:p>
          </table:table-cell>
          <table:table-cell office:value-type="float" office:value="299.535714286" calcext:value-type="float">
            <text:p>299.535714286</text:p>
          </table:table-cell>
          <table:table-cell office:value-type="float" office:value="296.621428571" calcext:value-type="float">
            <text:p>296.621428571</text:p>
          </table:table-cell>
          <table:table-cell office:value-type="float" office:value="75.16" calcext:value-type="float">
            <text:p>75.16</text:p>
          </table:table-cell>
          <table:table-cell office:value-type="float" office:value="93.6285714286" calcext:value-type="float">
            <text:p>93.6285714286</text:p>
          </table:table-cell>
          <table:table-cell office:value-type="float" office:value="137.83" calcext:value-type="float">
            <text:p>137.83</text:p>
          </table:table-cell>
          <table:table-cell office:value-type="float" office:value="18.2485714286" calcext:value-type="float">
            <text:p>18.2485714286</text:p>
          </table:table-cell>
          <table:table-cell office:value-type="float" office:value="9.7857142857" calcext:value-type="float">
            <text:p>9.7857142857</text:p>
          </table:table-cell>
          <table:table-cell office:value-type="float" office:value="28.3" calcext:value-type="float">
            <text:p>28.3</text:p>
          </table:table-cell>
          <table:table-cell office:value-type="float" office:value="9.5" calcext:value-type="float">
            <text:p>9.5</text:p>
          </table:table-cell>
          <table:table-cell office:value-type="float" office:value="187.2" calcext:value-type="float">
            <text:p>187.2</text:p>
          </table:table-cell>
        </table:table-row>
        <table:table-row table:style-name="ro1">
          <table:table-cell office:value-type="float" office:value="0.3062833" calcext:value-type="float">
            <text:p>0.3062833</text:p>
          </table:table-cell>
          <table:table-cell office:value-type="float" office:value="0.19872" calcext:value-type="float">
            <text:p>0.19872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297.312857143" calcext:value-type="float">
            <text:p>297.312857143</text:p>
          </table:table-cell>
          <table:table-cell office:value-type="float" office:value="298.2" calcext:value-type="float">
            <text:p>298.2</text:p>
          </table:table-cell>
          <table:table-cell office:value-type="float" office:value="296.607142857" calcext:value-type="float">
            <text:p>296.607142857</text:p>
          </table:table-cell>
          <table:table-cell office:value-type="float" office:value="76.2" calcext:value-type="float">
            <text:p>76.2</text:p>
          </table:table-cell>
          <table:table-cell office:value-type="float" office:value="96.2385714286" calcext:value-type="float">
            <text:p>96.2385714286</text:p>
          </table:table-cell>
          <table:table-cell office:value-type="float" office:value="120.1" calcext:value-type="float">
            <text:p>120.1</text:p>
          </table:table-cell>
          <table:table-cell office:value-type="float" office:value="18.2371428571" calcext:value-type="float">
            <text:p>18.2371428571</text:p>
          </table:table-cell>
          <table:table-cell office:value-type="float" office:value="5.7142857143" calcext:value-type="float">
            <text:p>5.7142857143</text:p>
          </table:table-cell>
          <table:table-cell office:value-type="float" office:value="28.65" calcext:value-type="float">
            <text:p>28.65</text:p>
          </table:table-cell>
          <table:table-cell office:value-type="float" office:value="9.3" calcext:value-type="float">
            <text:p>9.3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0.1862333" calcext:value-type="float">
            <text:p>0.1862333</text:p>
          </table:table-cell>
          <table:table-cell office:value-type="float" office:value="0.1294333" calcext:value-type="float">
            <text:p>0.1294333</text:p>
          </table:table-cell>
          <table:table-cell office:value-type="float" office:value="297.202857143" calcext:value-type="float">
            <text:p>297.202857143</text:p>
          </table:table-cell>
          <table:table-cell office:value-type="float" office:value="298.264285714" calcext:value-type="float">
            <text:p>298.264285714</text:p>
          </table:table-cell>
          <table:table-cell office:value-type="float" office:value="296.815714286" calcext:value-type="float">
            <text:p>296.815714286</text:p>
          </table:table-cell>
          <table:table-cell office:value-type="float" office:value="88.9" calcext:value-type="float">
            <text:p>88.9</text:p>
          </table:table-cell>
          <table:table-cell office:value-type="float" office:value="97.9414285714" calcext:value-type="float">
            <text:p>97.9414285714</text:p>
          </table:table-cell>
          <table:table-cell office:value-type="float" office:value="101.22" calcext:value-type="float">
            <text:p>101.22</text:p>
          </table:table-cell>
          <table:table-cell office:value-type="float" office:value="18.47" calcext:value-type="float">
            <text:p>18.47</text:p>
          </table:table-cell>
          <table:table-cell office:value-type="float" office:value="5.2142857143" calcext:value-type="float">
            <text:p>5.2142857143</text:p>
          </table:table-cell>
          <table:table-cell office:value-type="float" office:value="28.0666666667" calcext:value-type="float">
            <text:p>28.0666666667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592143" calcext:value-type="float">
            <text:p>0.3592143</text:p>
          </table:table-cell>
          <table:table-cell office:value-type="float" office:value="0.3348429" calcext:value-type="float">
            <text:p>0.3348429</text:p>
          </table:table-cell>
          <table:table-cell office:value-type="float" office:value="0.2791571" calcext:value-type="float">
            <text:p>0.2791571</text:p>
          </table:table-cell>
          <table:table-cell office:value-type="float" office:value="0.3612714" calcext:value-type="float">
            <text:p>0.3612714</text:p>
          </table:table-cell>
          <table:table-cell office:value-type="float" office:value="297.812857143" calcext:value-type="float">
            <text:p>297.812857143</text:p>
          </table:table-cell>
          <table:table-cell office:value-type="float" office:value="298.978571429" calcext:value-type="float">
            <text:p>298.978571429</text:p>
          </table:table-cell>
          <table:table-cell office:value-type="float" office:value="297.175714286" calcext:value-type="float">
            <text:p>297.175714286</text:p>
          </table:table-cell>
          <table:table-cell office:value-type="float" office:value="135.4" calcext:value-type="float">
            <text:p>135.4</text:p>
          </table:table-cell>
          <table:table-cell office:value-type="float" office:value="96.4985714286" calcext:value-type="float">
            <text:p>96.4985714286</text:p>
          </table:table-cell>
          <table:table-cell office:value-type="float" office:value="47.26" calcext:value-type="float">
            <text:p>47.26</text:p>
          </table:table-cell>
          <table:table-cell office:value-type="float" office:value="18.8257142857" calcext:value-type="float">
            <text:p>18.8257142857</text:p>
          </table:table-cell>
          <table:table-cell office:value-type="float" office:value="6.2714285714" calcext:value-type="float">
            <text:p>6.2714285714</text:p>
          </table:table-cell>
          <table:table-cell office:value-type="float" office:value="27.65" calcext:value-type="float">
            <text:p>27.65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441857" calcext:value-type="float">
            <text:p>0.2441857</text:p>
          </table:table-cell>
          <table:table-cell office:value-type="float" office:value="0.1958286" calcext:value-type="float">
            <text:p>0.1958286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882286" calcext:value-type="float">
            <text:p>0.1882286</text:p>
          </table:table-cell>
          <table:table-cell office:value-type="float" office:value="298.217142857" calcext:value-type="float">
            <text:p>298.217142857</text:p>
          </table:table-cell>
          <table:table-cell office:value-type="float" office:value="299.65" calcext:value-type="float">
            <text:p>299.65</text:p>
          </table:table-cell>
          <table:table-cell office:value-type="float" office:value="296.637142857" calcext:value-type="float">
            <text:p>296.637142857</text:p>
          </table:table-cell>
          <table:table-cell office:value-type="float" office:value="54.89" calcext:value-type="float">
            <text:p>54.89</text:p>
          </table:table-cell>
          <table:table-cell office:value-type="float" office:value="92.32" calcext:value-type="float">
            <text:p>92.32</text:p>
          </table:table-cell>
          <table:table-cell office:value-type="float" office:value="61.8" calcext:value-type="float">
            <text:p>61.8</text:p>
          </table:table-cell>
          <table:table-cell office:value-type="float" office:value="18.3085714286" calcext:value-type="float">
            <text:p>18.3085714286</text:p>
          </table:table-cell>
          <table:table-cell office:value-type="float" office:value="8.9857142857" calcext:value-type="float">
            <text:p>8.9857142857</text:p>
          </table:table-cell>
          <table:table-cell office:value-type="float" office:value="28.0333333333" calcext:value-type="float">
            <text:p>28.0333333333</text:p>
          </table:table-cell>
          <table:table-cell office:value-type="float" office:value="10.3666666667" calcext:value-type="float">
            <text:p>10.3666666667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0.3742857" calcext:value-type="float">
            <text:p>0.3742857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2340333" calcext:value-type="float">
            <text:p>0.2340333</text:p>
          </table:table-cell>
          <table:table-cell office:value-type="float" office:value="0.2549429" calcext:value-type="float">
            <text:p>0.2549429</text:p>
          </table:table-cell>
          <table:table-cell office:value-type="float" office:value="297.78" calcext:value-type="float">
            <text:p>297.78</text:p>
          </table:table-cell>
          <table:table-cell office:value-type="float" office:value="298.514285714" calcext:value-type="float">
            <text:p>298.514285714</text:p>
          </table:table-cell>
          <table:table-cell office:value-type="float" office:value="296.771428571" calcext:value-type="float">
            <text:p>296.771428571</text:p>
          </table:table-cell>
          <table:table-cell office:value-type="float" office:value="90.3" calcext:value-type="float">
            <text:p>90.3</text:p>
          </table:table-cell>
          <table:table-cell office:value-type="float" office:value="94.7885714286" calcext:value-type="float">
            <text:p>94.7885714286</text:p>
          </table:table-cell>
          <table:table-cell office:value-type="float" office:value="113.62" calcext:value-type="float">
            <text:p>113.62</text:p>
          </table:table-cell>
          <table:table-cell office:value-type="float" office:value="18.4085714286" calcext:value-type="float">
            <text:p>18.40857142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.65" calcext:value-type="float">
            <text:p>10.65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0.27884" calcext:value-type="float">
            <text:p>0.27884</text:p>
          </table:table-cell>
          <table:table-cell office:value-type="float" office:value="0.1637667" calcext:value-type="float">
            <text:p>0.1637667</text:p>
          </table:table-cell>
          <table:table-cell office:value-type="float" office:value="0.1911833" calcext:value-type="float">
            <text:p>0.1911833</text:p>
          </table:table-cell>
          <table:table-cell office:value-type="float" office:value="0.3266286" calcext:value-type="float">
            <text:p>0.3266286</text:p>
          </table:table-cell>
          <table:table-cell office:value-type="float" office:value="297.127142857" calcext:value-type="float">
            <text:p>297.127142857</text:p>
          </table:table-cell>
          <table:table-cell office:value-type="float" office:value="297.828571429" calcext:value-type="float">
            <text:p>297.828571429</text:p>
          </table:table-cell>
          <table:table-cell office:value-type="float" office:value="296.708571429" calcext:value-type="float">
            <text:p>296.708571429</text:p>
          </table:table-cell>
          <table:table-cell office:value-type="float" office:value="133.17" calcext:value-type="float">
            <text:p>133.17</text:p>
          </table:table-cell>
          <table:table-cell office:value-type="float" office:value="97.8085714286" calcext:value-type="float">
            <text:p>97.8085714286</text:p>
          </table:table-cell>
          <table:table-cell office:value-type="float" office:value="65.82" calcext:value-type="float">
            <text:p>65.82</text:p>
          </table:table-cell>
          <table:table-cell office:value-type="float" office:value="18.34" calcext:value-type="float">
            <text:p>18.34</text:p>
          </table:table-cell>
          <table:table-cell office:value-type="float" office:value="5.0285714286" calcext:value-type="float">
            <text:p>5.0285714286</text:p>
          </table:table-cell>
          <table:table-cell office:value-type="float" office:value="27.5333333333" calcext:value-type="float">
            <text:p>27.5333333333</text:p>
          </table:table-cell>
          <table:table-cell office:value-type="float" office:value="8.6666666667" calcext:value-type="float">
            <text:p>8.6666666667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0.1575667" calcext:value-type="float">
            <text:p>0.1575667</text:p>
          </table:table-cell>
          <table:table-cell office:value-type="float" office:value="0.1215429" calcext:value-type="float">
            <text:p>0.1215429</text:p>
          </table:table-cell>
          <table:table-cell office:value-type="float" office:value="0.1904143" calcext:value-type="float">
            <text:p>0.1904143</text:p>
          </table:table-cell>
          <table:table-cell office:value-type="float" office:value="0.1225333" calcext:value-type="float">
            <text:p>0.1225333</text:p>
          </table:table-cell>
          <table:table-cell office:value-type="float" office:value="297.798571429" calcext:value-type="float">
            <text:p>297.798571429</text:p>
          </table:table-cell>
          <table:table-cell office:value-type="float" office:value="299.128571429" calcext:value-type="float">
            <text:p>299.128571429</text:p>
          </table:table-cell>
          <table:table-cell office:value-type="float" office:value="296.835714286" calcext:value-type="float">
            <text:p>296.835714286</text:p>
          </table:table-cell>
          <table:table-cell office:value-type="float" office:value="56.52" calcext:value-type="float">
            <text:p>56.52</text:p>
          </table:table-cell>
          <table:table-cell office:value-type="float" office:value="95.1157142857" calcext:value-type="float">
            <text:p>95.1157142857</text:p>
          </table:table-cell>
          <table:table-cell office:value-type="float" office:value="83.93" calcext:value-type="float">
            <text:p>83.93</text:p>
          </table:table-cell>
          <table:table-cell office:value-type="float" office:value="18.5114285714" calcext:value-type="float">
            <text:p>18.5114285714</text:p>
          </table:table-cell>
          <table:table-cell office:value-type="float" office:value="8.7142857143" calcext:value-type="float">
            <text:p>8.7142857143</text:p>
          </table:table-cell>
          <table:table-cell office:value-type="float" office:value="27.2333333333" calcext:value-type="float">
            <text:p>27.2333333333</text:p>
          </table:table-cell>
          <table:table-cell office:value-type="float" office:value="9.9333333333" calcext:value-type="float">
            <text:p>9.9333333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1716667" calcext:value-type="float">
            <text:p>0.1716667</text:p>
          </table:table-cell>
          <table:table-cell office:value-type="float" office:value="0.1522333" calcext:value-type="float">
            <text:p>0.1522333</text:p>
          </table:table-cell>
          <table:table-cell office:value-type="float" office:value="0.1598333" calcext:value-type="float">
            <text:p>0.1598333</text:p>
          </table:table-cell>
          <table:table-cell office:value-type="float" office:value="0.1769" calcext:value-type="float">
            <text:p>0.1769</text:p>
          </table:table-cell>
          <table:table-cell office:value-type="float" office:value="296.414285714" calcext:value-type="float">
            <text:p>296.414285714</text:p>
          </table:table-cell>
          <table:table-cell office:value-type="float" office:value="297.214285714" calcext:value-type="float">
            <text:p>297.214285714</text:p>
          </table:table-cell>
          <table:table-cell office:value-type="float" office:value="295.27" calcext:value-type="float">
            <text:p>295.27</text:p>
          </table:table-cell>
          <table:table-cell office:value-type="float" office:value="45.5" calcext:value-type="float">
            <text:p>45.5</text:p>
          </table:table-cell>
          <table:table-cell office:value-type="float" office:value="93.8971428571" calcext:value-type="float">
            <text:p>93.8971428571</text:p>
          </table:table-cell>
          <table:table-cell office:value-type="float" office:value="34.81" calcext:value-type="float">
            <text:p>34.81</text:p>
          </table:table-cell>
          <table:table-cell office:value-type="float" office:value="16.7785714286" calcext:value-type="float">
            <text:p>16.7785714286</text:p>
          </table:table-cell>
          <table:table-cell office:value-type="float" office:value="5.7714285714" calcext:value-type="float">
            <text:p>5.7714285714</text:p>
          </table:table-cell>
          <table:table-cell office:value-type="float" office:value="27.3" calcext:value-type="float">
            <text:p>27.3</text:p>
          </table:table-cell>
          <table:table-cell office:value-type="float" office:value="8.4" calcext:value-type="float">
            <text:p>8.4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0.2254667" calcext:value-type="float">
            <text:p>0.2254667</text:p>
          </table:table-cell>
          <table:table-cell office:value-type="float" office:value="0.18515" calcext:value-type="float">
            <text:p>0.18515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2483167" calcext:value-type="float">
            <text:p>0.2483167</text:p>
          </table:table-cell>
          <table:table-cell office:value-type="float" office:value="297.602857143" calcext:value-type="float">
            <text:p>297.602857143</text:p>
          </table:table-cell>
          <table:table-cell office:value-type="float" office:value="299.178571429" calcext:value-type="float">
            <text:p>299.178571429</text:p>
          </table:table-cell>
          <table:table-cell office:value-type="float" office:value="295.82" calcext:value-type="float">
            <text:p>295.82</text:p>
          </table:table-cell>
          <table:table-cell office:value-type="float" office:value="83" calcext:value-type="float">
            <text:p>83</text:p>
          </table:table-cell>
          <table:table-cell office:value-type="float" office:value="91.6271428571" calcext:value-type="float">
            <text:p>91.6271428571</text:p>
          </table:table-cell>
          <table:table-cell office:value-type="float" office:value="173.45" calcext:value-type="float">
            <text:p>173.45</text:p>
          </table:table-cell>
          <table:table-cell office:value-type="float" office:value="17.4014285714" calcext:value-type="float">
            <text:p>17.4014285714</text:p>
          </table:table-cell>
          <table:table-cell office:value-type="float" office:value="9.1" calcext:value-type="float">
            <text:p>9.1</text:p>
          </table:table-cell>
          <table:table-cell office:value-type="float" office:value="26.65" calcext:value-type="float">
            <text:p>26.65</text:p>
          </table:table-cell>
          <table:table-cell office:value-type="float" office:value="7.4" calcext:value-type="float">
            <text:p>7.4</text:p>
          </table:table-cell>
          <table:table-cell office:value-type="float" office:value="296.9" calcext:value-type="float">
            <text:p>296.9</text:p>
          </table:table-cell>
        </table:table-row>
        <table:table-row table:style-name="ro1">
          <table:table-cell office:value-type="float" office:value="0.1903143" calcext:value-type="float">
            <text:p>0.1903143</text:p>
          </table:table-cell>
          <table:table-cell office:value-type="float" office:value="0.07784286" calcext:value-type="float">
            <text:p>0.07784286</text:p>
          </table:table-cell>
          <table:table-cell office:value-type="float" office:value="0.1931714" calcext:value-type="float">
            <text:p>0.1931714</text:p>
          </table:table-cell>
          <table:table-cell office:value-type="float" office:value="0.1023286" calcext:value-type="float">
            <text:p>0.1023286</text:p>
          </table:table-cell>
          <table:table-cell office:value-type="float" office:value="297.305714286" calcext:value-type="float">
            <text:p>297.305714286</text:p>
          </table:table-cell>
          <table:table-cell office:value-type="float" office:value="298.328571429" calcext:value-type="float">
            <text:p>298.328571429</text:p>
          </table:table-cell>
          <table:table-cell office:value-type="float" office:value="295.958571429" calcext:value-type="float">
            <text:p>295.958571429</text:p>
          </table:table-cell>
          <table:table-cell office:value-type="float" office:value="42.6" calcext:value-type="float">
            <text:p>42.6</text:p>
          </table:table-cell>
          <table:table-cell office:value-type="float" office:value="93.5757142857" calcext:value-type="float">
            <text:p>93.5757142857</text:p>
          </table:table-cell>
          <table:table-cell office:value-type="float" office:value="35.43" calcext:value-type="float">
            <text:p>35.43</text:p>
          </table:table-cell>
          <table:table-cell office:value-type="float" office:value="17.5" calcext:value-type="float">
            <text:p>17.5</text:p>
          </table:table-cell>
          <table:table-cell office:value-type="float" office:value="9.6285714286" calcext:value-type="float">
            <text:p>9.6285714286</text:p>
          </table:table-cell>
          <table:table-cell table:formula="of:=AVERAGE([.M20:.M22];[.M24:.M26])" office:value-type="float" office:value="26.8972222222167" calcext:value-type="float">
            <text:p>26.8972222222</text:p>
          </table:table-cell>
          <table:table-cell table:formula="of:=AVERAGE([.N20:.N22];[.N24:.N26])" office:value-type="float" office:value="8.7" calcext:value-type="float">
            <text:p>8.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0.1073" calcext:value-type="float">
            <text:p>0.1073</text:p>
          </table:table-cell>
          <table:table-cell office:value-type="float" office:value="0.1170667" calcext:value-type="float">
            <text:p>0.1170667</text:p>
          </table:table-cell>
          <table:table-cell office:value-type="float" office:value="0.1967857" calcext:value-type="float">
            <text:p>0.1967857</text:p>
          </table:table-cell>
          <table:table-cell office:value-type="float" office:value="0.1106143" calcext:value-type="float">
            <text:p>0.1106143</text:p>
          </table:table-cell>
          <table:table-cell office:value-type="float" office:value="296.767142857" calcext:value-type="float">
            <text:p>296.767142857</text:p>
          </table:table-cell>
          <table:table-cell office:value-type="float" office:value="297.821428571" calcext:value-type="float">
            <text:p>297.821428571</text:p>
          </table:table-cell>
          <table:table-cell office:value-type="float" office:value="295.697142857" calcext:value-type="float">
            <text:p>295.697142857</text:p>
          </table:table-cell>
          <table:table-cell office:value-type="float" office:value="36.63" calcext:value-type="float">
            <text:p>36.63</text:p>
          </table:table-cell>
          <table:table-cell office:value-type="float" office:value="94.6928571429" calcext:value-type="float">
            <text:p>94.6928571429</text:p>
          </table:table-cell>
          <table:table-cell office:value-type="float" office:value="88.62" calcext:value-type="float">
            <text:p>88.62</text:p>
          </table:table-cell>
          <table:table-cell office:value-type="float" office:value="17.2128571429" calcext:value-type="float">
            <text:p>17.2128571429</text:p>
          </table:table-cell>
          <table:table-cell office:value-type="float" office:value="8.1857142857" calcext:value-type="float">
            <text:p>8.1857142857</text:p>
          </table:table-cell>
          <table:table-cell office:value-type="float" office:value="27.5" calcext:value-type="float">
            <text:p>27.5</text:p>
          </table:table-cell>
          <table:table-cell office:value-type="float" office:value="9.5" calcext:value-type="float">
            <text:p>9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2378429" calcext:value-type="float">
            <text:p>0.2378429</text:p>
          </table:table-cell>
          <table:table-cell office:value-type="float" office:value="0.2350833" calcext:value-type="float">
            <text:p>0.2350833</text:p>
          </table:table-cell>
          <table:table-cell office:value-type="float" office:value="0.1669571" calcext:value-type="float">
            <text:p>0.1669571</text:p>
          </table:table-cell>
          <table:table-cell office:value-type="float" office:value="0.2119714" calcext:value-type="float">
            <text:p>0.2119714</text:p>
          </table:table-cell>
          <table:table-cell office:value-type="float" office:value="295.574285714" calcext:value-type="float">
            <text:p>295.574285714</text:p>
          </table:table-cell>
          <table:table-cell office:value-type="float" office:value="296.25" calcext:value-type="float">
            <text:p>296.25</text:p>
          </table:table-cell>
          <table:table-cell office:value-type="float" office:value="294.99" calcext:value-type="float">
            <text:p>294.99</text:p>
          </table:table-cell>
          <table:table-cell office:value-type="float" office:value="51.89" calcext:value-type="float">
            <text:p>51.89</text:p>
          </table:table-cell>
          <table:table-cell office:value-type="float" office:value="96.8757142857" calcext:value-type="float">
            <text:p>96.8757142857</text:p>
          </table:table-cell>
          <table:table-cell office:value-type="float" office:value="85.28" calcext:value-type="float">
            <text:p>85.28</text:p>
          </table:table-cell>
          <table:table-cell office:value-type="float" office:value="16.42" calcext:value-type="float">
            <text:p>16.42</text:p>
          </table:table-cell>
          <table:table-cell office:value-type="float" office:value="5.0428571429" calcext:value-type="float">
            <text:p>5.0428571429</text:p>
          </table:table-cell>
          <table:table-cell office:value-type="float" office:value="26.8" calcext:value-type="float">
            <text:p>26.8</text:p>
          </table:table-cell>
          <table:table-cell office:value-type="float" office:value="8.5666666667" calcext:value-type="float">
            <text:p>8.5666666667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0.3329571" calcext:value-type="float">
            <text:p>0.3329571</text:p>
          </table:table-cell>
          <table:table-cell office:value-type="float" office:value="191" calcext:value-type="float">
            <text:p>191</text:p>
          </table:table-cell>
          <table:table-cell office:value-type="float" office:value="0.2340429" calcext:value-type="float">
            <text:p>0.2340429</text:p>
          </table:table-cell>
          <table:table-cell office:value-type="float" office:value="0.3255143" calcext:value-type="float">
            <text:p>0.3255143</text:p>
          </table:table-cell>
          <table:table-cell office:value-type="float" office:value="296.204285714" calcext:value-type="float">
            <text:p>296.204285714</text:p>
          </table:table-cell>
          <table:table-cell office:value-type="float" office:value="297.321428571" calcext:value-type="float">
            <text:p>297.321428571</text:p>
          </table:table-cell>
          <table:table-cell office:value-type="float" office:value="294.705714286" calcext:value-type="float">
            <text:p>294.705714286</text:p>
          </table:table-cell>
          <table:table-cell office:value-type="float" office:value="24.5" calcext:value-type="float">
            <text:p>24.5</text:p>
          </table:table-cell>
          <table:table-cell office:value-type="float" office:value="92.3714285714" calcext:value-type="float">
            <text:p>92.3714285714</text:p>
          </table:table-cell>
          <table:table-cell office:value-type="float" office:value="94.52" calcext:value-type="float">
            <text:p>94.52</text:p>
          </table:table-cell>
          <table:table-cell office:value-type="float" office:value="16.1385714286" calcext:value-type="float">
            <text:p>16.1385714286</text:p>
          </table:table-cell>
          <table:table-cell office:value-type="float" office:value="7.7857142857" calcext:value-type="float">
            <text:p>7.7857142857</text:p>
          </table:table-cell>
          <table:table-cell office:value-type="float" office:value="25.9" calcext:value-type="float">
            <text:p>25.9</text:p>
          </table:table-cell>
          <table:table-cell office:value-type="float" office:value="8.4" calcext:value-type="float">
            <text:p>8.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0.2392333" calcext:value-type="float">
            <text:p>0.2392333</text:p>
          </table:table-cell>
          <table:table-cell office:value-type="float" office:value="0.1535429" calcext:value-type="float">
            <text:p>0.1535429</text:p>
          </table:table-cell>
          <table:table-cell office:value-type="float" office:value="0.1328286" calcext:value-type="float">
            <text:p>0.1328286</text:p>
          </table:table-cell>
          <table:table-cell office:value-type="float" office:value="0.1970429" calcext:value-type="float">
            <text:p>0.1970429</text:p>
          </table:table-cell>
          <table:table-cell office:value-type="float" office:value="295.634285714" calcext:value-type="float">
            <text:p>295.634285714</text:p>
          </table:table-cell>
          <table:table-cell office:value-type="float" office:value="296.814285714" calcext:value-type="float">
            <text:p>296.814285714</text:p>
          </table:table-cell>
          <table:table-cell office:value-type="float" office:value="293.86" calcext:value-type="float">
            <text:p>293.86</text:p>
          </table:table-cell>
          <table:table-cell office:value-type="float" office:value="25.9" calcext:value-type="float">
            <text:p>25.9</text:p>
          </table:table-cell>
          <table:table-cell office:value-type="float" office:value="90.4471428571" calcext:value-type="float">
            <text:p>90.4471428571</text:p>
          </table:table-cell>
          <table:table-cell office:value-type="float" office:value="32.95" calcext:value-type="float">
            <text:p>32.95</text:p>
          </table:table-cell>
          <table:table-cell office:value-type="float" office:value="15.3128571429" calcext:value-type="float">
            <text:p>15.3128571429</text:p>
          </table:table-cell>
          <table:table-cell office:value-type="float" office:value="8.4" calcext:value-type="float">
            <text:p>8.4</text:p>
          </table:table-cell>
          <table:table-cell office:value-type="float" office:value="25.075" calcext:value-type="float">
            <text:p>25.075</text:p>
          </table:table-cell>
          <table:table-cell office:value-type="float" office:value="9075" calcext:value-type="float">
            <text:p>907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0.2572143" calcext:value-type="float">
            <text:p>0.2572143</text:p>
          </table:table-cell>
          <table:table-cell office:value-type="float" office:value="0.3249286" calcext:value-type="float">
            <text:p>0.324928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1967571" calcext:value-type="float">
            <text:p>0.1967571</text:p>
          </table:table-cell>
          <table:table-cell office:value-type="float" office:value="296.151428571" calcext:value-type="float">
            <text:p>296.151428571</text:p>
          </table:table-cell>
          <table:table-cell office:value-type="float" office:value="297.585714286" calcext:value-type="float">
            <text:p>297.585714286</text:p>
          </table:table-cell>
          <table:table-cell office:value-type="float" office:value="295.041428571" calcext:value-type="float">
            <text:p>295.041428571</text:p>
          </table:table-cell>
          <table:table-cell office:value-type="float" office:value="50.7" calcext:value-type="float">
            <text:p>50.7</text:p>
          </table:table-cell>
          <table:table-cell office:value-type="float" office:value="94.6685714286" calcext:value-type="float">
            <text:p>94.6685714286</text:p>
          </table:table-cell>
          <table:table-cell office:value-type="float" office:value="46.39" calcext:value-type="float">
            <text:p>46.39</text:p>
          </table:table-cell>
          <table:table-cell office:value-type="float" office:value="16.5142857143" calcext:value-type="float">
            <text:p>16.5142857143</text:p>
          </table:table-cell>
          <table:table-cell office:value-type="float" office:value="8.4571428571" calcext:value-type="float">
            <text:p>8.4571428571</text:p>
          </table:table-cell>
          <table:table-cell office:value-type="float" office:value="25.9" calcext:value-type="float">
            <text:p>25.9</text:p>
          </table:table-cell>
          <table:table-cell office:value-type="float" office:value="8.15" calcext:value-type="float">
            <text:p>8.15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0.3175571" calcext:value-type="float">
            <text:p>0.3175571</text:p>
          </table:table-cell>
          <table:table-cell office:value-type="float" office:value="0.3013857" calcext:value-type="float">
            <text:p>0.3013857</text:p>
          </table:table-cell>
          <table:table-cell office:value-type="float" office:value="0.2793714" calcext:value-type="float">
            <text:p>0.2793714</text:p>
          </table:table-cell>
          <table:table-cell office:value-type="float" office:value="0.3355429" calcext:value-type="float">
            <text:p>0.3355429</text:p>
          </table:table-cell>
          <table:table-cell office:value-type="float" office:value="296.617142857" calcext:value-type="float">
            <text:p>296.617142857</text:p>
          </table:table-cell>
          <table:table-cell office:value-type="float" office:value="298.085714286" calcext:value-type="float">
            <text:p>298.085714286</text:p>
          </table:table-cell>
          <table:table-cell office:value-type="float" office:value="294.814285714" calcext:value-type="float">
            <text:p>294.814285714</text:p>
          </table:table-cell>
          <table:table-cell office:value-type="float" office:value="18.67" calcext:value-type="float">
            <text:p>18.67</text:p>
          </table:table-cell>
          <table:table-cell office:value-type="float" office:value="90.9057142857" calcext:value-type="float">
            <text:p>90.9057142857</text:p>
          </table:table-cell>
          <table:table-cell office:value-type="float" office:value="83.94" calcext:value-type="float">
            <text:p>83.94</text:p>
          </table:table-cell>
          <table:table-cell office:value-type="float" office:value="16.2528571429" calcext:value-type="float">
            <text:p>16.2528571429</text:p>
          </table:table-cell>
          <table:table-cell office:value-type="float" office:value="9.4857142857" calcext:value-type="float">
            <text:p>9.4857142857</text:p>
          </table:table-cell>
          <table:table-cell office:value-type="float" office:value="26.55" calcext:value-type="float">
            <text:p>26.55</text:p>
          </table:table-cell>
          <table:table-cell office:value-type="float" office:value="8.85" calcext:value-type="float">
            <text:p>8.85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0.2328286" calcext:value-type="float">
            <text:p>0.2328286</text:p>
          </table:table-cell>
          <table:table-cell office:value-type="float" office:value="0.2737667" calcext:value-type="float">
            <text:p>0.2737667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532429" calcext:value-type="float">
            <text:p>0.1532429</text:p>
          </table:table-cell>
          <table:table-cell office:value-type="float" office:value="297.501428571" calcext:value-type="float">
            <text:p>297.501428571</text:p>
          </table:table-cell>
          <table:table-cell office:value-type="float" office:value="298.935714286" calcext:value-type="float">
            <text:p>298.935714286</text:p>
          </table:table-cell>
          <table:table-cell office:value-type="float" office:value="294.358571429" calcext:value-type="float">
            <text:p>294.358571429</text:p>
          </table:table-cell>
          <table:table-cell office:value-type="float" office:value="24.76" calcext:value-type="float">
            <text:p>24.76</text:p>
          </table:table-cell>
          <table:table-cell office:value-type="float" office:value="85.1585714286" calcext:value-type="float">
            <text:p>85.1585714286</text:p>
          </table:table-cell>
          <table:table-cell office:value-type="float" office:value="48.09" calcext:value-type="float">
            <text:p>48.09</text:p>
          </table:table-cell>
          <table:table-cell office:value-type="float" office:value="15.86" calcext:value-type="float">
            <text:p>15.86</text:p>
          </table:table-cell>
          <table:table-cell office:value-type="float" office:value="11.2142857143" calcext:value-type="float">
            <text:p>11.2142857143</text:p>
          </table:table-cell>
          <table:table-cell office:value-type="float" office:value="26.8" calcext:value-type="float">
            <text:p>26.8</text:p>
          </table:table-cell>
          <table:table-cell office:value-type="float" office:value="11.7" calcext:value-type="float">
            <text:p>11.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2679429" calcext:value-type="float">
            <text:p>0.2679429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2849857" calcext:value-type="float">
            <text:p>0.2849857</text:p>
          </table:table-cell>
          <table:table-cell office:value-type="float" office:value="296.812857143" calcext:value-type="float">
            <text:p>296.812857143</text:p>
          </table:table-cell>
          <table:table-cell office:value-type="float" office:value="298.114285714" calcext:value-type="float">
            <text:p>298.114285714</text:p>
          </table:table-cell>
          <table:table-cell office:value-type="float" office:value="294.997142857" calcext:value-type="float">
            <text:p>294.997142857</text:p>
          </table:table-cell>
          <table:table-cell office:value-type="float" office:value="25.42" calcext:value-type="float">
            <text:p>25.42</text:p>
          </table:table-cell>
          <table:table-cell office:value-type="float" office:value="90.9285714286" calcext:value-type="float">
            <text:p>90.9285714286</text:p>
          </table:table-cell>
          <table:table-cell office:value-type="float" office:value="53.78" calcext:value-type="float">
            <text:p>53.78</text:p>
          </table:table-cell>
          <table:table-cell office:value-type="float" office:value="16.48" calcext:value-type="float">
            <text:p>16.48</text:p>
          </table:table-cell>
          <table:table-cell office:value-type="float" office:value="10.2" calcext:value-type="float">
            <text:p>10.2</text:p>
          </table:table-cell>
          <table:table-cell office:value-type="float" office:value="26.3" calcext:value-type="float">
            <text:p>26.3</text:p>
          </table:table-cell>
          <table:table-cell office:value-type="float" office:value="8.8" calcext:value-type="float">
            <text:p>8.8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0.2089" calcext:value-type="float">
            <text:p>0.208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542571" calcext:value-type="float">
            <text:p>0.2542571</text:p>
          </table:table-cell>
          <table:table-cell office:value-type="float" office:value="296.017142857" calcext:value-type="float">
            <text:p>296.017142857</text:p>
          </table:table-cell>
          <table:table-cell office:value-type="float" office:value="297.292857143" calcext:value-type="float">
            <text:p>297.292857143</text:p>
          </table:table-cell>
          <table:table-cell office:value-type="float" office:value="294.471428571" calcext:value-type="float">
            <text:p>294.471428571</text:p>
          </table:table-cell>
          <table:table-cell office:value-type="float" office:value="27.62" calcext:value-type="float">
            <text:p>27.62</text:p>
          </table:table-cell>
          <table:table-cell office:value-type="float" office:value="92.5271428571" calcext:value-type="float">
            <text:p>92.5271428571</text:p>
          </table:table-cell>
          <table:table-cell office:value-type="float" office:value="85.96" calcext:value-type="float">
            <text:p>85.96</text:p>
          </table:table-cell>
          <table:table-cell office:value-type="float" office:value="15.9757142857" calcext:value-type="float">
            <text:p>15.9757142857</text:p>
          </table:table-cell>
          <table:table-cell office:value-type="float" office:value="8.8428571429" calcext:value-type="float">
            <text:p>8.8428571429</text:p>
          </table:table-cell>
          <table:table-cell table:formula="of:=AVERAGE([.M29:.M31])" office:value-type="float" office:value="26.55" calcext:value-type="float">
            <text:p>26.55</text:p>
          </table:table-cell>
          <table:table-cell table:formula="of:=AVERAGE([.N29:.N31])" office:value-type="float" office:value="9.78333333333333" calcext:value-type="float">
            <text:p>9.78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489" calcext:value-type="float">
            <text:p>0.2489</text:p>
          </table:table-cell>
          <table:table-cell office:value-type="float" office:value="0.2659571" calcext:value-type="float">
            <text:p>0.2659571</text:p>
          </table:table-cell>
          <table:table-cell office:value-type="float" office:value="0.2185286" calcext:value-type="float">
            <text:p>0.2185286</text:p>
          </table:table-cell>
          <table:table-cell office:value-type="float" office:value="0.2375571" calcext:value-type="float">
            <text:p>0.2375571</text:p>
          </table:table-cell>
          <table:table-cell office:value-type="float" office:value="297.517142857" calcext:value-type="float">
            <text:p>297.517142857</text:p>
          </table:table-cell>
          <table:table-cell office:value-type="float" office:value="298.964285714" calcext:value-type="float">
            <text:p>298.964285714</text:p>
          </table:table-cell>
          <table:table-cell office:value-type="float" office:value="293.144285714" calcext:value-type="float">
            <text:p>293.144285714</text:p>
          </table:table-cell>
          <table:table-cell office:value-type="float" office:value="3.9" calcext:value-type="float">
            <text:p>3.9</text:p>
          </table:table-cell>
          <table:table-cell office:value-type="float" office:value="79.7185714286" calcext:value-type="float">
            <text:p>79.7185714286</text:p>
          </table:table-cell>
          <table:table-cell office:value-type="float" office:value="29.82" calcext:value-type="float">
            <text:p>29.82</text:p>
          </table:table-cell>
          <table:table-cell office:value-type="float" office:value="14.6942857143" calcext:value-type="float">
            <text:p>14.6942857143</text:p>
          </table:table-cell>
          <table:table-cell office:value-type="float" office:value="12.1571428571" calcext:value-type="float">
            <text:p>12.1571428571</text:p>
          </table:table-cell>
          <table:table-cell table:formula="of:=AVERAGE([.M30:.M32])" office:value-type="float" office:value="26.55" calcext:value-type="float">
            <text:p>26.55</text:p>
          </table:table-cell>
          <table:table-cell table:formula="of:=AVERAGE([.N30:.N32])" office:value-type="float" office:value="10.0944444444444" calcext:value-type="float">
            <text:p>10.0944444444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0.1910714" calcext:value-type="float">
            <text:p>0.1910714</text:p>
          </table:table-cell>
          <table:table-cell office:value-type="float" office:value="227" calcext:value-type="float">
            <text:p>227</text:p>
          </table:table-cell>
          <table:table-cell office:value-type="float" office:value="0.1685286" calcext:value-type="float">
            <text:p>0.1685286</text:p>
          </table:table-cell>
          <table:table-cell office:value-type="float" office:value="0.2957" calcext:value-type="float">
            <text:p>0.2957</text:p>
          </table:table-cell>
          <table:table-cell office:value-type="float" office:value="296.53" calcext:value-type="float">
            <text:p>296.53</text:p>
          </table:table-cell>
          <table:table-cell office:value-type="float" office:value="297.635714286" calcext:value-type="float">
            <text:p>297.635714286</text:p>
          </table:table-cell>
          <table:table-cell office:value-type="float" office:value="292.222857143" calcext:value-type="float">
            <text:p>292.222857143</text:p>
          </table:table-cell>
          <table:table-cell office:value-type="float" office:value="4.1" calcext:value-type="float">
            <text:p>4.1</text:p>
          </table:table-cell>
          <table:table-cell office:value-type="float" office:value="79.2357142857" calcext:value-type="float">
            <text:p>79.2357142857</text:p>
          </table:table-cell>
          <table:table-cell office:value-type="float" office:value="18.44" calcext:value-type="float">
            <text:p>18.44</text:p>
          </table:table-cell>
          <table:table-cell office:value-type="float" office:value="13.8242857143" calcext:value-type="float">
            <text:p>13.8242857143</text:p>
          </table:table-cell>
          <table:table-cell office:value-type="float" office:value="12.1857142857" calcext:value-type="float">
            <text:p>12.1857142857</text:p>
          </table:table-cell>
          <table:table-cell table:formula="of:=AVERAGE([.M31:.M33])" office:value-type="float" office:value="26.4666666666667" calcext:value-type="float">
            <text:p>26.4666666667</text:p>
          </table:table-cell>
          <table:table-cell table:formula="of:=AVERAGE([.N31:.N33])" office:value-type="float" office:value="9.55925925925926" calcext:value-type="float">
            <text:p>9.5592592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931286" calcext:value-type="float">
            <text:p>0.3931286</text:p>
          </table:table-cell>
          <table:table-cell office:value-type="float" office:value="0.3286429" calcext:value-type="float">
            <text:p>0.3286429</text:p>
          </table:table-cell>
          <table:table-cell office:value-type="float" office:value="0.2767714" calcext:value-type="float">
            <text:p>0.2767714</text:p>
          </table:table-cell>
          <table:table-cell office:value-type="float" office:value="0.3885143" calcext:value-type="float">
            <text:p>0.3885143</text:p>
          </table:table-cell>
          <table:table-cell office:value-type="float" office:value="297.82" calcext:value-type="float">
            <text:p>297.82</text:p>
          </table:table-cell>
          <table:table-cell office:value-type="float" office:value="299.985714286" calcext:value-type="float">
            <text:p>299.985714286</text:p>
          </table:table-cell>
          <table:table-cell office:value-type="float" office:value="293.421428571" calcext:value-type="float">
            <text:p>293.421428571</text:p>
          </table:table-cell>
          <table:table-cell office:value-type="float" office:value="7.9" calcext:value-type="float">
            <text:p>7.9</text:p>
          </table:table-cell>
          <table:table-cell office:value-type="float" office:value="78.4814285714" calcext:value-type="float">
            <text:p>78.4814285714</text:p>
          </table:table-cell>
          <table:table-cell office:value-type="float" office:value="23.78" calcext:value-type="float">
            <text:p>23.78</text:p>
          </table:table-cell>
          <table:table-cell office:value-type="float" office:value="14.9614285714" calcext:value-type="float">
            <text:p>14.9614285714</text:p>
          </table:table-cell>
          <table:table-cell office:value-type="float" office:value="14.2857142857" calcext:value-type="float">
            <text:p>14.2857142857</text:p>
          </table:table-cell>
          <table:table-cell table:formula="of:=AVERAGE([.M32:.M34])" office:value-type="float" office:value="26.5222222222222" calcext:value-type="float">
            <text:p>26.5222222222</text:p>
          </table:table-cell>
          <table:table-cell table:formula="of:=AVERAGE([.N32:.N34])" office:value-type="float" office:value="9.81234567901235" calcext:value-type="float">
            <text:p>9.8123456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113" calcext:value-type="float">
            <text:p>0.3113</text:p>
          </table:table-cell>
          <table:table-cell office:value-type="float" office:value="0.2609286" calcext:value-type="float">
            <text:p>0.2609286</text:p>
          </table:table-cell>
          <table:table-cell office:value-type="float" office:value="0.2330143" calcext:value-type="float">
            <text:p>0.2330143</text:p>
          </table:table-cell>
          <table:table-cell office:value-type="float" office:value="0.2997857" calcext:value-type="float">
            <text:p>0.2997857</text:p>
          </table:table-cell>
          <table:table-cell office:value-type="float" office:value="298.142857143" calcext:value-type="float">
            <text:p>298.142857143</text:p>
          </table:table-cell>
          <table:table-cell office:value-type="float" office:value="299.807142857" calcext:value-type="float">
            <text:p>299.807142857</text:p>
          </table:table-cell>
          <table:table-cell office:value-type="float" office:value="294.567142857" calcext:value-type="float">
            <text:p>294.567142857</text:p>
          </table:table-cell>
          <table:table-cell office:value-type="float" office:value="23.2" calcext:value-type="float">
            <text:p>23.2</text:p>
          </table:table-cell>
          <table:table-cell office:value-type="float" office:value="83.1728571429" calcext:value-type="float">
            <text:p>83.1728571429</text:p>
          </table:table-cell>
          <table:table-cell office:value-type="float" office:value="42.86" calcext:value-type="float">
            <text:p>42.86</text:p>
          </table:table-cell>
          <table:table-cell office:value-type="float" office:value="16.0771428571" calcext:value-type="float">
            <text:p>16.0771428571</text:p>
          </table:table-cell>
          <table:table-cell office:value-type="float" office:value="12.5285714286" calcext:value-type="float">
            <text:p>12.5285714286</text:p>
          </table:table-cell>
          <table:table-cell table:formula="of:=AVERAGE([.M33:.M35])" office:value-type="float" office:value="26.512962962963" calcext:value-type="float">
            <text:p>26.512962963</text:p>
          </table:table-cell>
          <table:table-cell table:formula="of:=AVERAGE([.N33:.N35])" office:value-type="float" office:value="9.82201646090535" calcext:value-type="float">
            <text:p>9.8220164609</text:p>
          </table:table-cell>
          <table:table-cell table:formula="of:=AVERAGE([.O33:.O35];[.O37:.O39])" office:value-type="float" office:value="60.2833333333333" calcext:value-type="float">
            <text:p>60.2833333333</text:p>
          </table:table-cell>
        </table:table-row>
        <table:table-row table:style-name="ro1">
          <table:table-cell office:value-type="float" office:value="0.3343571" calcext:value-type="float">
            <text:p>0.3343571</text:p>
          </table:table-cell>
          <table:table-cell office:value-type="float" office:value="0.3720286" calcext:value-type="float">
            <text:p>0.3720286</text:p>
          </table:table-cell>
          <table:table-cell office:value-type="float" office:value="0.3420143" calcext:value-type="float">
            <text:p>0.3420143</text:p>
          </table:table-cell>
          <table:table-cell office:value-type="float" office:value="0.2845857" calcext:value-type="float">
            <text:p>0.2845857</text:p>
          </table:table-cell>
          <table:table-cell office:value-type="float" office:value="297.771428571" calcext:value-type="float">
            <text:p>297.771428571</text:p>
          </table:table-cell>
          <table:table-cell office:value-type="float" office:value="299.378571429" calcext:value-type="float">
            <text:p>299.378571429</text:p>
          </table:table-cell>
          <table:table-cell office:value-type="float" office:value="294.988571429" calcext:value-type="float">
            <text:p>294.988571429</text:p>
          </table:table-cell>
          <table:table-cell office:value-type="float" office:value="41.89" calcext:value-type="float">
            <text:p>41.89</text:p>
          </table:table-cell>
          <table:table-cell office:value-type="float" office:value="86.54" calcext:value-type="float">
            <text:p>86.54</text:p>
          </table:table-cell>
          <table:table-cell office:value-type="float" office:value="147.32" calcext:value-type="float">
            <text:p>147.32</text:p>
          </table:table-cell>
          <table:table-cell office:value-type="float" office:value="16.4842857143" calcext:value-type="float">
            <text:p>16.4842857143</text:p>
          </table:table-cell>
          <table:table-cell office:value-type="float" office:value="11.1285714286" calcext:value-type="float">
            <text:p>11.1285714286</text:p>
          </table:table-cell>
          <table:table-cell office:value-type="float" office:value="27.1" calcext:value-type="float">
            <text:p>27.1</text:p>
          </table:table-cell>
          <table:table-cell office:value-type="float" office:value="9.8" calcext:value-type="float">
            <text:p>9.8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1">
          <table:table-cell office:value-type="float" office:value="0.1302667" calcext:value-type="float">
            <text:p>0.1302667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0.1108143" calcext:value-type="float">
            <text:p>0.1108143</text:p>
          </table:table-cell>
          <table:table-cell office:value-type="float" office:value="0.1174857" calcext:value-type="float">
            <text:p>0.1174857</text:p>
          </table:table-cell>
          <table:table-cell office:value-type="float" office:value="298.457142857" calcext:value-type="float">
            <text:p>298.457142857</text:p>
          </table:table-cell>
          <table:table-cell office:value-type="float" office:value="300.514285714" calcext:value-type="float">
            <text:p>300.514285714</text:p>
          </table:table-cell>
          <table:table-cell office:value-type="float" office:value="296.115714286" calcext:value-type="float">
            <text:p>296.115714286</text:p>
          </table:table-cell>
          <table:table-cell office:value-type="float" office:value="35.7" calcext:value-type="float">
            <text:p>35.7</text:p>
          </table:table-cell>
          <table:table-cell office:value-type="float" office:value="88.7428571429" calcext:value-type="float">
            <text:p>88.7428571429</text:p>
          </table:table-cell>
          <table:table-cell office:value-type="float" office:value="46.58" calcext:value-type="float">
            <text:p>46.58</text:p>
          </table:table-cell>
          <table:table-cell office:value-type="float" office:value="17.67" calcext:value-type="float">
            <text:p>17.67</text:p>
          </table:table-cell>
          <table:table-cell office:value-type="float" office:value="10.2857142857" calcext:value-type="float">
            <text:p>10.2857142857</text:p>
          </table:table-cell>
          <table:table-cell office:value-type="float" office:value="27.4" calcext:value-type="float">
            <text:p>27.4</text:p>
          </table:table-cell>
          <table:table-cell office:value-type="float" office:value="8.7" calcext:value-type="float">
            <text:p>8.7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2680714" calcext:value-type="float">
            <text:p>0.2680714</text:p>
          </table:table-cell>
          <table:table-cell office:value-type="float" office:value="0.2102286" calcext:value-type="float">
            <text:p>0.2102286</text:p>
          </table:table-cell>
          <table:table-cell office:value-type="float" office:value="0.2273429" calcext:value-type="float">
            <text:p>0.2273429</text:p>
          </table:table-cell>
          <table:table-cell office:value-type="float" office:value="0.32515" calcext:value-type="float">
            <text:p>0.32515</text:p>
          </table:table-cell>
          <table:table-cell office:value-type="float" office:value="297.721428571" calcext:value-type="float">
            <text:p>297.721428571</text:p>
          </table:table-cell>
          <table:table-cell office:value-type="float" office:value="299.064285714" calcext:value-type="float">
            <text:p>299.064285714</text:p>
          </table:table-cell>
          <table:table-cell office:value-type="float" office:value="295.88" calcext:value-type="float">
            <text:p>295.88</text:p>
          </table:table-cell>
          <table:table-cell office:value-type="float" office:value="59.5" calcext:value-type="float">
            <text:p>59.5</text:p>
          </table:table-cell>
          <table:table-cell office:value-type="float" office:value="91.2" calcext:value-type="float">
            <text:p>91.2</text:p>
          </table:table-cell>
          <table:table-cell office:value-type="float" office:value="36.64" calcext:value-type="float">
            <text:p>36.64</text:p>
          </table:table-cell>
          <table:table-cell office:value-type="float" office:value="17.44" calcext:value-type="float">
            <text:p>17.44</text:p>
          </table:table-cell>
          <table:table-cell office:value-type="float" office:value="8.9285714286" calcext:value-type="float">
            <text:p>8.9285714286</text:p>
          </table:table-cell>
          <table:table-cell office:value-type="float" office:value="27.1666666667" calcext:value-type="float">
            <text:p>27.1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0.3915333" calcext:value-type="float">
            <text:p>0.3915333</text:p>
          </table:table-cell>
          <table:table-cell office:value-type="float" office:value="0.3207286" calcext:value-type="float">
            <text:p>0.3207286</text:p>
          </table:table-cell>
          <table:table-cell office:value-type="float" office:value="0.1595857" calcext:value-type="float">
            <text:p>0.1595857</text:p>
          </table:table-cell>
          <table:table-cell office:value-type="float" office:value="0.3325286" calcext:value-type="float">
            <text:p>0.3325286</text:p>
          </table:table-cell>
          <table:table-cell office:value-type="float" office:value="298.628571429" calcext:value-type="float">
            <text:p>298.628571429</text:p>
          </table:table-cell>
          <table:table-cell office:value-type="float" office:value="299.971428571" calcext:value-type="float">
            <text:p>299.971428571</text:p>
          </table:table-cell>
          <table:table-cell office:value-type="float" office:value="294.382857143" calcext:value-type="float">
            <text:p>294.382857143</text:p>
          </table:table-cell>
          <table:table-cell office:value-type="float" office:value="6.9" calcext:value-type="float">
            <text:p>6.9</text:p>
          </table:table-cell>
          <table:table-cell office:value-type="float" office:value="79.5571428571" calcext:value-type="float">
            <text:p>79.5571428571</text:p>
          </table:table-cell>
          <table:table-cell office:value-type="float" office:value="48.68" calcext:value-type="float">
            <text:p>48.68</text:p>
          </table:table-cell>
          <table:table-cell office:value-type="float" office:value="15.9014285714" calcext:value-type="float">
            <text:p>15.9014285714</text:p>
          </table:table-cell>
          <table:table-cell office:value-type="float" office:value="13.2" calcext:value-type="float">
            <text:p>13.2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2754571" calcext:value-type="float">
            <text:p>0.2754571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2612571" calcext:value-type="float">
            <text:p>0.2612571</text:p>
          </table:table-cell>
          <table:table-cell office:value-type="float" office:value="0.3283857" calcext:value-type="float">
            <text:p>0.3283857</text:p>
          </table:table-cell>
          <table:table-cell office:value-type="float" office:value="299.17" calcext:value-type="float">
            <text:p>299.17</text:p>
          </table:table-cell>
          <table:table-cell office:value-type="float" office:value="300.914285714" calcext:value-type="float">
            <text:p>300.914285714</text:p>
          </table:table-cell>
          <table:table-cell office:value-type="float" office:value="296.115714286" calcext:value-type="float">
            <text:p>296.115714286</text:p>
          </table:table-cell>
          <table:table-cell office:value-type="float" office:value="70.02" calcext:value-type="float">
            <text:p>70.02</text:p>
          </table:table-cell>
          <table:table-cell office:value-type="float" office:value="84.8071428571" calcext:value-type="float">
            <text:p>84.8071428571</text:p>
          </table:table-cell>
          <table:table-cell office:value-type="float" office:value="85.69" calcext:value-type="float">
            <text:p>85.69</text:p>
          </table:table-cell>
          <table:table-cell office:value-type="float" office:value="17.7114285714" calcext:value-type="float">
            <text:p>17.7114285714</text:p>
          </table:table-cell>
          <table:table-cell office:value-type="float" office:value="11.6571428571" calcext:value-type="float">
            <text:p>11.6571428571</text:p>
          </table:table-cell>
          <table:table-cell office:value-type="float" office:value="28.65" calcext:value-type="float">
            <text:p>28.65</text:p>
          </table:table-cell>
          <table:table-cell office:value-type="float" office:value="13.1" calcext:value-type="float">
            <text:p>13.1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0.2614714" calcext:value-type="float">
            <text:p>0.2614714</text:p>
          </table:table-cell>
          <table:table-cell office:value-type="float" office:value="0.1862429" calcext:value-type="float">
            <text:p>0.1862429</text:p>
          </table:table-cell>
          <table:table-cell office:value-type="float" office:value="0.3057286" calcext:value-type="float">
            <text:p>0.3057286</text:p>
          </table:table-cell>
          <table:table-cell office:value-type="float" office:value="0.2577429" calcext:value-type="float">
            <text:p>0.2577429</text:p>
          </table:table-cell>
          <table:table-cell office:value-type="float" office:value="297.568571429" calcext:value-type="float">
            <text:p>297.568571429</text:p>
          </table:table-cell>
          <table:table-cell office:value-type="float" office:value="298.742857143" calcext:value-type="float">
            <text:p>298.742857143</text:p>
          </table:table-cell>
          <table:table-cell office:value-type="float" office:value="295.314285714" calcext:value-type="float">
            <text:p>295.314285714</text:p>
          </table:table-cell>
          <table:table-cell office:value-type="float" office:value="39.9" calcext:value-type="float">
            <text:p>39.9</text:p>
          </table:table-cell>
          <table:table-cell office:value-type="float" office:value="88.8257142857" calcext:value-type="float">
            <text:p>88.8257142857</text:p>
          </table:table-cell>
          <table:table-cell office:value-type="float" office:value="52.27" calcext:value-type="float">
            <text:p>52.27</text:p>
          </table:table-cell>
          <table:table-cell office:value-type="float" office:value="16.8242857143" calcext:value-type="float">
            <text:p>16.8242857143</text:p>
          </table:table-cell>
          <table:table-cell office:value-type="float" office:value="8.8285714286" calcext:value-type="float">
            <text:p>8.8285714286</text:p>
          </table:table-cell>
          <table:table-cell office:value-type="float" office:value="26.975" calcext:value-type="float">
            <text:p>26.975</text:p>
          </table:table-cell>
          <table:table-cell office:value-type="float" office:value="10.875" calcext:value-type="float">
            <text:p>10.87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0.3523286" calcext:value-type="float">
            <text:p>0.3523286</text:p>
          </table:table-cell>
          <table:table-cell office:value-type="float" office:value="0.2841714" calcext:value-type="float">
            <text:p>0.2841714</text:p>
          </table:table-cell>
          <table:table-cell office:value-type="float" office:value="0.3764143" calcext:value-type="float">
            <text:p>0.3764143</text:p>
          </table:table-cell>
          <table:table-cell office:value-type="float" office:value="0.3553429" calcext:value-type="float">
            <text:p>0.3553429</text:p>
          </table:table-cell>
          <table:table-cell office:value-type="float" office:value="298.057142857" calcext:value-type="float">
            <text:p>298.057142857</text:p>
          </table:table-cell>
          <table:table-cell office:value-type="float" office:value="299.264285714" calcext:value-type="float">
            <text:p>299.264285714</text:p>
          </table:table-cell>
          <table:table-cell office:value-type="float" office:value="296.867142857" calcext:value-type="float">
            <text:p>296.867142857</text:p>
          </table:table-cell>
          <table:table-cell office:value-type="float" office:value="51.6" calcext:value-type="float">
            <text:p>51.6</text:p>
          </table:table-cell>
          <table:table-cell office:value-type="float" office:value="94.16" calcext:value-type="float">
            <text:p>94.16</text:p>
          </table:table-cell>
          <table:table-cell office:value-type="float" office:value="65.25" calcext:value-type="float">
            <text:p>65.25</text:p>
          </table:table-cell>
          <table:table-cell office:value-type="float" office:value="18.5471428571" calcext:value-type="float">
            <text:p>18.5471428571</text:p>
          </table:table-cell>
          <table:table-cell office:value-type="float" office:value="8.3571428571" calcext:value-type="float">
            <text:p>8.3571428571</text:p>
          </table:table-cell>
          <table:table-cell office:value-type="float" office:value="28.55" calcext:value-type="float">
            <text:p>28.55</text:p>
          </table:table-cell>
          <table:table-cell office:value-type="float" office:value="11.3" calcext:value-type="float">
            <text:p>11.3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0.2538429" calcext:value-type="float">
            <text:p>0.2538429</text:p>
          </table:table-cell>
          <table:table-cell office:value-type="float" office:value="0.1996667" calcext:value-type="float">
            <text:p>0.1996667</text:p>
          </table:table-cell>
          <table:table-cell office:value-type="float" office:value="0.3036857" calcext:value-type="float">
            <text:p>0.3036857</text:p>
          </table:table-cell>
          <table:table-cell office:value-type="float" office:value="0.2235571" calcext:value-type="float">
            <text:p>0.2235571</text:p>
          </table:table-cell>
          <table:table-cell office:value-type="float" office:value="299.428571429" calcext:value-type="float">
            <text:p>299.428571429</text:p>
          </table:table-cell>
          <table:table-cell office:value-type="float" office:value="300.921428571" calcext:value-type="float">
            <text:p>300.921428571</text:p>
          </table:table-cell>
          <table:table-cell office:value-type="float" office:value="296.295714286" calcext:value-type="float">
            <text:p>296.295714286</text:p>
          </table:table-cell>
          <table:table-cell office:value-type="float" office:value="23.1" calcext:value-type="float">
            <text:p>23.1</text:p>
          </table:table-cell>
          <table:table-cell office:value-type="float" office:value="85.0657142857" calcext:value-type="float">
            <text:p>85.0657142857</text:p>
          </table:table-cell>
          <table:table-cell office:value-type="float" office:value="35.61" calcext:value-type="float">
            <text:p>35.61</text:p>
          </table:table-cell>
          <table:table-cell office:value-type="float" office:value="17.9014285714" calcext:value-type="float">
            <text:p>17.9014285714</text:p>
          </table:table-cell>
          <table:table-cell office:value-type="float" office:value="13.1571428571" calcext:value-type="float">
            <text:p>13.1571428571</text:p>
          </table:table-cell>
          <table:table-cell office:value-type="float" office:value="27.7" calcext:value-type="float">
            <text:p>27.7</text:p>
          </table:table-cell>
          <table:table-cell office:value-type="float" office:value="9.55" calcext:value-type="float">
            <text:p>9.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2953286" calcext:value-type="float">
            <text:p>0.2953286</text:p>
          </table:table-cell>
          <table:table-cell office:value-type="float" office:value="0.2312286" calcext:value-type="float">
            <text:p>0.231228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3197714" calcext:value-type="float">
            <text:p>0.3197714</text:p>
          </table:table-cell>
          <table:table-cell office:value-type="float" office:value="298.441428571" calcext:value-type="float">
            <text:p>298.441428571</text:p>
          </table:table-cell>
          <table:table-cell office:value-type="float" office:value="299.942857143" calcext:value-type="float">
            <text:p>299.942857143</text:p>
          </table:table-cell>
          <table:table-cell office:value-type="float" office:value="295.907142857" calcext:value-type="float">
            <text:p>295.907142857</text:p>
          </table:table-cell>
          <table:table-cell office:value-type="float" office:value="48.5" calcext:value-type="float">
            <text:p>48.5</text:p>
          </table:table-cell>
          <table:table-cell office:value-type="float" office:value="87.87" calcext:value-type="float">
            <text:p>87.87</text:p>
          </table:table-cell>
          <table:table-cell office:value-type="float" office:value="74.01" calcext:value-type="float">
            <text:p>74.01</text:p>
          </table:table-cell>
          <table:table-cell office:value-type="float" office:value="17.5371428571" calcext:value-type="float">
            <text:p>17.5371428571</text:p>
          </table:table-cell>
          <table:table-cell office:value-type="float" office:value="12.3142857143" calcext:value-type="float">
            <text:p>12.3142857143</text:p>
          </table:table-cell>
          <table:table-cell office:value-type="float" office:value="27.4" calcext:value-type="float">
            <text:p>27.4</text:p>
          </table:table-cell>
          <table:table-cell office:value-type="float" office:value="10" calcext:value-type="float">
            <text:p>10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float" office:value="0.4148857" calcext:value-type="float">
            <text:p>0.4148857</text:p>
          </table:table-cell>
          <table:table-cell office:value-type="float" office:value="0.3245571" calcext:value-type="float">
            <text:p>0.3245571</text:p>
          </table:table-cell>
          <table:table-cell office:value-type="float" office:value="0.2727429" calcext:value-type="float">
            <text:p>0.2727429</text:p>
          </table:table-cell>
          <table:table-cell office:value-type="float" office:value="0.3656714" calcext:value-type="float">
            <text:p>0.3656714</text:p>
          </table:table-cell>
          <table:table-cell office:value-type="float" office:value="299.504285714" calcext:value-type="float">
            <text:p>299.504285714</text:p>
          </table:table-cell>
          <table:table-cell office:value-type="float" office:value="300.785714286" calcext:value-type="float">
            <text:p>300.785714286</text:p>
          </table:table-cell>
          <table:table-cell office:value-type="float" office:value="296.178571429" calcext:value-type="float">
            <text:p>296.178571429</text:p>
          </table:table-cell>
          <table:table-cell office:value-type="float" office:value="67" calcext:value-type="float">
            <text:p>67</text:p>
          </table:table-cell>
          <table:table-cell office:value-type="float" office:value="84.8271428571" calcext:value-type="float">
            <text:p>84.8271428571</text:p>
          </table:table-cell>
          <table:table-cell office:value-type="float" office:value="91.63" calcext:value-type="float">
            <text:p>91.63</text:p>
          </table:table-cell>
          <table:table-cell office:value-type="float" office:value="17.8057142857" calcext:value-type="float">
            <text:p>17.8057142857</text:p>
          </table:table-cell>
          <table:table-cell office:value-type="float" office:value="10.6571428571" calcext:value-type="float">
            <text:p>10.6571428571</text:p>
          </table:table-cell>
          <table:table-cell office:value-type="float" office:value="28.35" calcext:value-type="float">
            <text:p>28.35</text:p>
          </table:table-cell>
          <table:table-cell office:value-type="float" office:value="12.35" calcext:value-type="float">
            <text:p>12.35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0.3466857" calcext:value-type="float">
            <text:p>0.3466857</text:p>
          </table:table-cell>
          <table:table-cell office:value-type="float" office:value="0.3154143" calcext:value-type="float">
            <text:p>0.3154143</text:p>
          </table:table-cell>
          <table:table-cell office:value-type="float" office:value="0.2708571" calcext:value-type="float">
            <text:p>0.2708571</text:p>
          </table:table-cell>
          <table:table-cell office:value-type="float" office:value="0.3742" calcext:value-type="float">
            <text:p>0.3742</text:p>
          </table:table-cell>
          <table:table-cell office:value-type="float" office:value="297.168571429" calcext:value-type="float">
            <text:p>297.168571429</text:p>
          </table:table-cell>
          <table:table-cell office:value-type="float" office:value="297.707142857" calcext:value-type="float">
            <text:p>297.707142857</text:p>
          </table:table-cell>
          <table:table-cell office:value-type="float" office:value="296.484285714" calcext:value-type="float">
            <text:p>296.484285714</text:p>
          </table:table-cell>
          <table:table-cell office:value-type="float" office:value="53.9" calcext:value-type="float">
            <text:p>53.9</text:p>
          </table:table-cell>
          <table:table-cell office:value-type="float" office:value="96.3542857143" calcext:value-type="float">
            <text:p>96.3542857143</text:p>
          </table:table-cell>
          <table:table-cell office:value-type="float" office:value="74.68" calcext:value-type="float">
            <text:p>74.68</text:p>
          </table:table-cell>
          <table:table-cell office:value-type="float" office:value="18.1214285714" calcext:value-type="float">
            <text:p>18.1214285714</text:p>
          </table:table-cell>
          <table:table-cell office:value-type="float" office:value="5.9285714286" calcext:value-type="float">
            <text:p>5.9285714286</text:p>
          </table:table-cell>
          <table:table-cell office:value-type="float" office:value="27.2" calcext:value-type="float">
            <text:p>27.2</text:p>
          </table:table-cell>
          <table:table-cell office:value-type="float" office:value="8.9" calcext:value-type="float">
            <text:p>8.9</text:p>
          </table:table-cell>
          <table:table-cell office:value-type="float" office:value="184.2" calcext:value-type="float">
            <text:p>184.2</text:p>
          </table:table-cell>
        </table:table-row>
        <table:table-row table:style-name="ro1">
          <table:table-cell office:value-type="float" office:value="0.2278714" calcext:value-type="float">
            <text:p>0.2278714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1909143" calcext:value-type="float">
            <text:p>0.1909143</text:p>
          </table:table-cell>
          <table:table-cell office:value-type="float" office:value="0.2095571" calcext:value-type="float">
            <text:p>0.2095571</text:p>
          </table:table-cell>
          <table:table-cell office:value-type="float" office:value="299.418571429" calcext:value-type="float">
            <text:p>299.418571429</text:p>
          </table:table-cell>
          <table:table-cell office:value-type="float" office:value="301.235714286" calcext:value-type="float">
            <text:p>301.235714286</text:p>
          </table:table-cell>
          <table:table-cell office:value-type="float" office:value="296.097142857" calcext:value-type="float">
            <text:p>296.097142857</text:p>
          </table:table-cell>
          <table:table-cell office:value-type="float" office:value="26.8" calcext:value-type="float">
            <text:p>26.8</text:p>
          </table:table-cell>
          <table:table-cell office:value-type="float" office:value="84.6114285714" calcext:value-type="float">
            <text:p>84.6114285714</text:p>
          </table:table-cell>
          <table:table-cell office:value-type="float" office:value="74.08" calcext:value-type="float">
            <text:p>74.08</text:p>
          </table:table-cell>
          <table:table-cell office:value-type="float" office:value="17.7385714286" calcext:value-type="float">
            <text:p>17.7385714286</text:p>
          </table:table-cell>
          <table:table-cell office:value-type="float" office:value="11.6428571429" calcext:value-type="float">
            <text:p>11.6428571429</text:p>
          </table:table-cell>
          <table:table-cell office:value-type="float" office:value="28.25" calcext:value-type="float">
            <text:p>28.25</text:p>
          </table:table-cell>
          <table:table-cell office:value-type="float" office:value="11" calcext:value-type="float">
            <text:p>1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0.2153167" calcext:value-type="float">
            <text:p>0.2153167</text:p>
          </table:table-cell>
          <table:table-cell office:value-type="float" office:value="0.1672857" calcext:value-type="float">
            <text:p>0.1672857</text:p>
          </table:table-cell>
          <table:table-cell office:value-type="float" office:value="0.2026286" calcext:value-type="float">
            <text:p>0.2026286</text:p>
          </table:table-cell>
          <table:table-cell office:value-type="float" office:value="0.2191286" calcext:value-type="float">
            <text:p>0.2191286</text:p>
          </table:table-cell>
          <table:table-cell office:value-type="float" office:value="297.958571429" calcext:value-type="float">
            <text:p>297.958571429</text:p>
          </table:table-cell>
          <table:table-cell office:value-type="float" office:value="299.2" calcext:value-type="float">
            <text:p>299.2</text:p>
          </table:table-cell>
          <table:table-cell office:value-type="float" office:value="297.02" calcext:value-type="float">
            <text:p>297.02</text:p>
          </table:table-cell>
          <table:table-cell office:value-type="float" office:value="56.8" calcext:value-type="float">
            <text:p>56.8</text:p>
          </table:table-cell>
          <table:table-cell office:value-type="float" office:value="95.2514285714" calcext:value-type="float">
            <text:p>95.2514285714</text:p>
          </table:table-cell>
          <table:table-cell office:value-type="float" office:value="71.98" calcext:value-type="float">
            <text:p>71.98</text:p>
          </table:table-cell>
          <table:table-cell office:value-type="float" office:value="18.7142857143" calcext:value-type="float">
            <text:p>18.7142857143</text:p>
          </table:table-cell>
          <table:table-cell office:value-type="float" office:value="7.9142857143" calcext:value-type="float">
            <text:p>7.9142857143</text:p>
          </table:table-cell>
          <table:table-cell office:value-type="float" office:value="28" calcext:value-type="float">
            <text:p>28</text:p>
          </table:table-cell>
          <table:table-cell office:value-type="float" office:value="10.36" calcext:value-type="float">
            <text:p>10.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2019429" calcext:value-type="float">
            <text:p>0.2019429</text:p>
          </table:table-cell>
          <table:table-cell office:value-type="float" office:value="0.1593667" calcext:value-type="float">
            <text:p>0.1593667</text:p>
          </table:table-cell>
          <table:table-cell office:value-type="float" office:value="0.1590429" calcext:value-type="float">
            <text:p>0.1590429</text:p>
          </table:table-cell>
          <table:table-cell office:value-type="float" office:value="0.2410857" calcext:value-type="float">
            <text:p>0.2410857</text:p>
          </table:table-cell>
          <table:table-cell office:value-type="float" office:value="299.177142857" calcext:value-type="float">
            <text:p>299.177142857</text:p>
          </table:table-cell>
          <table:table-cell office:value-type="float" office:value="300.378571429" calcext:value-type="float">
            <text:p>300.378571429</text:p>
          </table:table-cell>
          <table:table-cell office:value-type="float" office:value="296.44" calcext:value-type="float">
            <text:p>296.44</text:p>
          </table:table-cell>
          <table:table-cell office:value-type="float" office:value="36.83" calcext:value-type="float">
            <text:p>36.83</text:p>
          </table:table-cell>
          <table:table-cell office:value-type="float" office:value="87.13" calcext:value-type="float">
            <text:p>87.13</text:p>
          </table:table-cell>
          <table:table-cell office:value-type="float" office:value="53.01" calcext:value-type="float">
            <text:p>53.01</text:p>
          </table:table-cell>
          <table:table-cell office:value-type="float" office:value="18.11" calcext:value-type="float">
            <text:p>18.11</text:p>
          </table:table-cell>
          <table:table-cell office:value-type="float" office:value="10.9571428571" calcext:value-type="float">
            <text:p>10.9571428571</text:p>
          </table:table-cell>
          <table:table-cell office:value-type="float" office:value="27.9" calcext:value-type="float">
            <text:p>27.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3234286" calcext:value-type="float">
            <text:p>0.3234286</text:p>
          </table:table-cell>
          <table:table-cell office:value-type="float" office:value="0.3095143" calcext:value-type="float">
            <text:p>0.3095143</text:p>
          </table:table-cell>
          <table:table-cell office:value-type="float" office:value="0.2758286" calcext:value-type="float">
            <text:p>0.2758286</text:p>
          </table:table-cell>
          <table:table-cell office:value-type="float" office:value="0.3359" calcext:value-type="float">
            <text:p>0.3359</text:p>
          </table:table-cell>
          <table:table-cell office:value-type="float" office:value="297.787142857" calcext:value-type="float">
            <text:p>297.787142857</text:p>
          </table:table-cell>
          <table:table-cell office:value-type="float" office:value="298.835714286" calcext:value-type="float">
            <text:p>298.835714286</text:p>
          </table:table-cell>
          <table:table-cell office:value-type="float" office:value="296.574285714" calcext:value-type="float">
            <text:p>296.574285714</text:p>
          </table:table-cell>
          <table:table-cell office:value-type="float" office:value="91" calcext:value-type="float">
            <text:p>91</text:p>
          </table:table-cell>
          <table:table-cell office:value-type="float" office:value="93.9385714286" calcext:value-type="float">
            <text:p>93.9385714286</text:p>
          </table:table-cell>
          <table:table-cell office:value-type="float" office:value="70.04" calcext:value-type="float">
            <text:p>70.04</text:p>
          </table:table-cell>
          <table:table-cell office:value-type="float" office:value="18.2071428571" calcext:value-type="float">
            <text:p>18.2071428571</text:p>
          </table:table-cell>
          <table:table-cell office:value-type="float" office:value="6.5" calcext:value-type="float">
            <text:p>6.5</text:p>
          </table:table-cell>
          <table:table-cell table:formula="of:=AVERAGE([.M48:.M50];[.M52:.M54])" office:value-type="float" office:value="28.1375" calcext:value-type="float">
            <text:p>28.1375</text:p>
          </table:table-cell>
          <table:table-cell table:formula="of:=AVERAGE([.N48:.N50];[.N52:.N54])" office:value-type="float" office:value="9.935" calcext:value-type="float">
            <text:p>9.93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611429" calcext:value-type="float">
            <text:p>0.2611429</text:p>
          </table:table-cell>
          <table:table-cell office:value-type="float" office:value="0.2033143" calcext:value-type="float">
            <text:p>0.2033143</text:p>
          </table:table-cell>
          <table:table-cell office:value-type="float" office:value="0.2437429" calcext:value-type="float">
            <text:p>0.2437429</text:p>
          </table:table-cell>
          <table:table-cell office:value-type="float" office:value="0.2363571" calcext:value-type="float">
            <text:p>0.2363571</text:p>
          </table:table-cell>
          <table:table-cell office:value-type="float" office:value="298.701428571" calcext:value-type="float">
            <text:p>298.701428571</text:p>
          </table:table-cell>
          <table:table-cell office:value-type="float" office:value="300.035714286" calcext:value-type="float">
            <text:p>300.035714286</text:p>
          </table:table-cell>
          <table:table-cell office:value-type="float" office:value="296.385714286" calcext:value-type="float">
            <text:p>296.385714286</text:p>
          </table:table-cell>
          <table:table-cell office:value-type="float" office:value="38" calcext:value-type="float">
            <text:p>38</text:p>
          </table:table-cell>
          <table:table-cell office:value-type="float" office:value="88.78" calcext:value-type="float">
            <text:p>88.78</text:p>
          </table:table-cell>
          <table:table-cell office:value-type="float" office:value="49.56" calcext:value-type="float">
            <text:p>49.56</text:p>
          </table:table-cell>
          <table:table-cell office:value-type="float" office:value="18.04" calcext:value-type="float">
            <text:p>18.04</text:p>
          </table:table-cell>
          <table:table-cell office:value-type="float" office:value="10.2142857143" calcext:value-type="float">
            <text:p>10.2142857143</text:p>
          </table:table-cell>
          <table:table-cell office:value-type="float" office:value="28.375" calcext:value-type="float">
            <text:p>28.375</text:p>
          </table:table-cell>
          <table:table-cell office:value-type="float" office:value="9.65" calcext:value-type="float">
            <text:p>9.65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1">
          <table:table-cell office:value-type="float" office:value="0.3648625" calcext:value-type="float">
            <text:p>0.3648625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4031125" calcext:value-type="float">
            <text:p>0.4031125</text:p>
          </table:table-cell>
          <table:table-cell office:value-type="float" office:value="0.3162" calcext:value-type="float">
            <text:p>0.3162</text:p>
          </table:table-cell>
          <table:table-cell office:value-type="float" office:value="298.404285714" calcext:value-type="float">
            <text:p>298.404285714</text:p>
          </table:table-cell>
          <table:table-cell office:value-type="float" office:value="299.657142857" calcext:value-type="float">
            <text:p>299.657142857</text:p>
          </table:table-cell>
          <table:table-cell office:value-type="float" office:value="297.122857143" calcext:value-type="float">
            <text:p>297.122857143</text:p>
          </table:table-cell>
          <table:table-cell office:value-type="float" office:value="29.79" calcext:value-type="float">
            <text:p>29.79</text:p>
          </table:table-cell>
          <table:table-cell office:value-type="float" office:value="93.2528571429" calcext:value-type="float">
            <text:p>93.2528571429</text:p>
          </table:table-cell>
          <table:table-cell office:value-type="float" office:value="109.83" calcext:value-type="float">
            <text:p>109.83</text:p>
          </table:table-cell>
          <table:table-cell office:value-type="float" office:value="18.8557142857" calcext:value-type="float">
            <text:p>18.8557142857</text:p>
          </table:table-cell>
          <table:table-cell office:value-type="float" office:value="8.2285714286" calcext:value-type="float">
            <text:p>8.2285714286</text:p>
          </table:table-cell>
          <table:table-cell office:value-type="float" office:value="27.8" calcext:value-type="float">
            <text:p>27.8</text:p>
          </table:table-cell>
          <table:table-cell office:value-type="float" office:value="8.5" calcext:value-type="float">
            <text:p>8.5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0.3148429" calcext:value-type="float">
            <text:p>0.3148429</text:p>
          </table:table-cell>
          <table:table-cell office:value-type="float" office:value="0.1866286" calcext:value-type="float">
            <text:p>0.1866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2704" calcext:value-type="float">
            <text:p>0.2704</text:p>
          </table:table-cell>
          <table:table-cell office:value-type="float" office:value="298.162857143" calcext:value-type="float">
            <text:p>298.162857143</text:p>
          </table:table-cell>
          <table:table-cell office:value-type="float" office:value="300.007142857" calcext:value-type="float">
            <text:p>300.007142857</text:p>
          </table:table-cell>
          <table:table-cell office:value-type="float" office:value="296.712857143" calcext:value-type="float">
            <text:p>296.712857143</text:p>
          </table:table-cell>
          <table:table-cell office:value-type="float" office:value="61.61" calcext:value-type="float">
            <text:p>61.61</text:p>
          </table:table-cell>
          <table:table-cell office:value-type="float" office:value="93.0057142857" calcext:value-type="float">
            <text:p>93.0057142857</text:p>
          </table:table-cell>
          <table:table-cell office:value-type="float" office:value="70.6" calcext:value-type="float">
            <text:p>70.6</text:p>
          </table:table-cell>
          <table:table-cell office:value-type="float" office:value="18.37" calcext:value-type="float">
            <text:p>18.37</text:p>
          </table:table-cell>
          <table:table-cell office:value-type="float" office:value="9.7571428571" calcext:value-type="float">
            <text:p>9.7571428571</text:p>
          </table:table-cell>
          <table:table-cell office:value-type="float" office:value="28.5" calcext:value-type="float">
            <text:p>28.5</text:p>
          </table:table-cell>
          <table:table-cell office:value-type="float" office:value="9.1" calcext:value-type="float">
            <text:p>9.1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0.3044143" calcext:value-type="float">
            <text:p>0.3044143</text:p>
          </table:table-cell>
          <table:table-cell office:value-type="float" office:value="0.3612571" calcext:value-type="float">
            <text:p>0.3612571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3156286" calcext:value-type="float">
            <text:p>0.3156286</text:p>
          </table:table-cell>
          <table:table-cell office:value-type="float" office:value="297.662857143" calcext:value-type="float">
            <text:p>297.662857143</text:p>
          </table:table-cell>
          <table:table-cell office:value-type="float" office:value="298.842857143" calcext:value-type="float">
            <text:p>298.842857143</text:p>
          </table:table-cell>
          <table:table-cell office:value-type="float" office:value="296.727142857" calcext:value-type="float">
            <text:p>296.727142857</text:p>
          </table:table-cell>
          <table:table-cell office:value-type="float" office:value="96.21" calcext:value-type="float">
            <text:p>96.21</text:p>
          </table:table-cell>
          <table:table-cell office:value-type="float" office:value="95.53" calcext:value-type="float">
            <text:p>95.53</text:p>
          </table:table-cell>
          <table:table-cell office:value-type="float" office:value="93.73" calcext:value-type="float">
            <text:p>93.73</text:p>
          </table:table-cell>
          <table:table-cell office:value-type="float" office:value="18.4085714286" calcext:value-type="float">
            <text:p>18.4085714286</text:p>
          </table:table-cell>
          <table:table-cell office:value-type="float" office:value="7.2285714286" calcext:value-type="float">
            <text:p>7.2285714286</text:p>
          </table:table-cell>
          <table:table-cell office:value-type="float" office:value="28.4" calcext:value-type="float">
            <text:p>28.4</text:p>
          </table:table-cell>
          <table:table-cell office:value-type="float" office:value="10.4" calcext:value-type="float">
            <text:p>10.4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1">
          <table:table-cell office:value-type="float" office:value="0.3459333" calcext:value-type="float">
            <text:p>0.3459333</text:p>
          </table:table-cell>
          <table:table-cell office:value-type="float" office:value="0.3118" calcext:value-type="float">
            <text:p>0.3118</text:p>
          </table:table-cell>
          <table:table-cell office:value-type="float" office:value="291" calcext:value-type="float">
            <text:p>291</text:p>
          </table:table-cell>
          <table:table-cell office:value-type="float" office:value="0.3379714" calcext:value-type="float">
            <text:p>0.3379714</text:p>
          </table:table-cell>
          <table:table-cell office:value-type="float" office:value="300.068571429" calcext:value-type="float">
            <text:p>300.068571429</text:p>
          </table:table-cell>
          <table:table-cell office:value-type="float" office:value="301.564285714" calcext:value-type="float">
            <text:p>301.564285714</text:p>
          </table:table-cell>
          <table:table-cell office:value-type="float" office:value="296.58" calcext:value-type="float">
            <text:p>296.58</text:p>
          </table:table-cell>
          <table:table-cell office:value-type="float" office:value="26.7" calcext:value-type="float">
            <text:p>26.7</text:p>
          </table:table-cell>
          <table:table-cell office:value-type="float" office:value="83.3" calcext:value-type="float">
            <text:p>83.3</text:p>
          </table:table-cell>
          <table:table-cell office:value-type="float" office:value="60.52" calcext:value-type="float">
            <text:p>60.52</text:p>
          </table:table-cell>
          <table:table-cell office:value-type="float" office:value="18.2585714286" calcext:value-type="float">
            <text:p>18.2585714286</text:p>
          </table:table-cell>
          <table:table-cell office:value-type="float" office:value="11.3571428571" calcext:value-type="float">
            <text:p>11.3571428571</text:p>
          </table:table-cell>
          <table:table-cell office:value-type="float" office:value="28.8666666667" calcext:value-type="float">
            <text:p>28.8666666667</text:p>
          </table:table-cell>
          <table:table-cell office:value-type="float" office:value="11.1666666667" calcext:value-type="float">
            <text:p>11.166666666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3643667" calcext:value-type="float">
            <text:p>0.3643667</text:p>
          </table:table-cell>
          <table:table-cell office:value-type="float" office:value="0.2779143" calcext:value-type="float">
            <text:p>0.2779143</text:p>
          </table:table-cell>
          <table:table-cell office:value-type="float" office:value="0.2925571" calcext:value-type="float">
            <text:p>0.2925571</text:p>
          </table:table-cell>
          <table:table-cell office:value-type="float" office:value="0.2806857" calcext:value-type="float">
            <text:p>0.2806857</text:p>
          </table:table-cell>
          <table:table-cell office:value-type="float" office:value="299.648571429" calcext:value-type="float">
            <text:p>299.648571429</text:p>
          </table:table-cell>
          <table:table-cell office:value-type="float" office:value="301.107142857" calcext:value-type="float">
            <text:p>301.107142857</text:p>
          </table:table-cell>
          <table:table-cell office:value-type="float" office:value="296.931428571" calcext:value-type="float">
            <text:p>296.931428571</text:p>
          </table:table-cell>
          <table:table-cell office:value-type="float" office:value="42.24" calcext:value-type="float">
            <text:p>42.24</text:p>
          </table:table-cell>
          <table:table-cell office:value-type="float" office:value="87.3128571429" calcext:value-type="float">
            <text:p>87.3128571429</text:p>
          </table:table-cell>
          <table:table-cell office:value-type="float" office:value="25.67" calcext:value-type="float">
            <text:p>25.67</text:p>
          </table:table-cell>
          <table:table-cell office:value-type="float" office:value="18.6457142857" calcext:value-type="float">
            <text:p>18.6457142857</text:p>
          </table:table-cell>
          <table:table-cell office:value-type="float" office:value="9.9857142857" calcext:value-type="float">
            <text:p>9.9857142857</text:p>
          </table:table-cell>
          <table:table-cell office:value-type="float" office:value="28.8666666667" calcext:value-type="float">
            <text:p>28.8666666667</text:p>
          </table:table-cell>
          <table:table-cell office:value-type="float" office:value="12.0666666667" calcext:value-type="float">
            <text:p>12.0666666667</text:p>
          </table:table-cell>
          <table:table-cell table:formula="of:=AVERAGE([.O54:.O56];[.O58:.O60])" office:value-type="float" office:value="154.35" calcext:value-type="float">
            <text:p>154.35</text:p>
          </table:table-cell>
        </table:table-row>
        <table:table-row table:style-name="ro1">
          <table:table-cell office:value-type="float" office:value="0.1582286" calcext:value-type="float">
            <text:p>0.1582286</text:p>
          </table:table-cell>
          <table:table-cell office:value-type="float" office:value="0.16725" calcext:value-type="float">
            <text:p>0.16725</text:p>
          </table:table-cell>
          <table:table-cell office:value-type="float" office:value="0.1518143" calcext:value-type="float">
            <text:p>0.1518143</text:p>
          </table:table-cell>
          <table:table-cell office:value-type="float" office:value="0.1266" calcext:value-type="float">
            <text:p>0.1266</text:p>
          </table:table-cell>
          <table:table-cell office:value-type="float" office:value="299.061428571" calcext:value-type="float">
            <text:p>299.061428571</text:p>
          </table:table-cell>
          <table:table-cell office:value-type="float" office:value="300.828571429" calcext:value-type="float">
            <text:p>300.828571429</text:p>
          </table:table-cell>
          <table:table-cell office:value-type="float" office:value="296.907142857" calcext:value-type="float">
            <text:p>296.907142857</text:p>
          </table:table-cell>
          <table:table-cell office:value-type="float" office:value="47.3" calcext:value-type="float">
            <text:p>47.3</text:p>
          </table:table-cell>
          <table:table-cell office:value-type="float" office:value="89.4271428571" calcext:value-type="float">
            <text:p>89.4271428571</text:p>
          </table:table-cell>
          <table:table-cell office:value-type="float" office:value="88.96" calcext:value-type="float">
            <text:p>88.96</text:p>
          </table:table-cell>
          <table:table-cell office:value-type="float" office:value="18.6357142857" calcext:value-type="float">
            <text:p>18.6357142857</text:p>
          </table:table-cell>
          <table:table-cell office:value-type="float" office:value="9.3428571429" calcext:value-type="float">
            <text:p>9.3428571429</text:p>
          </table:table-cell>
          <table:table-cell office:value-type="float" office:value="28525" calcext:value-type="float">
            <text:p>28525</text:p>
          </table:table-cell>
          <table:table-cell office:value-type="float" office:value="10.725" calcext:value-type="float">
            <text:p>10.72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2151857" calcext:value-type="float">
            <text:p>0.2151857</text:p>
          </table:table-cell>
          <table:table-cell office:value-type="float" office:value="0.1728143" calcext:value-type="float">
            <text:p>0.1728143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283571" calcext:value-type="float">
            <text:p>0.2283571</text:p>
          </table:table-cell>
          <table:table-cell office:value-type="float" office:value="296.752857143" calcext:value-type="float">
            <text:p>296.752857143</text:p>
          </table:table-cell>
          <table:table-cell office:value-type="float" office:value="297.692857143" calcext:value-type="float">
            <text:p>297.692857143</text:p>
          </table:table-cell>
          <table:table-cell office:value-type="float" office:value="295.995714286" calcext:value-type="float">
            <text:p>295.995714286</text:p>
          </table:table-cell>
          <table:table-cell office:value-type="float" office:value="56.8" calcext:value-type="float">
            <text:p>56.8</text:p>
          </table:table-cell>
          <table:table-cell office:value-type="float" office:value="95.9771428571" calcext:value-type="float">
            <text:p>95.9771428571</text:p>
          </table:table-cell>
          <table:table-cell office:value-type="float" office:value="52.61" calcext:value-type="float">
            <text:p>52.61</text:p>
          </table:table-cell>
          <table:table-cell office:value-type="float" office:value="17.5757142857" calcext:value-type="float">
            <text:p>17.5757142857</text:p>
          </table:table-cell>
          <table:table-cell office:value-type="float" office:value="5.1857142857" calcext:value-type="float">
            <text:p>5.1857142857</text:p>
          </table:table-cell>
          <table:table-cell office:value-type="float" office:value="27.4666666667" calcext:value-type="float">
            <text:p>27.4666666667</text:p>
          </table:table-cell>
          <table:table-cell office:value-type="float" office:value="8.7333333333" calcext:value-type="float">
            <text:p>8.7333333333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  <table:table-cell office:value-type="float" office:value="0.2024571" calcext:value-type="float">
            <text:p>0.2024571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1806857" calcext:value-type="float">
            <text:p>0.1806857</text:p>
          </table:table-cell>
          <table:table-cell office:value-type="float" office:value="298.027142857" calcext:value-type="float">
            <text:p>298.027142857</text:p>
          </table:table-cell>
          <table:table-cell office:value-type="float" office:value="299.164285714" calcext:value-type="float">
            <text:p>299.164285714</text:p>
          </table:table-cell>
          <table:table-cell office:value-type="float" office:value="297.221428571" calcext:value-type="float">
            <text:p>297.221428571</text:p>
          </table:table-cell>
          <table:table-cell office:value-type="float" office:value="189.06" calcext:value-type="float">
            <text:p>189.06</text:p>
          </table:table-cell>
          <table:table-cell office:value-type="float" office:value="95.7485714286" calcext:value-type="float">
            <text:p>95.7485714286</text:p>
          </table:table-cell>
          <table:table-cell office:value-type="float" office:value="125.35" calcext:value-type="float">
            <text:p>125.35</text:p>
          </table:table-cell>
          <table:table-cell office:value-type="float" office:value="18.9471428571" calcext:value-type="float">
            <text:p>18.9471428571</text:p>
          </table:table-cell>
          <table:table-cell office:value-type="float" office:value="6.9857142857" calcext:value-type="float">
            <text:p>6.9857142857</text:p>
          </table:table-cell>
          <table:table-cell office:value-type="float" office:value="27.5" calcext:value-type="float">
            <text:p>27.5</text:p>
          </table:table-cell>
          <table:table-cell office:value-type="float" office:value="9.5" calcext:value-type="float">
            <text:p>9.5</text:p>
          </table:table-cell>
          <table:table-cell office:value-type="float" office:value="350.9" calcext:value-type="float">
            <text:p>350.9</text:p>
          </table:table-cell>
        </table:table-row>
        <table:table-row table:style-name="ro1">
          <table:table-cell office:value-type="float" office:value="0.2011" calcext:value-type="float">
            <text:p>0.2011</text:p>
          </table:table-cell>
          <table:table-cell office:value-type="float" office:value="0.2081429" calcext:value-type="float">
            <text:p>0.2081429</text:p>
          </table:table-cell>
          <table:table-cell office:value-type="float" office:value="0.2812143" calcext:value-type="float">
            <text:p>0.2812143</text:p>
          </table:table-cell>
          <table:table-cell office:value-type="float" office:value="0.2109" calcext:value-type="float">
            <text:p>0.2109</text:p>
          </table:table-cell>
          <table:table-cell office:value-type="float" office:value="298.295714286" calcext:value-type="float">
            <text:p>298.295714286</text:p>
          </table:table-cell>
          <table:table-cell office:value-type="float" office:value="299.285714286" calcext:value-type="float">
            <text:p>299.285714286</text:p>
          </table:table-cell>
          <table:table-cell office:value-type="float" office:value="296.542857143" calcext:value-type="float">
            <text:p>296.542857143</text:p>
          </table:table-cell>
          <table:table-cell office:value-type="float" office:value="39.6" calcext:value-type="float">
            <text:p>39.6</text:p>
          </table:table-cell>
          <table:table-cell office:value-type="float" office:value="91.5771428571" calcext:value-type="float">
            <text:p>91.5771428571</text:p>
          </table:table-cell>
          <table:table-cell office:value-type="float" office:value="46.98" calcext:value-type="float">
            <text:p>46.98</text:p>
          </table:table-cell>
          <table:table-cell office:value-type="float" office:value="18.2014285714" calcext:value-type="float">
            <text:p>18.2014285714</text:p>
          </table:table-cell>
          <table:table-cell office:value-type="float" office:value="7.8571428571" calcext:value-type="float">
            <text:p>7.8571428571</text:p>
          </table:table-cell>
          <table:table-cell office:value-type="float" office:value="28.65" calcext:value-type="float">
            <text:p>28.65</text:p>
          </table:table-cell>
          <table:table-cell office:value-type="float" office:value="10.9" calcext:value-type="float">
            <text:p>10.9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0.2937167" calcext:value-type="float">
            <text:p>0.2937167</text:p>
          </table:table-cell>
          <table:table-cell office:value-type="float" office:value="0.2696167" calcext:value-type="float">
            <text:p>0.269616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771" calcext:value-type="float">
            <text:p>0.2771</text:p>
          </table:table-cell>
          <table:table-cell office:value-type="float" office:value="298.158571429" calcext:value-type="float">
            <text:p>298.158571429</text:p>
          </table:table-cell>
          <table:table-cell office:value-type="float" office:value="299.392857143" calcext:value-type="float">
            <text:p>299.392857143</text:p>
          </table:table-cell>
          <table:table-cell office:value-type="float" office:value="297.045714286" calcext:value-type="float">
            <text:p>297.045714286</text:p>
          </table:table-cell>
          <table:table-cell office:value-type="float" office:value="44.51" calcext:value-type="float">
            <text:p>44.51</text:p>
          </table:table-cell>
          <table:table-cell office:value-type="float" office:value="94.4014285714" calcext:value-type="float">
            <text:p>94.4014285714</text:p>
          </table:table-cell>
          <table:table-cell office:value-type="float" office:value="54.22" calcext:value-type="float">
            <text:p>54.22</text:p>
          </table:table-cell>
          <table:table-cell office:value-type="float" office:value="18.7314285714" calcext:value-type="float">
            <text:p>18.7314285714</text:p>
          </table:table-cell>
          <table:table-cell office:value-type="float" office:value="8.0142857143" calcext:value-type="float">
            <text:p>8.0142857143</text:p>
          </table:table-cell>
          <table:table-cell office:value-type="float" office:value="28.2666666667" calcext:value-type="float">
            <text:p>28.2666666667</text:p>
          </table:table-cell>
          <table:table-cell office:value-type="float" office:value="9.2" calcext:value-type="float">
            <text:p>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1558429" calcext:value-type="float">
            <text:p>0.1558429</text:p>
          </table:table-cell>
          <table:table-cell office:value-type="float" office:value="0.1370833" calcext:value-type="float">
            <text:p>0.1370833</text:p>
          </table:table-cell>
          <table:table-cell office:value-type="float" office:value="0.2418714" calcext:value-type="float">
            <text:p>0.2418714</text:p>
          </table:table-cell>
          <table:table-cell office:value-type="float" office:value="0.1464286" calcext:value-type="float">
            <text:p>0.1464286</text:p>
          </table:table-cell>
          <table:table-cell office:value-type="float" office:value="297.957142857" calcext:value-type="float">
            <text:p>297.957142857</text:p>
          </table:table-cell>
          <table:table-cell office:value-type="float" office:value="298.685714286" calcext:value-type="float">
            <text:p>298.685714286</text:p>
          </table:table-cell>
          <table:table-cell office:value-type="float" office:value="297.528571429" calcext:value-type="float">
            <text:p>297.528571429</text:p>
          </table:table-cell>
          <table:table-cell office:value-type="float" office:value="201.4" calcext:value-type="float">
            <text:p>201.4</text:p>
          </table:table-cell>
          <table:table-cell office:value-type="float" office:value="97.6871428571" calcext:value-type="float">
            <text:p>97.6871428571</text:p>
          </table:table-cell>
          <table:table-cell office:value-type="float" office:value="155.54" calcext:value-type="float">
            <text:p>155.54</text:p>
          </table:table-cell>
          <table:table-cell office:value-type="float" office:value="19.2742857143" calcext:value-type="float">
            <text:p>19.2742857143</text:p>
          </table:table-cell>
          <table:table-cell office:value-type="float" office:value="4.8285714286" calcext:value-type="float">
            <text:p>4.8285714286</text:p>
          </table:table-cell>
          <table:table-cell office:value-type="float" office:value="26.8" calcext:value-type="float">
            <text:p>26.8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0.2515167" calcext:value-type="float">
            <text:p>0.2515167</text:p>
          </table:table-cell>
          <table:table-cell office:value-type="float" office:value="0.1817667" calcext:value-type="float">
            <text:p>0.1817667</text:p>
          </table:table-cell>
          <table:table-cell office:value-type="float" office:value="0.1545286" calcext:value-type="float">
            <text:p>0.1545286</text:p>
          </table:table-cell>
          <table:table-cell office:value-type="float" office:value="0.2099571" calcext:value-type="float">
            <text:p>0.2099571</text:p>
          </table:table-cell>
          <table:table-cell office:value-type="float" office:value="297.314285714" calcext:value-type="float">
            <text:p>297.314285714</text:p>
          </table:table-cell>
          <table:table-cell office:value-type="float" office:value="298.678571429" calcext:value-type="float">
            <text:p>298.678571429</text:p>
          </table:table-cell>
          <table:table-cell office:value-type="float" office:value="295.85" calcext:value-type="float">
            <text:p>295.85</text:p>
          </table:table-cell>
          <table:table-cell office:value-type="float" office:value="21.7" calcext:value-type="float">
            <text:p>21.7</text:p>
          </table:table-cell>
          <table:table-cell office:value-type="float" office:value="92.2671428571" calcext:value-type="float">
            <text:p>92.2671428571</text:p>
          </table:table-cell>
          <table:table-cell office:value-type="float" office:value="162.51" calcext:value-type="float">
            <text:p>162.51</text:p>
          </table:table-cell>
          <table:table-cell office:value-type="float" office:value="17.3985714286" calcext:value-type="float">
            <text:p>17.3985714286</text:p>
          </table:table-cell>
          <table:table-cell office:value-type="float" office:value="7.8142857143" calcext:value-type="float">
            <text:p>7.8142857143</text:p>
          </table:table-cell>
          <table:table-cell office:value-type="float" office:value="28.7" calcext:value-type="float">
            <text:p>28.7</text:p>
          </table:table-cell>
          <table:table-cell office:value-type="float" office:value="9.85" calcext:value-type="float">
            <text:p>9.85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1">
          <table:table-cell office:value-type="float" office:value="0.2150714" calcext:value-type="float">
            <text:p>0.2150714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209286" calcext:value-type="float">
            <text:p>0.1209286</text:p>
          </table:table-cell>
          <table:table-cell office:value-type="float" office:value="0.2354286" calcext:value-type="float">
            <text:p>0.2354286</text:p>
          </table:table-cell>
          <table:table-cell office:value-type="float" office:value="298.37" calcext:value-type="float">
            <text:p>298.37</text:p>
          </table:table-cell>
          <table:table-cell office:value-type="float" office:value="299.828571429" calcext:value-type="float">
            <text:p>299.828571429</text:p>
          </table:table-cell>
          <table:table-cell office:value-type="float" office:value="296.251428571" calcext:value-type="float">
            <text:p>296.251428571</text:p>
          </table:table-cell>
          <table:table-cell office:value-type="float" office:value="32.8" calcext:value-type="float">
            <text:p>32.8</text:p>
          </table:table-cell>
          <table:table-cell office:value-type="float" office:value="89.82" calcext:value-type="float">
            <text:p>89.82</text:p>
          </table:table-cell>
          <table:table-cell office:value-type="float" office:value="99.37" calcext:value-type="float">
            <text:p>99.37</text:p>
          </table:table-cell>
          <table:table-cell office:value-type="float" office:value="17.82" calcext:value-type="float">
            <text:p>17.82</text:p>
          </table:table-cell>
          <table:table-cell office:value-type="float" office:value="9.3428571429" calcext:value-type="float">
            <text:p>9.3428571429</text:p>
          </table:table-cell>
          <table:table-cell office:value-type="float" office:value="27.72" calcext:value-type="float">
            <text:p>27.72</text:p>
          </table:table-cell>
          <table:table-cell office:value-type="float" office:value="8.96" calcext:value-type="float">
            <text:p>8.96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0.3816857" calcext:value-type="float">
            <text:p>0.3816857</text:p>
          </table:table-cell>
          <table:table-cell office:value-type="float" office:value="0.3683143" calcext:value-type="float">
            <text:p>0.3683143</text:p>
          </table:table-cell>
          <table:table-cell office:value-type="float" office:value="0.3837714" calcext:value-type="float">
            <text:p>0.3837714</text:p>
          </table:table-cell>
          <table:table-cell office:value-type="float" office:value="0.3666571" calcext:value-type="float">
            <text:p>0.3666571</text:p>
          </table:table-cell>
          <table:table-cell office:value-type="float" office:value="297.37" calcext:value-type="float">
            <text:p>297.37</text:p>
          </table:table-cell>
          <table:table-cell office:value-type="float" office:value="298.585714286" calcext:value-type="float">
            <text:p>298.585714286</text:p>
          </table:table-cell>
          <table:table-cell office:value-type="float" office:value="296.088571429" calcext:value-type="float">
            <text:p>296.088571429</text:p>
          </table:table-cell>
          <table:table-cell office:value-type="float" office:value="67.5" calcext:value-type="float">
            <text:p>67.5</text:p>
          </table:table-cell>
          <table:table-cell office:value-type="float" office:value="93.8014285714" calcext:value-type="float">
            <text:p>93.8014285714</text:p>
          </table:table-cell>
          <table:table-cell office:value-type="float" office:value="55.12" calcext:value-type="float">
            <text:p>55.12</text:p>
          </table:table-cell>
          <table:table-cell office:value-type="float" office:value="17.6242857143" calcext:value-type="float">
            <text:p>17.6242857143</text:p>
          </table:table-cell>
          <table:table-cell office:value-type="float" office:value="7.6285714286" calcext:value-type="float">
            <text:p>7.6285714286</text:p>
          </table:table-cell>
          <table:table-cell office:value-type="float" office:value="28.25" calcext:value-type="float">
            <text:p>28.25</text:p>
          </table:table-cell>
          <table:table-cell office:value-type="float" office:value="10.85" calcext:value-type="float">
            <text:p>10.8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0.3091143" calcext:value-type="float">
            <text:p>0.3091143</text:p>
          </table:table-cell>
          <table:table-cell office:value-type="float" office:value="0.2173571" calcext:value-type="float">
            <text:p>0.2173571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2446571" calcext:value-type="float">
            <text:p>0.2446571</text:p>
          </table:table-cell>
          <table:table-cell office:value-type="float" office:value="297.708571429" calcext:value-type="float">
            <text:p>297.708571429</text:p>
          </table:table-cell>
          <table:table-cell office:value-type="float" office:value="299" calcext:value-type="float">
            <text:p>299</text:p>
          </table:table-cell>
          <table:table-cell office:value-type="float" office:value="296.235714286" calcext:value-type="float">
            <text:p>296.235714286</text:p>
          </table:table-cell>
          <table:table-cell office:value-type="float" office:value="68" calcext:value-type="float">
            <text:p>68</text:p>
          </table:table-cell>
          <table:table-cell office:value-type="float" office:value="92.4171428571" calcext:value-type="float">
            <text:p>92.4171428571</text:p>
          </table:table-cell>
          <table:table-cell office:value-type="float" office:value="87.41" calcext:value-type="float">
            <text:p>87.41</text:p>
          </table:table-cell>
          <table:table-cell office:value-type="float" office:value="17.8928571429" calcext:value-type="float">
            <text:p>17.8928571429</text:p>
          </table:table-cell>
          <table:table-cell office:value-type="float" office:value="8.4571428571" calcext:value-type="float">
            <text:p>8.4571428571</text:p>
          </table:table-cell>
          <table:table-cell office:value-type="float" office:value="28.1" calcext:value-type="float">
            <text:p>28.1</text:p>
          </table:table-cell>
          <table:table-cell office:value-type="float" office:value="10.85" calcext:value-type="float">
            <text:p>10.85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0.1869333" calcext:value-type="float">
            <text:p>0.1869333</text:p>
          </table:table-cell>
          <table:table-cell office:value-type="float" office:value="0.1447571" calcext:value-type="float">
            <text:p>0.1447571</text:p>
          </table:table-cell>
          <table:table-cell office:value-type="float" office:value="0.1957429" calcext:value-type="float">
            <text:p>0.1957429</text:p>
          </table:table-cell>
          <table:table-cell office:value-type="float" office:value="0.1824286" calcext:value-type="float">
            <text:p>0.1824286</text:p>
          </table:table-cell>
          <table:table-cell office:value-type="float" office:value="297.701428571" calcext:value-type="float">
            <text:p>297.701428571</text:p>
          </table:table-cell>
          <table:table-cell office:value-type="float" office:value="298.464285714" calcext:value-type="float">
            <text:p>298.464285714</text:p>
          </table:table-cell>
          <table:table-cell office:value-type="float" office:value="297.202857143" calcext:value-type="float">
            <text:p>297.202857143</text:p>
          </table:table-cell>
          <table:table-cell office:value-type="float" office:value="90.2" calcext:value-type="float">
            <text:p>90.2</text:p>
          </table:table-cell>
          <table:table-cell office:value-type="float" office:value="97.3228571429" calcext:value-type="float">
            <text:p>97.3228571429</text:p>
          </table:table-cell>
          <table:table-cell office:value-type="float" office:value="40.03" calcext:value-type="float">
            <text:p>40.03</text:p>
          </table:table-cell>
          <table:table-cell office:value-type="float" office:value="18.8857142857" calcext:value-type="float">
            <text:p>18.8857142857</text:p>
          </table:table-cell>
          <table:table-cell office:value-type="float" office:value="6.4142857143" calcext:value-type="float">
            <text:p>6.4142857143</text:p>
          </table:table-cell>
          <table:table-cell office:value-type="float" office:value="27.65" calcext:value-type="float">
            <text:p>27.65</text:p>
          </table:table-cell>
          <table:table-cell office:value-type="float" office:value="9.35" calcext:value-type="float">
            <text:p>9.3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2082833" calcext:value-type="float">
            <text:p>0.2082833</text:p>
          </table:table-cell>
          <table:table-cell office:value-type="float" office:value="0.1649167" calcext:value-type="float">
            <text:p>0.1649167</text:p>
          </table:table-cell>
          <table:table-cell office:value-type="float" office:value="0.2776667" calcext:value-type="float">
            <text:p>0.2776667</text:p>
          </table:table-cell>
          <table:table-cell office:value-type="float" office:value="0.1962667" calcext:value-type="float">
            <text:p>0.1962667</text:p>
          </table:table-cell>
          <table:table-cell office:value-type="float" office:value="297.437142857" calcext:value-type="float">
            <text:p>297.437142857</text:p>
          </table:table-cell>
          <table:table-cell office:value-type="float" office:value="298.192857143" calcext:value-type="float">
            <text:p>298.192857143</text:p>
          </table:table-cell>
          <table:table-cell office:value-type="float" office:value="296.961428571" calcext:value-type="float">
            <text:p>296.961428571</text:p>
          </table:table-cell>
          <table:table-cell office:value-type="float" office:value="178.2" calcext:value-type="float">
            <text:p>178.2</text:p>
          </table:table-cell>
          <table:table-cell office:value-type="float" office:value="97.3814285714" calcext:value-type="float">
            <text:p>97.3814285714</text:p>
          </table:table-cell>
          <table:table-cell office:value-type="float" office:value="37.6" calcext:value-type="float">
            <text:p>37.6</text:p>
          </table:table-cell>
          <table:table-cell office:value-type="float" office:value="18.5971428571" calcext:value-type="float">
            <text:p>18.5971428571</text:p>
          </table:table-cell>
          <table:table-cell office:value-type="float" office:value="5.3571428571" calcext:value-type="float">
            <text:p>5.3571428571</text:p>
          </table:table-cell>
          <table:table-cell office:value-type="float" office:value="28.85" calcext:value-type="float">
            <text:p>28.85</text:p>
          </table:table-cell>
          <table:table-cell office:value-type="float" office:value="10.05" calcext:value-type="float">
            <text:p>10.0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0.2141" calcext:value-type="float">
            <text:p>0.2141</text:p>
          </table:table-cell>
          <table:table-cell office:value-type="float" office:value="0.2315333" calcext:value-type="float">
            <text:p>0.2315333</text:p>
          </table:table-cell>
          <table:table-cell office:value-type="float" office:value="0.1616857" calcext:value-type="float">
            <text:p>0.1616857</text:p>
          </table:table-cell>
          <table:table-cell office:value-type="float" office:value="0.2017714" calcext:value-type="float">
            <text:p>0.2017714</text:p>
          </table:table-cell>
          <table:table-cell office:value-type="float" office:value="297.927142857" calcext:value-type="float">
            <text:p>297.927142857</text:p>
          </table:table-cell>
          <table:table-cell office:value-type="float" office:value="298.864285714" calcext:value-type="float">
            <text:p>298.864285714</text:p>
          </table:table-cell>
          <table:table-cell office:value-type="float" office:value="297.402857143" calcext:value-type="float">
            <text:p>297.402857143</text:p>
          </table:table-cell>
          <table:table-cell office:value-type="float" office:value="54.9" calcext:value-type="float">
            <text:p>54.9</text:p>
          </table:table-cell>
          <table:table-cell office:value-type="float" office:value="97.1628571429" calcext:value-type="float">
            <text:p>97.1628571429</text:p>
          </table:table-cell>
          <table:table-cell office:value-type="float" office:value="78.8" calcext:value-type="float">
            <text:p>78.8</text:p>
          </table:table-cell>
          <table:table-cell office:value-type="float" office:value="19.1528571429" calcext:value-type="float">
            <text:p>19.1528571429</text:p>
          </table:table-cell>
          <table:table-cell office:value-type="float" office:value="6.6428571429" calcext:value-type="float">
            <text:p>6.6428571429</text:p>
          </table:table-cell>
          <table:table-cell office:value-type="float" office:value="28.6" calcext:value-type="float">
            <text:p>28.6</text:p>
          </table:table-cell>
          <table:table-cell office:value-type="float" office:value="9.1" calcext:value-type="float">
            <text:p>9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0.1465333" calcext:value-type="float">
            <text:p>0.1465333</text:p>
          </table:table-cell>
          <table:table-cell office:value-type="float" office:value="0.1345833" calcext:value-type="float">
            <text:p>0.1345833</text:p>
          </table:table-cell>
          <table:table-cell office:value-type="float" office:value="0.1343143" calcext:value-type="float">
            <text:p>0.1343143</text:p>
          </table:table-cell>
          <table:table-cell office:value-type="float" office:value="0.1880571" calcext:value-type="float">
            <text:p>0.1880571</text:p>
          </table:table-cell>
          <table:table-cell office:value-type="float" office:value="297.33" calcext:value-type="float">
            <text:p>297.33</text:p>
          </table:table-cell>
          <table:table-cell office:value-type="float" office:value="298.435714286" calcext:value-type="float">
            <text:p>298.435714286</text:p>
          </table:table-cell>
          <table:table-cell office:value-type="float" office:value="296.575714286" calcext:value-type="float">
            <text:p>296.575714286</text:p>
          </table:table-cell>
          <table:table-cell office:value-type="float" office:value="64.1" calcext:value-type="float">
            <text:p>64.1</text:p>
          </table:table-cell>
          <table:table-cell office:value-type="float" office:value="95.9371428571" calcext:value-type="float">
            <text:p>95.9371428571</text:p>
          </table:table-cell>
          <table:table-cell office:value-type="float" office:value="33.29" calcext:value-type="float">
            <text:p>33.29</text:p>
          </table:table-cell>
          <table:table-cell office:value-type="float" office:value="18.1814285714" calcext:value-type="float">
            <text:p>18.1814285714</text:p>
          </table:table-cell>
          <table:table-cell office:value-type="float" office:value="6.1" calcext:value-type="float">
            <text:p>6.1</text:p>
          </table:table-cell>
          <table:table-cell office:value-type="float" office:value="25.8" calcext:value-type="float">
            <text:p>25.8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2484333" calcext:value-type="float">
            <text:p>0.2484333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020667" calcext:value-type="float">
            <text:p>0.2020667</text:p>
          </table:table-cell>
          <table:table-cell office:value-type="float" office:value="0.1930667" calcext:value-type="float">
            <text:p>0.1930667</text:p>
          </table:table-cell>
          <table:table-cell office:value-type="float" office:value="298.684285714" calcext:value-type="float">
            <text:p>298.684285714</text:p>
          </table:table-cell>
          <table:table-cell office:value-type="float" office:value="299.721428571" calcext:value-type="float">
            <text:p>299.721428571</text:p>
          </table:table-cell>
          <table:table-cell office:value-type="float" office:value="296.341428571" calcext:value-type="float">
            <text:p>296.341428571</text:p>
          </table:table-cell>
          <table:table-cell office:value-type="float" office:value="54.89" calcext:value-type="float">
            <text:p>54.89</text:p>
          </table:table-cell>
          <table:table-cell office:value-type="float" office:value="88.2942857143" calcext:value-type="float">
            <text:p>88.2942857143</text:p>
          </table:table-cell>
          <table:table-cell office:value-type="float" office:value="49.07" calcext:value-type="float">
            <text:p>49.07</text:p>
          </table:table-cell>
          <table:table-cell office:value-type="float" office:value="17.94" calcext:value-type="float">
            <text:p>17.94</text:p>
          </table:table-cell>
          <table:table-cell office:value-type="float" office:value="9.2714285714" calcext:value-type="float">
            <text:p>9.2714285714</text:p>
          </table:table-cell>
          <table:table-cell office:value-type="float" office:value="27.9" calcext:value-type="float">
            <text:p>27.9</text:p>
          </table:table-cell>
          <table:table-cell office:value-type="float" office:value="11.6" calcext:value-type="float">
            <text:p>11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2700857" calcext:value-type="float">
            <text:p>0.2700857</text:p>
          </table:table-cell>
          <table:table-cell office:value-type="float" office:value="0.1737571" calcext:value-type="float">
            <text:p>0.1737571</text:p>
          </table:table-cell>
          <table:table-cell office:value-type="float" office:value="0.2104571" calcext:value-type="float">
            <text:p>0.2104571</text:p>
          </table:table-cell>
          <table:table-cell office:value-type="float" office:value="0.2297429" calcext:value-type="float">
            <text:p>0.2297429</text:p>
          </table:table-cell>
          <table:table-cell office:value-type="float" office:value="297.532857143" calcext:value-type="float">
            <text:p>297.532857143</text:p>
          </table:table-cell>
          <table:table-cell office:value-type="float" office:value="298.342857143" calcext:value-type="float">
            <text:p>298.342857143</text:p>
          </table:table-cell>
          <table:table-cell office:value-type="float" office:value="296.352857143" calcext:value-type="float">
            <text:p>296.352857143</text:p>
          </table:table-cell>
          <table:table-cell office:value-type="float" office:value="49.1" calcext:value-type="float">
            <text:p>49.1</text:p>
          </table:table-cell>
          <table:table-cell office:value-type="float" office:value="93.9185714286" calcext:value-type="float">
            <text:p>93.9185714286</text:p>
          </table:table-cell>
          <table:table-cell office:value-type="float" office:value="56.22" calcext:value-type="float">
            <text:p>56.22</text:p>
          </table:table-cell>
          <table:table-cell office:value-type="float" office:value="17.9571428571" calcext:value-type="float">
            <text:p>17.9571428571</text:p>
          </table:table-cell>
          <table:table-cell office:value-type="float" office:value="7.5428571429" calcext:value-type="float">
            <text:p>7.5428571429</text:p>
          </table:table-cell>
          <table:table-cell table:formula="of:=AVERAGE([.M70:.M72])" office:value-type="float" office:value="27.4333333333333" calcext:value-type="float">
            <text:p>27.4333333333</text:p>
          </table:table-cell>
          <table:table-cell table:formula="of:=AVERAGE([.N70:.N72])" office:value-type="float" office:value="9.4" calcext:value-type="float">
            <text:p>9.4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0.3118143" calcext:value-type="float">
            <text:p>0.3118143</text:p>
          </table:table-cell>
          <table:table-cell office:value-type="float" office:value="0.3585429" calcext:value-type="float">
            <text:p>0.3585429</text:p>
          </table:table-cell>
          <table:table-cell office:value-type="float" office:value="0.2806571" calcext:value-type="float">
            <text:p>0.2806571</text:p>
          </table:table-cell>
          <table:table-cell office:value-type="float" office:value="0.2474571" calcext:value-type="float">
            <text:p>0.2474571</text:p>
          </table:table-cell>
          <table:table-cell office:value-type="float" office:value="299.005714286" calcext:value-type="float">
            <text:p>299.005714286</text:p>
          </table:table-cell>
          <table:table-cell office:value-type="float" office:value="300.614285714" calcext:value-type="float">
            <text:p>300.614285714</text:p>
          </table:table-cell>
          <table:table-cell office:value-type="float" office:value="295.804285714" calcext:value-type="float">
            <text:p>295.804285714</text:p>
          </table:table-cell>
          <table:table-cell office:value-type="float" office:value="21.1" calcext:value-type="float">
            <text:p>21.1</text:p>
          </table:table-cell>
          <table:table-cell office:value-type="float" office:value="84.6585714286" calcext:value-type="float">
            <text:p>84.6585714286</text:p>
          </table:table-cell>
          <table:table-cell office:value-type="float" office:value="43.14" calcext:value-type="float">
            <text:p>43.14</text:p>
          </table:table-cell>
          <table:table-cell office:value-type="float" office:value="17.4071428571" calcext:value-type="float">
            <text:p>17.4071428571</text:p>
          </table:table-cell>
          <table:table-cell office:value-type="float" office:value="10.9428571429" calcext:value-type="float">
            <text:p>10.9428571429</text:p>
          </table:table-cell>
          <table:table-cell office:value-type="float" office:value="27.4" calcext:value-type="float">
            <text:p>27.4</text:p>
          </table:table-cell>
          <table:table-cell office:value-type="float" office:value="8.7" calcext:value-type="float">
            <text:p>8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0.3782857" calcext:value-type="float">
            <text:p>0.3782857</text:p>
          </table:table-cell>
          <table:table-cell office:value-type="float" office:value="0.3693714" calcext:value-type="float">
            <text:p>0.3693714</text:p>
          </table:table-cell>
          <table:table-cell office:value-type="float" office:value="0.3631857" calcext:value-type="float">
            <text:p>0.3631857</text:p>
          </table:table-cell>
          <table:table-cell office:value-type="float" office:value="0.3612429" calcext:value-type="float">
            <text:p>0.3612429</text:p>
          </table:table-cell>
          <table:table-cell office:value-type="float" office:value="298.434285714" calcext:value-type="float">
            <text:p>298.434285714</text:p>
          </table:table-cell>
          <table:table-cell office:value-type="float" office:value="299.478571429" calcext:value-type="float">
            <text:p>299.478571429</text:p>
          </table:table-cell>
          <table:table-cell office:value-type="float" office:value="295.678571429" calcext:value-type="float">
            <text:p>295.678571429</text:p>
          </table:table-cell>
          <table:table-cell office:value-type="float" office:value="34.92" calcext:value-type="float">
            <text:p>34.92</text:p>
          </table:table-cell>
          <table:table-cell office:value-type="float" office:value="86.7014285714" calcext:value-type="float">
            <text:p>86.7014285714</text:p>
          </table:table-cell>
          <table:table-cell office:value-type="float" office:value="61.75" calcext:value-type="float">
            <text:p>61.75</text:p>
          </table:table-cell>
          <table:table-cell office:value-type="float" office:value="17.2" calcext:value-type="float">
            <text:p>17.2</text:p>
          </table:table-cell>
          <table:table-cell office:value-type="float" office:value="10.0142857143" calcext:value-type="float">
            <text:p>10.0142857143</text:p>
          </table:table-cell>
          <table:table-cell table:formula="of:=AVERAGE([.M72:.M74];[.M76:.M78])" office:value-type="float" office:value="27.4750000000056" calcext:value-type="float">
            <text:p>27.475</text:p>
          </table:table-cell>
          <table:table-cell table:formula="of:=AVERAGE([.N72:.N74];[.N76:.N78])" office:value-type="float" office:value="9.70833333333333" calcext:value-type="float">
            <text:p>9.7083333333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0.1395143" calcext:value-type="float">
            <text:p>0.1395143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4235" calcext:value-type="float">
            <text:p>0.14235</text:p>
          </table:table-cell>
          <table:table-cell office:value-type="float" office:value="0.1185429" calcext:value-type="float">
            <text:p>0.1185429</text:p>
          </table:table-cell>
          <table:table-cell office:value-type="float" office:value="297.304285714" calcext:value-type="float">
            <text:p>297.304285714</text:p>
          </table:table-cell>
          <table:table-cell office:value-type="float" office:value="298.485714286" calcext:value-type="float">
            <text:p>298.485714286</text:p>
          </table:table-cell>
          <table:table-cell office:value-type="float" office:value="296.227142857" calcext:value-type="float">
            <text:p>296.227142857</text:p>
          </table:table-cell>
          <table:table-cell office:value-type="float" office:value="51" calcext:value-type="float">
            <text:p>51</text:p>
          </table:table-cell>
          <table:table-cell office:value-type="float" office:value="94.5928571429" calcext:value-type="float">
            <text:p>94.5928571429</text:p>
          </table:table-cell>
          <table:table-cell office:value-type="float" office:value="40.44" calcext:value-type="float">
            <text:p>40.44</text:p>
          </table:table-cell>
          <table:table-cell office:value-type="float" office:value="17.7885714286" calcext:value-type="float">
            <text:p>17.7885714286</text:p>
          </table:table-cell>
          <table:table-cell office:value-type="float" office:value="7.1714285714" calcext:value-type="float">
            <text:p>7.1714285714</text:p>
          </table:table-cell>
          <table:table-cell office:value-type="float" office:value="27.1" calcext:value-type="float">
            <text:p>27.1</text:p>
          </table:table-cell>
          <table:table-cell office:value-type="float" office:value="9.1666666667" calcext:value-type="float">
            <text:p>9.166666666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2890857" calcext:value-type="float">
            <text:p>0.2890857</text:p>
          </table:table-cell>
          <table:table-cell office:value-type="float" office:value="0.2256429" calcext:value-type="float">
            <text:p>0.2256429</text:p>
          </table:table-cell>
          <table:table-cell office:value-type="float" office:value="0.2247143" calcext:value-type="float">
            <text:p>0.2247143</text:p>
          </table:table-cell>
          <table:table-cell office:value-type="float" office:value="0.2651286" calcext:value-type="float">
            <text:p>0.2651286</text:p>
          </table:table-cell>
          <table:table-cell office:value-type="float" office:value="297.377142857" calcext:value-type="float">
            <text:p>297.377142857</text:p>
          </table:table-cell>
          <table:table-cell office:value-type="float" office:value="298.621428571" calcext:value-type="float">
            <text:p>298.621428571</text:p>
          </table:table-cell>
          <table:table-cell office:value-type="float" office:value="295.32" calcext:value-type="float">
            <text:p>295.32</text:p>
          </table:table-cell>
          <table:table-cell office:value-type="float" office:value="29.01" calcext:value-type="float">
            <text:p>29.01</text:p>
          </table:table-cell>
          <table:table-cell office:value-type="float" office:value="89.1942857143" calcext:value-type="float">
            <text:p>89.1942857143</text:p>
          </table:table-cell>
          <table:table-cell office:value-type="float" office:value="104.83" calcext:value-type="float">
            <text:p>104.83</text:p>
          </table:table-cell>
          <table:table-cell office:value-type="float" office:value="16.8242857143" calcext:value-type="float">
            <text:p>16.8242857143</text:p>
          </table:table-cell>
          <table:table-cell office:value-type="float" office:value="8.5285714286" calcext:value-type="float">
            <text:p>8.5285714286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9.8333333333" calcext:value-type="float">
            <text:p>9.8333333333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0.2915571" calcext:value-type="float">
            <text:p>0.2915571</text:p>
          </table:table-cell>
          <table:table-cell office:value-type="float" office:value="0.2460714" calcext:value-type="float">
            <text:p>0.2460714</text:p>
          </table:table-cell>
          <table:table-cell office:value-type="float" office:value="0.3518571" calcext:value-type="float">
            <text:p>0.3518571</text:p>
          </table:table-cell>
          <table:table-cell office:value-type="float" office:value="0.2604571" calcext:value-type="float">
            <text:p>0.2604571</text:p>
          </table:table-cell>
          <table:table-cell office:value-type="float" office:value="297.857142857" calcext:value-type="float">
            <text:p>297.857142857</text:p>
          </table:table-cell>
          <table:table-cell office:value-type="float" office:value="299.057142857" calcext:value-type="float">
            <text:p>299.057142857</text:p>
          </table:table-cell>
          <table:table-cell office:value-type="float" office:value="294.644285714" calcext:value-type="float">
            <text:p>294.644285714</text:p>
          </table:table-cell>
          <table:table-cell office:value-type="float" office:value="11" calcext:value-type="float">
            <text:p>11</text:p>
          </table:table-cell>
          <table:table-cell office:value-type="float" office:value="84.4671428571" calcext:value-type="float">
            <text:p>84.4671428571</text:p>
          </table:table-cell>
          <table:table-cell office:value-type="float" office:value="50.88" calcext:value-type="float">
            <text:p>50.88</text:p>
          </table:table-cell>
          <table:table-cell office:value-type="float" office:value="16.1685714286" calcext:value-type="float">
            <text:p>16.1685714286</text:p>
          </table:table-cell>
          <table:table-cell office:value-type="float" office:value="10.4857142857" calcext:value-type="float">
            <text:p>10.4857142857</text:p>
          </table:table-cell>
          <table:table-cell office:value-type="float" office:value="27.35" calcext:value-type="float">
            <text:p>27.35</text:p>
          </table:table-cell>
          <table:table-cell office:value-type="float" office:value="9.55" calcext:value-type="float">
            <text:p>9.55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0.2747143" calcext:value-type="float">
            <text:p>0.2747143</text:p>
          </table:table-cell>
          <table:table-cell office:value-type="float" office:value="0.1780143" calcext:value-type="float">
            <text:p>0.1780143</text:p>
          </table:table-cell>
          <table:table-cell office:value-type="float" office:value="0.2843143" calcext:value-type="float">
            <text:p>0.2843143</text:p>
          </table:table-cell>
          <table:table-cell office:value-type="float" office:value="0.2271714" calcext:value-type="float">
            <text:p>0.2271714</text:p>
          </table:table-cell>
          <table:table-cell office:value-type="float" office:value="296.82" calcext:value-type="float">
            <text:p>296.82</text:p>
          </table:table-cell>
          <table:table-cell office:value-type="float" office:value="298.492857143" calcext:value-type="float">
            <text:p>298.492857143</text:p>
          </table:table-cell>
          <table:table-cell office:value-type="float" office:value="294.408571429" calcext:value-type="float">
            <text:p>294.408571429</text:p>
          </table:table-cell>
          <table:table-cell office:value-type="float" office:value="26.6" calcext:value-type="float">
            <text:p>26.6</text:p>
          </table:table-cell>
          <table:table-cell office:value-type="float" office:value="88.3871428571" calcext:value-type="float">
            <text:p>88.3871428571</text:p>
          </table:table-cell>
          <table:table-cell office:value-type="float" office:value="23.6" calcext:value-type="float">
            <text:p>23.6</text:p>
          </table:table-cell>
          <table:table-cell office:value-type="float" office:value="15.8771428571" calcext:value-type="float">
            <text:p>15.8771428571</text:p>
          </table:table-cell>
          <table:table-cell office:value-type="float" office:value="10.7285714286" calcext:value-type="float">
            <text:p>10.7285714286</text:p>
          </table:table-cell>
          <table:table-cell office:value-type="float" office:value="26.8333333333" calcext:value-type="float">
            <text:p>26.8333333333</text:p>
          </table:table-cell>
          <table:table-cell office:value-type="float" office:value="8.7666666667" calcext:value-type="float">
            <text:p>8.766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010667" calcext:value-type="float">
            <text:p>0.2010667</text:p>
          </table:table-cell>
          <table:table-cell office:value-type="float" office:value="0.1622667" calcext:value-type="float">
            <text:p>0.1622667</text:p>
          </table:table-cell>
          <table:table-cell office:value-type="float" office:value="0.2214" calcext:value-type="float">
            <text:p>0.2214</text:p>
          </table:table-cell>
          <table:table-cell office:value-type="float" office:value="297.865714286" calcext:value-type="float">
            <text:p>297.865714286</text:p>
          </table:table-cell>
          <table:table-cell office:value-type="float" office:value="299.421428571" calcext:value-type="float">
            <text:p>299.421428571</text:p>
          </table:table-cell>
          <table:table-cell office:value-type="float" office:value="294.528571429" calcext:value-type="float">
            <text:p>294.528571429</text:p>
          </table:table-cell>
          <table:table-cell office:value-type="float" office:value="23.91" calcext:value-type="float">
            <text:p>23.91</text:p>
          </table:table-cell>
          <table:table-cell office:value-type="float" office:value="84.6928571429" calcext:value-type="float">
            <text:p>84.6928571429</text:p>
          </table:table-cell>
          <table:table-cell office:value-type="float" office:value="43.24" calcext:value-type="float">
            <text:p>43.24</text:p>
          </table:table-cell>
          <table:table-cell office:value-type="float" office:value="16.0385714286" calcext:value-type="float">
            <text:p>16.0385714286</text:p>
          </table:table-cell>
          <table:table-cell office:value-type="float" office:value="11.1" calcext:value-type="float">
            <text:p>11.1</text:p>
          </table:table-cell>
          <table:table-cell office:value-type="float" office:value="27.8" calcext:value-type="float">
            <text:p>27.8</text:p>
          </table:table-cell>
          <table:table-cell office:value-type="float" office:value="10.7" calcext:value-type="float">
            <text:p>10.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float" office:value="0.3869286" calcext:value-type="float">
            <text:p>0.3869286</text:p>
          </table:table-cell>
          <table:table-cell office:value-type="float" office:value="0.3350571" calcext:value-type="float">
            <text:p>0.3350571</text:p>
          </table:table-cell>
          <table:table-cell office:value-type="float" office:value="0.3298429" calcext:value-type="float">
            <text:p>0.3298429</text:p>
          </table:table-cell>
          <table:table-cell office:value-type="float" office:value="0.4413429" calcext:value-type="float">
            <text:p>0.4413429</text:p>
          </table:table-cell>
          <table:table-cell office:value-type="float" office:value="296.988571429" calcext:value-type="float">
            <text:p>296.988571429</text:p>
          </table:table-cell>
          <table:table-cell office:value-type="float" office:value="297.592857143" calcext:value-type="float">
            <text:p>297.592857143</text:p>
          </table:table-cell>
          <table:table-cell office:value-type="float" office:value="292.23" calcext:value-type="float">
            <text:p>292.23</text:p>
          </table:table-cell>
          <table:table-cell office:value-type="float" office:value="8.7" calcext:value-type="float">
            <text:p>8.7</text:p>
          </table:table-cell>
          <table:table-cell office:value-type="float" office:value="77.3728571429" calcext:value-type="float">
            <text:p>77.3728571429</text:p>
          </table:table-cell>
          <table:table-cell office:value-type="float" office:value="109.71" calcext:value-type="float">
            <text:p>109.71</text:p>
          </table:table-cell>
          <table:table-cell office:value-type="float" office:value="13.9285714286" calcext:value-type="float">
            <text:p>13.9285714286</text:p>
          </table:table-cell>
          <table:table-cell office:value-type="float" office:value="11.8142857143" calcext:value-type="float">
            <text:p>11.8142857143</text:p>
          </table:table-cell>
          <table:table-cell office:value-type="float" office:value="27.8" calcext:value-type="float">
            <text:p>27.8</text:p>
          </table:table-cell>
          <table:table-cell office:value-type="float" office:value="11.1333333333" calcext:value-type="float">
            <text:p>11.1333333333</text:p>
          </table:table-cell>
          <table:table-cell office:value-type="float" office:value="167.1" calcext:value-type="float">
            <text:p>167.1</text:p>
          </table:table-cell>
        </table:table-row>
        <table:table-row table:style-name="ro1">
          <table:table-cell office:value-type="float" office:value="0.1680286" calcext:value-type="float">
            <text:p>0.1680286</text:p>
          </table:table-cell>
          <table:table-cell office:value-type="float" office:value="0.1343286" calcext:value-type="float">
            <text:p>0.1343286</text:p>
          </table:table-cell>
          <table:table-cell office:value-type="float" office:value="0.1865571" calcext:value-type="float">
            <text:p>0.1865571</text:p>
          </table:table-cell>
          <table:table-cell office:value-type="float" office:value="0.1472571" calcext:value-type="float">
            <text:p>0.1472571</text:p>
          </table:table-cell>
          <table:table-cell office:value-type="float" office:value="297.794285714" calcext:value-type="float">
            <text:p>297.794285714</text:p>
          </table:table-cell>
          <table:table-cell office:value-type="float" office:value="298.928571429" calcext:value-type="float">
            <text:p>298.928571429</text:p>
          </table:table-cell>
          <table:table-cell office:value-type="float" office:value="292.455714286" calcext:value-type="float">
            <text:p>292.455714286</text:p>
          </table:table-cell>
          <table:table-cell office:value-type="float" office:value="8.9" calcext:value-type="float">
            <text:p>8.9</text:p>
          </table:table-cell>
          <table:table-cell office:value-type="float" office:value="75.6971428571" calcext:value-type="float">
            <text:p>75.6971428571</text:p>
          </table:table-cell>
          <table:table-cell office:value-type="float" office:value="27.33" calcext:value-type="float">
            <text:p>27.33</text:p>
          </table:table-cell>
          <table:table-cell office:value-type="float" office:value="14.1914285714" calcext:value-type="float">
            <text:p>14.1914285714</text:p>
          </table:table-cell>
          <table:table-cell office:value-type="float" office:value="13.5142857143" calcext:value-type="float">
            <text:p>13.5142857143</text:p>
          </table:table-cell>
          <table:table-cell office:value-type="float" office:value="26.55" calcext:value-type="float">
            <text:p>26.55</text:p>
          </table:table-cell>
          <table:table-cell office:value-type="float" office:value="12.7" calcext:value-type="float">
            <text:p>12.7</text:p>
          </table:table-cell>
          <table:table-cell table:formula="of:=AVERAGE([.O79:.O8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474857" calcext:value-type="float">
            <text:p>0.3474857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769571" calcext:value-type="float">
            <text:p>0.2769571</text:p>
          </table:table-cell>
          <table:table-cell office:value-type="float" office:value="0.3653143" calcext:value-type="float">
            <text:p>0.3653143</text:p>
          </table:table-cell>
          <table:table-cell office:value-type="float" office:value="296.898571429" calcext:value-type="float">
            <text:p>296.898571429</text:p>
          </table:table-cell>
          <table:table-cell office:value-type="float" office:value="298.014285714" calcext:value-type="float">
            <text:p>298.014285714</text:p>
          </table:table-cell>
          <table:table-cell office:value-type="float" office:value="293.75" calcext:value-type="float">
            <text:p>293.75</text:p>
          </table:table-cell>
          <table:table-cell office:value-type="float" office:value="15.3" calcext:value-type="float">
            <text:p>15.3</text:p>
          </table:table-cell>
          <table:table-cell office:value-type="float" office:value="84.2385714286" calcext:value-type="float">
            <text:p>84.2385714286</text:p>
          </table:table-cell>
          <table:table-cell office:value-type="float" office:value="42.32" calcext:value-type="float">
            <text:p>42.32</text:p>
          </table:table-cell>
          <table:table-cell office:value-type="float" office:value="15.26" calcext:value-type="float">
            <text:p>15.26</text:p>
          </table:table-cell>
          <table:table-cell office:value-type="float" office:value="10.0857142857" calcext:value-type="float">
            <text:p>10.0857142857</text:p>
          </table:table-cell>
          <table:table-cell office:value-type="float" office:value="21.4" calcext:value-type="float">
            <text:p>21.4</text:p>
          </table:table-cell>
          <table:table-cell office:value-type="float" office:value="5.7" calcext:value-type="float">
            <text:p>5.7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0.3286857" calcext:value-type="float">
            <text:p>0.3286857</text:p>
          </table:table-cell>
          <table:table-cell office:value-type="float" office:value="0.3132571" calcext:value-type="float">
            <text:p>0.3132571</text:p>
          </table:table-cell>
          <table:table-cell office:value-type="float" office:value="0.2262143" calcext:value-type="float">
            <text:p>0.2262143</text:p>
          </table:table-cell>
          <table:table-cell office:value-type="float" office:value="0.2740143" calcext:value-type="float">
            <text:p>0.2740143</text:p>
          </table:table-cell>
          <table:table-cell office:value-type="float" office:value="298.221428571" calcext:value-type="float">
            <text:p>298.221428571</text:p>
          </table:table-cell>
          <table:table-cell office:value-type="float" office:value="299.728571429" calcext:value-type="float">
            <text:p>299.728571429</text:p>
          </table:table-cell>
          <table:table-cell office:value-type="float" office:value="293.035714286" calcext:value-type="float">
            <text:p>293.035714286</text:p>
          </table:table-cell>
          <table:table-cell office:value-type="float" office:value="8.64" calcext:value-type="float">
            <text:p>8.64</text:p>
          </table:table-cell>
          <table:table-cell office:value-type="float" office:value="75.5714285714" calcext:value-type="float">
            <text:p>75.5714285714</text:p>
          </table:table-cell>
          <table:table-cell table:formula="of:=AVERAGE([.J81:.J83];[.J85:.J87])" office:value-type="float" office:value="50.8333333333333" calcext:value-type="float">
            <text:p>50.8333333333</text:p>
          </table:table-cell>
          <table:table-cell office:value-type="float" office:value="14.6085714286" calcext:value-type="float">
            <text:p>14.6085714286</text:p>
          </table:table-cell>
          <table:table-cell office:value-type="float" office:value="11.4857142857" calcext:value-type="float">
            <text:p>11.4857142857</text:p>
          </table:table-cell>
          <table:table-cell office:value-type="float" office:value="26.25" calcext:value-type="float">
            <text:p>26.25</text:p>
          </table:table-cell>
          <table:table-cell office:value-type="float" office:value="10.6" calcext:value-type="float">
            <text:p>10.6</text:p>
          </table:table-cell>
          <table:table-cell table:formula="of:=AVERAGE([.O81:.O83];[.O85:.O87])" office:value-type="float" office:value="95.2333333333333" calcext:value-type="float">
            <text:p>95.2333333333</text:p>
          </table:table-cell>
        </table:table-row>
        <table:table-row table:style-name="ro1">
          <table:table-cell office:value-type="float" office:value="0.2826429" calcext:value-type="float">
            <text:p>0.2826429</text:p>
          </table:table-cell>
          <table:table-cell office:value-type="float" office:value="0.2270286" calcext:value-type="float">
            <text:p>0.2270286</text:p>
          </table:table-cell>
          <table:table-cell office:value-type="float" office:value="0.2825571" calcext:value-type="float">
            <text:p>0.2825571</text:p>
          </table:table-cell>
          <table:table-cell office:value-type="float" office:value="239" calcext:value-type="float">
            <text:p>239</text:p>
          </table:table-cell>
          <table:table-cell office:value-type="float" office:value="298.925714286" calcext:value-type="float">
            <text:p>298.925714286</text:p>
          </table:table-cell>
          <table:table-cell office:value-type="float" office:value="300.335714286" calcext:value-type="float">
            <text:p>300.335714286</text:p>
          </table:table-cell>
          <table:table-cell office:value-type="float" office:value="293.64" calcext:value-type="float">
            <text:p>293.64</text:p>
          </table:table-cell>
          <table:table-cell office:value-type="float" office:value="1.99" calcext:value-type="float">
            <text:p>1.99</text:p>
          </table:table-cell>
          <table:table-cell office:value-type="float" office:value="74.8557142857" calcext:value-type="float">
            <text:p>74.8557142857</text:p>
          </table:table-cell>
          <table:table-cell office:value-type="float" office:value="38.17" calcext:value-type="float">
            <text:p>38.17</text:p>
          </table:table-cell>
          <table:table-cell office:value-type="float" office:value="15.15" calcext:value-type="float">
            <text:p>15.15</text:p>
          </table:table-cell>
          <table:table-cell office:value-type="float" office:value="12.1857142857" calcext:value-type="float">
            <text:p>12.1857142857</text:p>
          </table:table-cell>
          <table:table-cell office:value-type="float" office:value="27.325" calcext:value-type="float">
            <text:p>27.325</text:p>
          </table:table-cell>
          <table:table-cell office:value-type="float" office:value="11.85" calcext:value-type="float">
            <text:p>11.85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0.2669857" calcext:value-type="float">
            <text:p>0.2669857</text:p>
          </table:table-cell>
          <table:table-cell office:value-type="float" office:value="0.2939286" calcext:value-type="float">
            <text:p>0.2939286</text:p>
          </table:table-cell>
          <table:table-cell office:value-type="float" office:value="336" calcext:value-type="float">
            <text:p>336</text:p>
          </table:table-cell>
          <table:table-cell office:value-type="float" office:value="0.2924857" calcext:value-type="float">
            <text:p>0.2924857</text:p>
          </table:table-cell>
          <table:table-cell office:value-type="float" office:value="299.605714286" calcext:value-type="float">
            <text:p>299.605714286</text:p>
          </table:table-cell>
          <table:table-cell office:value-type="float" office:value="300.428571429" calcext:value-type="float">
            <text:p>300.428571429</text:p>
          </table:table-cell>
          <table:table-cell office:value-type="float" office:value="291.778571429" calcext:value-type="float">
            <text:p>291.778571429</text:p>
          </table:table-cell>
          <table:table-cell office:value-type="float" office:value="6" calcext:value-type="float">
            <text:p>6</text:p>
          </table:table-cell>
          <table:table-cell office:value-type="float" office:value="64.6585714286" calcext:value-type="float">
            <text:p>64.6585714286</text:p>
          </table:table-cell>
          <table:table-cell office:value-type="float" office:value="17.85" calcext:value-type="float">
            <text:p>17.85</text:p>
          </table:table-cell>
          <table:table-cell office:value-type="float" office:value="13.59" calcext:value-type="float">
            <text:p>13.59</text:p>
          </table:table-cell>
          <table:table-cell office:value-type="float" office:value="14.2" calcext:value-type="float">
            <text:p>14.2</text:p>
          </table:table-cell>
          <table:table-cell table:formula="of:=AVERAGE([.M83:.M85])" office:value-type="float" office:value="24.9916666666667" calcext:value-type="float">
            <text:p>24.9916666667</text:p>
          </table:table-cell>
          <table:table-cell table:formula="of:=AVERAGE([.N83:.N85])" office:value-type="float" office:value="9.38333333333333" calcext:value-type="float">
            <text:p>9.3833333333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2715571" calcext:value-type="float">
            <text:p>0.271557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005" calcext:value-type="float">
            <text:p>0.3005</text:p>
          </table:table-cell>
          <table:table-cell office:value-type="float" office:value="298.428571429" calcext:value-type="float">
            <text:p>298.428571429</text:p>
          </table:table-cell>
          <table:table-cell office:value-type="float" office:value="299.678571429" calcext:value-type="float">
            <text:p>299.678571429</text:p>
          </table:table-cell>
          <table:table-cell office:value-type="float" office:value="294.945714286" calcext:value-type="float">
            <text:p>294.945714286</text:p>
          </table:table-cell>
          <table:table-cell office:value-type="float" office:value="15.82" calcext:value-type="float">
            <text:p>15.82</text:p>
          </table:table-cell>
          <table:table-cell office:value-type="float" office:value="83.8542857143" calcext:value-type="float">
            <text:p>83.8542857143</text:p>
          </table:table-cell>
          <table:table-cell office:value-type="float" office:value="69.62" calcext:value-type="float">
            <text:p>69.62</text:p>
          </table:table-cell>
          <table:table-cell office:value-type="float" office:value="16.44" calcext:value-type="float">
            <text:p>16.44</text:p>
          </table:table-cell>
          <table:table-cell office:value-type="float" office:value="10.8142857143" calcext:value-type="float">
            <text:p>10.8142857143</text:p>
          </table:table-cell>
          <table:table-cell office:value-type="float" office:value="27.75" calcext:value-type="float">
            <text:p>27.75</text:p>
          </table:table-cell>
          <table:table-cell office:value-type="float" office:value="13.1" calcext:value-type="float">
            <text:p>13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4568333" calcext:value-type="float">
            <text:p>0.4568333</text:p>
          </table:table-cell>
          <table:table-cell office:value-type="float" office:value="0.3595833" calcext:value-type="float">
            <text:p>0.3595833</text:p>
          </table:table-cell>
          <table:table-cell office:value-type="float" office:value="0.35945" calcext:value-type="float">
            <text:p>0.35945</text:p>
          </table:table-cell>
          <table:table-cell office:value-type="float" office:value="0.3801167" calcext:value-type="float">
            <text:p>0.3801167</text:p>
          </table:table-cell>
          <table:table-cell office:value-type="float" office:value="298.184285714" calcext:value-type="float">
            <text:p>298.184285714</text:p>
          </table:table-cell>
          <table:table-cell office:value-type="float" office:value="299.371428571" calcext:value-type="float">
            <text:p>299.371428571</text:p>
          </table:table-cell>
          <table:table-cell office:value-type="float" office:value="293.918571429" calcext:value-type="float">
            <text:p>293.918571429</text:p>
          </table:table-cell>
          <table:table-cell office:value-type="float" office:value="11" calcext:value-type="float">
            <text:p>11</text:p>
          </table:table-cell>
          <table:table-cell office:value-type="float" office:value="79.6471428571" calcext:value-type="float">
            <text:p>79.6471428571</text:p>
          </table:table-cell>
          <table:table-cell office:value-type="float" office:value="12.81" calcext:value-type="float">
            <text:p>12.81</text:p>
          </table:table-cell>
          <table:table-cell office:value-type="float" office:value="15.4285714286" calcext:value-type="float">
            <text:p>15.4285714286</text:p>
          </table:table-cell>
          <table:table-cell office:value-type="float" office:value="10.9428571429" calcext:value-type="float">
            <text:p>10.9428571429</text:p>
          </table:table-cell>
          <table:table-cell office:value-type="float" office:value="26.8" calcext:value-type="float">
            <text:p>26.8</text:p>
          </table:table-cell>
          <table:table-cell office:value-type="float" office:value="10.25" calcext:value-type="float">
            <text:p>10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3354286" calcext:value-type="float">
            <text:p>0.3354286</text:p>
          </table:table-cell>
          <table:table-cell office:value-type="float" office:value="0.2007143" calcext:value-type="float">
            <text:p>0.2007143</text:p>
          </table:table-cell>
          <table:table-cell office:value-type="float" office:value="0.3228857" calcext:value-type="float">
            <text:p>0.3228857</text:p>
          </table:table-cell>
          <table:table-cell office:value-type="float" office:value="0.3091429" calcext:value-type="float">
            <text:p>0.3091429</text:p>
          </table:table-cell>
          <table:table-cell office:value-type="float" office:value="300.058571429" calcext:value-type="float">
            <text:p>300.058571429</text:p>
          </table:table-cell>
          <table:table-cell office:value-type="float" office:value="301.214285714" calcext:value-type="float">
            <text:p>301.214285714</text:p>
          </table:table-cell>
          <table:table-cell office:value-type="float" office:value="294.005714286" calcext:value-type="float">
            <text:p>294.005714286</text:p>
          </table:table-cell>
          <table:table-cell office:value-type="float" office:value="4.2" calcext:value-type="float">
            <text:p>4.2</text:p>
          </table:table-cell>
          <table:table-cell office:value-type="float" office:value="71.9714285714" calcext:value-type="float">
            <text:p>71.9714285714</text:p>
          </table:table-cell>
          <table:table-cell office:value-type="float" office:value="36.98" calcext:value-type="float">
            <text:p>36.98</text:p>
          </table:table-cell>
          <table:table-cell office:value-type="float" office:value="15.5185714286" calcext:value-type="float">
            <text:p>15.5185714286</text:p>
          </table:table-cell>
          <table:table-cell office:value-type="float" office:value="13.7142857143" calcext:value-type="float">
            <text:p>13.7142857143</text:p>
          </table:table-cell>
          <table:table-cell table:formula="of:=AVERAGE([.M86:.M88])" office:value-type="float" office:value="26.5138888888889" calcext:value-type="float">
            <text:p>26.5138888889</text:p>
          </table:table-cell>
          <table:table-cell table:formula="of:=AVERAGE([.N86:.N88])" office:value-type="float" office:value="10.9111111111111" calcext:value-type="float">
            <text:p>10.91111111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394286" calcext:value-type="float">
            <text:p>0.2394286</text:p>
          </table:table-cell>
          <table:table-cell office:value-type="float" office:value="0.2148714" calcext:value-type="float">
            <text:p>0.2148714</text:p>
          </table:table-cell>
          <table:table-cell office:value-type="float" office:value="0.2390429" calcext:value-type="float">
            <text:p>0.2390429</text:p>
          </table:table-cell>
          <table:table-cell office:value-type="float" office:value="0.2276" calcext:value-type="float">
            <text:p>0.2276</text:p>
          </table:table-cell>
          <table:table-cell office:value-type="float" office:value="298.88" calcext:value-type="float">
            <text:p>298.88</text:p>
          </table:table-cell>
          <table:table-cell office:value-type="float" office:value="299.807142857" calcext:value-type="float">
            <text:p>299.807142857</text:p>
          </table:table-cell>
          <table:table-cell office:value-type="float" office:value="295.658571429" calcext:value-type="float">
            <text:p>295.658571429</text:p>
          </table:table-cell>
          <table:table-cell office:value-type="float" office:value="35.3" calcext:value-type="float">
            <text:p>35.3</text:p>
          </table:table-cell>
          <table:table-cell office:value-type="float" office:value="83.73" calcext:value-type="float">
            <text:p>83.73</text:p>
          </table:table-cell>
          <table:table-cell office:value-type="float" office:value="18.66" calcext:value-type="float">
            <text:p>18.66</text:p>
          </table:table-cell>
          <table:table-cell office:value-type="float" office:value="17.2228571429" calcext:value-type="float">
            <text:p>17.2228571429</text:p>
          </table:table-cell>
          <table:table-cell office:value-type="float" office:value="9.9285714286" calcext:value-type="float">
            <text:p>9.9285714286</text:p>
          </table:table-cell>
          <table:table-cell table:formula="of:=AVERAGE([.M87:.M89];[.M91:.M93])" office:value-type="float" office:value="27.3800925925981" calcext:value-type="float">
            <text:p>27.3800925926</text:p>
          </table:table-cell>
          <table:table-cell table:formula="of:=AVERAGE([.N87:.N89];[.N91:.N93])" office:value-type="float" office:value="12.4824074074019" calcext:value-type="float">
            <text:p>12.482407407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1845667" calcext:value-type="float">
            <text:p>0.1845667</text:p>
          </table:table-cell>
          <table:table-cell office:value-type="float" office:value="0.1952571" calcext:value-type="float">
            <text:p>0.1952571</text:p>
          </table:table-cell>
          <table:table-cell office:value-type="float" office:value="0.1543857" calcext:value-type="float">
            <text:p>0.1543857</text:p>
          </table:table-cell>
          <table:table-cell office:value-type="float" office:value="0.2124833" calcext:value-type="float">
            <text:p>0.2124833</text:p>
          </table:table-cell>
          <table:table-cell office:value-type="float" office:value="298.498571429" calcext:value-type="float">
            <text:p>298.498571429</text:p>
          </table:table-cell>
          <table:table-cell office:value-type="float" office:value="299.764285714" calcext:value-type="float">
            <text:p>299.764285714</text:p>
          </table:table-cell>
          <table:table-cell office:value-type="float" office:value="293.555714286" calcext:value-type="float">
            <text:p>293.555714286</text:p>
          </table:table-cell>
          <table:table-cell office:value-type="float" office:value="13.7" calcext:value-type="float">
            <text:p>13.7</text:p>
          </table:table-cell>
          <table:table-cell office:value-type="float" office:value="76.5957142857" calcext:value-type="float">
            <text:p>76.5957142857</text:p>
          </table:table-cell>
          <table:table-cell office:value-type="float" office:value="2.56" calcext:value-type="float">
            <text:p>2.56</text:p>
          </table:table-cell>
          <table:table-cell office:value-type="float" office:value="15.06" calcext:value-type="float">
            <text:p>15.06</text:p>
          </table:table-cell>
          <table:table-cell office:value-type="float" office:value="11.7857142857" calcext:value-type="float">
            <text:p>11.7857142857</text:p>
          </table:table-cell>
          <table:table-cell office:value-type="float" office:value="25.7666666667" calcext:value-type="float">
            <text:p>25.7666666667</text:p>
          </table:table-cell>
          <table:table-cell office:value-type="float" office:value="12.2333333333" calcext:value-type="float">
            <text:p>12.233333333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0.4054167" calcext:value-type="float">
            <text:p>0.4054167</text:p>
          </table:table-cell>
          <table:table-cell office:value-type="float" office:value="0.4287714" calcext:value-type="float">
            <text:p>0.4287714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4210857" calcext:value-type="float">
            <text:p>0.4210857</text:p>
          </table:table-cell>
          <table:table-cell office:value-type="float" office:value="301.175714286" calcext:value-type="float">
            <text:p>301.175714286</text:p>
          </table:table-cell>
          <table:table-cell office:value-type="float" office:value="302.928571429" calcext:value-type="float">
            <text:p>302.928571429</text:p>
          </table:table-cell>
          <table:table-cell office:value-type="float" office:value="293.752857143" calcext:value-type="float">
            <text:p>293.752857143</text:p>
          </table:table-cell>
          <table:table-cell office:value-type="float" office:value="4.2" calcext:value-type="float">
            <text:p>4.2</text:p>
          </table:table-cell>
          <table:table-cell office:value-type="float" office:value="67.2128571429" calcext:value-type="float">
            <text:p>67.2128571429</text:p>
          </table:table-cell>
          <table:table-cell office:value-type="float" office:value="29.8" calcext:value-type="float">
            <text:p>29.8</text:p>
          </table:table-cell>
          <table:table-cell office:value-type="float" office:value="15.3314285714" calcext:value-type="float">
            <text:p>15.3314285714</text:p>
          </table:table-cell>
          <table:table-cell office:value-type="float" office:value="14.8285714286" calcext:value-type="float">
            <text:p>14.8285714286</text:p>
          </table:table-cell>
          <table:table-cell office:value-type="float" office:value="28.65" calcext:value-type="float">
            <text:p>28.65</text:p>
          </table:table-cell>
          <table:table-cell office:value-type="float" office:value="13.5" calcext:value-type="float">
            <text:p>13.5</text:p>
          </table:table-cell>
          <table:table-cell table:formula="of:=AVERAGE([.O89:.O91];[.O93:.O95])"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0.3321571" calcext:value-type="float">
            <text:p>0.3321571</text:p>
          </table:table-cell>
          <table:table-cell office:value-type="float" office:value="0.3463667" calcext:value-type="float">
            <text:p>0.3463667</text:p>
          </table:table-cell>
          <table:table-cell office:value-type="float" office:value="0.2586143" calcext:value-type="float">
            <text:p>0.2586143</text:p>
          </table:table-cell>
          <table:table-cell office:value-type="float" office:value="0.3210429" calcext:value-type="float">
            <text:p>0.3210429</text:p>
          </table:table-cell>
          <table:table-cell office:value-type="float" office:value="299.11" calcext:value-type="float">
            <text:p>299.11</text:p>
          </table:table-cell>
          <table:table-cell office:value-type="float" office:value="300.25" calcext:value-type="float">
            <text:p>300.25</text:p>
          </table:table-cell>
          <table:table-cell office:value-type="float" office:value="293.897142857" calcext:value-type="float">
            <text:p>293.897142857</text:p>
          </table:table-cell>
          <table:table-cell office:value-type="float" office:value="4.6" calcext:value-type="float">
            <text:p>4.6</text:p>
          </table:table-cell>
          <table:table-cell office:value-type="float" office:value="74.9528571429" calcext:value-type="float">
            <text:p>74.9528571429</text:p>
          </table:table-cell>
          <table:table-cell office:value-type="float" office:value="54.7" calcext:value-type="float">
            <text:p>54.7</text:p>
          </table:table-cell>
          <table:table-cell office:value-type="float" office:value="15.4357142857" calcext:value-type="float">
            <text:p>15.4357142857</text:p>
          </table:table-cell>
          <table:table-cell office:value-type="float" office:value="12.3571428571" calcext:value-type="float">
            <text:p>12.3571428571</text:p>
          </table:table-cell>
          <table:table-cell office:value-type="float" office:value="28.8" calcext:value-type="float">
            <text:p>28.8</text:p>
          </table:table-cell>
          <table:table-cell office:value-type="float" office:value="14.9" calcext:value-type="float">
            <text:p>14.9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0.3734286" calcext:value-type="float">
            <text:p>0.3734286</text:p>
          </table:table-cell>
          <table:table-cell office:value-type="float" office:value="0.2774833" calcext:value-type="float">
            <text:p>0.2774833</text:p>
          </table:table-cell>
          <table:table-cell office:value-type="float" office:value="0.3742286" calcext:value-type="float">
            <text:p>0.3742286</text:p>
          </table:table-cell>
          <table:table-cell office:value-type="float" office:value="0.3522714" calcext:value-type="float">
            <text:p>0.3522714</text:p>
          </table:table-cell>
          <table:table-cell office:value-type="float" office:value="299.515714286" calcext:value-type="float">
            <text:p>299.515714286</text:p>
          </table:table-cell>
          <table:table-cell office:value-type="float" office:value="300.857142857" calcext:value-type="float">
            <text:p>300.857142857</text:p>
          </table:table-cell>
          <table:table-cell office:value-type="float" office:value="294.385714286" calcext:value-type="float">
            <text:p>294.385714286</text:p>
          </table:table-cell>
          <table:table-cell office:value-type="float" office:value="22.2" calcext:value-type="float">
            <text:p>22.2</text:p>
          </table:table-cell>
          <table:table-cell office:value-type="float" office:value="75.5085714286" calcext:value-type="float">
            <text:p>75.5085714286</text:p>
          </table:table-cell>
          <table:table-cell office:value-type="float" office:value="60" calcext:value-type="float">
            <text:p>60</text:p>
          </table:table-cell>
          <table:table-cell office:value-type="float" office:value="15.9157142857" calcext:value-type="float">
            <text:p>15.9157142857</text:p>
          </table:table-cell>
          <table:table-cell office:value-type="float" office:value="11.6857142857" calcext:value-type="float">
            <text:p>11.6857142857</text:p>
          </table:table-cell>
          <table:table-cell office:value-type="float" office:value="28.5" calcext:value-type="float">
            <text:p>28.5</text:p>
          </table:table-cell>
          <table:table-cell office:value-type="float" office:value="11.8" calcext:value-type="float">
            <text:p>11.8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1">
          <table:table-cell office:value-type="float" office:value="0.3072571" calcext:value-type="float">
            <text:p>0.3072571</text:p>
          </table:table-cell>
          <table:table-cell office:value-type="float" office:value="0.2782143" calcext:value-type="float">
            <text:p>0.2782143</text:p>
          </table:table-cell>
          <table:table-cell office:value-type="float" office:value="0.3548286" calcext:value-type="float">
            <text:p>0.3548286</text:p>
          </table:table-cell>
          <table:table-cell office:value-type="float" office:value="0.2869571" calcext:value-type="float">
            <text:p>0.2869571</text:p>
          </table:table-cell>
          <table:table-cell office:value-type="float" office:value="299.578571429" calcext:value-type="float">
            <text:p>299.578571429</text:p>
          </table:table-cell>
          <table:table-cell office:value-type="float" office:value="301.192857143" calcext:value-type="float">
            <text:p>301.192857143</text:p>
          </table:table-cell>
          <table:table-cell office:value-type="float" office:value="295.768571429" calcext:value-type="float">
            <text:p>295.768571429</text:p>
          </table:table-cell>
          <table:table-cell office:value-type="float" office:value="35.08" calcext:value-type="float">
            <text:p>35.08</text:p>
          </table:table-cell>
          <table:table-cell office:value-type="float" office:value="81.6914285714" calcext:value-type="float">
            <text:p>81.6914285714</text:p>
          </table:table-cell>
          <table:table-cell office:value-type="float" office:value="73.97" calcext:value-type="float">
            <text:p>73.97</text:p>
          </table:table-cell>
          <table:table-cell office:value-type="float" office:value="17.4171428571" calcext:value-type="float">
            <text:p>17.4171428571</text:p>
          </table:table-cell>
          <table:table-cell office:value-type="float" office:value="12.2428571429" calcext:value-type="float">
            <text:p>12.2428571429</text:p>
          </table:table-cell>
          <table:table-cell office:value-type="float" office:value="29.1" calcext:value-type="float">
            <text:p>29.1</text:p>
          </table:table-cell>
          <table:table-cell office:value-type="float" office:value="12.7" calcext:value-type="float">
            <text:p>12.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3635571" calcext:value-type="float">
            <text:p>0.3635571</text:p>
          </table:table-cell>
          <table:table-cell office:value-type="float" office:value="0.3000429" calcext:value-type="float">
            <text:p>0.3000429</text:p>
          </table:table-cell>
          <table:table-cell office:value-type="float" office:value="0.2898286" calcext:value-type="float">
            <text:p>0.2898286</text:p>
          </table:table-cell>
          <table:table-cell office:value-type="float" office:value="0.3261429" calcext:value-type="float">
            <text:p>0.3261429</text:p>
          </table:table-cell>
          <table:table-cell office:value-type="float" office:value="298.065714286" calcext:value-type="float">
            <text:p>298.065714286</text:p>
          </table:table-cell>
          <table:table-cell office:value-type="float" office:value="299.164285714" calcext:value-type="float">
            <text:p>299.164285714</text:p>
          </table:table-cell>
          <table:table-cell office:value-type="float" office:value="295.802857143" calcext:value-type="float">
            <text:p>295.802857143</text:p>
          </table:table-cell>
          <table:table-cell office:value-type="float" office:value="59.7" calcext:value-type="float">
            <text:p>59.7</text:p>
          </table:table-cell>
          <table:table-cell office:value-type="float" office:value="89.1428571429" calcext:value-type="float">
            <text:p>89.1428571429</text:p>
          </table:table-cell>
          <table:table-cell office:value-type="float" office:value="100.06" calcext:value-type="float">
            <text:p>100.06</text:p>
          </table:table-cell>
          <table:table-cell office:value-type="float" office:value="17.3642857143" calcext:value-type="float">
            <text:p>17.3642857143</text:p>
          </table:table-cell>
          <table:table-cell office:value-type="float" office:value="8.6428571429" calcext:value-type="float">
            <text:p>8.6428571429</text:p>
          </table:table-cell>
          <table:table-cell office:value-type="float" office:value="28.3" calcext:value-type="float">
            <text:p>28.3</text:p>
          </table:table-cell>
          <table:table-cell office:value-type="float" office:value="10.95" calcext:value-type="float">
            <text:p>10.95</text:p>
          </table:table-cell>
          <table:table-cell office:value-type="float" office:value="235.2" calcext:value-type="float">
            <text:p>235.2</text:p>
          </table:table-cell>
        </table:table-row>
        <table:table-row table:style-name="ro1">
          <table:table-cell office:value-type="float" office:value="0.1875714" calcext:value-type="float">
            <text:p>0.1875714</text:p>
          </table:table-cell>
          <table:table-cell office:value-type="float" office:value="0.2133714" calcext:value-type="float">
            <text:p>0.2133714</text:p>
          </table:table-cell>
          <table:table-cell office:value-type="float" office:value="0.1718571" calcext:value-type="float">
            <text:p>0.1718571</text:p>
          </table:table-cell>
          <table:table-cell office:value-type="float" office:value="0.1789571" calcext:value-type="float">
            <text:p>0.1789571</text:p>
          </table:table-cell>
          <table:table-cell office:value-type="float" office:value="299.458571429" calcext:value-type="float">
            <text:p>299.458571429</text:p>
          </table:table-cell>
          <table:table-cell office:value-type="float" office:value="301.478571429" calcext:value-type="float">
            <text:p>301.478571429</text:p>
          </table:table-cell>
          <table:table-cell office:value-type="float" office:value="296.805714286" calcext:value-type="float">
            <text:p>296.805714286</text:p>
          </table:table-cell>
          <table:table-cell office:value-type="float" office:value="49.85" calcext:value-type="float">
            <text:p>49.85</text:p>
          </table:table-cell>
          <table:table-cell office:value-type="float" office:value="87.2314285714" calcext:value-type="float">
            <text:p>87.2314285714</text:p>
          </table:table-cell>
          <table:table-cell office:value-type="float" office:value="59.15" calcext:value-type="float">
            <text:p>59.15</text:p>
          </table:table-cell>
          <table:table-cell office:value-type="float" office:value="18.55" calcext:value-type="float">
            <text:p>18.55</text:p>
          </table:table-cell>
          <table:table-cell office:value-type="float" office:value="10.7857142857" calcext:value-type="float">
            <text:p>10.7857142857</text:p>
          </table:table-cell>
          <table:table-cell office:value-type="float" office:value="28.2333333333" calcext:value-type="float">
            <text:p>28.23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0.3938" calcext:value-type="float">
            <text:p>0.3938</text:p>
          </table:table-cell>
          <table:table-cell office:value-type="float" office:value="0.2986286" calcext:value-type="float">
            <text:p>0.2986286</text:p>
          </table:table-cell>
          <table:table-cell office:value-type="float" office:value="0.4019857" calcext:value-type="float">
            <text:p>0.4019857</text:p>
          </table:table-cell>
          <table:table-cell office:value-type="float" office:value="0.4103714" calcext:value-type="float">
            <text:p>0.4103714</text:p>
          </table:table-cell>
          <table:table-cell office:value-type="float" office:value="298.6" calcext:value-type="float">
            <text:p>298.6</text:p>
          </table:table-cell>
          <table:table-cell office:value-type="float" office:value="300.078571429" calcext:value-type="float">
            <text:p>300.078571429</text:p>
          </table:table-cell>
          <table:table-cell office:value-type="float" office:value="296.36" calcext:value-type="float">
            <text:p>296.36</text:p>
          </table:table-cell>
          <table:table-cell office:value-type="float" office:value="143.8" calcext:value-type="float">
            <text:p>143.8</text:p>
          </table:table-cell>
          <table:table-cell office:value-type="float" office:value="89.31" calcext:value-type="float">
            <text:p>89.31</text:p>
          </table:table-cell>
          <table:table-cell office:value-type="float" office:value="75.36" calcext:value-type="float">
            <text:p>75.36</text:p>
          </table:table-cell>
          <table:table-cell office:value-type="float" office:value="17.9742857143" calcext:value-type="float">
            <text:p>17.9742857143</text:p>
          </table:table-cell>
          <table:table-cell office:value-type="float" office:value="9.7" calcext:value-type="float">
            <text:p>9.7</text:p>
          </table:table-cell>
          <table:table-cell table:formula="of:=AVERAGE([.M95:.M97];[.M99:.M101])" office:value-type="float" office:value="28.3333333333333" calcext:value-type="float">
            <text:p>28.3333333333</text:p>
          </table:table-cell>
          <table:table-cell table:formula="of:=AVERAGE([.N95:.N97];[.N99:.N101])" office:value-type="float" office:value="11.0833333333333" calcext:value-type="float">
            <text:p>11.083333333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0.4424286" calcext:value-type="float">
            <text:p>0.4424286</text:p>
          </table:table-cell>
          <table:table-cell office:value-type="float" office:value="0.3481714" calcext:value-type="float">
            <text:p>0.3481714</text:p>
          </table:table-cell>
          <table:table-cell office:value-type="float" office:value="0.3430714" calcext:value-type="float">
            <text:p>0.3430714</text:p>
          </table:table-cell>
          <table:table-cell office:value-type="float" office:value="0.4731429" calcext:value-type="float">
            <text:p>0.4731429</text:p>
          </table:table-cell>
          <table:table-cell office:value-type="float" office:value="298.31" calcext:value-type="float">
            <text:p>298.31</text:p>
          </table:table-cell>
          <table:table-cell office:value-type="float" office:value="300.092857143" calcext:value-type="float">
            <text:p>300.092857143</text:p>
          </table:table-cell>
          <table:table-cell office:value-type="float" office:value="296.895714286" calcext:value-type="float">
            <text:p>296.895714286</text:p>
          </table:table-cell>
          <table:table-cell office:value-type="float" office:value="45" calcext:value-type="float">
            <text:p>45</text:p>
          </table:table-cell>
          <table:table-cell office:value-type="float" office:value="93.1771428571" calcext:value-type="float">
            <text:p>93.1771428571</text:p>
          </table:table-cell>
          <table:table-cell office:value-type="float" office:value="49.87" calcext:value-type="float">
            <text:p>49.87</text:p>
          </table:table-cell>
          <table:table-cell office:value-type="float" office:value="18.5828571429" calcext:value-type="float">
            <text:p>18.5828571429</text:p>
          </table:table-cell>
          <table:table-cell office:value-type="float" office:value="8.5571428571" calcext:value-type="float">
            <text:p>8.5571428571</text:p>
          </table:table-cell>
          <table:table-cell office:value-type="float" office:value="27.6" calcext:value-type="float">
            <text:p>27.6</text:p>
          </table:table-cell>
          <table:table-cell office:value-type="float" office:value="10.15" calcext:value-type="float">
            <text:p>10.15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0.2825714" calcext:value-type="float">
            <text:p>0.2825714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882143" calcext:value-type="float">
            <text:p>0.2882143</text:p>
          </table:table-cell>
          <table:table-cell office:value-type="float" office:value="0.2400857" calcext:value-type="float">
            <text:p>0.2400857</text:p>
          </table:table-cell>
          <table:table-cell office:value-type="float" office:value="299.412857143" calcext:value-type="float">
            <text:p>299.412857143</text:p>
          </table:table-cell>
          <table:table-cell office:value-type="float" office:value="300.628571429" calcext:value-type="float">
            <text:p>300.628571429</text:p>
          </table:table-cell>
          <table:table-cell office:value-type="float" office:value="297.394285714" calcext:value-type="float">
            <text:p>297.394285714</text:p>
          </table:table-cell>
          <table:table-cell office:value-type="float" office:value="63.53" calcext:value-type="float">
            <text:p>63.53</text:p>
          </table:table-cell>
          <table:table-cell office:value-type="float" office:value="90.3485714286" calcext:value-type="float">
            <text:p>90.3485714286</text:p>
          </table:table-cell>
          <table:table-cell office:value-type="float" office:value="72.34" calcext:value-type="float">
            <text:p>72.34</text:p>
          </table:table-cell>
          <table:table-cell office:value-type="float" office:value="19.1942857143" calcext:value-type="float">
            <text:p>19.1942857143</text:p>
          </table:table-cell>
          <table:table-cell office:value-type="float" office:value="8.9142857143" calcext:value-type="float">
            <text:p>8.9142857143</text:p>
          </table:table-cell>
          <table:table-cell office:value-type="float" office:value="28.5" calcext:value-type="float">
            <text:p>28.5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3178143" calcext:value-type="float">
            <text:p>0.3178143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3369429" calcext:value-type="float">
            <text:p>0.3369429</text:p>
          </table:table-cell>
          <table:table-cell office:value-type="float" office:value="0.4171286" calcext:value-type="float">
            <text:p>0.4171286</text:p>
          </table:table-cell>
          <table:table-cell office:value-type="float" office:value="299.42" calcext:value-type="float">
            <text:p>299.42</text:p>
          </table:table-cell>
          <table:table-cell office:value-type="float" office:value="300.45" calcext:value-type="float">
            <text:p>300.45</text:p>
          </table:table-cell>
          <table:table-cell office:value-type="float" office:value="296.612857143" calcext:value-type="float">
            <text:p>296.612857143</text:p>
          </table:table-cell>
          <table:table-cell office:value-type="float" office:value="34.95" calcext:value-type="float">
            <text:p>34.95</text:p>
          </table:table-cell>
          <table:table-cell office:value-type="float" office:value="86.4085714286" calcext:value-type="float">
            <text:p>86.4085714286</text:p>
          </table:table-cell>
          <table:table-cell office:value-type="float" office:value="78.52" calcext:value-type="float">
            <text:p>78.52</text:p>
          </table:table-cell>
          <table:table-cell office:value-type="float" office:value="18.3042857143" calcext:value-type="float">
            <text:p>18.3042857143</text:p>
          </table:table-cell>
          <table:table-cell office:value-type="float" office:value="9.7285714286" calcext:value-type="float">
            <text:p>9.7285714286</text:p>
          </table:table-cell>
          <table:table-cell office:value-type="float" office:value="28.2666666667" calcext:value-type="float">
            <text:p>28.2666666667</text:p>
          </table:table-cell>
          <table:table-cell office:value-type="float" office:value="11.4" calcext:value-type="float">
            <text:p>11.4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0.3585857" calcext:value-type="float">
            <text:p>0.3585857</text:p>
          </table:table-cell>
          <table:table-cell office:value-type="float" office:value="0.2194857" calcext:value-type="float">
            <text:p>0.2194857</text:p>
          </table:table-cell>
          <table:table-cell office:value-type="float" office:value="0.2579143" calcext:value-type="float">
            <text:p>0.2579143</text:p>
          </table:table-cell>
          <table:table-cell office:value-type="float" office:value="0.2992714" calcext:value-type="float">
            <text:p>0.2992714</text:p>
          </table:table-cell>
          <table:table-cell office:value-type="float" office:value="299.217142857" calcext:value-type="float">
            <text:p>299.217142857</text:p>
          </table:table-cell>
          <table:table-cell office:value-type="float" office:value="300.707142857" calcext:value-type="float">
            <text:p>300.707142857</text:p>
          </table:table-cell>
          <table:table-cell office:value-type="float" office:value="296.657142857" calcext:value-type="float">
            <text:p>296.657142857</text:p>
          </table:table-cell>
          <table:table-cell office:value-type="float" office:value="71.8" calcext:value-type="float">
            <text:p>71.8</text:p>
          </table:table-cell>
          <table:table-cell office:value-type="float" office:value="87.7214285714" calcext:value-type="float">
            <text:p>87.7214285714</text:p>
          </table:table-cell>
          <table:table-cell office:value-type="float" office:value="60.5" calcext:value-type="float">
            <text:p>60.5</text:p>
          </table:table-cell>
          <table:table-cell office:value-type="float" office:value="18.3642857143" calcext:value-type="float">
            <text:p>18.3642857143</text:p>
          </table:table-cell>
          <table:table-cell office:value-type="float" office:value="9.1" calcext:value-type="float">
            <text:p>9.1</text:p>
          </table:table-cell>
          <table:table-cell office:value-type="float" office:value="28.1" calcext:value-type="float">
            <text:p>28.1</text:p>
          </table:table-cell>
          <table:table-cell office:value-type="float" office:value="12.5" calcext:value-type="float">
            <text:p>12.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0.1984429" calcext:value-type="float">
            <text:p>0.1984429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930143" calcext:value-type="float">
            <text:p>0.1930143</text:p>
          </table:table-cell>
          <table:table-cell office:value-type="float" office:value="247" calcext:value-type="float">
            <text:p>247</text:p>
          </table:table-cell>
          <table:table-cell office:value-type="float" office:value="298.574285714" calcext:value-type="float">
            <text:p>298.574285714</text:p>
          </table:table-cell>
          <table:table-cell office:value-type="float" office:value="300.257142857" calcext:value-type="float">
            <text:p>300.257142857</text:p>
          </table:table-cell>
          <table:table-cell office:value-type="float" office:value="297.187142857" calcext:value-type="float">
            <text:p>297.187142857</text:p>
          </table:table-cell>
          <table:table-cell office:value-type="float" office:value="46.9" calcext:value-type="float">
            <text:p>46.9</text:p>
          </table:table-cell>
          <table:table-cell office:value-type="float" office:value="92.9571428571" calcext:value-type="float">
            <text:p>92.9571428571</text:p>
          </table:table-cell>
          <table:table-cell office:value-type="float" office:value="46.91" calcext:value-type="float">
            <text:p>46.91</text:p>
          </table:table-cell>
          <table:table-cell office:value-type="float" office:value="18.9457142857" calcext:value-type="float">
            <text:p>18.9457142857</text:p>
          </table:table-cell>
          <table:table-cell office:value-type="float" office:value="8.2" calcext:value-type="float">
            <text:p>8.2</text:p>
          </table:table-cell>
          <table:table-cell office:value-type="float" office:value="28.1" calcext:value-type="float">
            <text:p>28.1</text:p>
          </table:table-cell>
          <table:table-cell office:value-type="float" office:value="11.55" calcext:value-type="float">
            <text:p>11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80575" calcext:value-type="float">
            <text:p>0.180575</text:p>
          </table:table-cell>
          <table:table-cell office:value-type="float" office:value="0.1413333" calcext:value-type="float">
            <text:p>0.1413333</text:p>
          </table:table-cell>
          <table:table-cell office:value-type="float" office:value="0.2552833" calcext:value-type="float">
            <text:p>0.2552833</text:p>
          </table:table-cell>
          <table:table-cell office:value-type="float" office:value="0.1383714" calcext:value-type="float">
            <text:p>0.1383714</text:p>
          </table:table-cell>
          <table:table-cell office:value-type="float" office:value="298.021428571" calcext:value-type="float">
            <text:p>298.021428571</text:p>
          </table:table-cell>
          <table:table-cell office:value-type="float" office:value="299.371428571" calcext:value-type="float">
            <text:p>299.371428571</text:p>
          </table:table-cell>
          <table:table-cell office:value-type="float" office:value="297.191428571" calcext:value-type="float">
            <text:p>297.191428571</text:p>
          </table:table-cell>
          <table:table-cell office:value-type="float" office:value="113.36" calcext:value-type="float">
            <text:p>113.36</text:p>
          </table:table-cell>
          <table:table-cell office:value-type="float" office:value="95.6742857143" calcext:value-type="float">
            <text:p>95.6742857143</text:p>
          </table:table-cell>
          <table:table-cell office:value-type="float" office:value="151" calcext:value-type="float">
            <text:p>151</text:p>
          </table:table-cell>
          <table:table-cell office:value-type="float" office:value="18.9157142857" calcext:value-type="float">
            <text:p>18.9157142857</text:p>
          </table:table-cell>
          <table:table-cell office:value-type="float" office:value="6.4857142857" calcext:value-type="float">
            <text:p>6.4857142857</text:p>
          </table:table-cell>
          <table:table-cell office:value-type="float" office:value="28.3" calcext:value-type="float">
            <text:p>28.3</text:p>
          </table:table-cell>
          <table:table-cell office:value-type="float" office:value="9.9" calcext:value-type="float">
            <text:p>9.9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0.3546" calcext:value-type="float">
            <text:p>0.3546</text:p>
          </table:table-cell>
          <table:table-cell office:value-type="float" office:value="0.21995" calcext:value-type="float">
            <text:p>0.21995</text:p>
          </table:table-cell>
          <table:table-cell office:value-type="float" office:value="0.3225167" calcext:value-type="float">
            <text:p>0.3225167</text:p>
          </table:table-cell>
          <table:table-cell office:value-type="float" office:value="0.2563333" calcext:value-type="float">
            <text:p>0.2563333</text:p>
          </table:table-cell>
          <table:table-cell office:value-type="float" office:value="298.181428571" calcext:value-type="float">
            <text:p>298.181428571</text:p>
          </table:table-cell>
          <table:table-cell office:value-type="float" office:value="299.578571429" calcext:value-type="float">
            <text:p>299.578571429</text:p>
          </table:table-cell>
          <table:table-cell office:value-type="float" office:value="296.935714286" calcext:value-type="float">
            <text:p>296.935714286</text:p>
          </table:table-cell>
          <table:table-cell office:value-type="float" office:value="210.5" calcext:value-type="float">
            <text:p>210.5</text:p>
          </table:table-cell>
          <table:table-cell office:value-type="float" office:value="93.8214285714" calcext:value-type="float">
            <text:p>93.8214285714</text:p>
          </table:table-cell>
          <table:table-cell office:value-type="float" office:value="114.58" calcext:value-type="float">
            <text:p>114.58</text:p>
          </table:table-cell>
          <table:table-cell office:value-type="float" office:value="18.5842857143" calcext:value-type="float">
            <text:p>18.5842857143</text:p>
          </table:table-cell>
          <table:table-cell office:value-type="float" office:value="7.3857142857" calcext:value-type="float">
            <text:p>7.3857142857</text:p>
          </table:table-cell>
          <table:table-cell office:value-type="float" office:value="27.45" calcext:value-type="float">
            <text:p>27.45</text:p>
          </table:table-cell>
          <table:table-cell office:value-type="float" office:value="9.7" calcext:value-type="float">
            <text:p>9.7</text:p>
          </table:table-cell>
          <table:table-cell office:value-type="float" office:value="273.5" calcext:value-type="float">
            <text:p>273.5</text:p>
          </table:table-cell>
        </table:table-row>
        <table:table-row table:style-name="ro1">
          <table:table-cell office:value-type="float" office:value="0.1995143" calcext:value-type="float">
            <text:p>0.1995143</text:p>
          </table:table-cell>
          <table:table-cell office:value-type="float" office:value="0.2393429" calcext:value-type="float">
            <text:p>0.2393429</text:p>
          </table:table-cell>
          <table:table-cell office:value-type="float" office:value="0.2276571" calcext:value-type="float">
            <text:p>0.2276571</text:p>
          </table:table-cell>
          <table:table-cell office:value-type="float" office:value="0.2155" calcext:value-type="float">
            <text:p>0.2155</text:p>
          </table:table-cell>
          <table:table-cell office:value-type="float" office:value="298.832857143" calcext:value-type="float">
            <text:p>298.832857143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292.878571429" calcext:value-type="float">
            <text:p>292.878571429</text:p>
          </table:table-cell>
          <table:table-cell office:value-type="float" office:value="15.2" calcext:value-type="float">
            <text:p>15.2</text:p>
          </table:table-cell>
          <table:table-cell office:value-type="float" office:value="73.1614285714" calcext:value-type="float">
            <text:p>73.1614285714</text:p>
          </table:table-cell>
          <table:table-cell office:value-type="float" office:value="38.78" calcext:value-type="float">
            <text:p>38.78</text:p>
          </table:table-cell>
          <table:table-cell office:value-type="float" office:value="14.5242857143" calcext:value-type="float">
            <text:p>14.5242857143</text:p>
          </table:table-cell>
          <table:table-cell office:value-type="float" office:value="12.3142857143" calcext:value-type="float">
            <text:p>12.3142857143</text:p>
          </table:table-cell>
          <table:table-cell table:formula="of:=AVERAGE([.M103:.M105])" office:value-type="float" office:value="27.95" calcext:value-type="float">
            <text:p>27.95</text:p>
          </table:table-cell>
          <table:table-cell table:formula="of:=AVERAGE([.N103:.N105])" office:value-type="float" office:value="10.3833333333333" calcext:value-type="float">
            <text:p>10.3833333333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020714" calcext:value-type="float">
            <text:p>0.2020714</text:p>
          </table:table-cell>
          <table:table-cell office:value-type="float" office:value="0.19475" calcext:value-type="float">
            <text:p>0.19475</text:p>
          </table:table-cell>
          <table:table-cell office:value-type="float" office:value="0.23035" calcext:value-type="float">
            <text:p>0.23035</text:p>
          </table:table-cell>
          <table:table-cell office:value-type="float" office:value="298.728571429" calcext:value-type="float">
            <text:p>298.728571429</text:p>
          </table:table-cell>
          <table:table-cell office:value-type="float" office:value="300.3" calcext:value-type="float">
            <text:p>300.3</text:p>
          </table:table-cell>
          <table:table-cell office:value-type="float" office:value="296.371428571" calcext:value-type="float">
            <text:p>296.371428571</text:p>
          </table:table-cell>
          <table:table-cell office:value-type="float" office:value="47.6" calcext:value-type="float">
            <text:p>47.6</text:p>
          </table:table-cell>
          <table:table-cell office:value-type="float" office:value="88.3357142857" calcext:value-type="float">
            <text:p>88.3357142857</text:p>
          </table:table-cell>
          <table:table-cell office:value-type="float" office:value="138.46" calcext:value-type="float">
            <text:p>138.46</text:p>
          </table:table-cell>
          <table:table-cell office:value-type="float" office:value="18.1657142857" calcext:value-type="float">
            <text:p>18.1657142857</text:p>
          </table:table-cell>
          <table:table-cell office:value-type="float" office:value="9.8857142857" calcext:value-type="float">
            <text:p>9.8857142857</text:p>
          </table:table-cell>
          <table:table-cell office:value-type="float" office:value="27.78" calcext:value-type="float">
            <text:p>27.78</text:p>
          </table:table-cell>
          <table:table-cell office:value-type="float" office:value="11" calcext:value-type="float">
            <text:p>11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0.1743" calcext:value-type="float">
            <text:p>0.1743</text:p>
          </table:table-cell>
          <table:table-cell office:value-type="float" office:value="0.1336429" calcext:value-type="float">
            <text:p>0.1336429</text:p>
          </table:table-cell>
          <table:table-cell office:value-type="float" office:value="0.1117571" calcext:value-type="float">
            <text:p>0.1117571</text:p>
          </table:table-cell>
          <table:table-cell office:value-type="float" office:value="0.1944286" calcext:value-type="float">
            <text:p>0.1944286</text:p>
          </table:table-cell>
          <table:table-cell office:value-type="float" office:value="298.46" calcext:value-type="float">
            <text:p>298.46</text:p>
          </table:table-cell>
          <table:table-cell office:value-type="float" office:value="300.114285714" calcext:value-type="float">
            <text:p>300.114285714</text:p>
          </table:table-cell>
          <table:table-cell office:value-type="float" office:value="296.321428571" calcext:value-type="float">
            <text:p>296.321428571</text:p>
          </table:table-cell>
          <table:table-cell office:value-type="float" office:value="52.2" calcext:value-type="float">
            <text:p>52.2</text:p>
          </table:table-cell>
          <table:table-cell office:value-type="float" office:value="89.9557142857" calcext:value-type="float">
            <text:p>89.9557142857</text:p>
          </table:table-cell>
          <table:table-cell office:value-type="float" office:value="88.85" calcext:value-type="float">
            <text:p>88.85</text:p>
          </table:table-cell>
          <table:table-cell office:value-type="float" office:value="17.9414285714" calcext:value-type="float">
            <text:p>17.9414285714</text:p>
          </table:table-cell>
          <table:table-cell office:value-type="float" office:value="9.1428571429" calcext:value-type="float">
            <text:p>9.1428571429</text:p>
          </table:table-cell>
          <table:table-cell table:formula="of:=AVERAGE([.M105:.M107])" office:value-type="float" office:value="27.7266666666667" calcext:value-type="float">
            <text:p>27.7266666667</text:p>
          </table:table-cell>
          <table:table-cell table:formula="of:=AVERAGE([.N105:.N107])" office:value-type="float" office:value="10.3611111111111" calcext:value-type="float">
            <text:p>10.3611111111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0.1517667" calcext:value-type="float">
            <text:p>0.151766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607833" calcext:value-type="float">
            <text:p>0.1607833</text:p>
          </table:table-cell>
          <table:table-cell office:value-type="float" office:value="297.188571429" calcext:value-type="float">
            <text:p>297.188571429</text:p>
          </table:table-cell>
          <table:table-cell office:value-type="float" office:value="298.292857143" calcext:value-type="float">
            <text:p>298.292857143</text:p>
          </table:table-cell>
          <table:table-cell office:value-type="float" office:value="295.777142857" calcext:value-type="float">
            <text:p>295.777142857</text:p>
          </table:table-cell>
          <table:table-cell office:value-type="float" office:value="52.2" calcext:value-type="float">
            <text:p>52.2</text:p>
          </table:table-cell>
          <table:table-cell office:value-type="float" office:value="93.1142857143" calcext:value-type="float">
            <text:p>93.1142857143</text:p>
          </table:table-cell>
          <table:table-cell office:value-type="float" office:value="49.32" calcext:value-type="float">
            <text:p>49.32</text:p>
          </table:table-cell>
          <table:table-cell office:value-type="float" office:value="17.3642857143" calcext:value-type="float">
            <text:p>17.3642857143</text:p>
          </table:table-cell>
          <table:table-cell office:value-type="float" office:value="6.2142857143" calcext:value-type="float">
            <text:p>6.2142857143</text:p>
          </table:table-cell>
          <table:table-cell office:value-type="float" office:value="27.3" calcext:value-type="float">
            <text:p>27.3</text:p>
          </table:table-cell>
          <table:table-cell office:value-type="float" office:value="8.95" calcext:value-type="float">
            <text:p>8.95</text:p>
          </table:table-cell>
          <table:table-cell office:value-type="float" office:value="250.9" calcext:value-type="float">
            <text:p>250.9</text:p>
          </table:table-cell>
        </table:table-row>
        <table:table-row table:style-name="ro1">
          <table:table-cell office:value-type="float" office:value="0.3791143" calcext:value-type="float">
            <text:p>0.3791143</text:p>
          </table:table-cell>
          <table:table-cell office:value-type="float" office:value="0.3053286" calcext:value-type="float">
            <text:p>0.3053286</text:p>
          </table:table-cell>
          <table:table-cell office:value-type="float" office:value="0.3459714" calcext:value-type="float">
            <text:p>0.3459714</text:p>
          </table:table-cell>
          <table:table-cell office:value-type="float" office:value="0.3715714" calcext:value-type="float">
            <text:p>0.3715714</text:p>
          </table:table-cell>
          <table:table-cell office:value-type="float" office:value="297.165714286" calcext:value-type="float">
            <text:p>297.165714286</text:p>
          </table:table-cell>
          <table:table-cell office:value-type="float" office:value="298.221428571" calcext:value-type="float">
            <text:p>298.221428571</text:p>
          </table:table-cell>
          <table:table-cell office:value-type="float" office:value="296.647142857" calcext:value-type="float">
            <text:p>296.647142857</text:p>
          </table:table-cell>
          <table:table-cell office:value-type="float" office:value="63.98" calcext:value-type="float">
            <text:p>63.98</text:p>
          </table:table-cell>
          <table:table-cell office:value-type="float" office:value="97.32" calcext:value-type="float">
            <text:p>97.32</text:p>
          </table:table-cell>
          <table:table-cell office:value-type="float" office:value="34.17" calcext:value-type="float">
            <text:p>34.17</text:p>
          </table:table-cell>
          <table:table-cell office:value-type="float" office:value="18.2642857143" calcext:value-type="float">
            <text:p>18.2642857143</text:p>
          </table:table-cell>
          <table:table-cell office:value-type="float" office:value="5.5285714286" calcext:value-type="float">
            <text:p>5.5285714286</text:p>
          </table:table-cell>
          <table:table-cell table:formula="of:=AVERAGE([.M107:.M109];[.M111:.M113])" office:value-type="float" office:value="27.9411111111111" calcext:value-type="float">
            <text:p>27.9411111111</text:p>
          </table:table-cell>
          <table:table-cell table:formula="of:=AVERAGE([.N107:.N109];[.N111:.N113])" office:value-type="float" office:value="9.77518518518519" calcext:value-type="float">
            <text:p>9.7751851852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0.2568143" calcext:value-type="float">
            <text:p>0.2568143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0.1978286" calcext:value-type="float">
            <text:p>0.1978286</text:p>
          </table:table-cell>
          <table:table-cell office:value-type="float" office:value="0.2583143" calcext:value-type="float">
            <text:p>0.2583143</text:p>
          </table:table-cell>
          <table:table-cell office:value-type="float" office:value="297.64" calcext:value-type="float">
            <text:p>297.64</text:p>
          </table:table-cell>
          <table:table-cell office:value-type="float" office:value="298.378571429" calcext:value-type="float">
            <text:p>298.378571429</text:p>
          </table:table-cell>
          <table:table-cell office:value-type="float" office:value="296.808571429" calcext:value-type="float">
            <text:p>296.808571429</text:p>
          </table:table-cell>
          <table:table-cell office:value-type="float" office:value="67" calcext:value-type="float">
            <text:p>67</text:p>
          </table:table-cell>
          <table:table-cell office:value-type="float" office:value="95.8271428571" calcext:value-type="float">
            <text:p>95.8271428571</text:p>
          </table:table-cell>
          <table:table-cell office:value-type="float" office:value="71.87" calcext:value-type="float">
            <text:p>71.87</text:p>
          </table:table-cell>
          <table:table-cell office:value-type="float" office:value="18.4428571429" calcext:value-type="float">
            <text:p>18.4428571429</text:p>
          </table:table-cell>
          <table:table-cell office:value-type="float" office:value="5.7857142857" calcext:value-type="float">
            <text:p>5.7857142857</text:p>
          </table:table-cell>
          <table:table-cell office:value-type="float" office:value="28" calcext:value-type="float">
            <text:p>28</text:p>
          </table:table-cell>
          <table:table-cell office:value-type="float" office:value="8.8" calcext:value-type="float">
            <text:p>8.8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0.3827" calcext:value-type="float">
            <text:p>0.382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436571" calcext:value-type="float">
            <text:p>0.2436571</text:p>
          </table:table-cell>
          <table:table-cell office:value-type="float" office:value="0.2856" calcext:value-type="float">
            <text:p>0.2856</text:p>
          </table:table-cell>
          <table:table-cell office:value-type="float" office:value="297.064285714" calcext:value-type="float">
            <text:p>297.064285714</text:p>
          </table:table-cell>
          <table:table-cell office:value-type="float" office:value="298.142857143" calcext:value-type="float">
            <text:p>298.142857143</text:p>
          </table:table-cell>
          <table:table-cell office:value-type="float" office:value="295.364285714" calcext:value-type="float">
            <text:p>295.364285714</text:p>
          </table:table-cell>
          <table:table-cell office:value-type="float" office:value="33" calcext:value-type="float">
            <text:p>33</text:p>
          </table:table-cell>
          <table:table-cell office:value-type="float" office:value="91.0985714286" calcext:value-type="float">
            <text:p>91.0985714286</text:p>
          </table:table-cell>
          <table:table-cell office:value-type="float" office:value="44.35" calcext:value-type="float">
            <text:p>44.35</text:p>
          </table:table-cell>
          <table:table-cell office:value-type="float" office:value="16.9271428571" calcext:value-type="float">
            <text:p>16.9271428571</text:p>
          </table:table-cell>
          <table:table-cell office:value-type="float" office:value="7.2857142857" calcext:value-type="float">
            <text:p>7.2857142857</text:p>
          </table:table-cell>
          <table:table-cell office:value-type="float" office:value="28.6" calcext:value-type="float">
            <text:p>28.6</text:p>
          </table:table-cell>
          <table:table-cell office:value-type="float" office:value="8.9" calcext:value-type="float">
            <text:p>8.9</text:p>
          </table:table-cell>
          <table:table-cell table:formula="of:=AVERAGE([.O109:.O111];[.O113:.O115])" office:value-type="float" office:value="98.5166666666667" calcext:value-type="float">
            <text:p>98.5166666667</text:p>
          </table:table-cell>
        </table:table-row>
        <table:table-row table:style-name="ro1">
          <table:table-cell office:value-type="float" office:value="0.2621143" calcext:value-type="float">
            <text:p>0.2621143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153571" calcext:value-type="float">
            <text:p>0.2153571</text:p>
          </table:table-cell>
          <table:table-cell office:value-type="float" office:value="0.1447857" calcext:value-type="float">
            <text:p>0.1447857</text:p>
          </table:table-cell>
          <table:table-cell office:value-type="float" office:value="298.938571429" calcext:value-type="float">
            <text:p>298.938571429</text:p>
          </table:table-cell>
          <table:table-cell office:value-type="float" office:value="300.778571429" calcext:value-type="float">
            <text:p>300.778571429</text:p>
          </table:table-cell>
          <table:table-cell office:value-type="float" office:value="295.961428571" calcext:value-type="float">
            <text:p>295.961428571</text:p>
          </table:table-cell>
          <table:table-cell office:value-type="float" office:value="72.2" calcext:value-type="float">
            <text:p>72.2</text:p>
          </table:table-cell>
          <table:table-cell office:value-type="float" office:value="86.0314285714" calcext:value-type="float">
            <text:p>86.0314285714</text:p>
          </table:table-cell>
          <table:table-cell office:value-type="float" office:value="23.44" calcext:value-type="float">
            <text:p>23.44</text:p>
          </table:table-cell>
          <table:table-cell office:value-type="float" office:value="17.6057142857" calcext:value-type="float">
            <text:p>17.6057142857</text:p>
          </table:table-cell>
          <table:table-cell office:value-type="float" office:value="10.7857142857" calcext:value-type="float">
            <text:p>10.7857142857</text:p>
          </table:table-cell>
          <table:table-cell office:value-type="float" office:value="28.24" calcext:value-type="float">
            <text:p>28.24</text:p>
          </table:table-cell>
          <table:table-cell office:value-type="float" office:value="10.64" calcext:value-type="float">
            <text:p>10.6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1786667" calcext:value-type="float">
            <text:p>0.1786667</text:p>
          </table:table-cell>
          <table:table-cell office:value-type="float" office:value="0.1959333" calcext:value-type="float">
            <text:p>0.1959333</text:p>
          </table:table-cell>
          <table:table-cell office:value-type="float" office:value="0.1412667" calcext:value-type="float">
            <text:p>0.1412667</text:p>
          </table:table-cell>
          <table:table-cell office:value-type="float" office:value="0.1282833" calcext:value-type="float">
            <text:p>0.1282833</text:p>
          </table:table-cell>
          <table:table-cell office:value-type="float" office:value="298.252857143" calcext:value-type="float">
            <text:p>298.252857143</text:p>
          </table:table-cell>
          <table:table-cell office:value-type="float" office:value="299.871428571" calcext:value-type="float">
            <text:p>299.871428571</text:p>
          </table:table-cell>
          <table:table-cell office:value-type="float" office:value="296.764285714" calcext:value-type="float">
            <text:p>296.764285714</text:p>
          </table:table-cell>
          <table:table-cell office:value-type="float" office:value="50.38" calcext:value-type="float">
            <text:p>50.38</text:p>
          </table:table-cell>
          <table:table-cell office:value-type="float" office:value="92.6057142857" calcext:value-type="float">
            <text:p>92.6057142857</text:p>
          </table:table-cell>
          <table:table-cell office:value-type="float" office:value="79.13" calcext:value-type="float">
            <text:p>79.13</text:p>
          </table:table-cell>
          <table:table-cell office:value-type="float" office:value="18.4014285714" calcext:value-type="float">
            <text:p>18.4014285714</text:p>
          </table:table-cell>
          <table:table-cell office:value-type="float" office:value="8.0285714286" calcext:value-type="float">
            <text:p>8.0285714286</text:p>
          </table:table-cell>
          <table:table-cell office:value-type="float" office:value="27.4333333333" calcext:value-type="float">
            <text:p>27.4333333333</text:p>
          </table:table-cell>
          <table:table-cell office:value-type="float" office:value="9.5666666667" calcext:value-type="float">
            <text:p>9.566666666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0.4246286" calcext:value-type="float">
            <text:p>0.424628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3731857" calcext:value-type="float">
            <text:p>0.3731857</text:p>
          </table:table-cell>
          <table:table-cell office:value-type="float" office:value="0.3158571" calcext:value-type="float">
            <text:p>0.3158571</text:p>
          </table:table-cell>
          <table:table-cell office:value-type="float" office:value="297.925714286" calcext:value-type="float">
            <text:p>297.925714286</text:p>
          </table:table-cell>
          <table:table-cell office:value-type="float" office:value="299.107142857" calcext:value-type="float">
            <text:p>299.107142857</text:p>
          </table:table-cell>
          <table:table-cell office:value-type="float" office:value="297.207142857" calcext:value-type="float">
            <text:p>297.207142857</text:p>
          </table:table-cell>
          <table:table-cell office:value-type="float" office:value="130.6" calcext:value-type="float">
            <text:p>130.6</text:p>
          </table:table-cell>
          <table:table-cell office:value-type="float" office:value="96.36" calcext:value-type="float">
            <text:p>96.36</text:p>
          </table:table-cell>
          <table:table-cell office:value-type="float" office:value="94.99" calcext:value-type="float">
            <text:p>94.99</text:p>
          </table:table-cell>
          <table:table-cell office:value-type="float" office:value="18.9028571429" calcext:value-type="float">
            <text:p>18.9028571429</text:p>
          </table:table-cell>
          <table:table-cell office:value-type="float" office:value="6.4142857143" calcext:value-type="float">
            <text:p>6.4142857143</text:p>
          </table:table-cell>
          <table:table-cell office:value-type="float" office:value="28" calcext:value-type="float">
            <text:p>28</text:p>
          </table:table-cell>
          <table:table-cell office:value-type="float" office:value="9.55" calcext:value-type="float">
            <text:p>9.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1924286" calcext:value-type="float">
            <text:p>0.1924286</text:p>
          </table:table-cell>
          <table:table-cell office:value-type="float" office:value="0.1158857" calcext:value-type="float">
            <text:p>0.1158857</text:p>
          </table:table-cell>
          <table:table-cell office:value-type="float" office:value="0.1940571" calcext:value-type="float">
            <text:p>0.1940571</text:p>
          </table:table-cell>
          <table:table-cell office:value-type="float" office:value="0.1712714" calcext:value-type="float">
            <text:p>0.1712714</text:p>
          </table:table-cell>
          <table:table-cell office:value-type="float" office:value="297.931428571" calcext:value-type="float">
            <text:p>297.931428571</text:p>
          </table:table-cell>
          <table:table-cell office:value-type="float" office:value="299.007142857" calcext:value-type="float">
            <text:p>299.007142857</text:p>
          </table:table-cell>
          <table:table-cell office:value-type="float" office:value="296.581428571" calcext:value-type="float">
            <text:p>296.581428571</text:p>
          </table:table-cell>
          <table:table-cell office:value-type="float" office:value="58.83" calcext:value-type="float">
            <text:p>58.83</text:p>
          </table:table-cell>
          <table:table-cell office:value-type="float" office:value="93.3471428571" calcext:value-type="float">
            <text:p>93.3471428571</text:p>
          </table:table-cell>
          <table:table-cell office:value-type="float" office:value="121.69" calcext:value-type="float">
            <text:p>121.69</text:p>
          </table:table-cell>
          <table:table-cell office:value-type="float" office:value="18.2" calcext:value-type="float">
            <text:p>18.2</text:p>
          </table:table-cell>
          <table:table-cell office:value-type="float" office:value="7.0142857143" calcext:value-type="float">
            <text:p>7.0142857143</text:p>
          </table:table-cell>
          <table:table-cell office:value-type="float" office:value="27975" calcext:value-type="float">
            <text:p>27975</text:p>
          </table:table-cell>
          <table:table-cell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2885667" calcext:value-type="float">
            <text:p>0.2885667</text:p>
          </table:table-cell>
          <table:table-cell office:value-type="float" office:value="0.17954" calcext:value-type="float">
            <text:p>0.17954</text:p>
          </table:table-cell>
          <table:table-cell office:value-type="float" office:value="0.2972714" calcext:value-type="float">
            <text:p>0.2972714</text:p>
          </table:table-cell>
          <table:table-cell office:value-type="float" office:value="0.2236429" calcext:value-type="float">
            <text:p>0.2236429</text:p>
          </table:table-cell>
          <table:table-cell office:value-type="float" office:value="297.494285714" calcext:value-type="float">
            <text:p>297.494285714</text:p>
          </table:table-cell>
          <table:table-cell office:value-type="float" office:value="298.785714286" calcext:value-type="float">
            <text:p>298.785714286</text:p>
          </table:table-cell>
          <table:table-cell office:value-type="float" office:value="296.295714286" calcext:value-type="float">
            <text:p>296.295714286</text:p>
          </table:table-cell>
          <table:table-cell office:value-type="float" office:value="70" calcext:value-type="float">
            <text:p>70</text:p>
          </table:table-cell>
          <table:table-cell office:value-type="float" office:value="93.7871428571" calcext:value-type="float">
            <text:p>93.7871428571</text:p>
          </table:table-cell>
          <table:table-cell office:value-type="float" office:value="120.62" calcext:value-type="float">
            <text:p>120.62</text:p>
          </table:table-cell>
          <table:table-cell office:value-type="float" office:value="17.9114285714" calcext:value-type="float">
            <text:p>17.9114285714</text:p>
          </table:table-cell>
          <table:table-cell office:value-type="float" office:value="7.3428571429" calcext:value-type="float">
            <text:p>7.3428571429</text:p>
          </table:table-cell>
          <table:table-cell office:value-type="float" office:value="27.4" calcext:value-type="float">
            <text:p>27.4</text:p>
          </table:table-cell>
          <table:table-cell office:value-type="float" office:value="8.7" calcext:value-type="float">
            <text:p>8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24505" calcext:value-type="float">
            <text:p>0.24505</text:p>
          </table:table-cell>
          <table:table-cell office:value-type="float" office:value="0.18885" calcext:value-type="float">
            <text:p>0.18885</text:p>
          </table:table-cell>
          <table:table-cell office:value-type="float" office:value="0.2235333" calcext:value-type="float">
            <text:p>0.2235333</text:p>
          </table:table-cell>
          <table:table-cell office:value-type="float" office:value="0.1816667" calcext:value-type="float">
            <text:p>0.1816667</text:p>
          </table:table-cell>
          <table:table-cell office:value-type="float" office:value="298.04" calcext:value-type="float">
            <text:p>298.04</text:p>
          </table:table-cell>
          <table:table-cell office:value-type="float" office:value="299.235714286" calcext:value-type="float">
            <text:p>299.235714286</text:p>
          </table:table-cell>
          <table:table-cell office:value-type="float" office:value="297.067142857" calcext:value-type="float">
            <text:p>297.067142857</text:p>
          </table:table-cell>
          <table:table-cell office:value-type="float" office:value="88.81" calcext:value-type="float">
            <text:p>88.81</text:p>
          </table:table-cell>
          <table:table-cell office:value-type="float" office:value="95.0242857143" calcext:value-type="float">
            <text:p>95.0242857143</text:p>
          </table:table-cell>
          <table:table-cell office:value-type="float" office:value="121.46" calcext:value-type="float">
            <text:p>121.46</text:p>
          </table:table-cell>
          <table:table-cell office:value-type="float" office:value="18.7342857143" calcext:value-type="float">
            <text:p>18.7342857143</text:p>
          </table:table-cell>
          <table:table-cell office:value-type="float" office:value="6.9571428571" calcext:value-type="float">
            <text:p>6.9571428571</text:p>
          </table:table-cell>
          <table:table-cell office:value-type="float" office:value="28.3" calcext:value-type="float">
            <text:p>28.3</text:p>
          </table:table-cell>
          <table:table-cell office:value-type="float" office:value="10" calcext:value-type="float">
            <text:p>10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0.2416714" calcext:value-type="float">
            <text:p>0.2416714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1560143" calcext:value-type="float">
            <text:p>0.1560143</text:p>
          </table:table-cell>
          <table:table-cell office:value-type="float" office:value="0.2833143" calcext:value-type="float">
            <text:p>0.2833143</text:p>
          </table:table-cell>
          <table:table-cell office:value-type="float" office:value="297.774285714" calcext:value-type="float">
            <text:p>297.774285714</text:p>
          </table:table-cell>
          <table:table-cell office:value-type="float" office:value="299.442857143" calcext:value-type="float">
            <text:p>299.442857143</text:p>
          </table:table-cell>
          <table:table-cell office:value-type="float" office:value="296.047142857" calcext:value-type="float">
            <text:p>296.047142857</text:p>
          </table:table-cell>
          <table:table-cell office:value-type="float" office:value="87.9" calcext:value-type="float">
            <text:p>87.9</text:p>
          </table:table-cell>
          <table:table-cell office:value-type="float" office:value="91.8114285714" calcext:value-type="float">
            <text:p>91.8114285714</text:p>
          </table:table-cell>
          <table:table-cell office:value-type="float" office:value="41.68" calcext:value-type="float">
            <text:p>41.68</text:p>
          </table:table-cell>
          <table:table-cell office:value-type="float" office:value="17.61" calcext:value-type="float">
            <text:p>17.61</text:p>
          </table:table-cell>
          <table:table-cell office:value-type="float" office:value="9.5714285714" calcext:value-type="float">
            <text:p>9.5714285714</text:p>
          </table:table-cell>
          <table:table-cell office:value-type="float" office:value="27.9333333333" calcext:value-type="float">
            <text:p>27.9333333333</text:p>
          </table:table-cell>
          <table:table-cell office:value-type="float" office:value="10.2666666667" calcext:value-type="float">
            <text:p>10.2666666667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float" office:value="0.3011286" calcext:value-type="float">
            <text:p>0.3011286</text:p>
          </table:table-cell>
          <table:table-cell office:value-type="float" office:value="0.2650571" calcext:value-type="float">
            <text:p>0.2650571</text:p>
          </table:table-cell>
          <table:table-cell office:value-type="float" office:value="0.2553143" calcext:value-type="float">
            <text:p>0.2553143</text:p>
          </table:table-cell>
          <table:table-cell office:value-type="float" office:value="0.2626857" calcext:value-type="float">
            <text:p>0.2626857</text:p>
          </table:table-cell>
          <table:table-cell office:value-type="float" office:value="297.825714286" calcext:value-type="float">
            <text:p>297.825714286</text:p>
          </table:table-cell>
          <table:table-cell office:value-type="float" office:value="298.814285714" calcext:value-type="float">
            <text:p>298.814285714</text:p>
          </table:table-cell>
          <table:table-cell office:value-type="float" office:value="296.965714286" calcext:value-type="float">
            <text:p>296.965714286</text:p>
          </table:table-cell>
          <table:table-cell office:value-type="float" office:value="66.46" calcext:value-type="float">
            <text:p>66.46</text:p>
          </table:table-cell>
          <table:table-cell office:value-type="float" office:value="95.51" calcext:value-type="float">
            <text:p>95.51</text:p>
          </table:table-cell>
          <table:table-cell office:value-type="float" office:value="75.33" calcext:value-type="float">
            <text:p>75.33</text:p>
          </table:table-cell>
          <table:table-cell office:value-type="float" office:value="18.7142857143" calcext:value-type="float">
            <text:p>18.7142857143</text:p>
          </table:table-cell>
          <table:table-cell office:value-type="float" office:value="7.4285714286" calcext:value-type="float">
            <text:p>7.4285714286</text:p>
          </table:table-cell>
          <table:table-cell office:value-type="float" office:value="28.3" calcext:value-type="float">
            <text:p>28.3</text:p>
          </table:table-cell>
          <table:table-cell office:value-type="float" office:value="10.3" calcext:value-type="float">
            <text:p>10.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3309" calcext:value-type="float">
            <text:p>0.3309</text:p>
          </table:table-cell>
          <table:table-cell office:value-type="float" office:value="0.2654714" calcext:value-type="float">
            <text:p>0.2654714</text:p>
          </table:table-cell>
          <table:table-cell office:value-type="float" office:value="0.3195571" calcext:value-type="float">
            <text:p>0.3195571</text:p>
          </table:table-cell>
          <table:table-cell office:value-type="float" office:value="0.2849429" calcext:value-type="float">
            <text:p>0.2849429</text:p>
          </table:table-cell>
          <table:table-cell office:value-type="float" office:value="298.061428571" calcext:value-type="float">
            <text:p>298.061428571</text:p>
          </table:table-cell>
          <table:table-cell office:value-type="float" office:value="299.178571429" calcext:value-type="float">
            <text:p>299.178571429</text:p>
          </table:table-cell>
          <table:table-cell office:value-type="float" office:value="296.457142857" calcext:value-type="float">
            <text:p>296.457142857</text:p>
          </table:table-cell>
          <table:table-cell office:value-type="float" office:value="54.86" calcext:value-type="float">
            <text:p>54.86</text:p>
          </table:table-cell>
          <table:table-cell office:value-type="float" office:value="92.1114285714" calcext:value-type="float">
            <text:p>92.1114285714</text:p>
          </table:table-cell>
          <table:table-cell office:value-type="float" office:value="69.6" calcext:value-type="float">
            <text:p>69.6</text:p>
          </table:table-cell>
          <table:table-cell office:value-type="float" office:value="18.0828571429" calcext:value-type="float">
            <text:p>18.0828571429</text:p>
          </table:table-cell>
          <table:table-cell office:value-type="float" office:value="7.4428571429" calcext:value-type="float">
            <text:p>7.4428571429</text:p>
          </table:table-cell>
          <table:table-cell office:value-type="float" office:value="27.4" calcext:value-type="float">
            <text:p>27.4</text:p>
          </table:table-cell>
          <table:table-cell office:value-type="float" office:value="8.35" calcext:value-type="float">
            <text:p>8.35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0.2055714" calcext:value-type="float">
            <text:p>0.2055714</text:p>
          </table:table-cell>
          <table:table-cell office:value-type="float" office:value="0.23605" calcext:value-type="float">
            <text:p>0.23605</text:p>
          </table:table-cell>
          <table:table-cell office:value-type="float" office:value="0.1919143" calcext:value-type="float">
            <text:p>0.1919143</text:p>
          </table:table-cell>
          <table:table-cell office:value-type="float" office:value="0.1393714" calcext:value-type="float">
            <text:p>0.1393714</text:p>
          </table:table-cell>
          <table:table-cell office:value-type="float" office:value="296.85" calcext:value-type="float">
            <text:p>296.85</text:p>
          </table:table-cell>
          <table:table-cell office:value-type="float" office:value="297.707142857" calcext:value-type="float">
            <text:p>297.707142857</text:p>
          </table:table-cell>
          <table:table-cell office:value-type="float" office:value="295.051428571" calcext:value-type="float">
            <text:p>295.051428571</text:p>
          </table:table-cell>
          <table:table-cell office:value-type="float" office:value="39.6" calcext:value-type="float">
            <text:p>39.6</text:p>
          </table:table-cell>
          <table:table-cell office:value-type="float" office:value="90.8642857143" calcext:value-type="float">
            <text:p>90.8642857143</text:p>
          </table:table-cell>
          <table:table-cell office:value-type="float" office:value="74.93" calcext:value-type="float">
            <text:p>74.93</text:p>
          </table:table-cell>
          <table:table-cell office:value-type="float" office:value="16.5585714286" calcext:value-type="float">
            <text:p>16.5585714286</text:p>
          </table:table-cell>
          <table:table-cell office:value-type="float" office:value="7.7571428571" calcext:value-type="float">
            <text:p>7.7571428571</text:p>
          </table:table-cell>
          <table:table-cell office:value-type="float" office:value="27" calcext:value-type="float">
            <text:p>27</text:p>
          </table:table-cell>
          <table:table-cell office:value-type="float" office:value="8.4666666667" calcext:value-type="float">
            <text:p>8.4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1763143" calcext:value-type="float">
            <text:p>0.1763143</text:p>
          </table:table-cell>
          <table:table-cell office:value-type="float" office:value="0.1137286" calcext:value-type="float">
            <text:p>0.1137286</text:p>
          </table:table-cell>
          <table:table-cell office:value-type="float" office:value="297.63" calcext:value-type="float">
            <text:p>297.63</text:p>
          </table:table-cell>
          <table:table-cell office:value-type="float" office:value="299.021428571" calcext:value-type="float">
            <text:p>299.021428571</text:p>
          </table:table-cell>
          <table:table-cell office:value-type="float" office:value="296.384285714" calcext:value-type="float">
            <text:p>296.384285714</text:p>
          </table:table-cell>
          <table:table-cell office:value-type="float" office:value="38.84" calcext:value-type="float">
            <text:p>38.84</text:p>
          </table:table-cell>
          <table:table-cell office:value-type="float" office:value="93.6357142857" calcext:value-type="float">
            <text:p>93.6357142857</text:p>
          </table:table-cell>
          <table:table-cell office:value-type="float" office:value="65.07" calcext:value-type="float">
            <text:p>65.07</text:p>
          </table:table-cell>
          <table:table-cell office:value-type="float" office:value="17.9628571429" calcext:value-type="float">
            <text:p>17.9628571429</text:p>
          </table:table-cell>
          <table:table-cell office:value-type="float" office:value="8.4142857143" calcext:value-type="float">
            <text:p>8.4142857143</text:p>
          </table:table-cell>
          <table:table-cell office:value-type="float" office:value="27.85" calcext:value-type="float">
            <text:p>27.85</text:p>
          </table:table-cell>
          <table:table-cell office:value-type="float" office:value="9.1" calcext:value-type="float">
            <text:p>9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2866571" calcext:value-type="float">
            <text:p>0.2866571</text:p>
          </table:table-cell>
          <table:table-cell office:value-type="float" office:value="0.1871571" calcext:value-type="float">
            <text:p>0.1871571</text:p>
          </table:table-cell>
          <table:table-cell office:value-type="float" office:value="0.2665143" calcext:value-type="float">
            <text:p>0.2665143</text:p>
          </table:table-cell>
          <table:table-cell office:value-type="float" office:value="0.2874571" calcext:value-type="float">
            <text:p>0.2874571</text:p>
          </table:table-cell>
          <table:table-cell office:value-type="float" office:value="296.184285714" calcext:value-type="float">
            <text:p>296.184285714</text:p>
          </table:table-cell>
          <table:table-cell office:value-type="float" office:value="297.557142857" calcext:value-type="float">
            <text:p>297.557142857</text:p>
          </table:table-cell>
          <table:table-cell office:value-type="float" office:value="295.452857143" calcext:value-type="float">
            <text:p>295.452857143</text:p>
          </table:table-cell>
          <table:table-cell office:value-type="float" office:value="70" calcext:value-type="float">
            <text:p>70</text:p>
          </table:table-cell>
          <table:table-cell office:value-type="float" office:value="96.0985714286" calcext:value-type="float">
            <text:p>96.0985714286</text:p>
          </table:table-cell>
          <table:table-cell office:value-type="float" office:value="127.24" calcext:value-type="float">
            <text:p>127.24</text:p>
          </table:table-cell>
          <table:table-cell office:value-type="float" office:value="16.9771428571" calcext:value-type="float">
            <text:p>16.9771428571</text:p>
          </table:table-cell>
          <table:table-cell office:value-type="float" office:value="6.6285714286" calcext:value-type="float">
            <text:p>6.6285714286</text:p>
          </table:table-cell>
          <table:table-cell office:value-type="float" office:value="24.3" calcext:value-type="float">
            <text:p>24.3</text:p>
          </table:table-cell>
          <table:table-cell office:value-type="float" office:value="5.2" calcext:value-type="float">
            <text:p>5.2</text:p>
          </table:table-cell>
          <table:table-cell office:value-type="float" office:value="270.9" calcext:value-type="float">
            <text:p>270.9</text:p>
          </table:table-cell>
        </table:table-row>
        <table:table-row table:style-name="ro1">
          <table:table-cell office:value-type="float" office:value="0.3392857" calcext:value-type="float">
            <text:p>0.3392857</text:p>
          </table:table-cell>
          <table:table-cell office:value-type="float" office:value="0.3482857" calcext:value-type="float">
            <text:p>0.3482857</text:p>
          </table:table-cell>
          <table:table-cell office:value-type="float" office:value="0.3158286" calcext:value-type="float">
            <text:p>0.3158286</text:p>
          </table:table-cell>
          <table:table-cell office:value-type="float" office:value="0.3745714" calcext:value-type="float">
            <text:p>0.3745714</text:p>
          </table:table-cell>
          <table:table-cell office:value-type="float" office:value="296.054285714" calcext:value-type="float">
            <text:p>296.054285714</text:p>
          </table:table-cell>
          <table:table-cell office:value-type="float" office:value="296.914285714" calcext:value-type="float">
            <text:p>296.914285714</text:p>
          </table:table-cell>
          <table:table-cell office:value-type="float" office:value="290.088571429" calcext:value-type="float">
            <text:p>290.088571429</text:p>
          </table:table-cell>
          <table:table-cell office:value-type="float" office:value="0.1" calcext:value-type="float">
            <text:p>0.1</text:p>
          </table:table-cell>
          <table:table-cell office:value-type="float" office:value="72.0342857143" calcext:value-type="float">
            <text:p>72.0342857143</text:p>
          </table:table-cell>
          <table:table-cell office:value-type="float" office:value="1.52" calcext:value-type="float">
            <text:p>1.52</text:p>
          </table:table-cell>
          <table:table-cell office:value-type="float" office:value="12.1114285714" calcext:value-type="float">
            <text:p>12.1114285714</text:p>
          </table:table-cell>
          <table:table-cell office:value-type="float" office:value="12.3714285714" calcext:value-type="float">
            <text:p>12.3714285714</text:p>
          </table:table-cell>
          <table:table-cell office:value-type="float" office:value="25.2" calcext:value-type="float">
            <text:p>25.2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65143" calcext:value-type="float">
            <text:p>0.2065143</text:p>
          </table:table-cell>
          <table:table-cell office:value-type="float" office:value="0.1171429" calcext:value-type="float">
            <text:p>0.1171429</text:p>
          </table:table-cell>
          <table:table-cell office:value-type="float" office:value="0.1692714" calcext:value-type="float">
            <text:p>0.1692714</text:p>
          </table:table-cell>
          <table:table-cell office:value-type="float" office:value="0.1700714" calcext:value-type="float">
            <text:p>0.1700714</text:p>
          </table:table-cell>
          <table:table-cell office:value-type="float" office:value="297.992857143" calcext:value-type="float">
            <text:p>297.992857143</text:p>
          </table:table-cell>
          <table:table-cell office:value-type="float" office:value="299.114285714" calcext:value-type="float">
            <text:p>299.114285714</text:p>
          </table:table-cell>
          <table:table-cell office:value-type="float" office:value="293.777142857" calcext:value-type="float">
            <text:p>293.777142857</text:p>
          </table:table-cell>
          <table:table-cell office:value-type="float" office:value="12.47" calcext:value-type="float">
            <text:p>12.47</text:p>
          </table:table-cell>
          <table:table-cell office:value-type="float" office:value="80.3857142857" calcext:value-type="float">
            <text:p>80.3857142857</text:p>
          </table:table-cell>
          <table:table-cell office:value-type="float" office:value="91.4" calcext:value-type="float">
            <text:p>91.4</text:p>
          </table:table-cell>
          <table:table-cell office:value-type="float" office:value="15.46" calcext:value-type="float">
            <text:p>15.46</text:p>
          </table:table-cell>
          <table:table-cell office:value-type="float" office:value="10.8857142857" calcext:value-type="float">
            <text:p>10.8857142857</text:p>
          </table:table-cell>
          <table:table-cell office:value-type="float" office:value="27.4666666667" calcext:value-type="float">
            <text:p>27.4666666667</text:p>
          </table:table-cell>
          <table:table-cell office:value-type="float" office:value="10.4333333333" calcext:value-type="float">
            <text:p>10.43333333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9837143" calcext:value-type="float">
            <text:p>0.09837143</text:p>
          </table:table-cell>
          <table:table-cell office:value-type="float" office:value="0.1010667" calcext:value-type="float">
            <text:p>0.1010667</text:p>
          </table:table-cell>
          <table:table-cell office:value-type="float" office:value="0.1863143" calcext:value-type="float">
            <text:p>0.1863143</text:p>
          </table:table-cell>
          <table:table-cell office:value-type="float" office:value="0.09775" calcext:value-type="float">
            <text:p>0.09775</text:p>
          </table:table-cell>
          <table:table-cell office:value-type="float" office:value="295.987142857" calcext:value-type="float">
            <text:p>295.987142857</text:p>
          </table:table-cell>
          <table:table-cell office:value-type="float" office:value="297.171428571" calcext:value-type="float">
            <text:p>297.171428571</text:p>
          </table:table-cell>
          <table:table-cell office:value-type="float" office:value="294.557142857" calcext:value-type="float">
            <text:p>294.557142857</text:p>
          </table:table-cell>
          <table:table-cell office:value-type="float" office:value="44.65" calcext:value-type="float">
            <text:p>44.65</text:p>
          </table:table-cell>
          <table:table-cell office:value-type="float" office:value="92.5057142857" calcext:value-type="float">
            <text:p>92.5057142857</text:p>
          </table:table-cell>
          <table:table-cell office:value-type="float" office:value="79.48" calcext:value-type="float">
            <text:p>79.48</text:p>
          </table:table-cell>
          <table:table-cell office:value-type="float" office:value="16.0257142857" calcext:value-type="float">
            <text:p>16.0257142857</text:p>
          </table:table-cell>
          <table:table-cell office:value-type="float" office:value="6.8857142857" calcext:value-type="float">
            <text:p>6.8857142857</text:p>
          </table:table-cell>
          <table:table-cell office:value-type="float" office:value="25.6" calcext:value-type="float">
            <text:p>25.6</text:p>
          </table:table-cell>
          <table:table-cell office:value-type="float" office:value="8.9333333333" calcext:value-type="float">
            <text:p>8.9333333333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0.3404429" calcext:value-type="float">
            <text:p>0.3404429</text:p>
          </table:table-cell>
          <table:table-cell office:value-type="float" office:value="0.1908571" calcext:value-type="float">
            <text:p>0.1908571</text:p>
          </table:table-cell>
          <table:table-cell office:value-type="float" office:value="0.3513429" calcext:value-type="float">
            <text:p>0.3513429</text:p>
          </table:table-cell>
          <table:table-cell office:value-type="float" office:value="0.2586143" calcext:value-type="float">
            <text:p>0.2586143</text:p>
          </table:table-cell>
          <table:table-cell office:value-type="float" office:value="297.044285714" calcext:value-type="float">
            <text:p>297.044285714</text:p>
          </table:table-cell>
          <table:table-cell office:value-type="float" office:value="298.564285714" calcext:value-type="float">
            <text:p>298.564285714</text:p>
          </table:table-cell>
          <table:table-cell office:value-type="float" office:value="295.695714286" calcext:value-type="float">
            <text:p>295.695714286</text:p>
          </table:table-cell>
          <table:table-cell office:value-type="float" office:value="37.6" calcext:value-type="float">
            <text:p>37.6</text:p>
          </table:table-cell>
          <table:table-cell office:value-type="float" office:value="93.4757142857" calcext:value-type="float">
            <text:p>93.4757142857</text:p>
          </table:table-cell>
          <table:table-cell office:value-type="float" office:value="130.66" calcext:value-type="float">
            <text:p>130.66</text:p>
          </table:table-cell>
          <table:table-cell office:value-type="float" office:value="17.1957142857" calcext:value-type="float">
            <text:p>17.1957142857</text:p>
          </table:table-cell>
          <table:table-cell office:value-type="float" office:value="8.9" calcext:value-type="float">
            <text:p>8.9</text:p>
          </table:table-cell>
          <table:table-cell office:value-type="float" office:value="26.2" calcext:value-type="float">
            <text:p>26.2</text:p>
          </table:table-cell>
          <table:table-cell office:value-type="float" office:value="8.6" calcext:value-type="float">
            <text:p>8.6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0.1732714" calcext:value-type="float">
            <text:p>0.1732714</text:p>
          </table:table-cell>
          <table:table-cell office:value-type="float" office:value="185" calcext:value-type="float">
            <text:p>185</text:p>
          </table:table-cell>
          <table:table-cell office:value-type="float" office:value="0.1369286" calcext:value-type="float">
            <text:p>0.1369286</text:p>
          </table:table-cell>
          <table:table-cell office:value-type="float" office:value="0.1680429" calcext:value-type="float">
            <text:p>0.1680429</text:p>
          </table:table-cell>
          <table:table-cell office:value-type="float" office:value="297.427142857" calcext:value-type="float">
            <text:p>297.427142857</text:p>
          </table:table-cell>
          <table:table-cell office:value-type="float" office:value="298.135714286" calcext:value-type="float">
            <text:p>298.135714286</text:p>
          </table:table-cell>
          <table:table-cell office:value-type="float" office:value="294.75" calcext:value-type="float">
            <text:p>294.75</text:p>
          </table:table-cell>
          <table:table-cell office:value-type="float" office:value="21.5" calcext:value-type="float">
            <text:p>21.5</text:p>
          </table:table-cell>
          <table:table-cell office:value-type="float" office:value="87.2142857143" calcext:value-type="float">
            <text:p>87.2142857143</text:p>
          </table:table-cell>
          <table:table-cell office:value-type="float" office:value="84.99" calcext:value-type="float">
            <text:p>84.99</text:p>
          </table:table-cell>
          <table:table-cell office:value-type="float" office:value="16.2585714286" calcext:value-type="float">
            <text:p>16.2585714286</text:p>
          </table:table-cell>
          <table:table-cell office:value-type="float" office:value="10.0714285714" calcext:value-type="float">
            <text:p>10.0714285714</text:p>
          </table:table-cell>
          <table:table-cell office:value-type="float" office:value="28.1" calcext:value-type="float">
            <text:p>28.1</text:p>
          </table:table-cell>
          <table:table-cell office:value-type="float" office:value="12.7" calcext:value-type="float">
            <text:p>12.7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0.22138" calcext:value-type="float">
            <text:p>0.22138</text:p>
          </table:table-cell>
          <table:table-cell office:value-type="float" office:value="0.22336" calcext:value-type="float">
            <text:p>0.22336</text:p>
          </table:table-cell>
          <table:table-cell office:value-type="float" office:value="0.3714167" calcext:value-type="float">
            <text:p>0.3714167</text:p>
          </table:table-cell>
          <table:table-cell office:value-type="float" office:value="0.22146" calcext:value-type="float">
            <text:p>0.22146</text:p>
          </table:table-cell>
          <table:table-cell office:value-type="float" office:value="296.724285714" calcext:value-type="float">
            <text:p>296.724285714</text:p>
          </table:table-cell>
          <table:table-cell office:value-type="float" office:value="297.978571429" calcext:value-type="float">
            <text:p>297.978571429</text:p>
          </table:table-cell>
          <table:table-cell office:value-type="float" office:value="294.275714286" calcext:value-type="float">
            <text:p>294.275714286</text:p>
          </table:table-cell>
          <table:table-cell office:value-type="float" office:value="27.29" calcext:value-type="float">
            <text:p>27.29</text:p>
          </table:table-cell>
          <table:table-cell office:value-type="float" office:value="88.4714285714" calcext:value-type="float">
            <text:p>88.4714285714</text:p>
          </table:table-cell>
          <table:table-cell office:value-type="float" office:value="71.69" calcext:value-type="float">
            <text:p>71.69</text:p>
          </table:table-cell>
          <table:table-cell office:value-type="float" office:value="15.8014285714" calcext:value-type="float">
            <text:p>15.8014285714</text:p>
          </table:table-cell>
          <table:table-cell office:value-type="float" office:value="10.7857142857" calcext:value-type="float">
            <text:p>10.7857142857</text:p>
          </table:table-cell>
          <table:table-cell office:value-type="float" office:value="26.6" calcext:value-type="float">
            <text:p>26.6</text:p>
          </table:table-cell>
          <table:table-cell office:value-type="float" office:value="10.35" calcext:value-type="float">
            <text:p>10.35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0.3118571" calcext:value-type="float">
            <text:p>0.3118571</text:p>
          </table:table-cell>
          <table:table-cell office:value-type="float" office:value="0.2039333" calcext:value-type="float">
            <text:p>0.2039333</text:p>
          </table:table-cell>
          <table:table-cell office:value-type="float" office:value="0.3360286" calcext:value-type="float">
            <text:p>0.3360286</text:p>
          </table:table-cell>
          <table:table-cell office:value-type="float" office:value="0.3046286" calcext:value-type="float">
            <text:p>0.3046286</text:p>
          </table:table-cell>
          <table:table-cell office:value-type="float" office:value="296.851428571" calcext:value-type="float">
            <text:p>296.851428571</text:p>
          </table:table-cell>
          <table:table-cell office:value-type="float" office:value="297.614285714" calcext:value-type="float">
            <text:p>297.614285714</text:p>
          </table:table-cell>
          <table:table-cell office:value-type="float" office:value="293.517142857" calcext:value-type="float">
            <text:p>293.517142857</text:p>
          </table:table-cell>
          <table:table-cell office:value-type="float" office:value="9.16" calcext:value-type="float">
            <text:p>9.16</text:p>
          </table:table-cell>
          <table:table-cell office:value-type="float" office:value="83.4671428571" calcext:value-type="float">
            <text:p>83.4671428571</text:p>
          </table:table-cell>
          <table:table-cell office:value-type="float" office:value="17.21" calcext:value-type="float">
            <text:p>17.21</text:p>
          </table:table-cell>
          <table:table-cell office:value-type="float" office:value="15.02" calcext:value-type="float">
            <text:p>15.02</text:p>
          </table:table-cell>
          <table:table-cell office:value-type="float" office:value="10.7428571429" calcext:value-type="float">
            <text:p>10.7428571429</text:p>
          </table:table-cell>
          <table:table-cell office:value-type="float" office:value="27.2" calcext:value-type="float">
            <text:p>27.2</text:p>
          </table:table-cell>
          <table:table-cell office:value-type="float" office:value="10.3" calcext:value-type="float">
            <text:p>10.3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0.3201714" calcext:value-type="float">
            <text:p>0.3201714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921143" calcext:value-type="float">
            <text:p>0.2921143</text:p>
          </table:table-cell>
          <table:table-cell office:value-type="float" office:value="0.2326857" calcext:value-type="float">
            <text:p>0.2326857</text:p>
          </table:table-cell>
          <table:table-cell office:value-type="float" office:value="296.448571429" calcext:value-type="float">
            <text:p>296.448571429</text:p>
          </table:table-cell>
          <table:table-cell office:value-type="float" office:value="297.914285714" calcext:value-type="float">
            <text:p>297.914285714</text:p>
          </table:table-cell>
          <table:table-cell office:value-type="float" office:value="294.592857143" calcext:value-type="float">
            <text:p>294.592857143</text:p>
          </table:table-cell>
          <table:table-cell office:value-type="float" office:value="13.62" calcext:value-type="float">
            <text:p>13.62</text:p>
          </table:table-cell>
          <table:table-cell office:value-type="float" office:value="90.4328571429" calcext:value-type="float">
            <text:p>90.4328571429</text:p>
          </table:table-cell>
          <table:table-cell office:value-type="float" office:value="20.72" calcext:value-type="float">
            <text:p>20.72</text:p>
          </table:table-cell>
          <table:table-cell office:value-type="float" office:value="16.0057142857" calcext:value-type="float">
            <text:p>16.0057142857</text:p>
          </table:table-cell>
          <table:table-cell office:value-type="float" office:value="7.9714285714" calcext:value-type="float">
            <text:p>7.9714285714</text:p>
          </table:table-cell>
          <table:table-cell office:value-type="float" office:value="26.7" calcext:value-type="float">
            <text:p>26.7</text:p>
          </table:table-cell>
          <table:table-cell office:value-type="float" office:value="9.4" calcext:value-type="float">
            <text:p>9.4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0.3499857" calcext:value-type="float">
            <text:p>0.3499857</text:p>
          </table:table-cell>
          <table:table-cell office:value-type="float" office:value="0.2920429" calcext:value-type="float">
            <text:p>0.2920429</text:p>
          </table:table-cell>
          <table:table-cell office:value-type="float" office:value="0.2884571" calcext:value-type="float">
            <text:p>0.2884571</text:p>
          </table:table-cell>
          <table:table-cell office:value-type="float" office:value="0.2949167" calcext:value-type="float">
            <text:p>0.2949167</text:p>
          </table:table-cell>
          <table:table-cell office:value-type="float" office:value="297.621428571" calcext:value-type="float">
            <text:p>297.621428571</text:p>
          </table:table-cell>
          <table:table-cell office:value-type="float" office:value="298.857142857" calcext:value-type="float">
            <text:p>298.857142857</text:p>
          </table:table-cell>
          <table:table-cell office:value-type="float" office:value="292.832857143" calcext:value-type="float">
            <text:p>292.832857143</text:p>
          </table:table-cell>
          <table:table-cell office:value-type="float" office:value="1.8" calcext:value-type="float">
            <text:p>1.8</text:p>
          </table:table-cell>
          <table:table-cell office:value-type="float" office:value="77.2714285714" calcext:value-type="float">
            <text:p>77.2714285714</text:p>
          </table:table-cell>
          <table:table-cell office:value-type="float" office:value="1.17" calcext:value-type="float">
            <text:p>1.17</text:p>
          </table:table-cell>
          <table:table-cell office:value-type="float" office:value="14.4171428571" calcext:value-type="float">
            <text:p>14.4171428571</text:p>
          </table:table-cell>
          <table:table-cell office:value-type="float" office:value="11.4285714286" calcext:value-type="float">
            <text:p>11.4285714286</text:p>
          </table:table-cell>
          <table:table-cell office:value-type="float" office:value="26.25" calcext:value-type="float">
            <text:p>26.25</text:p>
          </table:table-cell>
          <table:table-cell office:value-type="float" office:value="10.4" calcext:value-type="float">
            <text:p>1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602857" calcext:value-type="float">
            <text:p>0.3602857</text:p>
          </table:table-cell>
          <table:table-cell office:value-type="float" office:value="341" calcext:value-type="float">
            <text:p>341</text:p>
          </table:table-cell>
          <table:table-cell office:value-type="float" office:value="0.3629571" calcext:value-type="float">
            <text:p>0.3629571</text:p>
          </table:table-cell>
          <table:table-cell office:value-type="float" office:value="0.3211286" calcext:value-type="float">
            <text:p>0.3211286</text:p>
          </table:table-cell>
          <table:table-cell office:value-type="float" office:value="297.397142857" calcext:value-type="float">
            <text:p>297.397142857</text:p>
          </table:table-cell>
          <table:table-cell office:value-type="float" office:value="299.085714286" calcext:value-type="float">
            <text:p>299.085714286</text:p>
          </table:table-cell>
          <table:table-cell office:value-type="float" office:value="294.258571429" calcext:value-type="float">
            <text:p>294.258571429</text:p>
          </table:table-cell>
          <table:table-cell office:value-type="float" office:value="40" calcext:value-type="float">
            <text:p>40</text:p>
          </table:table-cell>
          <table:table-cell office:value-type="float" office:value="85.14" calcext:value-type="float">
            <text:p>85.14</text:p>
          </table:table-cell>
          <table:table-cell office:value-type="float" office:value="54.72" calcext:value-type="float">
            <text:p>54.72</text:p>
          </table:table-cell>
          <table:table-cell office:value-type="float" office:value="15.7885714286" calcext:value-type="float">
            <text:p>15.7885714286</text:p>
          </table:table-cell>
          <table:table-cell office:value-type="float" office:value="11" calcext:value-type="float">
            <text:p>11</text:p>
          </table:table-cell>
          <table:table-cell office:value-type="float" office:value="27.4" calcext:value-type="float">
            <text:p>27.4</text:p>
          </table:table-cell>
          <table:table-cell office:value-type="float" office:value="12125" calcext:value-type="float">
            <text:p>12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3186857" calcext:value-type="float">
            <text:p>0.3186857</text:p>
          </table:table-cell>
          <table:table-cell office:value-type="float" office:value="0.3523429" calcext:value-type="float">
            <text:p>0.3523429</text:p>
          </table:table-cell>
          <table:table-cell office:value-type="float" office:value="0.3766429" calcext:value-type="float">
            <text:p>0.3766429</text:p>
          </table:table-cell>
          <table:table-cell office:value-type="float" office:value="0.2859" calcext:value-type="float">
            <text:p>0.2859</text:p>
          </table:table-cell>
          <table:table-cell office:value-type="float" office:value="297.504285714" calcext:value-type="float">
            <text:p>297.504285714</text:p>
          </table:table-cell>
          <table:table-cell office:value-type="float" office:value="298.742857143" calcext:value-type="float">
            <text:p>298.742857143</text:p>
          </table:table-cell>
          <table:table-cell office:value-type="float" office:value="293.26" calcext:value-type="float">
            <text:p>293.26</text:p>
          </table:table-cell>
          <table:table-cell office:value-type="float" office:value="15.4" calcext:value-type="float">
            <text:p>15.4</text:p>
          </table:table-cell>
          <table:table-cell office:value-type="float" office:value="79.7428571429" calcext:value-type="float">
            <text:p>79.7428571429</text:p>
          </table:table-cell>
          <table:table-cell office:value-type="float" office:value="28.66" calcext:value-type="float">
            <text:p>28.66</text:p>
          </table:table-cell>
          <table:table-cell office:value-type="float" office:value="14.88" calcext:value-type="float">
            <text:p>14.88</text:p>
          </table:table-cell>
          <table:table-cell office:value-type="float" office:value="11.7142857143" calcext:value-type="float">
            <text:p>11.7142857143</text:p>
          </table:table-cell>
          <table:table-cell office:value-type="float" office:value="26.6" calcext:value-type="float">
            <text:p>26.6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2016857" calcext:value-type="float">
            <text:p>0.2016857</text:p>
          </table:table-cell>
          <table:table-cell office:value-type="float" office:value="0.1625571" calcext:value-type="float">
            <text:p>0.1625571</text:p>
          </table:table-cell>
          <table:table-cell office:value-type="float" office:value="0.2003286" calcext:value-type="float">
            <text:p>0.2003286</text:p>
          </table:table-cell>
          <table:table-cell office:value-type="float" office:value="0.2015571" calcext:value-type="float">
            <text:p>0.2015571</text:p>
          </table:table-cell>
          <table:table-cell office:value-type="float" office:value="297.51" calcext:value-type="float">
            <text:p>297.51</text:p>
          </table:table-cell>
          <table:table-cell office:value-type="float" office:value="299.342857143" calcext:value-type="float">
            <text:p>299.342857143</text:p>
          </table:table-cell>
          <table:table-cell office:value-type="float" office:value="295.2" calcext:value-type="float">
            <text:p>295.2</text:p>
          </table:table-cell>
          <table:table-cell office:value-type="float" office:value="38.07" calcext:value-type="float">
            <text:p>38.07</text:p>
          </table:table-cell>
          <table:table-cell office:value-type="float" office:value="88.7071428571" calcext:value-type="float">
            <text:p>88.7071428571</text:p>
          </table:table-cell>
          <table:table-cell office:value-type="float" office:value="44.96" calcext:value-type="float">
            <text:p>44.96</text:p>
          </table:table-cell>
          <table:table-cell office:value-type="float" office:value="16.7071428571" calcext:value-type="float">
            <text:p>16.7071428571</text:p>
          </table:table-cell>
          <table:table-cell office:value-type="float" office:value="11.2285714286" calcext:value-type="float">
            <text:p>11.2285714286</text:p>
          </table:table-cell>
          <table:table-cell office:value-type="float" office:value="27.225" calcext:value-type="float">
            <text:p>27.225</text:p>
          </table:table-cell>
          <table:table-cell office:value-type="float" office:value="11625" calcext:value-type="float">
            <text:p>1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397857" calcext:value-type="float">
            <text:p>0.4397857</text:p>
          </table:table-cell>
          <table:table-cell office:value-type="float" office:value="0.3675857" calcext:value-type="float">
            <text:p>0.3675857</text:p>
          </table:table-cell>
          <table:table-cell office:value-type="float" office:value="0.3333143" calcext:value-type="float">
            <text:p>0.3333143</text:p>
          </table:table-cell>
          <table:table-cell office:value-type="float" office:value="0.3809857" calcext:value-type="float">
            <text:p>0.3809857</text:p>
          </table:table-cell>
          <table:table-cell office:value-type="float" office:value="297.5" calcext:value-type="float">
            <text:p>297.5</text:p>
          </table:table-cell>
          <table:table-cell office:value-type="float" office:value="299.514285714" calcext:value-type="float">
            <text:p>299.514285714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.39" calcext:value-type="float">
            <text:p>12.39</text:p>
          </table:table-cell>
          <table:table-cell office:value-type="float" office:value="79.2428571429" calcext:value-type="float">
            <text:p>79.2428571429</text:p>
          </table:table-cell>
          <table:table-cell office:value-type="float" office:value="11.79" calcext:value-type="float">
            <text:p>11.79</text:p>
          </table:table-cell>
          <table:table-cell office:value-type="float" office:value="14.6314285714" calcext:value-type="float">
            <text:p>14.6314285714</text:p>
          </table:table-cell>
          <table:table-cell office:value-type="float" office:value="12.2285714286" calcext:value-type="float">
            <text:p>12.2285714286</text:p>
          </table:table-cell>
          <table:table-cell office:value-type="float" office:value="27.6" calcext:value-type="float">
            <text:p>27.6</text:p>
          </table:table-cell>
          <table:table-cell office:value-type="float" office:value="12.2" calcext:value-type="float">
            <text:p>12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238675" calcext:value-type="float">
            <text:p>0.238675</text:p>
          </table:table-cell>
          <table:table-cell office:value-type="float" office:value="0.2856571" calcext:value-type="float">
            <text:p>0.2856571</text:p>
          </table:table-cell>
          <table:table-cell office:value-type="float" office:value="0.3337" calcext:value-type="float">
            <text:p>0.3337</text:p>
          </table:table-cell>
          <table:table-cell office:value-type="float" office:value="298.648571429" calcext:value-type="float">
            <text:p>298.648571429</text:p>
          </table:table-cell>
          <table:table-cell office:value-type="float" office:value="300.635714286" calcext:value-type="float">
            <text:p>300.635714286</text:p>
          </table:table-cell>
          <table:table-cell office:value-type="float" office:value="295.545714286" calcext:value-type="float">
            <text:p>295.545714286</text:p>
          </table:table-cell>
          <table:table-cell office:value-type="float" office:value="22.19" calcext:value-type="float">
            <text:p>22.19</text:p>
          </table:table-cell>
          <table:table-cell office:value-type="float" office:value="84.62" calcext:value-type="float">
            <text:p>84.62</text:p>
          </table:table-cell>
          <table:table-cell office:value-type="float" office:value="47.74" calcext:value-type="float">
            <text:p>47.74</text:p>
          </table:table-cell>
          <table:table-cell office:value-type="float" office:value="17.0657142857" calcext:value-type="float">
            <text:p>17.0657142857</text:p>
          </table:table-cell>
          <table:table-cell office:value-type="float" office:value="10.2714285714" calcext:value-type="float">
            <text:p>10.2714285714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10.4333333333" calcext:value-type="float">
            <text:p>10.4333333333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0.2736429" calcext:value-type="float">
            <text:p>0.2736429</text:p>
          </table:table-cell>
          <table:table-cell office:value-type="float" office:value="0.2089429" calcext:value-type="float">
            <text:p>0.2089429</text:p>
          </table:table-cell>
          <table:table-cell office:value-type="float" office:value="0.2408857" calcext:value-type="float">
            <text:p>0.2408857</text:p>
          </table:table-cell>
          <table:table-cell office:value-type="float" office:value="0.2427571" calcext:value-type="float">
            <text:p>0.2427571</text:p>
          </table:table-cell>
          <table:table-cell office:value-type="float" office:value="298.735714286" calcext:value-type="float">
            <text:p>298.735714286</text:p>
          </table:table-cell>
          <table:table-cell office:value-type="float" office:value="299.735714286" calcext:value-type="float">
            <text:p>299.735714286</text:p>
          </table:table-cell>
          <table:table-cell office:value-type="float" office:value="295.144285714" calcext:value-type="float">
            <text:p>295.144285714</text:p>
          </table:table-cell>
          <table:table-cell office:value-type="float" office:value="23.6" calcext:value-type="float">
            <text:p>23.6</text:p>
          </table:table-cell>
          <table:table-cell office:value-type="float" office:value="83.0471428571" calcext:value-type="float">
            <text:p>83.0471428571</text:p>
          </table:table-cell>
          <table:table-cell office:value-type="float" office:value="68.6" calcext:value-type="float">
            <text:p>68.6</text:p>
          </table:table-cell>
          <table:table-cell office:value-type="float" office:value="16.6914285714" calcext:value-type="float">
            <text:p>16.6914285714</text:p>
          </table:table-cell>
          <table:table-cell office:value-type="float" office:value="11.2714285714" calcext:value-type="float">
            <text:p>11.2714285714</text:p>
          </table:table-cell>
          <table:table-cell office:value-type="float" office:value="27.3" calcext:value-type="float">
            <text:p>27.3</text:p>
          </table:table-cell>
          <table:table-cell office:value-type="float" office:value="10.3" calcext:value-type="float">
            <text:p>10.3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0.3097833" calcext:value-type="float">
            <text:p>0.3097833</text:p>
          </table:table-cell>
          <table:table-cell office:value-type="float" office:value="0.3501286" calcext:value-type="float">
            <text:p>0.3501286</text:p>
          </table:table-cell>
          <table:table-cell office:value-type="float" office:value="0.2846833" calcext:value-type="float">
            <text:p>0.2846833</text:p>
          </table:table-cell>
          <table:table-cell office:value-type="float" office:value="0.3948167" calcext:value-type="float">
            <text:p>0.3948167</text:p>
          </table:table-cell>
          <table:table-cell office:value-type="float" office:value="298.28" calcext:value-type="float">
            <text:p>298.28</text:p>
          </table:table-cell>
          <table:table-cell office:value-type="float" office:value="299.9" calcext:value-type="float">
            <text:p>299.9</text:p>
          </table:table-cell>
          <table:table-cell office:value-type="float" office:value="295.272857143" calcext:value-type="float">
            <text:p>295.272857143</text:p>
          </table:table-cell>
          <table:table-cell office:value-type="float" office:value="22.24" calcext:value-type="float">
            <text:p>22.24</text:p>
          </table:table-cell>
          <table:table-cell office:value-type="float" office:value="85.3728571429" calcext:value-type="float">
            <text:p>85.3728571429</text:p>
          </table:table-cell>
          <table:table-cell office:value-type="float" office:value="68" calcext:value-type="float">
            <text:p>68</text:p>
          </table:table-cell>
          <table:table-cell office:value-type="float" office:value="16.7771428571" calcext:value-type="float">
            <text:p>16.7771428571</text:p>
          </table:table-cell>
          <table:table-cell office:value-type="float" office:value="11.1714285714" calcext:value-type="float">
            <text:p>11.1714285714</text:p>
          </table:table-cell>
          <table:table-cell office:value-type="float" office:value="26.5" calcext:value-type="float">
            <text:p>26.5</text:p>
          </table:table-cell>
          <table:table-cell office:value-type="float" office:value="10.0333333333" calcext:value-type="float">
            <text:p>10.03333333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2277857" calcext:value-type="float">
            <text:p>0.2277857</text:p>
          </table:table-cell>
          <table:table-cell office:value-type="float" office:value="0.2833143" calcext:value-type="float">
            <text:p>0.2833143</text:p>
          </table:table-cell>
          <table:table-cell office:value-type="float" office:value="0.2443714" calcext:value-type="float">
            <text:p>0.2443714</text:p>
          </table:table-cell>
          <table:table-cell office:value-type="float" office:value="0.2834143" calcext:value-type="float">
            <text:p>0.2834143</text:p>
          </table:table-cell>
          <table:table-cell office:value-type="float" office:value="299.265714286" calcext:value-type="float">
            <text:p>299.265714286</text:p>
          </table:table-cell>
          <table:table-cell office:value-type="float" office:value="300.35" calcext:value-type="float">
            <text:p>300.35</text:p>
          </table:table-cell>
          <table:table-cell office:value-type="float" office:value="293.902857143" calcext:value-type="float">
            <text:p>293.902857143</text:p>
          </table:table-cell>
          <table:table-cell office:value-type="float" office:value="9.4" calcext:value-type="float">
            <text:p>9.4</text:p>
          </table:table-cell>
          <table:table-cell office:value-type="float" office:value="75.53" calcext:value-type="float">
            <text:p>75.53</text:p>
          </table:table-cell>
          <table:table-cell office:value-type="float" office:value="90.33" calcext:value-type="float">
            <text:p>90.33</text:p>
          </table:table-cell>
          <table:table-cell office:value-type="float" office:value="15.4571428571" calcext:value-type="float">
            <text:p>15.4571428571</text:p>
          </table:table-cell>
          <table:table-cell office:value-type="float" office:value="13.7285714286" calcext:value-type="float">
            <text:p>13.7285714286</text:p>
          </table:table-cell>
          <table:table-cell office:value-type="float" office:value="27.42" calcext:value-type="float">
            <text:p>27.42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0.28004" calcext:value-type="float">
            <text:p>0.28004</text:p>
          </table:table-cell>
          <table:table-cell office:value-type="float" office:value="0.2367167" calcext:value-type="float">
            <text:p>0.2367167</text:p>
          </table:table-cell>
          <table:table-cell office:value-type="float" office:value="0.2361833" calcext:value-type="float">
            <text:p>0.2361833</text:p>
          </table:table-cell>
          <table:table-cell office:value-type="float" office:value="0.25855" calcext:value-type="float">
            <text:p>0.25855</text:p>
          </table:table-cell>
          <table:table-cell office:value-type="float" office:value="297.802857143" calcext:value-type="float">
            <text:p>297.802857143</text:p>
          </table:table-cell>
          <table:table-cell office:value-type="float" office:value="299.164285714" calcext:value-type="float">
            <text:p>299.164285714</text:p>
          </table:table-cell>
          <table:table-cell office:value-type="float" office:value="293.037142857" calcext:value-type="float">
            <text:p>293.037142857</text:p>
          </table:table-cell>
          <table:table-cell office:value-type="float" office:value="16.4" calcext:value-type="float">
            <text:p>16.4</text:p>
          </table:table-cell>
          <table:table-cell office:value-type="float" office:value="77.2542857143" calcext:value-type="float">
            <text:p>77.2542857143</text:p>
          </table:table-cell>
          <table:table-cell office:value-type="float" office:value="111.87" calcext:value-type="float">
            <text:p>111.87</text:p>
          </table:table-cell>
          <table:table-cell office:value-type="float" office:value="14.6428571429" calcext:value-type="float">
            <text:p>14.6428571429</text:p>
          </table:table-cell>
          <table:table-cell office:value-type="float" office:value="11.3285714286" calcext:value-type="float">
            <text:p>11.3285714286</text:p>
          </table:table-cell>
          <table:table-cell office:value-type="float" office:value="28.35" calcext:value-type="float">
            <text:p>28.35</text:p>
          </table:table-cell>
          <table:table-cell office:value-type="float" office:value="11.85" calcext:value-type="float">
            <text:p>11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807286" calcext:value-type="float">
            <text:p>0.3807286</text:p>
          </table:table-cell>
          <table:table-cell office:value-type="float" office:value="0.3783667" calcext:value-type="float">
            <text:p>0.3783667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3075714" calcext:value-type="float">
            <text:p>0.3075714</text:p>
          </table:table-cell>
          <table:table-cell office:value-type="float" office:value="299.34" calcext:value-type="float">
            <text:p>299.34</text:p>
          </table:table-cell>
          <table:table-cell office:value-type="float" office:value="300.857142857" calcext:value-type="float">
            <text:p>300.857142857</text:p>
          </table:table-cell>
          <table:table-cell office:value-type="float" office:value="294.35" calcext:value-type="float">
            <text:p>294.35</text:p>
          </table:table-cell>
          <table:table-cell office:value-type="float" office:value="35.7" calcext:value-type="float">
            <text:p>35.7</text:p>
          </table:table-cell>
          <table:table-cell office:value-type="float" office:value="77.5142857143" calcext:value-type="float">
            <text:p>77.5142857143</text:p>
          </table:table-cell>
          <table:table-cell office:value-type="float" office:value="82.2" calcext:value-type="float">
            <text:p>82.2</text:p>
          </table:table-cell>
          <table:table-cell office:value-type="float" office:value="15.91" calcext:value-type="float">
            <text:p>15.91</text:p>
          </table:table-cell>
          <table:table-cell office:value-type="float" office:value="13.7428571429" calcext:value-type="float">
            <text:p>13.7428571429</text:p>
          </table:table-cell>
          <table:table-cell office:value-type="float" office:value="27.9333333333" calcext:value-type="float">
            <text:p>27.9333333333</text:p>
          </table:table-cell>
          <table:table-cell office:value-type="float" office:value="10.9333333333" calcext:value-type="float">
            <text:p>10.933333333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float" office:value="0.4655" calcext:value-type="float">
            <text:p>0.4655</text:p>
          </table:table-cell>
          <table:table-cell office:value-type="float" office:value="0.2415429" calcext:value-type="float">
            <text:p>0.2415429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4934429" calcext:value-type="float">
            <text:p>0.4934429</text:p>
          </table:table-cell>
          <table:table-cell office:value-type="float" office:value="299.381428571" calcext:value-type="float">
            <text:p>299.381428571</text:p>
          </table:table-cell>
          <table:table-cell office:value-type="float" office:value="300.685714286" calcext:value-type="float">
            <text:p>300.685714286</text:p>
          </table:table-cell>
          <table:table-cell office:value-type="float" office:value="295.738571429" calcext:value-type="float">
            <text:p>295.738571429</text:p>
          </table:table-cell>
          <table:table-cell office:value-type="float" office:value="44.62" calcext:value-type="float">
            <text:p>44.62</text:p>
          </table:table-cell>
          <table:table-cell office:value-type="float" office:value="82.8457142857" calcext:value-type="float">
            <text:p>82.8457142857</text:p>
          </table:table-cell>
          <table:table-cell office:value-type="float" office:value="134.64" calcext:value-type="float">
            <text:p>134.64</text:p>
          </table:table-cell>
          <table:table-cell office:value-type="float" office:value="17.2542857143" calcext:value-type="float">
            <text:p>17.2542857143</text:p>
          </table:table-cell>
          <table:table-cell office:value-type="float" office:value="11.2857142857" calcext:value-type="float">
            <text:p>11.2857142857</text:p>
          </table:table-cell>
          <table:table-cell office:value-type="float" office:value="28.5666666667" calcext:value-type="float">
            <text:p>28.5666666667</text:p>
          </table:table-cell>
          <table:table-cell office:value-type="float" office:value="12.4" calcext:value-type="float">
            <text:p>12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5495" calcext:value-type="float">
            <text:p>0.35495</text:p>
          </table:table-cell>
          <table:table-cell office:value-type="float" office:value="0.2479333" calcext:value-type="float">
            <text:p>0.2479333</text:p>
          </table:table-cell>
          <table:table-cell office:value-type="float" office:value="0.3508143" calcext:value-type="float">
            <text:p>0.3508143</text:p>
          </table:table-cell>
          <table:table-cell office:value-type="float" office:value="0.3139167" calcext:value-type="float">
            <text:p>0.3139167</text:p>
          </table:table-cell>
          <table:table-cell office:value-type="float" office:value="299.465714286" calcext:value-type="float">
            <text:p>299.465714286</text:p>
          </table:table-cell>
          <table:table-cell office:value-type="float" office:value="300.435714286" calcext:value-type="float">
            <text:p>300.435714286</text:p>
          </table:table-cell>
          <table:table-cell office:value-type="float" office:value="295.16" calcext:value-type="float">
            <text:p>295.16</text:p>
          </table:table-cell>
          <table:table-cell office:value-type="float" office:value="24.8" calcext:value-type="float">
            <text:p>24.8</text:p>
          </table:table-cell>
          <table:table-cell office:value-type="float" office:value="80.49" calcext:value-type="float">
            <text:p>80.49</text:p>
          </table:table-cell>
          <table:table-cell office:value-type="float" office:value="60.48" calcext:value-type="float">
            <text:p>60.48</text:p>
          </table:table-cell>
          <table:table-cell office:value-type="float" office:value="16.7385714286" calcext:value-type="float">
            <text:p>16.7385714286</text:p>
          </table:table-cell>
          <table:table-cell office:value-type="float" office:value="12.7857142857" calcext:value-type="float">
            <text:p>12.7857142857</text:p>
          </table:table-cell>
          <table:table-cell office:value-type="float" office:value="28.7" calcext:value-type="float">
            <text:p>28.7</text:p>
          </table:table-cell>
          <table:table-cell office:value-type="float" office:value="14.5" calcext:value-type="float">
            <text:p>14.5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0.1556167" calcext:value-type="float">
            <text:p>0.1556167</text:p>
          </table:table-cell>
          <table:table-cell office:value-type="float" office:value="0.19152" calcext:value-type="float">
            <text:p>0.19152</text:p>
          </table:table-cell>
          <table:table-cell office:value-type="float" office:value="0.2151857" calcext:value-type="float">
            <text:p>0.2151857</text:p>
          </table:table-cell>
          <table:table-cell office:value-type="float" office:value="0.1546143" calcext:value-type="float">
            <text:p>0.1546143</text:p>
          </table:table-cell>
          <table:table-cell office:value-type="float" office:value="299.345714286" calcext:value-type="float">
            <text:p>299.345714286</text:p>
          </table:table-cell>
          <table:table-cell office:value-type="float" office:value="301.028571429" calcext:value-type="float">
            <text:p>301.028571429</text:p>
          </table:table-cell>
          <table:table-cell office:value-type="float" office:value="296.751428571" calcext:value-type="float">
            <text:p>296.751428571</text:p>
          </table:table-cell>
          <table:table-cell office:value-type="float" office:value="29.5" calcext:value-type="float">
            <text:p>29.5</text:p>
          </table:table-cell>
          <table:table-cell office:value-type="float" office:value="86.8528571429" calcext:value-type="float">
            <text:p>86.8528571429</text:p>
          </table:table-cell>
          <table:table-cell office:value-type="float" office:value="41.69" calcext:value-type="float">
            <text:p>41.69</text:p>
          </table:table-cell>
          <table:table-cell office:value-type="float" office:value="18.4471428571" calcext:value-type="float">
            <text:p>18.4471428571</text:p>
          </table:table-cell>
          <table:table-cell office:value-type="float" office:value="12.0571428571" calcext:value-type="float">
            <text:p>12.0571428571</text:p>
          </table:table-cell>
          <table:table-cell office:value-type="float" office:value="28.06" calcext:value-type="float">
            <text:p>28.06</text:p>
          </table:table-cell>
          <table:table-cell office:value-type="float" office:value="10.1" calcext:value-type="float">
            <text:p>10.1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0.3215" calcext:value-type="float">
            <text:p>0.3215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100857" calcext:value-type="float">
            <text:p>0.2100857</text:p>
          </table:table-cell>
          <table:table-cell office:value-type="float" office:value="0.3337571" calcext:value-type="float">
            <text:p>0.3337571</text:p>
          </table:table-cell>
          <table:table-cell office:value-type="float" office:value="299.648571429" calcext:value-type="float">
            <text:p>299.648571429</text:p>
          </table:table-cell>
          <table:table-cell office:value-type="float" office:value="301.014285714" calcext:value-type="float">
            <text:p>301.014285714</text:p>
          </table:table-cell>
          <table:table-cell office:value-type="float" office:value="297.764285714" calcext:value-type="float">
            <text:p>297.764285714</text:p>
          </table:table-cell>
          <table:table-cell office:value-type="float" office:value="55.5" calcext:value-type="float">
            <text:p>55.5</text:p>
          </table:table-cell>
          <table:table-cell office:value-type="float" office:value="90.3785714286" calcext:value-type="float">
            <text:p>90.3785714286</text:p>
          </table:table-cell>
          <table:table-cell office:value-type="float" office:value="103.77" calcext:value-type="float">
            <text:p>103.77</text:p>
          </table:table-cell>
          <table:table-cell office:value-type="float" office:value="19.5957142857" calcext:value-type="float">
            <text:p>19.5957142857</text:p>
          </table:table-cell>
          <table:table-cell office:value-type="float" office:value="8.5714285714" calcext:value-type="float">
            <text:p>8.5714285714</text:p>
          </table:table-cell>
          <table:table-cell office:value-type="float" office:value="28.6" calcext:value-type="float">
            <text:p>28.6</text:p>
          </table:table-cell>
          <table:table-cell office:value-type="float" office:value="10.1" calcext:value-type="float">
            <text:p>10.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4882286" calcext:value-type="float">
            <text:p>0.4882286</text:p>
          </table:table-cell>
          <table:table-cell office:value-type="float" office:value="0.3681429" calcext:value-type="float">
            <text:p>0.3681429</text:p>
          </table:table-cell>
          <table:table-cell office:value-type="float" office:value="0.4377429" calcext:value-type="float">
            <text:p>0.4377429</text:p>
          </table:table-cell>
          <table:table-cell office:value-type="float" office:value="0.3788286" calcext:value-type="float">
            <text:p>0.3788286</text:p>
          </table:table-cell>
          <table:table-cell office:value-type="float" office:value="298.794285714" calcext:value-type="float">
            <text:p>298.794285714</text:p>
          </table:table-cell>
          <table:table-cell office:value-type="float" office:value="300.414285714" calcext:value-type="float">
            <text:p>300.414285714</text:p>
          </table:table-cell>
          <table:table-cell office:value-type="float" office:value="296.661428571" calcext:value-type="float">
            <text:p>296.661428571</text:p>
          </table:table-cell>
          <table:table-cell office:value-type="float" office:value="54.8" calcext:value-type="float">
            <text:p>54.8</text:p>
          </table:table-cell>
          <table:table-cell office:value-type="float" office:value="89.7" calcext:value-type="float">
            <text:p>89.7</text:p>
          </table:table-cell>
          <table:table-cell office:value-type="float" office:value="55.94" calcext:value-type="float">
            <text:p>55.94</text:p>
          </table:table-cell>
          <table:table-cell office:value-type="float" office:value="18.3114285714" calcext:value-type="float">
            <text:p>18.3114285714</text:p>
          </table:table-cell>
          <table:table-cell office:value-type="float" office:value="9.3428571429" calcext:value-type="float">
            <text:p>9.3428571429</text:p>
          </table:table-cell>
          <table:table-cell office:value-type="float" office:value="27.56" calcext:value-type="float">
            <text:p>27.56</text:p>
          </table:table-cell>
          <table:table-cell office:value-type="float" office:value="10.42" calcext:value-type="float">
            <text:p>10.42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float" office:value="0.3603286" calcext:value-type="float">
            <text:p>0.3603286</text:p>
          </table:table-cell>
          <table:table-cell office:value-type="float" office:value="0.2740143" calcext:value-type="float">
            <text:p>0.2740143</text:p>
          </table:table-cell>
          <table:table-cell office:value-type="float" office:value="0.3477143" calcext:value-type="float">
            <text:p>0.3477143</text:p>
          </table:table-cell>
          <table:table-cell office:value-type="float" office:value="0.3247857" calcext:value-type="float">
            <text:p>0.3247857</text:p>
          </table:table-cell>
          <table:table-cell office:value-type="float" office:value="300.467142857" calcext:value-type="float">
            <text:p>300.467142857</text:p>
          </table:table-cell>
          <table:table-cell office:value-type="float" office:value="301.878571429" calcext:value-type="float">
            <text:p>301.878571429</text:p>
          </table:table-cell>
          <table:table-cell office:value-type="float" office:value="296.882857143" calcext:value-type="float">
            <text:p>296.882857143</text:p>
          </table:table-cell>
          <table:table-cell office:value-type="float" office:value="42.73" calcext:value-type="float">
            <text:p>42.73</text:p>
          </table:table-cell>
          <table:table-cell office:value-type="float" office:value="82.9342857143" calcext:value-type="float">
            <text:p>82.9342857143</text:p>
          </table:table-cell>
          <table:table-cell office:value-type="float" office:value="67.5" calcext:value-type="float">
            <text:p>67.5</text:p>
          </table:table-cell>
          <table:table-cell office:value-type="float" office:value="18.63" calcext:value-type="float">
            <text:p>18.63</text:p>
          </table:table-cell>
          <table:table-cell office:value-type="float" office:value="11.6142857143" calcext:value-type="float">
            <text:p>11.6142857143</text:p>
          </table:table-cell>
          <table:table-cell office:value-type="float" office:value="28.8333333333" calcext:value-type="float">
            <text:p>28.8333333333</text:p>
          </table:table-cell>
          <table:table-cell office:value-type="float" office:value="11.2666666667" calcext:value-type="float">
            <text:p>11.26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951286" calcext:value-type="float">
            <text:p>0.2951286</text:p>
          </table:table-cell>
          <table:table-cell office:value-type="float" office:value="0.2463857" calcext:value-type="float">
            <text:p>0.2463857</text:p>
          </table:table-cell>
          <table:table-cell office:value-type="float" office:value="0.3020714" calcext:value-type="float">
            <text:p>0.3020714</text:p>
          </table:table-cell>
          <table:table-cell office:value-type="float" office:value="277" calcext:value-type="float">
            <text:p>277</text:p>
          </table:table-cell>
          <table:table-cell office:value-type="float" office:value="299.432857143" calcext:value-type="float">
            <text:p>299.432857143</text:p>
          </table:table-cell>
          <table:table-cell office:value-type="float" office:value="300.914285714" calcext:value-type="float">
            <text:p>300.914285714</text:p>
          </table:table-cell>
          <table:table-cell office:value-type="float" office:value="297.852857143" calcext:value-type="float">
            <text:p>297.852857143</text:p>
          </table:table-cell>
          <table:table-cell office:value-type="float" office:value="68" calcext:value-type="float">
            <text:p>68</text:p>
          </table:table-cell>
          <table:table-cell office:value-type="float" office:value="92.0885714286" calcext:value-type="float">
            <text:p>92.0885714286</text:p>
          </table:table-cell>
          <table:table-cell office:value-type="float" office:value="80.25" calcext:value-type="float">
            <text:p>80.25</text:p>
          </table:table-cell>
          <table:table-cell office:value-type="float" office:value="19.7314285714" calcext:value-type="float">
            <text:p>19.7314285714</text:p>
          </table:table-cell>
          <table:table-cell office:value-type="float" office:value="8.2" calcext:value-type="float">
            <text:p>8.2</text:p>
          </table:table-cell>
          <table:table-cell office:value-type="float" office:value="28.25" calcext:value-type="float">
            <text:p>28.25</text:p>
          </table:table-cell>
          <table:table-cell office:value-type="float" office:value="9.55" calcext:value-type="float">
            <text:p>9.55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0.3191429" calcext:value-type="float">
            <text:p>0.3191429</text:p>
          </table:table-cell>
          <table:table-cell office:value-type="float" office:value="0.1862857" calcext:value-type="float">
            <text:p>0.1862857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2470286" calcext:value-type="float">
            <text:p>0.2470286</text:p>
          </table:table-cell>
          <table:table-cell office:value-type="float" office:value="297.295714286" calcext:value-type="float">
            <text:p>297.295714286</text:p>
          </table:table-cell>
          <table:table-cell office:value-type="float" office:value="298.435714286" calcext:value-type="float">
            <text:p>298.435714286</text:p>
          </table:table-cell>
          <table:table-cell office:value-type="float" office:value="296.201428571" calcext:value-type="float">
            <text:p>296.201428571</text:p>
          </table:table-cell>
          <table:table-cell office:value-type="float" office:value="87.2" calcext:value-type="float">
            <text:p>87.2</text:p>
          </table:table-cell>
          <table:table-cell office:value-type="float" office:value="94.44" calcext:value-type="float">
            <text:p>94.44</text:p>
          </table:table-cell>
          <table:table-cell office:value-type="float" office:value="86.65" calcext:value-type="float">
            <text:p>86.65</text:p>
          </table:table-cell>
          <table:table-cell office:value-type="float" office:value="17.7914285714" calcext:value-type="float">
            <text:p>17.7914285714</text:p>
          </table:table-cell>
          <table:table-cell office:value-type="float" office:value="7.3571428571" calcext:value-type="float">
            <text:p>7.3571428571</text:p>
          </table:table-cell>
          <table:table-cell office:value-type="float" office:value="27.6" calcext:value-type="float">
            <text:p>27.6</text:p>
          </table:table-cell>
          <table:table-cell office:value-type="float" office:value="10.1666666667" calcext:value-type="float">
            <text:p>10.1666666667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0.3405571" calcext:value-type="float">
            <text:p>0.3405571</text:p>
          </table:table-cell>
          <table:table-cell office:value-type="float" office:value="0.2662571" calcext:value-type="float">
            <text:p>0.2662571</text:p>
          </table:table-cell>
          <table:table-cell office:value-type="float" office:value="0.3427286" calcext:value-type="float">
            <text:p>0.3427286</text:p>
          </table:table-cell>
          <table:table-cell office:value-type="float" office:value="0.3283857" calcext:value-type="float">
            <text:p>0.3283857</text:p>
          </table:table-cell>
          <table:table-cell office:value-type="float" office:value="298.098571429" calcext:value-type="float">
            <text:p>298.098571429</text:p>
          </table:table-cell>
          <table:table-cell office:value-type="float" office:value="299.557142857" calcext:value-type="float">
            <text:p>299.557142857</text:p>
          </table:table-cell>
          <table:table-cell office:value-type="float" office:value="296.961428571" calcext:value-type="float">
            <text:p>296.961428571</text:p>
          </table:table-cell>
          <table:table-cell office:value-type="float" office:value="61.43" calcext:value-type="float">
            <text:p>61.43</text:p>
          </table:table-cell>
          <table:table-cell office:value-type="float" office:value="94.3028571429" calcext:value-type="float">
            <text:p>94.3028571429</text:p>
          </table:table-cell>
          <table:table-cell office:value-type="float" office:value="43.59" calcext:value-type="float">
            <text:p>43.59</text:p>
          </table:table-cell>
          <table:table-cell office:value-type="float" office:value="18.6385714286" calcext:value-type="float">
            <text:p>18.6385714286</text:p>
          </table:table-cell>
          <table:table-cell office:value-type="float" office:value="7.3714285714" calcext:value-type="float">
            <text:p>7.371428571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5.3" calcext:value-type="float">
            <text:p>205.3</text:p>
          </table:table-cell>
        </table:table-row>
        <table:table-row table:style-name="ro1">
          <table:table-cell office:value-type="float" office:value="0.1504714" calcext:value-type="float">
            <text:p>0.1504714</text:p>
          </table:table-cell>
          <table:table-cell office:value-type="float" office:value="0.1515714" calcext:value-type="float">
            <text:p>0.1515714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1557286" calcext:value-type="float">
            <text:p>0.1557286</text:p>
          </table:table-cell>
          <table:table-cell office:value-type="float" office:value="299.197142857" calcext:value-type="float">
            <text:p>299.197142857</text:p>
          </table:table-cell>
          <table:table-cell office:value-type="float" office:value="300.935714286" calcext:value-type="float">
            <text:p>300.935714286</text:p>
          </table:table-cell>
          <table:table-cell office:value-type="float" office:value="296.988571429" calcext:value-type="float">
            <text:p>296.988571429</text:p>
          </table:table-cell>
          <table:table-cell office:value-type="float" office:value="61.28" calcext:value-type="float">
            <text:p>61.28</text:p>
          </table:table-cell>
          <table:table-cell office:value-type="float" office:value="89.55" calcext:value-type="float">
            <text:p>89.55</text:p>
          </table:table-cell>
          <table:table-cell office:value-type="float" office:value="75.33" calcext:value-type="float">
            <text:p>75.33</text:p>
          </table:table-cell>
          <table:table-cell office:value-type="float" office:value="18.7442857143" calcext:value-type="float">
            <text:p>18.7442857143</text:p>
          </table:table-cell>
          <table:table-cell office:value-type="float" office:value="10.7571428571" calcext:value-type="float">
            <text:p>10.7571428571</text:p>
          </table:table-cell>
          <table:table-cell office:value-type="float" office:value="27.9" calcext:value-type="float">
            <text:p>27.9</text:p>
          </table:table-cell>
          <table:table-cell office:value-type="float" office:value="9.0333333333" calcext:value-type="float">
            <text:p>9.0333333333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0.4470833" calcext:value-type="float">
            <text:p>0.4470833</text:p>
          </table:table-cell>
          <table:table-cell office:value-type="float" office:value="0.3015143" calcext:value-type="float">
            <text:p>0.3015143</text:p>
          </table:table-cell>
          <table:table-cell office:value-type="float" office:value="0.3405714" calcext:value-type="float">
            <text:p>0.3405714</text:p>
          </table:table-cell>
          <table:table-cell office:value-type="float" office:value="0.4276" calcext:value-type="float">
            <text:p>0.4276</text:p>
          </table:table-cell>
          <table:table-cell office:value-type="float" office:value="298.202857143" calcext:value-type="float">
            <text:p>298.202857143</text:p>
          </table:table-cell>
          <table:table-cell office:value-type="float" office:value="299.2" calcext:value-type="float">
            <text:p>299.2</text:p>
          </table:table-cell>
          <table:table-cell office:value-type="float" office:value="297.608571429" calcext:value-type="float">
            <text:p>297.608571429</text:p>
          </table:table-cell>
          <table:table-cell office:value-type="float" office:value="95.02" calcext:value-type="float">
            <text:p>95.02</text:p>
          </table:table-cell>
          <table:table-cell office:value-type="float" office:value="96.7957142857" calcext:value-type="float">
            <text:p>96.7957142857</text:p>
          </table:table-cell>
          <table:table-cell office:value-type="float" office:value="99.89" calcext:value-type="float">
            <text:p>99.89</text:p>
          </table:table-cell>
          <table:table-cell office:value-type="float" office:value="19.4257142857" calcext:value-type="float">
            <text:p>19.4257142857</text:p>
          </table:table-cell>
          <table:table-cell office:value-type="float" office:value="6.9142857143" calcext:value-type="float">
            <text:p>6.9142857143</text:p>
          </table:table-cell>
          <table:table-cell office:value-type="float" office:value="28.4" calcext:value-type="float">
            <text:p>28.4</text:p>
          </table:table-cell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0.3785" calcext:value-type="float">
            <text:p>0.3785</text:p>
          </table:table-cell>
          <table:table-cell office:value-type="float" office:value="0.3020333" calcext:value-type="float">
            <text:p>0.3020333</text:p>
          </table:table-cell>
          <table:table-cell office:value-type="float" office:value="0.3492286" calcext:value-type="float">
            <text:p>0.3492286</text:p>
          </table:table-cell>
          <table:table-cell office:value-type="float" office:value="0.4147857" calcext:value-type="float">
            <text:p>0.4147857</text:p>
          </table:table-cell>
          <table:table-cell office:value-type="float" office:value="298.158571429" calcext:value-type="float">
            <text:p>298.158571429</text:p>
          </table:table-cell>
          <table:table-cell office:value-type="float" office:value="299.071428571" calcext:value-type="float">
            <text:p>299.071428571</text:p>
          </table:table-cell>
          <table:table-cell office:value-type="float" office:value="297.351428571" calcext:value-type="float">
            <text:p>297.351428571</text:p>
          </table:table-cell>
          <table:table-cell office:value-type="float" office:value="63" calcext:value-type="float">
            <text:p>63</text:p>
          </table:table-cell>
          <table:table-cell office:value-type="float" office:value="95.8757142857" calcext:value-type="float">
            <text:p>95.8757142857</text:p>
          </table:table-cell>
          <table:table-cell office:value-type="float" office:value="157.75" calcext:value-type="float">
            <text:p>157.75</text:p>
          </table:table-cell>
          <table:table-cell office:value-type="float" office:value="19.1114285714" calcext:value-type="float">
            <text:p>19.1114285714</text:p>
          </table:table-cell>
          <table:table-cell office:value-type="float" office:value="6.4" calcext:value-type="float">
            <text:p>6.4</text:p>
          </table:table-cell>
          <table:table-cell table:formula="of:=AVERAGE([.M152:.M154])" office:value-type="float" office:value="27.7666666666667" calcext:value-type="float">
            <text:p>27.7666666667</text:p>
          </table:table-cell>
          <table:table-cell table:formula="of:=AVERAGE([.N152:.N154])" office:value-type="float" office:value="8.94444444443333" calcext:value-type="float">
            <text:p>8.9444444444</text:p>
          </table:table-cell>
          <table:table-cell table:formula="of:=AVERAGE([.O152:.O154])" office:value-type="float" office:value="110.433333333333" calcext:value-type="float">
            <text:p>110.4333333333</text:p>
          </table:table-cell>
        </table:table-row>
        <table:table-row table:style-name="ro1">
          <table:table-cell office:value-type="float" office:value="0.32782" calcext:value-type="float">
            <text:p>0.32782</text:p>
          </table:table-cell>
          <table:table-cell office:value-type="float" office:value="0.26192" calcext:value-type="float">
            <text:p>0.26192</text:p>
          </table:table-cell>
          <table:table-cell office:value-type="float" office:value="0.3814667" calcext:value-type="float">
            <text:p>0.3814667</text:p>
          </table:table-cell>
          <table:table-cell office:value-type="float" office:value="0.35295" calcext:value-type="float">
            <text:p>0.35295</text:p>
          </table:table-cell>
          <table:table-cell office:value-type="float" office:value="297.68" calcext:value-type="float">
            <text:p>297.68</text:p>
          </table:table-cell>
          <table:table-cell office:value-type="float" office:value="298.985714286" calcext:value-type="float">
            <text:p>298.985714286</text:p>
          </table:table-cell>
          <table:table-cell office:value-type="float" office:value="296.725714286" calcext:value-type="float">
            <text:p>296.725714286</text:p>
          </table:table-cell>
          <table:table-cell office:value-type="float" office:value="80.2" calcext:value-type="float">
            <text:p>80.2</text:p>
          </table:table-cell>
          <table:table-cell office:value-type="float" office:value="95.0785714286" calcext:value-type="float">
            <text:p>95.0785714286</text:p>
          </table:table-cell>
          <table:table-cell office:value-type="float" office:value="111.48" calcext:value-type="float">
            <text:p>111.48</text:p>
          </table:table-cell>
          <table:table-cell office:value-type="float" office:value="18.3585714286" calcext:value-type="float">
            <text:p>18.3585714286</text:p>
          </table:table-cell>
          <table:table-cell office:value-type="float" office:value="6.5428571429" calcext:value-type="float">
            <text:p>6.5428571429</text:p>
          </table:table-cell>
          <table:table-cell table:formula="of:=AVERAGE([.M153:.M155];[.M157:.M159])" office:value-type="float" office:value="27.5444444444444" calcext:value-type="float">
            <text:p>27.5444444444</text:p>
          </table:table-cell>
          <table:table-cell table:formula="of:=AVERAGE([.N153:.N155];[.N157:.N159])" office:value-type="float" office:value="8.66712962962222" calcext:value-type="float">
            <text:p>8.6671296296</text:p>
          </table:table-cell>
          <table:table-cell table:formula="of:=AVERAGE([.O153:.O155];[.O157:.O159])" office:value-type="float" office:value="101.555555555556" calcext:value-type="float">
            <text:p>101.5555555556</text:p>
          </table:table-cell>
        </table:table-row>
        <table:table-row table:style-name="ro1">
          <table:table-cell office:value-type="float" office:value="0.2201167" calcext:value-type="float">
            <text:p>0.2201167</text:p>
          </table:table-cell>
          <table:table-cell office:value-type="float" office:value="0.1589571" calcext:value-type="float">
            <text:p>0.1589571</text:p>
          </table:table-cell>
          <table:table-cell office:value-type="float" office:value="0.1905714" calcext:value-type="float">
            <text:p>0.1905714</text:p>
          </table:table-cell>
          <table:table-cell office:value-type="float" office:value="0.1324" calcext:value-type="float">
            <text:p>0.1324</text:p>
          </table:table-cell>
          <table:table-cell office:value-type="float" office:value="297.288571429" calcext:value-type="float">
            <text:p>297.288571429</text:p>
          </table:table-cell>
          <table:table-cell office:value-type="float" office:value="298.207142857" calcext:value-type="float">
            <text:p>298.207142857</text:p>
          </table:table-cell>
          <table:table-cell office:value-type="float" office:value="296.517142857" calcext:value-type="float">
            <text:p>296.517142857</text:p>
          </table:table-cell>
          <table:table-cell office:value-type="float" office:value="88.9" calcext:value-type="float">
            <text:p>88.9</text:p>
          </table:table-cell>
          <table:table-cell office:value-type="float" office:value="95.9271428571" calcext:value-type="float">
            <text:p>95.9271428571</text:p>
          </table:table-cell>
          <table:table-cell office:value-type="float" office:value="79.94" calcext:value-type="float">
            <text:p>79.94</text:p>
          </table:table-cell>
          <table:table-cell office:value-type="float" office:value="18.1442857143" calcext:value-type="float">
            <text:p>18.1442857143</text:p>
          </table:table-cell>
          <table:table-cell office:value-type="float" office:value="7.4142857143" calcext:value-type="float">
            <text:p>7.4142857143</text:p>
          </table:table-cell>
          <table:table-cell office:value-type="float" office:value="26.6" calcext:value-type="float">
            <text:p>26.6</text:p>
          </table:table-cell>
          <table:table-cell office:value-type="float" office:value="7.95" calcext:value-type="float">
            <text:p>7.95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float" office:value="0.1732857" calcext:value-type="float">
            <text:p>0.1732857</text:p>
          </table:table-cell>
          <table:table-cell office:value-type="float" office:value="0.2069333" calcext:value-type="float">
            <text:p>0.206933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379571" calcext:value-type="float">
            <text:p>0.2379571</text:p>
          </table:table-cell>
          <table:table-cell office:value-type="float" office:value="297.104285714" calcext:value-type="float">
            <text:p>297.104285714</text:p>
          </table:table-cell>
          <table:table-cell office:value-type="float" office:value="298.578571429" calcext:value-type="float">
            <text:p>298.578571429</text:p>
          </table:table-cell>
          <table:table-cell office:value-type="float" office:value="296.388571429" calcext:value-type="float">
            <text:p>296.388571429</text:p>
          </table:table-cell>
          <table:table-cell office:value-type="float" office:value="144.59" calcext:value-type="float">
            <text:p>144.59</text:p>
          </table:table-cell>
          <table:table-cell office:value-type="float" office:value="96.2385714286" calcext:value-type="float">
            <text:p>96.2385714286</text:p>
          </table:table-cell>
          <table:table-cell office:value-type="float" office:value="37.06" calcext:value-type="float">
            <text:p>37.06</text:p>
          </table:table-cell>
          <table:table-cell office:value-type="float" office:value="17.9628571429" calcext:value-type="float">
            <text:p>17.9628571429</text:p>
          </table:table-cell>
          <table:table-cell office:value-type="float" office:value="6.7285714286" calcext:value-type="float">
            <text:p>6.7285714286</text:p>
          </table:table-cell>
          <table:table-cell office:value-type="float" office:value="26.825" calcext:value-type="float">
            <text:p>26.825</text:p>
          </table:table-cell>
          <table:table-cell office:value-type="float" office:value="7.725" calcext:value-type="float">
            <text:p>7.72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0.2719" calcext:value-type="float">
            <text:p>0.271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094143" calcext:value-type="float">
            <text:p>0.2094143</text:p>
          </table:table-cell>
          <table:table-cell office:value-type="float" office:value="0.2523" calcext:value-type="float">
            <text:p>0.2523</text:p>
          </table:table-cell>
          <table:table-cell office:value-type="float" office:value="297.387142857" calcext:value-type="float">
            <text:p>297.387142857</text:p>
          </table:table-cell>
          <table:table-cell office:value-type="float" office:value="298.435714286" calcext:value-type="float">
            <text:p>298.435714286</text:p>
          </table:table-cell>
          <table:table-cell office:value-type="float" office:value="296.388571429" calcext:value-type="float">
            <text:p>296.388571429</text:p>
          </table:table-cell>
          <table:table-cell office:value-type="float" office:value="52.2" calcext:value-type="float">
            <text:p>52.2</text:p>
          </table:table-cell>
          <table:table-cell office:value-type="float" office:value="94.6471428571" calcext:value-type="float">
            <text:p>94.6471428571</text:p>
          </table:table-cell>
          <table:table-cell office:value-type="float" office:value="126.89" calcext:value-type="float">
            <text:p>126.89</text:p>
          </table:table-cell>
          <table:table-cell office:value-type="float" office:value="17.9757142857" calcext:value-type="float">
            <text:p>17.9757142857</text:p>
          </table:table-cell>
          <table:table-cell office:value-type="float" office:value="7.0428571429" calcext:value-type="float">
            <text:p>7.0428571429</text:p>
          </table:table-cell>
          <table:table-cell office:value-type="float" office:value="27.775" calcext:value-type="float">
            <text:p>27.775</text:p>
          </table:table-cell>
          <table:table-cell office:value-type="float" office:value="9.55" calcext:value-type="float">
            <text:p>9.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1936714" calcext:value-type="float">
            <text:p>0.1936714</text:p>
          </table:table-cell>
          <table:table-cell office:value-type="float" office:value="0.1394714" calcext:value-type="float">
            <text:p>0.139471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3068571" calcext:value-type="float">
            <text:p>0.3068571</text:p>
          </table:table-cell>
          <table:table-cell office:value-type="float" office:value="297.614285714" calcext:value-type="float">
            <text:p>297.614285714</text:p>
          </table:table-cell>
          <table:table-cell office:value-type="float" office:value="298.45" calcext:value-type="float">
            <text:p>298.45</text:p>
          </table:table-cell>
          <table:table-cell office:value-type="float" office:value="297.025714286" calcext:value-type="float">
            <text:p>297.025714286</text:p>
          </table:table-cell>
          <table:table-cell office:value-type="float" office:value="180.99" calcext:value-type="float">
            <text:p>180.99</text:p>
          </table:table-cell>
          <table:table-cell office:value-type="float" office:value="96.9971428571" calcext:value-type="float">
            <text:p>96.9971428571</text:p>
          </table:table-cell>
          <table:table-cell office:value-type="float" office:value="95.47" calcext:value-type="float">
            <text:p>95.47</text:p>
          </table:table-cell>
          <table:table-cell office:value-type="float" office:value="18.6885714286" calcext:value-type="float">
            <text:p>18.6885714286</text:p>
          </table:table-cell>
          <table:table-cell office:value-type="float" office:value="5.5285714286" calcext:value-type="float">
            <text:p>5.5285714286</text:p>
          </table:table-cell>
          <table:table-cell office:value-type="float" office:value="27.7" calcext:value-type="float">
            <text:p>27.7</text:p>
          </table:table-cell>
          <table:table-cell office:value-type="float" office:value="9.12" calcext:value-type="float">
            <text:p>9.12</text:p>
          </table:table-cell>
          <table:table-cell office:value-type="float" office:value="149.9" calcext:value-type="float">
            <text:p>149.9</text:p>
          </table:table-cell>
        </table:table-row>
        <table:table-row table:style-name="ro1">
          <table:table-cell office:value-type="float" office:value="0.1744143" calcext:value-type="float">
            <text:p>0.1744143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590714" calcext:value-type="float">
            <text:p>0.1590714</text:p>
          </table:table-cell>
          <table:table-cell office:value-type="float" office:value="0.2003143" calcext:value-type="float">
            <text:p>0.2003143</text:p>
          </table:table-cell>
          <table:table-cell office:value-type="float" office:value="298.144285714" calcext:value-type="float">
            <text:p>298.144285714</text:p>
          </table:table-cell>
          <table:table-cell office:value-type="float" office:value="299.614285714" calcext:value-type="float">
            <text:p>299.614285714</text:p>
          </table:table-cell>
          <table:table-cell office:value-type="float" office:value="296.774285714" calcext:value-type="float">
            <text:p>296.774285714</text:p>
          </table:table-cell>
          <table:table-cell office:value-type="float" office:value="65.1" calcext:value-type="float">
            <text:p>65.1</text:p>
          </table:table-cell>
          <table:table-cell office:value-type="float" office:value="93.1357142857" calcext:value-type="float">
            <text:p>93.1357142857</text:p>
          </table:table-cell>
          <table:table-cell office:value-type="float" office:value="83.7" calcext:value-type="float">
            <text:p>83.7</text:p>
          </table:table-cell>
          <table:table-cell office:value-type="float" office:value="18.4142857143" calcext:value-type="float">
            <text:p>18.4142857143</text:p>
          </table:table-cell>
          <table:table-cell office:value-type="float" office:value="9" calcext:value-type="float">
            <text:p>9</text:p>
          </table:table-cell>
          <table:table-cell office:value-type="float" office:value="27.725" calcext:value-type="float">
            <text:p>27.725</text:p>
          </table:table-cell>
          <table:table-cell office:value-type="float" office:value="10.3" calcext:value-type="float">
            <text:p>10.3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0.3175" calcext:value-type="float">
            <text:p>0.3175</text:p>
          </table:table-cell>
          <table:table-cell office:value-type="float" office:value="0.4014857" calcext:value-type="float">
            <text:p>0.4014857</text:p>
          </table:table-cell>
          <table:table-cell office:value-type="float" office:value="0.3285429" calcext:value-type="float">
            <text:p>0.3285429</text:p>
          </table:table-cell>
          <table:table-cell office:value-type="float" office:value="0.4429286" calcext:value-type="float">
            <text:p>0.4429286</text:p>
          </table:table-cell>
          <table:table-cell office:value-type="float" office:value="298.33" calcext:value-type="float">
            <text:p>298.33</text:p>
          </table:table-cell>
          <table:table-cell office:value-type="float" office:value="299.685714286" calcext:value-type="float">
            <text:p>299.685714286</text:p>
          </table:table-cell>
          <table:table-cell office:value-type="float" office:value="295.77" calcext:value-type="float">
            <text:p>295.77</text:p>
          </table:table-cell>
          <table:table-cell office:value-type="float" office:value="11.7" calcext:value-type="float">
            <text:p>11.7</text:p>
          </table:table-cell>
          <table:table-cell office:value-type="float" office:value="87.53" calcext:value-type="float">
            <text:p>87.53</text:p>
          </table:table-cell>
          <table:table-cell office:value-type="float" office:value="61.8" calcext:value-type="float">
            <text:p>61.8</text:p>
          </table:table-cell>
          <table:table-cell office:value-type="float" office:value="17.3228571429" calcext:value-type="float">
            <text:p>17.3228571429</text:p>
          </table:table-cell>
          <table:table-cell office:value-type="float" office:value="10.7142857143" calcext:value-type="float">
            <text:p>10.7142857143</text:p>
          </table:table-cell>
          <table:table-cell office:value-type="float" office:value="28.6" calcext:value-type="float">
            <text:p>28.6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858" calcext:value-type="float">
            <text:p>0.2858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2570286" calcext:value-type="float">
            <text:p>0.2570286</text:p>
          </table:table-cell>
          <table:table-cell office:value-type="float" office:value="0.3195714" calcext:value-type="float">
            <text:p>0.3195714</text:p>
          </table:table-cell>
          <table:table-cell office:value-type="float" office:value="299.171428571" calcext:value-type="float">
            <text:p>299.171428571</text:p>
          </table:table-cell>
          <table:table-cell office:value-type="float" office:value="300.285714286" calcext:value-type="float">
            <text:p>300.285714286</text:p>
          </table:table-cell>
          <table:table-cell office:value-type="float" office:value="294.15" calcext:value-type="float">
            <text:p>294.15</text:p>
          </table:table-cell>
          <table:table-cell office:value-type="float" office:value="2.1" calcext:value-type="float">
            <text:p>2.1</text:p>
          </table:table-cell>
          <table:table-cell office:value-type="float" office:value="75.8042857143" calcext:value-type="float">
            <text:p>75.8042857143</text:p>
          </table:table-cell>
          <table:table-cell office:value-type="float" office:value="14.19" calcext:value-type="float">
            <text:p>14.19</text:p>
          </table:table-cell>
          <table:table-cell office:value-type="float" office:value="15.6857142857" calcext:value-type="float">
            <text:p>15.6857142857</text:p>
          </table:table-cell>
          <table:table-cell office:value-type="float" office:value="11.2285714286" calcext:value-type="float">
            <text:p>11.2285714286</text:p>
          </table:table-cell>
          <table:table-cell office:value-type="float" office:value="28.85" calcext:value-type="float">
            <text:p>28.85</text:p>
          </table:table-cell>
          <table:table-cell office:value-type="float" office:value="13.0333333333" calcext:value-type="float">
            <text:p>13.0333333333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0.2570143" calcext:value-type="float">
            <text:p>0.2570143</text:p>
          </table:table-cell>
          <table:table-cell office:value-type="float" office:value="0.1182333" calcext:value-type="float">
            <text:p>0.1182333</text:p>
          </table:table-cell>
          <table:table-cell office:value-type="float" office:value="0.1790857" calcext:value-type="float">
            <text:p>0.1790857</text:p>
          </table:table-cell>
          <table:table-cell office:value-type="float" office:value="0.2372286" calcext:value-type="float">
            <text:p>0.2372286</text:p>
          </table:table-cell>
          <table:table-cell office:value-type="float" office:value="300.565714286" calcext:value-type="float">
            <text:p>300.565714286</text:p>
          </table:table-cell>
          <table:table-cell office:value-type="float" office:value="302.178571429" calcext:value-type="float">
            <text:p>302.178571429</text:p>
          </table:table-cell>
          <table:table-cell office:value-type="float" office:value="294.165714286" calcext:value-type="float">
            <text:p>294.165714286</text:p>
          </table:table-cell>
          <table:table-cell office:value-type="float" office:value="11.55" calcext:value-type="float">
            <text:p>11.55</text:p>
          </table:table-cell>
          <table:table-cell office:value-type="float" office:value="72.4457142857" calcext:value-type="float">
            <text:p>72.4457142857</text:p>
          </table:table-cell>
          <table:table-cell office:value-type="float" office:value="25.7" calcext:value-type="float">
            <text:p>25.7</text:p>
          </table:table-cell>
          <table:table-cell office:value-type="float" office:value="15.9185714286" calcext:value-type="float">
            <text:p>15.9185714286</text:p>
          </table:table-cell>
          <table:table-cell office:value-type="float" office:value="13.1857142857" calcext:value-type="float">
            <text:p>13.1857142857</text:p>
          </table:table-cell>
          <table:table-cell office:value-type="float" office:value="28.74" calcext:value-type="float">
            <text:p>28.74</text:p>
          </table:table-cell>
          <table:table-cell office:value-type="float" office:value="13.36" calcext:value-type="float">
            <text:p>13.36</text:p>
          </table:table-cell>
          <table:table-cell table:formula="of:=AVERAGE([.O161:.O163];[.O165:.O167])"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0.1735" calcext:value-type="float">
            <text:p>0.1735</text:p>
          </table:table-cell>
          <table:table-cell office:value-type="float" office:value="0.1996333" calcext:value-type="float">
            <text:p>0.1996333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659167" calcext:value-type="float">
            <text:p>0.1659167</text:p>
          </table:table-cell>
          <table:table-cell office:value-type="float" office:value="299.058571429" calcext:value-type="float">
            <text:p>299.058571429</text:p>
          </table:table-cell>
          <table:table-cell office:value-type="float" office:value="300.635714286" calcext:value-type="float">
            <text:p>300.635714286</text:p>
          </table:table-cell>
          <table:table-cell office:value-type="float" office:value="294.29" calcext:value-type="float">
            <text:p>294.29</text:p>
          </table:table-cell>
          <table:table-cell office:value-type="float" office:value="35.33" calcext:value-type="float">
            <text:p>35.33</text:p>
          </table:table-cell>
          <table:table-cell office:value-type="float" office:value="78.5857142857" calcext:value-type="float">
            <text:p>78.5857142857</text:p>
          </table:table-cell>
          <table:table-cell office:value-type="float" office:value="55.56" calcext:value-type="float">
            <text:p>55.56</text:p>
          </table:table-cell>
          <table:table-cell office:value-type="float" office:value="16.02" calcext:value-type="float">
            <text:p>16.02</text:p>
          </table:table-cell>
          <table:table-cell office:value-type="float" office:value="11.5571428571" calcext:value-type="float">
            <text:p>11.5571428571</text:p>
          </table:table-cell>
          <table:table-cell office:value-type="float" office:value="28.56" calcext:value-type="float">
            <text:p>28.56</text:p>
          </table:table-cell>
          <table:table-cell office:value-type="float" office:value="13.34" calcext:value-type="float">
            <text:p>13.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889143" calcext:value-type="float">
            <text:p>0.1889143</text:p>
          </table:table-cell>
          <table:table-cell office:value-type="float" office:value="0.2275286" calcext:value-type="float">
            <text:p>0.2275286</text:p>
          </table:table-cell>
          <table:table-cell office:value-type="float" office:value="297.45" calcext:value-type="float">
            <text:p>297.45</text:p>
          </table:table-cell>
          <table:table-cell office:value-type="float" office:value="298.714285714" calcext:value-type="float">
            <text:p>298.714285714</text:p>
          </table:table-cell>
          <table:table-cell office:value-type="float" office:value="296.317142857" calcext:value-type="float">
            <text:p>296.317142857</text:p>
          </table:table-cell>
          <table:table-cell office:value-type="float" office:value="227.25" calcext:value-type="float">
            <text:p>227.25</text:p>
          </table:table-cell>
          <table:table-cell office:value-type="float" office:value="94.3485714286" calcext:value-type="float">
            <text:p>94.3485714286</text:p>
          </table:table-cell>
          <table:table-cell office:value-type="float" office:value="117.07" calcext:value-type="float">
            <text:p>117.07</text:p>
          </table:table-cell>
          <table:table-cell office:value-type="float" office:value="17.9114285714" calcext:value-type="float">
            <text:p>17.9114285714</text:p>
          </table:table-cell>
          <table:table-cell office:value-type="float" office:value="7.3714285714" calcext:value-type="float">
            <text:p>7.3714285714</text:p>
          </table:table-cell>
          <table:table-cell office:value-type="float" office:value="27.3" calcext:value-type="float">
            <text:p>27.3</text:p>
          </table:table-cell>
          <table:table-cell office:value-type="float" office:value="9.9" calcext:value-type="float">
            <text:p>9.9</text:p>
          </table:table-cell>
          <table:table-cell office:value-type="float" office:value="205.3" calcext:value-type="float">
            <text:p>205.3</text:p>
          </table:table-cell>
        </table:table-row>
        <table:table-row table:style-name="ro1">
          <table:table-cell office:value-type="float" office:value="0.3033167" calcext:value-type="float">
            <text:p>0.3033167</text:p>
          </table:table-cell>
          <table:table-cell office:value-type="float" office:value="0.2850333" calcext:value-type="float">
            <text:p>0.2850333</text:p>
          </table:table-cell>
          <table:table-cell office:value-type="float" office:value="0.2571429" calcext:value-type="float">
            <text:p>0.2571429</text:p>
          </table:table-cell>
          <table:table-cell office:value-type="float" office:value="0.2926143" calcext:value-type="float">
            <text:p>0.2926143</text:p>
          </table:table-cell>
          <table:table-cell office:value-type="float" office:value="296.951428571" calcext:value-type="float">
            <text:p>296.951428571</text:p>
          </table:table-cell>
          <table:table-cell office:value-type="float" office:value="298.1" calcext:value-type="float">
            <text:p>298.1</text:p>
          </table:table-cell>
          <table:table-cell office:value-type="float" office:value="296.301428571" calcext:value-type="float">
            <text:p>296.301428571</text:p>
          </table:table-cell>
          <table:table-cell office:value-type="float" office:value="51.3" calcext:value-type="float">
            <text:p>51.3</text:p>
          </table:table-cell>
          <table:table-cell office:value-type="float" office:value="96.5228571429" calcext:value-type="float">
            <text:p>96.5228571429</text:p>
          </table:table-cell>
          <table:table-cell office:value-type="float" office:value="55.47" calcext:value-type="float">
            <text:p>55.47</text:p>
          </table:table-cell>
          <table:table-cell office:value-type="float" office:value="17.8814285714" calcext:value-type="float">
            <text:p>17.8814285714</text:p>
          </table:table-cell>
          <table:table-cell office:value-type="float" office:value="6.1142857143" calcext:value-type="float">
            <text:p>6.1142857143</text:p>
          </table:table-cell>
          <table:table-cell office:value-type="float" office:value="28" calcext:value-type="float">
            <text:p>28</text:p>
          </table:table-cell>
          <table:table-cell office:value-type="float" office:value="10.1" calcext:value-type="float">
            <text:p>10.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1324" calcext:value-type="float">
            <text:p>0.21324</text:p>
          </table:table-cell>
          <table:table-cell office:value-type="float" office:value="0.2231286" calcext:value-type="float">
            <text:p>0.2231286</text:p>
          </table:table-cell>
          <table:table-cell office:value-type="float" office:value="0.2643714" calcext:value-type="float">
            <text:p>0.2643714</text:p>
          </table:table-cell>
          <table:table-cell office:value-type="float" office:value="0.2218286" calcext:value-type="float">
            <text:p>0.2218286</text:p>
          </table:table-cell>
          <table:table-cell office:value-type="float" office:value="297.684285714" calcext:value-type="float">
            <text:p>297.684285714</text:p>
          </table:table-cell>
          <table:table-cell office:value-type="float" office:value="298.728571429" calcext:value-type="float">
            <text:p>298.728571429</text:p>
          </table:table-cell>
          <table:table-cell office:value-type="float" office:value="295.89" calcext:value-type="float">
            <text:p>295.89</text:p>
          </table:table-cell>
          <table:table-cell office:value-type="float" office:value="59.2" calcext:value-type="float">
            <text:p>59.2</text:p>
          </table:table-cell>
          <table:table-cell office:value-type="float" office:value="90.8585714286" calcext:value-type="float">
            <text:p>90.8585714286</text:p>
          </table:table-cell>
          <table:table-cell office:value-type="float" office:value="150.33" calcext:value-type="float">
            <text:p>150.33</text:p>
          </table:table-cell>
          <table:table-cell office:value-type="float" office:value="17.47" calcext:value-type="float">
            <text:p>17.47</text:p>
          </table:table-cell>
          <table:table-cell office:value-type="float" office:value="8.1714285714" calcext:value-type="float">
            <text:p>8.1714285714</text:p>
          </table:table-cell>
          <table:table-cell office:value-type="float" office:value="27" calcext:value-type="float">
            <text:p>27</text:p>
          </table:table-cell>
          <table:table-cell office:value-type="float" office:value="10.65" calcext:value-type="float">
            <text:p>10.65</text:p>
          </table:table-cell>
          <table:table-cell office:value-type="float" office:value="252.7" calcext:value-type="float">
            <text:p>252.7</text:p>
          </table:table-cell>
        </table:table-row>
        <table:table-row table:style-name="ro1">
          <table:table-cell office:value-type="float" office:value="0.2386714" calcext:value-type="float">
            <text:p>0.2386714</text:p>
          </table:table-cell>
          <table:table-cell office:value-type="float" office:value="0.2447429" calcext:value-type="float">
            <text:p>0.2447429</text:p>
          </table:table-cell>
          <table:table-cell office:value-type="float" office:value="0.2162286" calcext:value-type="float">
            <text:p>0.2162286</text:p>
          </table:table-cell>
          <table:table-cell office:value-type="float" office:value="0.2591857" calcext:value-type="float">
            <text:p>0.2591857</text:p>
          </table:table-cell>
          <table:table-cell office:value-type="float" office:value="297.835714286" calcext:value-type="float">
            <text:p>297.835714286</text:p>
          </table:table-cell>
          <table:table-cell office:value-type="float" office:value="299.15" calcext:value-type="float">
            <text:p>299.15</text:p>
          </table:table-cell>
          <table:table-cell office:value-type="float" office:value="296.56" calcext:value-type="float">
            <text:p>296.56</text:p>
          </table:table-cell>
          <table:table-cell office:value-type="float" office:value="58.4" calcext:value-type="float">
            <text:p>58.4</text:p>
          </table:table-cell>
          <table:table-cell office:value-type="float" office:value="93.5857142857" calcext:value-type="float">
            <text:p>93.5857142857</text:p>
          </table:table-cell>
          <table:table-cell office:value-type="float" office:value="93.14" calcext:value-type="float">
            <text:p>93.14</text:p>
          </table:table-cell>
          <table:table-cell office:value-type="float" office:value="18.2142857143" calcext:value-type="float">
            <text:p>18.2142857143</text:p>
          </table:table-cell>
          <table:table-cell office:value-type="float" office:value="8.2428571429" calcext:value-type="float">
            <text:p>8.2428571429</text:p>
          </table:table-cell>
          <table:table-cell office:value-type="float" office:value="28.25" calcext:value-type="float">
            <text:p>28.25</text:p>
          </table:table-cell>
          <table:table-cell office:value-type="float" office:value="9.6" calcext:value-type="float">
            <text:p>9.6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0.2381" calcext:value-type="float">
            <text:p>0.238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2749571" calcext:value-type="float">
            <text:p>0.2749571</text:p>
          </table:table-cell>
          <table:table-cell office:value-type="float" office:value="0.2738" calcext:value-type="float">
            <text:p>0.2738</text:p>
          </table:table-cell>
          <table:table-cell office:value-type="float" office:value="297.717142857" calcext:value-type="float">
            <text:p>297.717142857</text:p>
          </table:table-cell>
          <table:table-cell office:value-type="float" office:value="298.807142857" calcext:value-type="float">
            <text:p>298.807142857</text:p>
          </table:table-cell>
          <table:table-cell office:value-type="float" office:value="296.921428571" calcext:value-type="float">
            <text:p>296.921428571</text:p>
          </table:table-cell>
          <table:table-cell office:value-type="float" office:value="238.2" calcext:value-type="float">
            <text:p>238.2</text:p>
          </table:table-cell>
          <table:table-cell office:value-type="float" office:value="95.82" calcext:value-type="float">
            <text:p>95.82</text:p>
          </table:table-cell>
          <table:table-cell office:value-type="float" office:value="97.04" calcext:value-type="float">
            <text:p>97.04</text:p>
          </table:table-cell>
          <table:table-cell office:value-type="float" office:value="18.5942857143" calcext:value-type="float">
            <text:p>18.5942857143</text:p>
          </table:table-cell>
          <table:table-cell office:value-type="float" office:value="6.6142857143" calcext:value-type="float">
            <text:p>6.6142857143</text:p>
          </table:table-cell>
          <table:table-cell office:value-type="float" office:value="27.2666666667" calcext:value-type="float">
            <text:p>27.2666666667</text:p>
          </table:table-cell>
          <table:table-cell office:value-type="float" office:value="8.8333333333" calcext:value-type="float">
            <text:p>8.8333333333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0.1525167" calcext:value-type="float">
            <text:p>0.1525167</text:p>
          </table:table-cell>
          <table:table-cell office:value-type="float" office:value="0.1494857" calcext:value-type="float">
            <text:p>0.1494857</text:p>
          </table:table-cell>
          <table:table-cell office:value-type="float" office:value="0.2294143" calcext:value-type="float">
            <text:p>0.2294143</text:p>
          </table:table-cell>
          <table:table-cell office:value-type="float" office:value="0.1575571" calcext:value-type="float">
            <text:p>0.1575571</text:p>
          </table:table-cell>
          <table:table-cell office:value-type="float" office:value="297.555714286" calcext:value-type="float">
            <text:p>297.555714286</text:p>
          </table:table-cell>
          <table:table-cell office:value-type="float" office:value="298.592857143" calcext:value-type="float">
            <text:p>298.592857143</text:p>
          </table:table-cell>
          <table:table-cell office:value-type="float" office:value="296.688571429" calcext:value-type="float">
            <text:p>296.688571429</text:p>
          </table:table-cell>
          <table:table-cell office:value-type="float" office:value="147.57" calcext:value-type="float">
            <text:p>147.57</text:p>
          </table:table-cell>
          <table:table-cell office:value-type="float" office:value="95.5271428571" calcext:value-type="float">
            <text:p>95.5271428571</text:p>
          </table:table-cell>
          <table:table-cell office:value-type="float" office:value="98.94" calcext:value-type="float">
            <text:p>98.94</text:p>
          </table:table-cell>
          <table:table-cell office:value-type="float" office:value="18.3285714286" calcext:value-type="float">
            <text:p>18.3285714286</text:p>
          </table:table-cell>
          <table:table-cell office:value-type="float" office:value="6.7285714286" calcext:value-type="float">
            <text:p>6.7285714286</text:p>
          </table:table-cell>
          <table:table-cell office:value-type="float" office:value="27.85" calcext:value-type="float">
            <text:p>27.85</text:p>
          </table:table-cell>
          <table:table-cell office:value-type="float" office:value="8.85" calcext:value-type="float">
            <text:p>8.85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0.1430857" calcext:value-type="float">
            <text:p>0.1430857</text:p>
          </table:table-cell>
          <table:table-cell office:value-type="float" office:value="0.2071571" calcext:value-type="float">
            <text:p>0.2071571</text:p>
          </table:table-cell>
          <table:table-cell office:value-type="float" office:value="0.1684571" calcext:value-type="float">
            <text:p>0.1684571</text:p>
          </table:table-cell>
          <table:table-cell office:value-type="float" office:value="0.2743143" calcext:value-type="float">
            <text:p>0.2743143</text:p>
          </table:table-cell>
          <table:table-cell office:value-type="float" office:value="297.031428571" calcext:value-type="float">
            <text:p>297.031428571</text:p>
          </table:table-cell>
          <table:table-cell office:value-type="float" office:value="298.092857143" calcext:value-type="float">
            <text:p>298.092857143</text:p>
          </table:table-cell>
          <table:table-cell office:value-type="float" office:value="296.014285714" calcext:value-type="float">
            <text:p>296.014285714</text:p>
          </table:table-cell>
          <table:table-cell office:value-type="float" office:value="46.45" calcext:value-type="float">
            <text:p>46.45</text:p>
          </table:table-cell>
          <table:table-cell office:value-type="float" office:value="94.7214285714" calcext:value-type="float">
            <text:p>94.7214285714</text:p>
          </table:table-cell>
          <table:table-cell office:value-type="float" office:value="93.62" calcext:value-type="float">
            <text:p>93.62</text:p>
          </table:table-cell>
          <table:table-cell office:value-type="float" office:value="17.5514285714" calcext:value-type="float">
            <text:p>17.5514285714</text:p>
          </table:table-cell>
          <table:table-cell office:value-type="float" office:value="7.5285714286" calcext:value-type="float">
            <text:p>7.5285714286</text:p>
          </table:table-cell>
          <table:table-cell office:value-type="float" office:value="27.4" calcext:value-type="float">
            <text:p>27.4</text:p>
          </table:table-cell>
          <table:table-cell office:value-type="float" office:value="9.5" calcext:value-type="float">
            <text:p>9.5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0.2713714" calcext:value-type="float">
            <text:p>0.2713714</text:p>
          </table:table-cell>
          <table:table-cell office:value-type="float" office:value="0.1836571" calcext:value-type="float">
            <text:p>0.1836571</text:p>
          </table:table-cell>
          <table:table-cell office:value-type="float" office:value="203" calcext:value-type="float">
            <text:p>203</text:p>
          </table:table-cell>
          <table:table-cell office:value-type="float" office:value="0.3006" calcext:value-type="float">
            <text:p>0.3006</text:p>
          </table:table-cell>
          <table:table-cell office:value-type="float" office:value="297.342857143" calcext:value-type="float">
            <text:p>297.342857143</text:p>
          </table:table-cell>
          <table:table-cell office:value-type="float" office:value="298.278571429" calcext:value-type="float">
            <text:p>298.278571429</text:p>
          </table:table-cell>
          <table:table-cell office:value-type="float" office:value="296.502857143" calcext:value-type="float">
            <text:p>296.502857143</text:p>
          </table:table-cell>
          <table:table-cell office:value-type="float" office:value="62.3" calcext:value-type="float">
            <text:p>62.3</text:p>
          </table:table-cell>
          <table:table-cell office:value-type="float" office:value="95.5257142857" calcext:value-type="float">
            <text:p>95.5257142857</text:p>
          </table:table-cell>
          <table:table-cell office:value-type="float" office:value="157.86" calcext:value-type="float">
            <text:p>157.86</text:p>
          </table:table-cell>
          <table:table-cell office:value-type="float" office:value="18.1042857143" calcext:value-type="float">
            <text:p>18.1042857143</text:p>
          </table:table-cell>
          <table:table-cell office:value-type="float" office:value="7.3" calcext:value-type="float">
            <text:p>7.3</text:p>
          </table:table-cell>
          <table:table-cell office:value-type="float" office:value="27.0333333333" calcext:value-type="float">
            <text:p>27.0333333333</text:p>
          </table:table-cell>
          <table:table-cell office:value-type="float" office:value="7.7666666667" calcext:value-type="float">
            <text:p>7.7666666667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0.1947143" calcext:value-type="float">
            <text:p>0.1947143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957143" calcext:value-type="float">
            <text:p>0.2957143</text:p>
          </table:table-cell>
          <table:table-cell office:value-type="float" office:value="0.1730857" calcext:value-type="float">
            <text:p>0.1730857</text:p>
          </table:table-cell>
          <table:table-cell office:value-type="float" office:value="297.225714286" calcext:value-type="float">
            <text:p>297.225714286</text:p>
          </table:table-cell>
          <table:table-cell office:value-type="float" office:value="298.071428571" calcext:value-type="float">
            <text:p>298.071428571</text:p>
          </table:table-cell>
          <table:table-cell office:value-type="float" office:value="295.942857143" calcext:value-type="float">
            <text:p>295.942857143</text:p>
          </table:table-cell>
          <table:table-cell office:value-type="float" office:value="47.24" calcext:value-type="float">
            <text:p>47.24</text:p>
          </table:table-cell>
          <table:table-cell office:value-type="float" office:value="93.47" calcext:value-type="float">
            <text:p>93.47</text:p>
          </table:table-cell>
          <table:table-cell office:value-type="float" office:value="103.39" calcext:value-type="float">
            <text:p>103.39</text:p>
          </table:table-cell>
          <table:table-cell office:value-type="float" office:value="17.5171428571" calcext:value-type="float">
            <text:p>17.5171428571</text:p>
          </table:table-cell>
          <table:table-cell office:value-type="float" office:value="7.3714285714" calcext:value-type="float">
            <text:p>7.3714285714</text:p>
          </table:table-cell>
          <table:table-cell office:value-type="float" office:value="27.85" calcext:value-type="float">
            <text:p>27.85</text:p>
          </table:table-cell>
          <table:table-cell office:value-type="float" office:value="9.75" calcext:value-type="float">
            <text:p>9.7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0.1582571" calcext:value-type="float">
            <text:p>0.1582571</text:p>
          </table:table-cell>
          <table:table-cell office:value-type="float" office:value="0.1622857" calcext:value-type="float">
            <text:p>0.1622857</text:p>
          </table:table-cell>
          <table:table-cell office:value-type="float" office:value="0.1830714" calcext:value-type="float">
            <text:p>0.1830714</text:p>
          </table:table-cell>
          <table:table-cell office:value-type="float" office:value="0.2322714" calcext:value-type="float">
            <text:p>0.2322714</text:p>
          </table:table-cell>
          <table:table-cell office:value-type="float" office:value="296.905714286" calcext:value-type="float">
            <text:p>296.905714286</text:p>
          </table:table-cell>
          <table:table-cell office:value-type="float" office:value="298.221428571" calcext:value-type="float">
            <text:p>298.221428571</text:p>
          </table:table-cell>
          <table:table-cell office:value-type="float" office:value="295.994285714" calcext:value-type="float">
            <text:p>295.994285714</text:p>
          </table:table-cell>
          <table:table-cell office:value-type="float" office:value="56.1" calcext:value-type="float">
            <text:p>56.1</text:p>
          </table:table-cell>
          <table:table-cell office:value-type="float" office:value="95.0371428571" calcext:value-type="float">
            <text:p>95.0371428571</text:p>
          </table:table-cell>
          <table:table-cell office:value-type="float" office:value="89.15" calcext:value-type="float">
            <text:p>89.15</text:p>
          </table:table-cell>
          <table:table-cell office:value-type="float" office:value="17.6114285714" calcext:value-type="float">
            <text:p>17.6114285714</text:p>
          </table:table-cell>
          <table:table-cell office:value-type="float" office:value="9.3571428571" calcext:value-type="float">
            <text:p>9.3571428571</text:p>
          </table:table-cell>
          <table:table-cell office:value-type="float" office:value="28.1" calcext:value-type="float">
            <text:p>28.1</text:p>
          </table:table-cell>
          <table:table-cell office:value-type="float" office:value="9.2" calcext:value-type="float">
            <text:p>9.2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0.1701857" calcext:value-type="float">
            <text:p>0.1701857</text:p>
          </table:table-cell>
          <table:table-cell office:value-type="float" office:value="0.1714" calcext:value-type="float">
            <text:p>0.1714</text:p>
          </table:table-cell>
          <table:table-cell office:value-type="float" office:value="162" calcext:value-type="float">
            <text:p>162</text:p>
          </table:table-cell>
          <table:table-cell office:value-type="float" office:value="0.2290714" calcext:value-type="float">
            <text:p>0.2290714</text:p>
          </table:table-cell>
          <table:table-cell office:value-type="float" office:value="295.595714286" calcext:value-type="float">
            <text:p>295.595714286</text:p>
          </table:table-cell>
          <table:table-cell office:value-type="float" office:value="296.5" calcext:value-type="float">
            <text:p>296.5</text:p>
          </table:table-cell>
          <table:table-cell office:value-type="float" office:value="294.012857143" calcext:value-type="float">
            <text:p>294.012857143</text:p>
          </table:table-cell>
          <table:table-cell office:value-type="float" office:value="86.9" calcext:value-type="float">
            <text:p>86.9</text:p>
          </table:table-cell>
          <table:table-cell office:value-type="float" office:value="91.8328571429" calcext:value-type="float">
            <text:p>91.8328571429</text:p>
          </table:table-cell>
          <table:table-cell office:value-type="float" office:value="45.23" calcext:value-type="float">
            <text:p>45.23</text:p>
          </table:table-cell>
          <table:table-cell office:value-type="float" office:value="15.6485714286" calcext:value-type="float">
            <text:p>15.6485714286</text:p>
          </table:table-cell>
          <table:table-cell office:value-type="float" office:value="8.3142857143" calcext:value-type="float">
            <text:p>8.3142857143</text:p>
          </table:table-cell>
          <table:table-cell office:value-type="float" office:value="28.1" calcext:value-type="float">
            <text:p>28.1</text:p>
          </table:table-cell>
          <table:table-cell office:value-type="float" office:value="8.7" calcext:value-type="float">
            <text:p>8.7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0.3646143" calcext:value-type="float">
            <text:p>0.3646143</text:p>
          </table:table-cell>
          <table:table-cell office:value-type="float" office:value="0.2568286" calcext:value-type="float">
            <text:p>0.2568286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496857" calcext:value-type="float">
            <text:p>0.3496857</text:p>
          </table:table-cell>
          <table:table-cell office:value-type="float" office:value="297.232857143" calcext:value-type="float">
            <text:p>297.232857143</text:p>
          </table:table-cell>
          <table:table-cell office:value-type="float" office:value="298.707142857" calcext:value-type="float">
            <text:p>298.707142857</text:p>
          </table:table-cell>
          <table:table-cell office:value-type="float" office:value="296.168571429" calcext:value-type="float">
            <text:p>296.168571429</text:p>
          </table:table-cell>
          <table:table-cell office:value-type="float" office:value="65.6" calcext:value-type="float">
            <text:p>65.6</text:p>
          </table:table-cell>
          <table:table-cell office:value-type="float" office:value="94.8528571429" calcext:value-type="float">
            <text:p>94.8528571429</text:p>
          </table:table-cell>
          <table:table-cell office:value-type="float" office:value="64.11" calcext:value-type="float">
            <text:p>64.11</text:p>
          </table:table-cell>
          <table:table-cell office:value-type="float" office:value="17.7185714286" calcext:value-type="float">
            <text:p>17.7185714286</text:p>
          </table:table-cell>
          <table:table-cell office:value-type="float" office:value="8.9571428571" calcext:value-type="float">
            <text:p>8.9571428571</text:p>
          </table:table-cell>
          <table:table-cell office:value-type="float" office:value="28.25" calcext:value-type="float">
            <text:p>28.25</text:p>
          </table:table-cell>
          <table:table-cell office:value-type="float" office:value="10.55" calcext:value-type="float">
            <text:p>10.55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0.09005714" calcext:value-type="float">
            <text:p>0.09005714</text:p>
          </table:table-cell>
          <table:table-cell office:value-type="float" office:value="0.08222857" calcext:value-type="float">
            <text:p>0.08222857</text:p>
          </table:table-cell>
          <table:table-cell office:value-type="float" office:value="0.1110571" calcext:value-type="float">
            <text:p>0.1110571</text:p>
          </table:table-cell>
          <table:table-cell office:value-type="float" office:value="0.06474286" calcext:value-type="float">
            <text:p>0.06474286</text:p>
          </table:table-cell>
          <table:table-cell office:value-type="float" office:value="296.178571429" calcext:value-type="float">
            <text:p>296.178571429</text:p>
          </table:table-cell>
          <table:table-cell office:value-type="float" office:value="297.185714286" calcext:value-type="float">
            <text:p>297.185714286</text:p>
          </table:table-cell>
          <table:table-cell office:value-type="float" office:value="294.038571429" calcext:value-type="float">
            <text:p>294.038571429</text:p>
          </table:table-cell>
          <table:table-cell office:value-type="float" office:value="29.1" calcext:value-type="float">
            <text:p>29.1</text:p>
          </table:table-cell>
          <table:table-cell office:value-type="float" office:value="89.28" calcext:value-type="float">
            <text:p>89.28</text:p>
          </table:table-cell>
          <table:table-cell office:value-type="float" office:value="76.68" calcext:value-type="float">
            <text:p>76.68</text:p>
          </table:table-cell>
          <table:table-cell office:value-type="float" office:value="15.74" calcext:value-type="float">
            <text:p>15.74</text:p>
          </table:table-cell>
          <table:table-cell office:value-type="float" office:value="10.2" calcext:value-type="float">
            <text:p>10.2</text:p>
          </table:table-cell>
          <table:table-cell office:value-type="float" office:value="24.7" calcext:value-type="float">
            <text:p>24.7</text:p>
          </table:table-cell>
          <table:table-cell office:value-type="float" office:value="10.6333333333" calcext:value-type="float">
            <text:p>10.6333333333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0.2085" calcext:value-type="float">
            <text:p>0.2085</text:p>
          </table:table-cell>
          <table:table-cell office:value-type="float" office:value="0.25695" calcext:value-type="float">
            <text:p>0.25695</text:p>
          </table:table-cell>
          <table:table-cell office:value-type="float" office:value="0.2148833" calcext:value-type="float">
            <text:p>0.2148833</text:p>
          </table:table-cell>
          <table:table-cell office:value-type="float" office:value="0.2338571" calcext:value-type="float">
            <text:p>0.2338571</text:p>
          </table:table-cell>
          <table:table-cell office:value-type="float" office:value="296.861428571" calcext:value-type="float">
            <text:p>296.861428571</text:p>
          </table:table-cell>
          <table:table-cell office:value-type="float" office:value="298.242857143" calcext:value-type="float">
            <text:p>298.242857143</text:p>
          </table:table-cell>
          <table:table-cell office:value-type="float" office:value="295.23" calcext:value-type="float">
            <text:p>295.23</text:p>
          </table:table-cell>
          <table:table-cell office:value-type="float" office:value="33.48" calcext:value-type="float">
            <text:p>33.48</text:p>
          </table:table-cell>
          <table:table-cell office:value-type="float" office:value="91.72" calcext:value-type="float">
            <text:p>91.72</text:p>
          </table:table-cell>
          <table:table-cell office:value-type="float" office:value="39.11" calcext:value-type="float">
            <text:p>39.11</text:p>
          </table:table-cell>
          <table:table-cell office:value-type="float" office:value="16.7271428571" calcext:value-type="float">
            <text:p>16.7271428571</text:p>
          </table:table-cell>
          <table:table-cell office:value-type="float" office:value="9" calcext:value-type="float">
            <text:p>9</text:p>
          </table:table-cell>
          <table:table-cell office:value-type="float" office:value="26.5" calcext:value-type="float">
            <text:p>26.5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420714" calcext:value-type="float">
            <text:p>0.3420714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405571" calcext:value-type="float">
            <text:p>0.3405571</text:p>
          </table:table-cell>
          <table:table-cell office:value-type="float" office:value="0.3012286" calcext:value-type="float">
            <text:p>0.3012286</text:p>
          </table:table-cell>
          <table:table-cell office:value-type="float" office:value="296.65" calcext:value-type="float">
            <text:p>296.65</text:p>
          </table:table-cell>
          <table:table-cell office:value-type="float" office:value="298.171428571" calcext:value-type="float">
            <text:p>298.171428571</text:p>
          </table:table-cell>
          <table:table-cell office:value-type="float" office:value="294.928571429" calcext:value-type="float">
            <text:p>294.928571429</text:p>
          </table:table-cell>
          <table:table-cell office:value-type="float" office:value="30.9" calcext:value-type="float">
            <text:p>30.9</text:p>
          </table:table-cell>
          <table:table-cell office:value-type="float" office:value="91.4585714286" calcext:value-type="float">
            <text:p>91.4585714286</text:p>
          </table:table-cell>
          <table:table-cell office:value-type="float" office:value="54.78" calcext:value-type="float">
            <text:p>54.78</text:p>
          </table:table-cell>
          <table:table-cell office:value-type="float" office:value="16.3885714286" calcext:value-type="float">
            <text:p>16.3885714286</text:p>
          </table:table-cell>
          <table:table-cell office:value-type="float" office:value="9.9142857143" calcext:value-type="float">
            <text:p>9.9142857143</text:p>
          </table:table-cell>
          <table:table-cell office:value-type="float" office:value="26.6" calcext:value-type="float">
            <text:p>26.6</text:p>
          </table:table-cell>
          <table:table-cell office:value-type="float" office:value="9.65" calcext:value-type="float">
            <text:p>9.6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0.1667" calcext:value-type="float">
            <text:p>0.1667</text:p>
          </table:table-cell>
          <table:table-cell office:value-type="float" office:value="0.1207857" calcext:value-type="float">
            <text:p>0.1207857</text:p>
          </table:table-cell>
          <table:table-cell office:value-type="float" office:value="0.1729714" calcext:value-type="float">
            <text:p>0.1729714</text:p>
          </table:table-cell>
          <table:table-cell office:value-type="float" office:value="0.1659" calcext:value-type="float">
            <text:p>0.1659</text:p>
          </table:table-cell>
          <table:table-cell office:value-type="float" office:value="296.118571429" calcext:value-type="float">
            <text:p>296.118571429</text:p>
          </table:table-cell>
          <table:table-cell office:value-type="float" office:value="297.385714286" calcext:value-type="float">
            <text:p>297.385714286</text:p>
          </table:table-cell>
          <table:table-cell office:value-type="float" office:value="294.971428571" calcext:value-type="float">
            <text:p>294.971428571</text:p>
          </table:table-cell>
          <table:table-cell office:value-type="float" office:value="70.3" calcext:value-type="float">
            <text:p>70.3</text:p>
          </table:table-cell>
          <table:table-cell office:value-type="float" office:value="94.0657142857" calcext:value-type="float">
            <text:p>94.0657142857</text:p>
          </table:table-cell>
          <table:table-cell office:value-type="float" office:value="78.83" calcext:value-type="float">
            <text:p>78.83</text:p>
          </table:table-cell>
          <table:table-cell office:value-type="float" office:value="16.4228571429" calcext:value-type="float">
            <text:p>16.4228571429</text:p>
          </table:table-cell>
          <table:table-cell office:value-type="float" office:value="6.8857142857" calcext:value-type="float">
            <text:p>6.8857142857</text:p>
          </table:table-cell>
          <table:table-cell office:value-type="float" office:value="25.9666666667" calcext:value-type="float">
            <text:p>25.9666666667</text:p>
          </table:table-cell>
          <table:table-cell office:value-type="float" office:value="7.6" calcext:value-type="float">
            <text:p>7.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1534571" calcext:value-type="float">
            <text:p>0.1534571</text:p>
          </table:table-cell>
          <table:table-cell office:value-type="float" office:value="0.1744571" calcext:value-type="float">
            <text:p>0.1744571</text:p>
          </table:table-cell>
          <table:table-cell office:value-type="float" office:value="0.2022143" calcext:value-type="float">
            <text:p>0.2022143</text:p>
          </table:table-cell>
          <table:table-cell office:value-type="float" office:value="0.1292571" calcext:value-type="float">
            <text:p>0.1292571</text:p>
          </table:table-cell>
          <table:table-cell office:value-type="float" office:value="296.571428571" calcext:value-type="float">
            <text:p>296.571428571</text:p>
          </table:table-cell>
          <table:table-cell office:value-type="float" office:value="298.014285714" calcext:value-type="float">
            <text:p>298.014285714</text:p>
          </table:table-cell>
          <table:table-cell office:value-type="float" office:value="295.178571429" calcext:value-type="float">
            <text:p>295.178571429</text:p>
          </table:table-cell>
          <table:table-cell office:value-type="float" office:value="22.8" calcext:value-type="float">
            <text:p>22.8</text:p>
          </table:table-cell>
          <table:table-cell office:value-type="float" office:value="92.6714285714" calcext:value-type="float">
            <text:p>92.6714285714</text:p>
          </table:table-cell>
          <table:table-cell office:value-type="float" office:value="11.41" calcext:value-type="float">
            <text:p>11.41</text:p>
          </table:table-cell>
          <table:table-cell office:value-type="float" office:value="16.6314285714" calcext:value-type="float">
            <text:p>16.6314285714</text:p>
          </table:table-cell>
          <table:table-cell office:value-type="float" office:value="8.7714285714" calcext:value-type="float">
            <text:p>8.7714285714</text:p>
          </table:table-cell>
          <table:table-cell office:value-type="float" office:value="26.5666666667" calcext:value-type="float">
            <text:p>26.5666666667</text:p>
          </table:table-cell>
          <table:table-cell office:value-type="float" office:value="8.6333333333" calcext:value-type="float">
            <text:p>8.633333333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1814429" calcext:value-type="float">
            <text:p>0.1814429</text:p>
          </table:table-cell>
          <table:table-cell office:value-type="float" office:value="0.2692286" calcext:value-type="float">
            <text:p>0.2692286</text:p>
          </table:table-cell>
          <table:table-cell office:value-type="float" office:value="0.1934571" calcext:value-type="float">
            <text:p>0.1934571</text:p>
          </table:table-cell>
          <table:table-cell office:value-type="float" office:value="0.2099429" calcext:value-type="float">
            <text:p>0.2099429</text:p>
          </table:table-cell>
          <table:table-cell office:value-type="float" office:value="296.828571429" calcext:value-type="float">
            <text:p>296.828571429</text:p>
          </table:table-cell>
          <table:table-cell office:value-type="float" office:value="298.114285714" calcext:value-type="float">
            <text:p>298.114285714</text:p>
          </table:table-cell>
          <table:table-cell office:value-type="float" office:value="292.177142857" calcext:value-type="float">
            <text:p>292.177142857</text:p>
          </table:table-cell>
          <table:table-cell office:value-type="float" office:value="1.4" calcext:value-type="float">
            <text:p>1.4</text:p>
          </table:table-cell>
          <table:table-cell office:value-type="float" office:value="78.0742857143" calcext:value-type="float">
            <text:p>78.0742857143</text:p>
          </table:table-cell>
          <table:table-cell office:value-type="float" office:value="1.59" calcext:value-type="float">
            <text:p>1.59</text:p>
          </table:table-cell>
          <table:table-cell office:value-type="float" office:value="13.8042857143" calcext:value-type="float">
            <text:p>13.8042857143</text:p>
          </table:table-cell>
          <table:table-cell office:value-type="float" office:value="12.2285714286" calcext:value-type="float">
            <text:p>12.2285714286</text:p>
          </table:table-cell>
          <table:table-cell office:value-type="float" office:value="25.9" calcext:value-type="float">
            <text:p>25.9</text:p>
          </table:table-cell>
          <table:table-cell office:value-type="float" office:value="10.5666666667" calcext:value-type="float">
            <text:p>10.5666666667</text:p>
          </table:table-cell>
          <table:table-cell table:formula="of:=AVERAGE([.O180:.O182];[.O184:.O186])" office:value-type="float" office:value="39.6666666666667" calcext:value-type="float">
            <text:p>39.6666666667</text:p>
          </table:table-cell>
        </table:table-row>
        <table:table-row table:style-name="ro1">
          <table:table-cell office:value-type="float" office:value="0.3217667" calcext:value-type="float">
            <text:p>0.3217667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3513" calcext:value-type="float">
            <text:p>0.3513</text:p>
          </table:table-cell>
          <table:table-cell office:value-type="float" office:value="297.385714286" calcext:value-type="float">
            <text:p>297.385714286</text:p>
          </table:table-cell>
          <table:table-cell office:value-type="float" office:value="299.007142857" calcext:value-type="float">
            <text:p>299.007142857</text:p>
          </table:table-cell>
          <table:table-cell office:value-type="float" office:value="293.931428571" calcext:value-type="float">
            <text:p>293.931428571</text:p>
          </table:table-cell>
          <table:table-cell office:value-type="float" office:value="13.04" calcext:value-type="float">
            <text:p>13.04</text:p>
          </table:table-cell>
          <table:table-cell office:value-type="float" office:value="83.3871428571" calcext:value-type="float">
            <text:p>83.3871428571</text:p>
          </table:table-cell>
          <table:table-cell office:value-type="float" office:value="18.78" calcext:value-type="float">
            <text:p>18.78</text:p>
          </table:table-cell>
          <table:table-cell office:value-type="float" office:value="15.4157142857" calcext:value-type="float">
            <text:p>15.4157142857</text:p>
          </table:table-cell>
          <table:table-cell office:value-type="float" office:value="10.8714285714" calcext:value-type="float">
            <text:p>10.8714285714</text:p>
          </table:table-cell>
          <table:table-cell office:value-type="float" office:value="26.75" calcext:value-type="float">
            <text:p>26.75</text:p>
          </table:table-cell>
          <table:table-cell office:value-type="float" office:value="10.375" calcext:value-type="float">
            <text:p>10.37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0.3075571" calcext:value-type="float">
            <text:p>0.3075571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642429" calcext:value-type="float">
            <text:p>0.3642429</text:p>
          </table:table-cell>
          <table:table-cell office:value-type="float" office:value="0.3648429" calcext:value-type="float">
            <text:p>0.3648429</text:p>
          </table:table-cell>
          <table:table-cell office:value-type="float" office:value="296.058571429" calcext:value-type="float">
            <text:p>296.058571429</text:p>
          </table:table-cell>
          <table:table-cell office:value-type="float" office:value="296.75" calcext:value-type="float">
            <text:p>296.75</text:p>
          </table:table-cell>
          <table:table-cell office:value-type="float" office:value="294.941428571" calcext:value-type="float">
            <text:p>294.941428571</text:p>
          </table:table-cell>
          <table:table-cell office:value-type="float" office:value="39.52" calcext:value-type="float">
            <text:p>39.52</text:p>
          </table:table-cell>
          <table:table-cell office:value-type="float" office:value="94.2471428571" calcext:value-type="float">
            <text:p>94.2471428571</text:p>
          </table:table-cell>
          <table:table-cell office:value-type="float" office:value="26.29" calcext:value-type="float">
            <text:p>26.29</text:p>
          </table:table-cell>
          <table:table-cell office:value-type="float" office:value="16.3914285714" calcext:value-type="float">
            <text:p>16.3914285714</text:p>
          </table:table-cell>
          <table:table-cell office:value-type="float" office:value="7.7285714286" calcext:value-type="float">
            <text:p>7.7285714286</text:p>
          </table:table-cell>
          <table:table-cell office:value-type="float" office:value="26.5333333333" calcext:value-type="float">
            <text:p>26.5333333333</text:p>
          </table:table-cell>
          <table:table-cell office:value-type="float" office:value="7.8333333333" calcext:value-type="float">
            <text:p>7.833333333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3589714" calcext:value-type="float">
            <text:p>0.3589714</text:p>
          </table:table-cell>
          <table:table-cell office:value-type="float" office:value="0.4017571" calcext:value-type="float">
            <text:p>0.4017571</text:p>
          </table:table-cell>
          <table:table-cell office:value-type="float" office:value="0.2960857" calcext:value-type="float">
            <text:p>0.2960857</text:p>
          </table:table-cell>
          <table:table-cell office:value-type="float" office:value="0.4225" calcext:value-type="float">
            <text:p>0.4225</text:p>
          </table:table-cell>
          <table:table-cell office:value-type="float" office:value="297.64" calcext:value-type="float">
            <text:p>297.64</text:p>
          </table:table-cell>
          <table:table-cell office:value-type="float" office:value="299.078571429" calcext:value-type="float">
            <text:p>299.078571429</text:p>
          </table:table-cell>
          <table:table-cell office:value-type="float" office:value="294.345714286" calcext:value-type="float">
            <text:p>294.345714286</text:p>
          </table:table-cell>
          <table:table-cell office:value-type="float" office:value="11.64" calcext:value-type="float">
            <text:p>11.64</text:p>
          </table:table-cell>
          <table:table-cell office:value-type="float" office:value="84.1557142857" calcext:value-type="float">
            <text:p>84.1557142857</text:p>
          </table:table-cell>
          <table:table-cell office:value-type="float" office:value="27.91" calcext:value-type="float">
            <text:p>27.91</text:p>
          </table:table-cell>
          <table:table-cell office:value-type="float" office:value="15.8457142857" calcext:value-type="float">
            <text:p>15.8457142857</text:p>
          </table:table-cell>
          <table:table-cell office:value-type="float" office:value="12.3571428571" calcext:value-type="float">
            <text:p>12.3571428571</text:p>
          </table:table-cell>
          <table:table-cell office:value-type="float" office:value="27.35" calcext:value-type="float">
            <text:p>27.35</text:p>
          </table:table-cell>
          <table:table-cell office:value-type="float" office:value="10.1" calcext:value-type="float">
            <text:p>10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0.4172286" calcext:value-type="float">
            <text:p>0.4172286</text:p>
          </table:table-cell>
          <table:table-cell office:value-type="float" office:value="0.3699286" calcext:value-type="float">
            <text:p>0.3699286</text:p>
          </table:table-cell>
          <table:table-cell office:value-type="float" office:value="0.3669714" calcext:value-type="float">
            <text:p>0.3669714</text:p>
          </table:table-cell>
          <table:table-cell office:value-type="float" office:value="0.4898714" calcext:value-type="float">
            <text:p>0.4898714</text:p>
          </table:table-cell>
          <table:table-cell office:value-type="float" office:value="296.724285714" calcext:value-type="float">
            <text:p>296.724285714</text:p>
          </table:table-cell>
          <table:table-cell office:value-type="float" office:value="297.935714286" calcext:value-type="float">
            <text:p>297.935714286</text:p>
          </table:table-cell>
          <table:table-cell office:value-type="float" office:value="293" calcext:value-type="float">
            <text:p>293</text:p>
          </table:table-cell>
          <table:table-cell office:value-type="float" office:value="25.5" calcext:value-type="float">
            <text:p>25.5</text:p>
          </table:table-cell>
          <table:table-cell office:value-type="float" office:value="82.5714285714" calcext:value-type="float">
            <text:p>82.5714285714</text:p>
          </table:table-cell>
          <table:table-cell office:value-type="float" office:value="70.88" calcext:value-type="float">
            <text:p>70.88</text:p>
          </table:table-cell>
          <table:table-cell office:value-type="float" office:value="14.7185714286" calcext:value-type="float">
            <text:p>14.7185714286</text:p>
          </table:table-cell>
          <table:table-cell office:value-type="float" office:value="11.5" calcext:value-type="float">
            <text:p>11.5</text:p>
          </table:table-cell>
          <table:table-cell office:value-type="float" office:value="24.25" calcext:value-type="float">
            <text:p>24.25</text:p>
          </table:table-cell>
          <table:table-cell office:value-type="float" office:value="9.75" calcext:value-type="float">
            <text:p>9.75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0.2782429" calcext:value-type="float">
            <text:p>0.2782429</text:p>
          </table:table-cell>
          <table:table-cell office:value-type="float" office:value="0.2361286" calcext:value-type="float">
            <text:p>0.2361286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2669571" calcext:value-type="float">
            <text:p>0.2669571</text:p>
          </table:table-cell>
          <table:table-cell office:value-type="float" office:value="297.82" calcext:value-type="float">
            <text:p>297.82</text:p>
          </table:table-cell>
          <table:table-cell office:value-type="float" office:value="299.342857143" calcext:value-type="float">
            <text:p>299.342857143</text:p>
          </table:table-cell>
          <table:table-cell office:value-type="float" office:value="292.708571429" calcext:value-type="float">
            <text:p>292.708571429</text:p>
          </table:table-cell>
          <table:table-cell office:value-type="float" office:value="6.08" calcext:value-type="float">
            <text:p>6.08</text:p>
          </table:table-cell>
          <table:table-cell office:value-type="float" office:value="76.6185714286" calcext:value-type="float">
            <text:p>76.6185714286</text:p>
          </table:table-cell>
          <table:table-cell office:value-type="float" office:value="35.77" calcext:value-type="float">
            <text:p>35.77</text:p>
          </table:table-cell>
          <table:table-cell office:value-type="float" office:value="14.3371428571" calcext:value-type="float">
            <text:p>14.3371428571</text:p>
          </table:table-cell>
          <table:table-cell office:value-type="float" office:value="12.7714285714" calcext:value-type="float">
            <text:p>12.7714285714</text:p>
          </table:table-cell>
          <table:table-cell office:value-type="float" office:value="26.475" calcext:value-type="float">
            <text:p>26.475</text:p>
          </table:table-cell>
          <table:table-cell office:value-type="float" office:value="12" calcext:value-type="float">
            <text:p>12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0.2666667" calcext:value-type="float">
            <text:p>0.2666667</text:p>
          </table:table-cell>
          <table:table-cell office:value-type="float" office:value="0.2719333" calcext:value-type="float">
            <text:p>0.2719333</text:p>
          </table:table-cell>
          <table:table-cell office:value-type="float" office:value="0.2438857" calcext:value-type="float">
            <text:p>0.2438857</text:p>
          </table:table-cell>
          <table:table-cell office:value-type="float" office:value="0.1964571" calcext:value-type="float">
            <text:p>0.1964571</text:p>
          </table:table-cell>
          <table:table-cell office:value-type="float" office:value="298.091428571" calcext:value-type="float">
            <text:p>298.091428571</text:p>
          </table:table-cell>
          <table:table-cell office:value-type="float" office:value="298.942857143" calcext:value-type="float">
            <text:p>298.942857143</text:p>
          </table:table-cell>
          <table:table-cell office:value-type="float" office:value="294.072857143" calcext:value-type="float">
            <text:p>294.072857143</text:p>
          </table:table-cell>
          <table:table-cell office:value-type="float" office:value="9.21" calcext:value-type="float">
            <text:p>9.21</text:p>
          </table:table-cell>
          <table:table-cell office:value-type="float" office:value="80.9357142857" calcext:value-type="float">
            <text:p>80.9357142857</text:p>
          </table:table-cell>
          <table:table-cell office:value-type="float" office:value="36.78" calcext:value-type="float">
            <text:p>36.78</text:p>
          </table:table-cell>
          <table:table-cell office:value-type="float" office:value="15.5657142857" calcext:value-type="float">
            <text:p>15.5657142857</text:p>
          </table:table-cell>
          <table:table-cell office:value-type="float" office:value="9.7142857143" calcext:value-type="float">
            <text:p>9.7142857143</text:p>
          </table:table-cell>
          <table:table-cell office:value-type="float" office:value="26.9" calcext:value-type="float">
            <text:p>26.9</text:p>
          </table:table-cell>
          <table:table-cell office:value-type="float" office:value="11" calcext:value-type="float">
            <text:p>1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.3393714" calcext:value-type="float">
            <text:p>0.3393714</text:p>
          </table:table-cell>
          <table:table-cell office:value-type="float" office:value="0.3569714" calcext:value-type="float">
            <text:p>0.3569714</text:p>
          </table:table-cell>
          <table:table-cell office:value-type="float" office:value="0.3291286" calcext:value-type="float">
            <text:p>0.3291286</text:p>
          </table:table-cell>
          <table:table-cell office:value-type="float" office:value="0.3687143" calcext:value-type="float">
            <text:p>0.3687143</text:p>
          </table:table-cell>
          <table:table-cell office:value-type="float" office:value="298.785714286" calcext:value-type="float">
            <text:p>298.785714286</text:p>
          </table:table-cell>
          <table:table-cell office:value-type="float" office:value="300.671428571" calcext:value-type="float">
            <text:p>300.671428571</text:p>
          </table:table-cell>
          <table:table-cell office:value-type="float" office:value="294.195714286" calcext:value-type="float">
            <text:p>294.195714286</text:p>
          </table:table-cell>
          <table:table-cell office:value-type="float" office:value="12.4" calcext:value-type="float">
            <text:p>12.4</text:p>
          </table:table-cell>
          <table:table-cell office:value-type="float" office:value="79.3342857143" calcext:value-type="float">
            <text:p>79.3342857143</text:p>
          </table:table-cell>
          <table:table-cell office:value-type="float" office:value="9.06" calcext:value-type="float">
            <text:p>9.06</text:p>
          </table:table-cell>
          <table:table-cell office:value-type="float" office:value="15.7571428571" calcext:value-type="float">
            <text:p>15.7571428571</text:p>
          </table:table-cell>
          <table:table-cell office:value-type="float" office:value="11.5714285714" calcext:value-type="float">
            <text:p>11.5714285714</text:p>
          </table:table-cell>
          <table:table-cell office:value-type="float" office:value="27.125" calcext:value-type="float">
            <text:p>27.125</text:p>
          </table:table-cell>
          <table:table-cell office:value-type="float" office:value="10.825" calcext:value-type="float">
            <text:p>10.82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2787857" calcext:value-type="float">
            <text:p>0.2787857</text:p>
          </table:table-cell>
          <table:table-cell office:value-type="float" office:value="0.2463571" calcext:value-type="float">
            <text:p>0.2463571</text:p>
          </table:table-cell>
          <table:table-cell office:value-type="float" office:value="0.2349857" calcext:value-type="float">
            <text:p>0.2349857</text:p>
          </table:table-cell>
          <table:table-cell office:value-type="float" office:value="0.3737429" calcext:value-type="float">
            <text:p>0.3737429</text:p>
          </table:table-cell>
          <table:table-cell office:value-type="float" office:value="300.667142857" calcext:value-type="float">
            <text:p>300.667142857</text:p>
          </table:table-cell>
          <table:table-cell office:value-type="float" office:value="301.592857143" calcext:value-type="float">
            <text:p>301.592857143</text:p>
          </table:table-cell>
          <table:table-cell office:value-type="float" office:value="293.124285714" calcext:value-type="float">
            <text:p>293.124285714</text:p>
          </table:table-cell>
          <table:table-cell office:value-type="float" office:value="12.8" calcext:value-type="float">
            <text:p>12.8</text:p>
          </table:table-cell>
          <table:table-cell office:value-type="float" office:value="67.7571428571" calcext:value-type="float">
            <text:p>67.7571428571</text:p>
          </table:table-cell>
          <table:table-cell office:value-type="float" office:value="30.26" calcext:value-type="float">
            <text:p>30.26</text:p>
          </table:table-cell>
          <table:table-cell office:value-type="float" office:value="14.7942857143" calcext:value-type="float">
            <text:p>14.7942857143</text:p>
          </table:table-cell>
          <table:table-cell office:value-type="float" office:value="13.3857142857" calcext:value-type="float">
            <text:p>13.3857142857</text:p>
          </table:table-cell>
          <table:table-cell office:value-type="float" office:value="27.05" calcext:value-type="float">
            <text:p>27.05</text:p>
          </table:table-cell>
          <table:table-cell office:value-type="float" office:value="12.175" calcext:value-type="float">
            <text:p>12.175</text:p>
          </table:table-cell>
          <table:table-cell table:formula="of:=AVERAGE([.O188:.O190];[.O192:.O194])" office:value-type="float" office:value="55.5333333333333" calcext:value-type="float">
            <text:p>55.5333333333</text:p>
          </table:table-cell>
        </table:table-row>
        <table:table-row table:style-name="ro1">
          <table:table-cell office:value-type="float" office:value="0.27955" calcext:value-type="float">
            <text:p>0.27955</text:p>
          </table:table-cell>
          <table:table-cell office:value-type="float" office:value="0.2826857" calcext:value-type="float">
            <text:p>0.2826857</text:p>
          </table:table-cell>
          <table:table-cell office:value-type="float" office:value="0.3277143" calcext:value-type="float">
            <text:p>0.3277143</text:p>
          </table:table-cell>
          <table:table-cell office:value-type="float" office:value="0.3280571" calcext:value-type="float">
            <text:p>0.3280571</text:p>
          </table:table-cell>
          <table:table-cell office:value-type="float" office:value="297.098571429" calcext:value-type="float">
            <text:p>297.098571429</text:p>
          </table:table-cell>
          <table:table-cell office:value-type="float" office:value="298.357142857" calcext:value-type="float">
            <text:p>298.357142857</text:p>
          </table:table-cell>
          <table:table-cell office:value-type="float" office:value="295.682857143" calcext:value-type="float">
            <text:p>295.682857143</text:p>
          </table:table-cell>
          <table:table-cell office:value-type="float" office:value="56.85" calcext:value-type="float">
            <text:p>56.85</text:p>
          </table:table-cell>
          <table:table-cell office:value-type="float" office:value="92.6571428571" calcext:value-type="float">
            <text:p>92.6571428571</text:p>
          </table:table-cell>
          <table:table-cell office:value-type="float" office:value="76.28" calcext:value-type="float">
            <text:p>76.28</text:p>
          </table:table-cell>
          <table:table-cell office:value-type="float" office:value="17.1828571429" calcext:value-type="float">
            <text:p>17.1828571429</text:p>
          </table:table-cell>
          <table:table-cell office:value-type="float" office:value="7.8857142857" calcext:value-type="float">
            <text:p>7.8857142857</text:p>
          </table:table-cell>
          <table:table-cell office:value-type="float" office:value="26.3" calcext:value-type="float">
            <text:p>26.3</text:p>
          </table:table-cell>
          <table:table-cell office:value-type="float" office:value="7.9" calcext:value-type="float">
            <text:p>7.9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0.2888167" calcext:value-type="float">
            <text:p>0.2888167</text:p>
          </table:table-cell>
          <table:table-cell office:value-type="float" office:value="0.2889571" calcext:value-type="float">
            <text:p>0.2889571</text:p>
          </table:table-cell>
          <table:table-cell office:value-type="float" office:value="0.2660714" calcext:value-type="float">
            <text:p>0.2660714</text:p>
          </table:table-cell>
          <table:table-cell office:value-type="float" office:value="0.3393" calcext:value-type="float">
            <text:p>0.3393</text:p>
          </table:table-cell>
          <table:table-cell office:value-type="float" office:value="298.56" calcext:value-type="float">
            <text:p>298.56</text:p>
          </table:table-cell>
          <table:table-cell office:value-type="float" office:value="300.121428571" calcext:value-type="float">
            <text:p>300.121428571</text:p>
          </table:table-cell>
          <table:table-cell office:value-type="float" office:value="295.162857143" calcext:value-type="float">
            <text:p>295.162857143</text:p>
          </table:table-cell>
          <table:table-cell office:value-type="float" office:value="26.2" calcext:value-type="float">
            <text:p>26.2</text:p>
          </table:table-cell>
          <table:table-cell office:value-type="float" office:value="84.4128571429" calcext:value-type="float">
            <text:p>84.4128571429</text:p>
          </table:table-cell>
          <table:table-cell office:value-type="float" office:value="49.85" calcext:value-type="float">
            <text:p>49.85</text:p>
          </table:table-cell>
          <table:table-cell office:value-type="float" office:value="16.65" calcext:value-type="float">
            <text:p>16.65</text:p>
          </table:table-cell>
          <table:table-cell office:value-type="float" office:value="12.1571428571" calcext:value-type="float">
            <text:p>12.1571428571</text:p>
          </table:table-cell>
          <table:table-cell office:value-type="float" office:value="26.9" calcext:value-type="float">
            <text:p>26.9</text:p>
          </table:table-cell>
          <table:table-cell office:value-type="float" office:value="10.625" calcext:value-type="float">
            <text:p>10.625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1">
          <table:table-cell office:value-type="float" office:value="0.3156571" calcext:value-type="float">
            <text:p>0.3156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326429" calcext:value-type="float">
            <text:p>0.3326429</text:p>
          </table:table-cell>
          <table:table-cell office:value-type="float" office:value="0.4172" calcext:value-type="float">
            <text:p>0.4172</text:p>
          </table:table-cell>
          <table:table-cell office:value-type="float" office:value="298.508571429" calcext:value-type="float">
            <text:p>298.508571429</text:p>
          </table:table-cell>
          <table:table-cell office:value-type="float" office:value="300.714285714" calcext:value-type="float">
            <text:p>300.714285714</text:p>
          </table:table-cell>
          <table:table-cell office:value-type="float" office:value="295.834285714" calcext:value-type="float">
            <text:p>295.834285714</text:p>
          </table:table-cell>
          <table:table-cell office:value-type="float" office:value="34.27" calcext:value-type="float">
            <text:p>34.27</text:p>
          </table:table-cell>
          <table:table-cell office:value-type="float" office:value="86.7071428571" calcext:value-type="float">
            <text:p>86.7071428571</text:p>
          </table:table-cell>
          <table:table-cell office:value-type="float" office:value="58.22" calcext:value-type="float">
            <text:p>58.22</text:p>
          </table:table-cell>
          <table:table-cell office:value-type="float" office:value="17.3671428571" calcext:value-type="float">
            <text:p>17.3671428571</text:p>
          </table:table-cell>
          <table:table-cell office:value-type="float" office:value="12.4" calcext:value-type="float">
            <text:p>12.4</text:p>
          </table:table-cell>
          <table:table-cell office:value-type="float" office:value="27.2" calcext:value-type="float">
            <text:p>27.2</text:p>
          </table:table-cell>
          <table:table-cell office:value-type="float" office:value="10.8333333333" calcext:value-type="float">
            <text:p>10.8333333333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0.2309" calcext:value-type="float">
            <text:p>0.2309</text:p>
          </table:table-cell>
          <table:table-cell office:value-type="float" office:value="0.2363429" calcext:value-type="float">
            <text:p>0.2363429</text:p>
          </table:table-cell>
          <table:table-cell office:value-type="float" office:value="0.2308857" calcext:value-type="float">
            <text:p>0.2308857</text:p>
          </table:table-cell>
          <table:table-cell office:value-type="float" office:value="0.3128" calcext:value-type="float">
            <text:p>0.3128</text:p>
          </table:table-cell>
          <table:table-cell office:value-type="float" office:value="299.698571429" calcext:value-type="float">
            <text:p>299.698571429</text:p>
          </table:table-cell>
          <table:table-cell office:value-type="float" office:value="301.428571429" calcext:value-type="float">
            <text:p>301.428571429</text:p>
          </table:table-cell>
          <table:table-cell office:value-type="float" office:value="295.3" calcext:value-type="float">
            <text:p>295.3</text:p>
          </table:table-cell>
          <table:table-cell office:value-type="float" office:value="10.3" calcext:value-type="float">
            <text:p>10.3</text:p>
          </table:table-cell>
          <table:table-cell office:value-type="float" office:value="78.5642857143" calcext:value-type="float">
            <text:p>78.5642857143</text:p>
          </table:table-cell>
          <table:table-cell office:value-type="float" office:value="59.79" calcext:value-type="float">
            <text:p>59.79</text:p>
          </table:table-cell>
          <table:table-cell office:value-type="float" office:value="16.8042857143" calcext:value-type="float">
            <text:p>16.8042857143</text:p>
          </table:table-cell>
          <table:table-cell office:value-type="float" office:value="13.8" calcext:value-type="float">
            <text:p>13.8</text:p>
          </table:table-cell>
          <table:table-cell office:value-type="float" office:value="27.8333333333" calcext:value-type="float">
            <text:p>27.8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199714" calcext:value-type="float">
            <text:p>0.3199714</text:p>
          </table:table-cell>
          <table:table-cell office:value-type="float" office:value="0.2544167" calcext:value-type="float">
            <text:p>0.254416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934714" calcext:value-type="float">
            <text:p>0.2934714</text:p>
          </table:table-cell>
          <table:table-cell office:value-type="float" office:value="298.281428571" calcext:value-type="float">
            <text:p>298.281428571</text:p>
          </table:table-cell>
          <table:table-cell office:value-type="float" office:value="299.821428571" calcext:value-type="float">
            <text:p>299.821428571</text:p>
          </table:table-cell>
          <table:table-cell office:value-type="float" office:value="296.287142857" calcext:value-type="float">
            <text:p>296.287142857</text:p>
          </table:table-cell>
          <table:table-cell office:value-type="float" office:value="73.33" calcext:value-type="float">
            <text:p>73.33</text:p>
          </table:table-cell>
          <table:table-cell office:value-type="float" office:value="89.8442857143" calcext:value-type="float">
            <text:p>89.8442857143</text:p>
          </table:table-cell>
          <table:table-cell office:value-type="float" office:value="37.28" calcext:value-type="float">
            <text:p>37.28</text:p>
          </table:table-cell>
          <table:table-cell office:value-type="float" office:value="17.84" calcext:value-type="float">
            <text:p>17.84</text:p>
          </table:table-cell>
          <table:table-cell office:value-type="float" office:value="9.1" calcext:value-type="float">
            <text:p>9.1</text:p>
          </table:table-cell>
          <table:table-cell office:value-type="float" office:value="28.4" calcext:value-type="float">
            <text:p>28.4</text:p>
          </table:table-cell>
          <table:table-cell office:value-type="float" office:value="12.65" calcext:value-type="float">
            <text:p>12.65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0.3851857" calcext:value-type="float">
            <text:p>0.3851857</text:p>
          </table:table-cell>
          <table:table-cell office:value-type="float" office:value="0.4050714" calcext:value-type="float">
            <text:p>0.4050714</text:p>
          </table:table-cell>
          <table:table-cell office:value-type="float" office:value="0.3106286" calcext:value-type="float">
            <text:p>0.3106286</text:p>
          </table:table-cell>
          <table:table-cell office:value-type="float" office:value="0.4381286" calcext:value-type="float">
            <text:p>0.4381286</text:p>
          </table:table-cell>
          <table:table-cell office:value-type="float" office:value="299.575714286" calcext:value-type="float">
            <text:p>299.575714286</text:p>
          </table:table-cell>
          <table:table-cell office:value-type="float" office:value="301.385714286" calcext:value-type="float">
            <text:p>301.385714286</text:p>
          </table:table-cell>
          <table:table-cell office:value-type="float" office:value="295.447142857" calcext:value-type="float">
            <text:p>295.447142857</text:p>
          </table:table-cell>
          <table:table-cell office:value-type="float" office:value="38.28" calcext:value-type="float">
            <text:p>38.28</text:p>
          </table:table-cell>
          <table:table-cell office:value-type="float" office:value="80.45" calcext:value-type="float">
            <text:p>80.45</text:p>
          </table:table-cell>
          <table:table-cell office:value-type="float" office:value="39.09" calcext:value-type="float">
            <text:p>39.09</text:p>
          </table:table-cell>
          <table:table-cell office:value-type="float" office:value="17.01" calcext:value-type="float">
            <text:p>17.01</text:p>
          </table:table-cell>
          <table:table-cell office:value-type="float" office:value="11.6" calcext:value-type="float">
            <text:p>11.6</text:p>
          </table:table-cell>
          <table:table-cell office:value-type="float" office:value="28.4" calcext:value-type="float">
            <text:p>28.4</text:p>
          </table:table-cell>
          <table:table-cell office:value-type="float" office:value="10.6" calcext:value-type="float">
            <text:p>10.6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float" office:value="0.2251286" calcext:value-type="float">
            <text:p>0.2251286</text:p>
          </table:table-cell>
          <table:table-cell office:value-type="float" office:value="0.1505143" calcext:value-type="float">
            <text:p>0.1505143</text:p>
          </table:table-cell>
          <table:table-cell office:value-type="float" office:value="0.1959857" calcext:value-type="float">
            <text:p>0.1959857</text:p>
          </table:table-cell>
          <table:table-cell office:value-type="float" office:value="0.2383857" calcext:value-type="float">
            <text:p>0.2383857</text:p>
          </table:table-cell>
          <table:table-cell office:value-type="float" office:value="299.444285714" calcext:value-type="float">
            <text:p>299.444285714</text:p>
          </table:table-cell>
          <table:table-cell office:value-type="float" office:value="300.828571429" calcext:value-type="float">
            <text:p>300.828571429</text:p>
          </table:table-cell>
          <table:table-cell office:value-type="float" office:value="296.587142857" calcext:value-type="float">
            <text:p>296.587142857</text:p>
          </table:table-cell>
          <table:table-cell office:value-type="float" office:value="86.4" calcext:value-type="float">
            <text:p>86.4</text:p>
          </table:table-cell>
          <table:table-cell office:value-type="float" office:value="86.7057142857" calcext:value-type="float">
            <text:p>86.7057142857</text:p>
          </table:table-cell>
          <table:table-cell office:value-type="float" office:value="74.52" calcext:value-type="float">
            <text:p>74.52</text:p>
          </table:table-cell>
          <table:table-cell office:value-type="float" office:value="18.2657142857" calcext:value-type="float">
            <text:p>18.2657142857</text:p>
          </table:table-cell>
          <table:table-cell office:value-type="float" office:value="9.8285714286" calcext:value-type="float">
            <text:p>9.8285714286</text:p>
          </table:table-cell>
          <table:table-cell office:value-type="float" office:value="29" calcext:value-type="float">
            <text:p>29</text:p>
          </table:table-cell>
          <table:table-cell office:value-type="float" office:value="12.3" calcext:value-type="float">
            <text:p>12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0.4034714" calcext:value-type="float">
            <text:p>0.4034714</text:p>
          </table:table-cell>
          <table:table-cell office:value-type="float" office:value="0.3202286" calcext:value-type="float">
            <text:p>0.3202286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229" calcext:value-type="float">
            <text:p>0.4229</text:p>
          </table:table-cell>
          <table:table-cell office:value-type="float" office:value="296.971428571" calcext:value-type="float">
            <text:p>296.971428571</text:p>
          </table:table-cell>
          <table:table-cell office:value-type="float" office:value="298.192857143" calcext:value-type="float">
            <text:p>298.192857143</text:p>
          </table:table-cell>
          <table:table-cell office:value-type="float" office:value="295.96" calcext:value-type="float">
            <text:p>295.96</text:p>
          </table:table-cell>
          <table:table-cell office:value-type="float" office:value="67.93" calcext:value-type="float">
            <text:p>67.93</text:p>
          </table:table-cell>
          <table:table-cell office:value-type="float" office:value="94.7814285714" calcext:value-type="float">
            <text:p>94.7814285714</text:p>
          </table:table-cell>
          <table:table-cell office:value-type="float" office:value="106.73" calcext:value-type="float">
            <text:p>106.73</text:p>
          </table:table-cell>
          <table:table-cell office:value-type="float" office:value="17.5428571429" calcext:value-type="float">
            <text:p>17.5428571429</text:p>
          </table:table-cell>
          <table:table-cell office:value-type="float" office:value="7.7571428571" calcext:value-type="float">
            <text:p>7.7571428571</text:p>
          </table:table-cell>
          <table:table-cell office:value-type="float" office:value="26.9" calcext:value-type="float">
            <text:p>26.9</text:p>
          </table:table-cell>
          <table:table-cell office:value-type="float" office:value="9.3666666667" calcext:value-type="float">
            <text:p>9.3666666667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0.2657429" calcext:value-type="float">
            <text:p>0.2657429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2923143" calcext:value-type="float">
            <text:p>0.2923143</text:p>
          </table:table-cell>
          <table:table-cell office:value-type="float" office:value="0.2469143" calcext:value-type="float">
            <text:p>0.2469143</text:p>
          </table:table-cell>
          <table:table-cell office:value-type="float" office:value="297.83" calcext:value-type="float">
            <text:p>297.83</text:p>
          </table:table-cell>
          <table:table-cell office:value-type="float" office:value="299.664285714" calcext:value-type="float">
            <text:p>299.664285714</text:p>
          </table:table-cell>
          <table:table-cell office:value-type="float" office:value="296.978571429" calcext:value-type="float">
            <text:p>296.978571429</text:p>
          </table:table-cell>
          <table:table-cell office:value-type="float" office:value="67.47" calcext:value-type="float">
            <text:p>67.47</text:p>
          </table:table-cell>
          <table:table-cell office:value-type="float" office:value="95.5928571429" calcext:value-type="float">
            <text:p>95.5928571429</text:p>
          </table:table-cell>
          <table:table-cell office:value-type="float" office:value="51.28" calcext:value-type="float">
            <text:p>51.28</text:p>
          </table:table-cell>
          <table:table-cell office:value-type="float" office:value="18.6728571429" calcext:value-type="float">
            <text:p>18.6728571429</text:p>
          </table:table-cell>
          <table:table-cell office:value-type="float" office:value="9.3571428571" calcext:value-type="float">
            <text:p>9.3571428571</text:p>
          </table:table-cell>
          <table:table-cell office:value-type="float" office:value="27" calcext:value-type="float">
            <text:p>27</text:p>
          </table:table-cell>
          <table:table-cell office:value-type="float" office:value="9.3666666667" calcext:value-type="float">
            <text:p>9.3666666667</text:p>
          </table:table-cell>
          <table:table-cell table:formula="of:=AVERAGE([.O197:.O199];[.O201:.O203])" office:value-type="float" office:value="73.65" calcext:value-type="float">
            <text:p>73.65</text:p>
          </table:table-cell>
        </table:table-row>
        <table:table-row table:style-name="ro1">
          <table:table-cell office:value-type="float" office:value="0.3334571" calcext:value-type="float">
            <text:p>0.3334571</text:p>
          </table:table-cell>
          <table:table-cell office:value-type="float" office:value="0.3242571" calcext:value-type="float">
            <text:p>0.3242571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3311286" calcext:value-type="float">
            <text:p>0.3311286</text:p>
          </table:table-cell>
          <table:table-cell office:value-type="float" office:value="299.478571429" calcext:value-type="float">
            <text:p>299.478571429</text:p>
          </table:table-cell>
          <table:table-cell office:value-type="float" office:value="300.557142857" calcext:value-type="float">
            <text:p>300.557142857</text:p>
          </table:table-cell>
          <table:table-cell office:value-type="float" office:value="296.248571429" calcext:value-type="float">
            <text:p>296.248571429</text:p>
          </table:table-cell>
          <table:table-cell office:value-type="float" office:value="50.6" calcext:value-type="float">
            <text:p>50.6</text:p>
          </table:table-cell>
          <table:table-cell office:value-type="float" office:value="84.85" calcext:value-type="float">
            <text:p>84.85</text:p>
          </table:table-cell>
          <table:table-cell office:value-type="float" office:value="69.88" calcext:value-type="float">
            <text:p>69.88</text:p>
          </table:table-cell>
          <table:table-cell office:value-type="float" office:value="17.9785714286" calcext:value-type="float">
            <text:p>17.9785714286</text:p>
          </table:table-cell>
          <table:table-cell office:value-type="float" office:value="9.4857142857" calcext:value-type="float">
            <text:p>9.4857142857</text:p>
          </table:table-cell>
          <table:table-cell office:value-type="float" office:value="28.7" calcext:value-type="float">
            <text:p>28.7</text:p>
          </table:table-cell>
          <table:table-cell office:value-type="float" office:value="11.4333333333" calcext:value-type="float">
            <text:p>11.433333333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1784286" calcext:value-type="float">
            <text:p>0.1784286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.2167714" calcext:value-type="float">
            <text:p>0.2167714</text:p>
          </table:table-cell>
          <table:table-cell office:value-type="float" office:value="0.1853" calcext:value-type="float">
            <text:p>0.1853</text:p>
          </table:table-cell>
          <table:table-cell office:value-type="float" office:value="298.134285714" calcext:value-type="float">
            <text:p>298.134285714</text:p>
          </table:table-cell>
          <table:table-cell office:value-type="float" office:value="299.742857143" calcext:value-type="float">
            <text:p>299.742857143</text:p>
          </table:table-cell>
          <table:table-cell office:value-type="float" office:value="296.83" calcext:value-type="float">
            <text:p>296.83</text:p>
          </table:table-cell>
          <table:table-cell office:value-type="float" office:value="103.3" calcext:value-type="float">
            <text:p>103.3</text:p>
          </table:table-cell>
          <table:table-cell office:value-type="float" office:value="93.5542857143" calcext:value-type="float">
            <text:p>93.5542857143</text:p>
          </table:table-cell>
          <table:table-cell office:value-type="float" office:value="109.5" calcext:value-type="float">
            <text:p>109.5</text:p>
          </table:table-cell>
          <table:table-cell office:value-type="float" office:value="18.5485714286" calcext:value-type="float">
            <text:p>18.5485714286</text:p>
          </table:table-cell>
          <table:table-cell office:value-type="float" office:value="8.6857142857" calcext:value-type="float">
            <text:p>8.6857142857</text:p>
          </table:table-cell>
          <table:table-cell office:value-type="float" office:value="27.675" calcext:value-type="float">
            <text:p>27.675</text:p>
          </table:table-cell>
          <table:table-cell office:value-type="float" office:value="10.85" calcext:value-type="float">
            <text:p>10.85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0.2284714" calcext:value-type="float">
            <text:p>0.2284714</text:p>
          </table:table-cell>
          <table:table-cell office:value-type="float" office:value="0.1886571" calcext:value-type="float">
            <text:p>0.1886571</text:p>
          </table:table-cell>
          <table:table-cell office:value-type="float" office:value="0.2345571" calcext:value-type="float">
            <text:p>0.2345571</text:p>
          </table:table-cell>
          <table:table-cell office:value-type="float" office:value="0.1996714" calcext:value-type="float">
            <text:p>0.1996714</text:p>
          </table:table-cell>
          <table:table-cell office:value-type="float" office:value="297.681428571" calcext:value-type="float">
            <text:p>297.681428571</text:p>
          </table:table-cell>
          <table:table-cell office:value-type="float" office:value="298.371428571" calcext:value-type="float">
            <text:p>298.371428571</text:p>
          </table:table-cell>
          <table:table-cell office:value-type="float" office:value="296.938571429" calcext:value-type="float">
            <text:p>296.938571429</text:p>
          </table:table-cell>
          <table:table-cell office:value-type="float" office:value="124.2" calcext:value-type="float">
            <text:p>124.2</text:p>
          </table:table-cell>
          <table:table-cell office:value-type="float" office:value="96.2142857143" calcext:value-type="float">
            <text:p>96.2142857143</text:p>
          </table:table-cell>
          <table:table-cell office:value-type="float" office:value="52.27" calcext:value-type="float">
            <text:p>52.27</text:p>
          </table:table-cell>
          <table:table-cell office:value-type="float" office:value="18.6128571429" calcext:value-type="float">
            <text:p>18.6128571429</text:p>
          </table:table-cell>
          <table:table-cell office:value-type="float" office:value="5.7428571429" calcext:value-type="float">
            <text:p>5.7428571429</text:p>
          </table:table-cell>
          <table:table-cell office:value-type="float" office:value="26.62" calcext:value-type="float">
            <text:p>26.62</text:p>
          </table:table-cell>
          <table:table-cell office:value-type="float" office:value="7.86" calcext:value-type="float">
            <text:p>7.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16564" calcext:value-type="float">
            <text:p>0.16564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819143" calcext:value-type="float">
            <text:p>0.181914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99.328571429" calcext:value-type="float">
            <text:p>299.328571429</text:p>
          </table:table-cell>
          <table:table-cell office:value-type="float" office:value="297.217142857" calcext:value-type="float">
            <text:p>297.217142857</text:p>
          </table:table-cell>
          <table:table-cell office:value-type="float" office:value="65.57" calcext:value-type="float">
            <text:p>65.57</text:p>
          </table:table-cell>
          <table:table-cell office:value-type="float" office:value="96.5228571429" calcext:value-type="float">
            <text:p>96.5228571429</text:p>
          </table:table-cell>
          <table:table-cell office:value-type="float" office:value="129.33" calcext:value-type="float">
            <text:p>129.33</text:p>
          </table:table-cell>
          <table:table-cell office:value-type="float" office:value="18.9242857143" calcext:value-type="float">
            <text:p>18.9242857143</text:p>
          </table:table-cell>
          <table:table-cell office:value-type="float" office:value="6.9428571429" calcext:value-type="float">
            <text:p>6.9428571429</text:p>
          </table:table-cell>
          <table:table-cell office:value-type="float" office:value="27.125" calcext:value-type="float">
            <text:p>27.125</text:p>
          </table:table-cell>
          <table:table-cell office:value-type="float" office:value="8.35" calcext:value-type="float">
            <text:p>8.35</text:p>
          </table:table-cell>
          <table:table-cell office:value-type="float" office:value="293.1" calcext:value-type="float">
            <text:p>293.1</text:p>
          </table:table-cell>
        </table:table-row>
        <table:table-row table:style-name="ro1">
          <table:table-cell office:value-type="float" office:value="0.2993714" calcext:value-type="float">
            <text:p>0.2993714</text:p>
          </table:table-cell>
          <table:table-cell office:value-type="float" office:value="0.3367143" calcext:value-type="float">
            <text:p>0.3367143</text:p>
          </table:table-cell>
          <table:table-cell office:value-type="float" office:value="0.2615857" calcext:value-type="float">
            <text:p>0.2615857</text:p>
          </table:table-cell>
          <table:table-cell office:value-type="float" office:value="0.3498429" calcext:value-type="float">
            <text:p>0.3498429</text:p>
          </table:table-cell>
          <table:table-cell office:value-type="float" office:value="298.52" calcext:value-type="float">
            <text:p>298.52</text:p>
          </table:table-cell>
          <table:table-cell office:value-type="float" office:value="299.607142857" calcext:value-type="float">
            <text:p>299.607142857</text:p>
          </table:table-cell>
          <table:table-cell office:value-type="float" office:value="296.904285714" calcext:value-type="float">
            <text:p>296.904285714</text:p>
          </table:table-cell>
          <table:table-cell office:value-type="float" office:value="57.8" calcext:value-type="float">
            <text:p>57.8</text:p>
          </table:table-cell>
          <table:table-cell office:value-type="float" office:value="91.6542857143" calcext:value-type="float">
            <text:p>91.6542857143</text:p>
          </table:table-cell>
          <table:table-cell office:value-type="float" office:value="73.16" calcext:value-type="float">
            <text:p>73.16</text:p>
          </table:table-cell>
          <table:table-cell office:value-type="float" office:value="18.6071428571" calcext:value-type="float">
            <text:p>18.6071428571</text:p>
          </table:table-cell>
          <table:table-cell office:value-type="float" office:value="8.3" calcext:value-type="float">
            <text:p>8.3</text:p>
          </table:table-cell>
          <table:table-cell office:value-type="float" office:value="27.9" calcext:value-type="float">
            <text:p>27.9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138333" calcext:value-type="float">
            <text:p>0.3138333</text:p>
          </table:table-cell>
          <table:table-cell office:value-type="float" office:value="0.2335143" calcext:value-type="float">
            <text:p>0.2335143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937429" calcext:value-type="float">
            <text:p>0.2937429</text:p>
          </table:table-cell>
          <table:table-cell office:value-type="float" office:value="299.048571429" calcext:value-type="float">
            <text:p>299.048571429</text:p>
          </table:table-cell>
          <table:table-cell office:value-type="float" office:value="300.271428571" calcext:value-type="float">
            <text:p>300.271428571</text:p>
          </table:table-cell>
          <table:table-cell office:value-type="float" office:value="296.261428571" calcext:value-type="float">
            <text:p>296.261428571</text:p>
          </table:table-cell>
          <table:table-cell office:value-type="float" office:value="42.68" calcext:value-type="float">
            <text:p>42.68</text:p>
          </table:table-cell>
          <table:table-cell office:value-type="float" office:value="86.7557142857" calcext:value-type="float">
            <text:p>86.7557142857</text:p>
          </table:table-cell>
          <table:table-cell office:value-type="float" office:value="83.39" calcext:value-type="float">
            <text:p>83.39</text:p>
          </table:table-cell>
          <table:table-cell office:value-type="float" office:value="17.91" calcext:value-type="float">
            <text:p>17.91</text:p>
          </table:table-cell>
          <table:table-cell office:value-type="float" office:value="9.9142857143" calcext:value-type="float">
            <text:p>9.9142857143</text:p>
          </table:table-cell>
          <table:table-cell office:value-type="float" office:value="28.85" calcext:value-type="float">
            <text:p>28.85</text:p>
          </table:table-cell>
          <table:table-cell office:value-type="float" office:value="10.25" calcext:value-type="float">
            <text:p>10.2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2698" calcext:value-type="float">
            <text:p>0.2698</text:p>
          </table:table-cell>
          <table:table-cell office:value-type="float" office:value="0.2756857" calcext:value-type="float">
            <text:p>0.2756857</text:p>
          </table:table-cell>
          <table:table-cell office:value-type="float" office:value="0.2755143" calcext:value-type="float">
            <text:p>0.2755143</text:p>
          </table:table-cell>
          <table:table-cell office:value-type="float" office:value="0.2367143" calcext:value-type="float">
            <text:p>0.2367143</text:p>
          </table:table-cell>
          <table:table-cell office:value-type="float" office:value="297.141428571" calcext:value-type="float">
            <text:p>297.141428571</text:p>
          </table:table-cell>
          <table:table-cell office:value-type="float" office:value="298.242857143" calcext:value-type="float">
            <text:p>298.242857143</text:p>
          </table:table-cell>
          <table:table-cell office:value-type="float" office:value="296.397142857" calcext:value-type="float">
            <text:p>296.397142857</text:p>
          </table:table-cell>
          <table:table-cell office:value-type="float" office:value="89.72" calcext:value-type="float">
            <text:p>89.72</text:p>
          </table:table-cell>
          <table:table-cell office:value-type="float" office:value="96.0742857143" calcext:value-type="float">
            <text:p>96.0742857143</text:p>
          </table:table-cell>
          <table:table-cell office:value-type="float" office:value="146.13" calcext:value-type="float">
            <text:p>146.13</text:p>
          </table:table-cell>
          <table:table-cell office:value-type="float" office:value="18.0342857143" calcext:value-type="float">
            <text:p>18.0342857143</text:p>
          </table:table-cell>
          <table:table-cell office:value-type="float" office:value="5.6857142857" calcext:value-type="float">
            <text:p>5.6857142857</text:p>
          </table:table-cell>
          <table:table-cell office:value-type="float" office:value="27.625" calcext:value-type="float">
            <text:p>27.625</text:p>
          </table:table-cell>
          <table:table-cell office:value-type="float" office:value="9" calcext:value-type="float">
            <text:p>9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1947667" calcext:value-type="float">
            <text:p>0.1947667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308222" calcext:value-type="float">
            <text:p>0.2308222</text:p>
          </table:table-cell>
          <table:table-cell office:value-type="float" office:value="297.64" calcext:value-type="float">
            <text:p>297.64</text:p>
          </table:table-cell>
          <table:table-cell office:value-type="float" office:value="298.728571429" calcext:value-type="float">
            <text:p>298.728571429</text:p>
          </table:table-cell>
          <table:table-cell office:value-type="float" office:value="296.368571429" calcext:value-type="float">
            <text:p>296.368571429</text:p>
          </table:table-cell>
          <table:table-cell office:value-type="float" office:value="62.14" calcext:value-type="float">
            <text:p>62.14</text:p>
          </table:table-cell>
          <table:table-cell office:value-type="float" office:value="93.4685714286" calcext:value-type="float">
            <text:p>93.4685714286</text:p>
          </table:table-cell>
          <table:table-cell office:value-type="float" office:value="53.57" calcext:value-type="float">
            <text:p>53.57</text:p>
          </table:table-cell>
          <table:table-cell office:value-type="float" office:value="17.9828571429" calcext:value-type="float">
            <text:p>17.9828571429</text:p>
          </table:table-cell>
          <table:table-cell office:value-type="float" office:value="7.4285714286" calcext:value-type="float">
            <text:p>7.4285714286</text:p>
          </table:table-cell>
          <table:table-cell office:value-type="float" office:value="27.7" calcext:value-type="float">
            <text:p>27.7</text:p>
          </table:table-cell>
          <table:table-cell office:value-type="float" office:value="8.75" calcext:value-type="float">
            <text:p>8.75</text:p>
          </table:table-cell>
          <table:table-cell office:value-type="float" office:value="28.1" calcext:value-type="float">
            <text:p>2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7:39:35.856765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8:46:19.938426253</dc:date>
    <meta:editing-duration>PT1H15M8S</meta:editing-duration>
    <meta:editing-cycles>4</meta:editing-cycles>
    <meta:generator>LibreOffice/5.1.6.2$Linux_X86_64 LibreOffice_project/10m0$Build-2</meta:generator>
    <meta:document-statistic meta:table-count="1" meta:cell-count="3120" meta:object-count="0"/>
  </office:meta>
</office:document-meta>
</file>